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39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4.5575in"/>
    </style:style>
    <style:style style:name="co5" style:family="table-column">
      <style:table-column-properties fo:break-before="auto" style:column-width="1.090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4.4201in"/>
    </style:style>
    <style:style style:name="co8" style:family="table-column">
      <style:table-column-properties fo:break-before="auto" style:column-width="1.29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l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Raw Data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eries Name</text:p>
          </table:table-cell>
          <table:table-cell office:value-type="string" calcext:value-type="string">
            <text:p>1990 [YR1990]</text:p>
          </table:table-cell>
          <table:table-cell office:value-type="string" calcext:value-type="string">
            <text:p>1991 [YR1991]</text:p>
          </table:table-cell>
          <table:table-cell office:value-type="string" calcext:value-type="string">
            <text:p>1992 [YR1992]</text:p>
          </table:table-cell>
          <table:table-cell office:value-type="string" calcext:value-type="string">
            <text:p>1993 [YR1993]</text:p>
          </table:table-cell>
          <table:table-cell office:value-type="string" calcext:value-type="string">
            <text:p>1994 [YR1994]</text:p>
          </table:table-cell>
          <table:table-cell office:value-type="string" calcext:value-type="string">
            <text:p>1995 [YR1995]</text:p>
          </table:table-cell>
          <table:table-cell office:value-type="string" calcext:value-type="string">
            <text:p>1996 [YR1996]</text:p>
          </table:table-cell>
          <table:table-cell office:value-type="string" calcext:value-type="string">
            <text:p>1997 [YR1997]</text:p>
          </table:table-cell>
          <table:table-cell office:value-type="string" calcext:value-type="string">
            <text:p>1998 [YR1998]</text:p>
          </table:table-cell>
          <table:table-cell office:value-type="string" calcext:value-type="string">
            <text:p>1999 [YR1999]</text:p>
          </table:table-cell>
          <table:table-cell office:value-type="string" calcext:value-type="string">
            <text:p>2000 [YR2000]</text:p>
          </table:table-cell>
          <table:table-cell office:value-type="string" calcext:value-type="string">
            <text:p>2001 [YR2001]</text:p>
          </table:table-cell>
          <table:table-cell office:value-type="string" calcext:value-type="string">
            <text:p>2002 [YR2002]</text:p>
          </table:table-cell>
          <table:table-cell office:value-type="string" calcext:value-type="string">
            <text:p>2003 [YR2003]</text:p>
          </table:table-cell>
          <table:table-cell office:value-type="string" calcext:value-type="string">
            <text:p>2004 [YR2004]</text:p>
          </table:table-cell>
          <table:table-cell office:value-type="string" calcext:value-type="string">
            <text:p>2005 [YR2005]</text:p>
          </table:table-cell>
          <table:table-cell office:value-type="string" calcext:value-type="string">
            <text:p>2006 [YR2006]</text:p>
          </table:table-cell>
          <table:table-cell office:value-type="string" calcext:value-type="string">
            <text:p>2007 [YR2007]</text:p>
          </table:table-cell>
          <table:table-cell office:value-type="string" calcext:value-type="string">
            <text:p>2008 [YR2008]</text:p>
          </table:table-cell>
          <table:table-cell office:value-type="string" calcext:value-type="string">
            <text:p>2009 [YR2009]</text:p>
          </table:table-cell>
          <table:table-cell office:value-type="string" calcext:value-type="string">
            <text:p>2010 [YR2010]</text:p>
          </table:table-cell>
          <table:table-cell office:value-type="string" calcext:value-type="string">
            <text:p>2011 [YR2011]</text:p>
          </table:table-cell>
          <table:table-cell office:value-type="string" calcext:value-type="string">
            <text:p>2012 [YR2012]</text:p>
          </table:table-cell>
          <table:table-cell office:value-type="string" calcext:value-type="string">
            <text:p>2013 [YR2013]</text:p>
          </table:table-cell>
          <table:table-cell office:value-type="string" calcext:value-type="string">
            <text:p>2014 [YR2014]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CO2 emissions (kt)</text:p>
          </table:table-cell>
          <table:table-cell office:value-type="float" office:value="20605300.6323958" calcext:value-type="float">
            <text:p>20605300.6323958</text:p>
          </table:table-cell>
          <table:table-cell office:value-type="float" office:value="20796788.3265389" calcext:value-type="float">
            <text:p>20796788.3265389</text:p>
          </table:table-cell>
          <table:table-cell office:value-type="float" office:value="20739112.9935333" calcext:value-type="float">
            <text:p>20739112.9935333</text:p>
          </table:table-cell>
          <table:table-cell office:value-type="float" office:value="20871540.8908302" calcext:value-type="float">
            <text:p>20871540.8908302</text:p>
          </table:table-cell>
          <table:table-cell office:value-type="float" office:value="20981209.8024858" calcext:value-type="float">
            <text:p>20981209.8024858</text:p>
          </table:table-cell>
          <table:table-cell office:value-type="float" office:value="21580191.8366115" calcext:value-type="float">
            <text:p>21580191.8366115</text:p>
          </table:table-cell>
          <table:table-cell office:value-type="float" office:value="22036740.1298645" calcext:value-type="float">
            <text:p>22036740.1298645</text:p>
          </table:table-cell>
          <table:table-cell office:value-type="float" office:value="22391303.837126" calcext:value-type="float">
            <text:p>22391303.837126</text:p>
          </table:table-cell>
          <table:table-cell office:value-type="float" office:value="22507014.7779319" calcext:value-type="float">
            <text:p>22507014.7779319</text:p>
          </table:table-cell>
          <table:table-cell office:value-type="float" office:value="22613084.8299427" calcext:value-type="float">
            <text:p>22613084.8299427</text:p>
          </table:table-cell>
          <table:table-cell office:value-type="float" office:value="23308942.0831275" calcext:value-type="float">
            <text:p>23308942.0831275</text:p>
          </table:table-cell>
          <table:table-cell office:value-type="float" office:value="23704350.3129496" calcext:value-type="float">
            <text:p>23704350.3129496</text:p>
          </table:table-cell>
          <table:table-cell office:value-type="float" office:value="24051493.2729998" calcext:value-type="float">
            <text:p>24051493.2729998</text:p>
          </table:table-cell>
          <table:table-cell office:value-type="float" office:value="25140855.2129049" calcext:value-type="float">
            <text:p>25140855.2129049</text:p>
          </table:table-cell>
          <table:table-cell office:value-type="float" office:value="26316295.1761469" calcext:value-type="float">
            <text:p>26316295.1761469</text:p>
          </table:table-cell>
          <table:table-cell office:value-type="float" office:value="27321900.5939922" calcext:value-type="float">
            <text:p>27321900.5939922</text:p>
          </table:table-cell>
          <table:table-cell office:value-type="float" office:value="28220072.1271108" calcext:value-type="float">
            <text:p>28220072.1271108</text:p>
          </table:table-cell>
          <table:table-cell office:value-type="float" office:value="29308612.8424648" calcext:value-type="float">
            <text:p>29308612.8424648</text:p>
          </table:table-cell>
          <table:table-cell office:value-type="float" office:value="29571287.8488155" calcext:value-type="float">
            <text:p>29571287.8488155</text:p>
          </table:table-cell>
          <table:table-cell office:value-type="float" office:value="29250164.0296443" calcext:value-type="float">
            <text:p>29250164.0296443</text:p>
          </table:table-cell>
          <table:table-cell office:value-type="float" office:value="31027987.1546705" calcext:value-type="float">
            <text:p>31027987.1546705</text:p>
          </table:table-cell>
          <table:table-cell office:value-type="float" office:value="32000096.5373751" calcext:value-type="float">
            <text:p>32000096.5373751</text:p>
          </table:table-cell>
          <table:table-cell office:value-type="float" office:value="32440206.1638455" calcext:value-type="float">
            <text:p>32440206.1638455</text:p>
          </table:table-cell>
          <table:table-cell office:value-type="float" office:value="33049786.2446863" calcext:value-type="float">
            <text:p>33049786.2446863</text:p>
          </table:table-cell>
          <table:table-cell office:value-type="float" office:value="33081127.8524877" calcext:value-type="float">
            <text:p>33081127.8524877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CO2 emissions from gaseous fuel consumption (kt)</text:p>
          </table:table-cell>
          <table:table-cell office:value-type="float" office:value="4227305.29635055" calcext:value-type="float">
            <text:p>4227305.29635055</text:p>
          </table:table-cell>
          <table:table-cell office:value-type="float" office:value="4384284.68218221" calcext:value-type="float">
            <text:p>4384284.68218221</text:p>
          </table:table-cell>
          <table:table-cell office:value-type="float" office:value="4035709.00565525" calcext:value-type="float">
            <text:p>4035709.00565525</text:p>
          </table:table-cell>
          <table:table-cell office:value-type="float" office:value="4142077.12968245" calcext:value-type="float">
            <text:p>4142077.12968245</text:p>
          </table:table-cell>
          <table:table-cell office:value-type="float" office:value="4149536.14229697" calcext:value-type="float">
            <text:p>4149536.14229697</text:p>
          </table:table-cell>
          <table:table-cell office:value-type="float" office:value="4270944.73180311" calcext:value-type="float">
            <text:p>4270944.73180311</text:p>
          </table:table-cell>
          <table:table-cell office:value-type="float" office:value="4439930.11689788" calcext:value-type="float">
            <text:p>4439930.11689788</text:p>
          </table:table-cell>
          <table:table-cell office:value-type="float" office:value="4454172.79881573" calcext:value-type="float">
            <text:p>4454172.79881573</text:p>
          </table:table-cell>
          <table:table-cell office:value-type="float" office:value="4483282.68112937" calcext:value-type="float">
            <text:p>4483282.68112937</text:p>
          </table:table-cell>
          <table:table-cell office:value-type="float" office:value="4695608.6290673" calcext:value-type="float">
            <text:p>4695608.6290673</text:p>
          </table:table-cell>
          <table:table-cell office:value-type="float" office:value="4827174.8222041" calcext:value-type="float">
            <text:p>4827174.8222041</text:p>
          </table:table-cell>
          <table:table-cell office:value-type="float" office:value="4855798.64811201" calcext:value-type="float">
            <text:p>4855798.64811201</text:p>
          </table:table-cell>
          <table:table-cell office:value-type="float" office:value="4990227.14728219" calcext:value-type="float">
            <text:p>4990227.14728219</text:p>
          </table:table-cell>
          <table:table-cell office:value-type="float" office:value="5188889.05188494" calcext:value-type="float">
            <text:p>5188889.05188494</text:p>
          </table:table-cell>
          <table:table-cell office:value-type="float" office:value="5336288.71566172" calcext:value-type="float">
            <text:p>5336288.71566172</text:p>
          </table:table-cell>
          <table:table-cell office:value-type="float" office:value="5496794.56369681" calcext:value-type="float">
            <text:p>5496794.56369681</text:p>
          </table:table-cell>
          <table:table-cell office:value-type="float" office:value="5621251.56638322" calcext:value-type="float">
            <text:p>5621251.56638322</text:p>
          </table:table-cell>
          <table:table-cell office:value-type="float" office:value="5841716.0402263" calcext:value-type="float">
            <text:p>5841716.0402263</text:p>
          </table:table-cell>
          <table:table-cell office:value-type="float" office:value="5997793.07511843" calcext:value-type="float">
            <text:p>5997793.07511843</text:p>
          </table:table-cell>
          <table:table-cell office:value-type="float" office:value="5889266.33915843" calcext:value-type="float">
            <text:p>5889266.33915843</text:p>
          </table:table-cell>
          <table:table-cell office:value-type="float" office:value="6348233.05349198" calcext:value-type="float">
            <text:p>6348233.05349198</text:p>
          </table:table-cell>
          <table:table-cell office:value-type="float" office:value="6480915.63613334" calcext:value-type="float">
            <text:p>6480915.63613334</text:p>
          </table:table-cell>
          <table:table-cell office:value-type="float" office:value="6587834.08303364" calcext:value-type="float">
            <text:p>6587834.08303364</text:p>
          </table:table-cell>
          <table:table-cell office:value-type="float" office:value="6695602.94583961" calcext:value-type="float">
            <text:p>6695602.94583961</text:p>
          </table:table-cell>
          <table:table-cell office:value-type="float" office:value="6757742.72465879" calcext:value-type="float">
            <text:p>6757742.72465879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CO2 emissions from liquid fuel consumption (kt)</text:p>
          </table:table-cell>
          <table:table-cell office:value-type="float" office:value="8534485.03753153" calcext:value-type="float">
            <text:p>8534485.03753153</text:p>
          </table:table-cell>
          <table:table-cell office:value-type="float" office:value="8668807.01939678" calcext:value-type="float">
            <text:p>8668807.01939678</text:p>
          </table:table-cell>
          <table:table-cell office:value-type="float" office:value="8389934.4547132" calcext:value-type="float">
            <text:p>8389934.4547132</text:p>
          </table:table-cell>
          <table:table-cell office:value-type="float" office:value="8476348.04046162" calcext:value-type="float">
            <text:p>8476348.04046162</text:p>
          </table:table-cell>
          <table:table-cell office:value-type="float" office:value="8417638.61865486" calcext:value-type="float">
            <text:p>8417638.61865486</text:p>
          </table:table-cell>
          <table:table-cell office:value-type="float" office:value="8494735.08990683" calcext:value-type="float">
            <text:p>8494735.08990683</text:p>
          </table:table-cell>
          <table:table-cell office:value-type="float" office:value="8708493.71329257" calcext:value-type="float">
            <text:p>8708493.71329257</text:p>
          </table:table-cell>
          <table:table-cell office:value-type="float" office:value="8820762.16069011" calcext:value-type="float">
            <text:p>8820762.16069011</text:p>
          </table:table-cell>
          <table:table-cell office:value-type="float" office:value="8898866.90997764" calcext:value-type="float">
            <text:p>8898866.90997764</text:p>
          </table:table-cell>
          <table:table-cell office:value-type="float" office:value="9044143.58357584" calcext:value-type="float">
            <text:p>9044143.58357584</text:p>
          </table:table-cell>
          <table:table-cell office:value-type="float" office:value="9274895.73969232" calcext:value-type="float">
            <text:p>9274895.73969232</text:p>
          </table:table-cell>
          <table:table-cell office:value-type="float" office:value="9337217.62586116" calcext:value-type="float">
            <text:p>9337217.62586116</text:p>
          </table:table-cell>
          <table:table-cell office:value-type="float" office:value="9251973.97369411" calcext:value-type="float">
            <text:p>9251973.97369411</text:p>
          </table:table-cell>
          <table:table-cell office:value-type="float" office:value="9504281.9369854" calcext:value-type="float">
            <text:p>9504281.9369854</text:p>
          </table:table-cell>
          <table:table-cell office:value-type="float" office:value="9762400.2767612" calcext:value-type="float">
            <text:p>9762400.2767612</text:p>
          </table:table-cell>
          <table:table-cell office:value-type="float" office:value="9789612.26796003" calcext:value-type="float">
            <text:p>9789612.26796003</text:p>
          </table:table-cell>
          <table:table-cell office:value-type="float" office:value="9826007.54601559" calcext:value-type="float">
            <text:p>9826007.54601559</text:p>
          </table:table-cell>
          <table:table-cell office:value-type="float" office:value="9765944.26868444" calcext:value-type="float">
            <text:p>9765944.26868444</text:p>
          </table:table-cell>
          <table:table-cell office:value-type="float" office:value="9889653.01660574" calcext:value-type="float">
            <text:p>9889653.01660574</text:p>
          </table:table-cell>
          <table:table-cell office:value-type="float" office:value="9779347.17093151" calcext:value-type="float">
            <text:p>9779347.17093151</text:p>
          </table:table-cell>
          <table:table-cell office:value-type="float" office:value="9986727.15666794" calcext:value-type="float">
            <text:p>9986727.15666794</text:p>
          </table:table-cell>
          <table:table-cell office:value-type="float" office:value="9955128.28613077" calcext:value-type="float">
            <text:p>9955128.28613077</text:p>
          </table:table-cell>
          <table:table-cell office:value-type="float" office:value="10133811.4133882" calcext:value-type="float">
            <text:p>10133811.4133882</text:p>
          </table:table-cell>
          <table:table-cell office:value-type="float" office:value="10206649.220991" calcext:value-type="float">
            <text:p>10206649.220991</text:p>
          </table:table-cell>
          <table:table-cell office:value-type="float" office:value="10367135.3861702" calcext:value-type="float">
            <text:p>10367135.386170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CO2 emissions from solid fuel consumption (kt)</text:p>
          </table:table-cell>
          <table:table-cell office:value-type="float" office:value="9227759.07340649" calcext:value-type="float">
            <text:p>9227759.07340649</text:p>
          </table:table-cell>
          <table:table-cell office:value-type="float" office:value="9215082.12706484" calcext:value-type="float">
            <text:p>9215082.12706484</text:p>
          </table:table-cell>
          <table:table-cell office:value-type="float" office:value="8651493.0665364" calcext:value-type="float">
            <text:p>8651493.0665364</text:p>
          </table:table-cell>
          <table:table-cell office:value-type="float" office:value="8659916.22494313" calcext:value-type="float">
            <text:p>8659916.22494313</text:p>
          </table:table-cell>
          <table:table-cell office:value-type="float" office:value="8743333.92004129" calcext:value-type="float">
            <text:p>8743333.92004129</text:p>
          </table:table-cell>
          <table:table-cell office:value-type="float" office:value="8930467.67919699" calcext:value-type="float">
            <text:p>8930467.67919699</text:p>
          </table:table-cell>
          <table:table-cell office:value-type="float" office:value="9156868.72525241" calcext:value-type="float">
            <text:p>9156868.72525241</text:p>
          </table:table-cell>
          <table:table-cell office:value-type="float" office:value="9092433.36742172" calcext:value-type="float">
            <text:p>9092433.36742172</text:p>
          </table:table-cell>
          <table:table-cell office:value-type="float" office:value="8852294.06062668" calcext:value-type="float">
            <text:p>8852294.06062668</text:p>
          </table:table-cell>
          <table:table-cell office:value-type="float" office:value="8843658.3748768" calcext:value-type="float">
            <text:p>8843658.3748768</text:p>
          </table:table-cell>
          <table:table-cell office:value-type="float" office:value="9116380.53972877" calcext:value-type="float">
            <text:p>9116380.53972877</text:p>
          </table:table-cell>
          <table:table-cell office:value-type="float" office:value="9164295.33798024" calcext:value-type="float">
            <text:p>9164295.33798024</text:p>
          </table:table-cell>
          <table:table-cell office:value-type="float" office:value="9597917.96012727" calcext:value-type="float">
            <text:p>9597917.96012727</text:p>
          </table:table-cell>
          <table:table-cell office:value-type="float" office:value="10342749.0951229" calcext:value-type="float">
            <text:p>10342749.0951229</text:p>
          </table:table-cell>
          <table:table-cell office:value-type="float" office:value="11072915.9521942" calcext:value-type="float">
            <text:p>11072915.9521942</text:p>
          </table:table-cell>
          <table:table-cell office:value-type="float" office:value="11737552.2122482" calcext:value-type="float">
            <text:p>11737552.2122482</text:p>
          </table:table-cell>
          <table:table-cell office:value-type="float" office:value="12444151.6976309" calcext:value-type="float">
            <text:p>12444151.6976309</text:p>
          </table:table-cell>
          <table:table-cell office:value-type="float" office:value="12674319.2458029" calcext:value-type="float">
            <text:p>12674319.2458029</text:p>
          </table:table-cell>
          <table:table-cell office:value-type="float" office:value="13544485.5221621" calcext:value-type="float">
            <text:p>13544485.5221621</text:p>
          </table:table-cell>
          <table:table-cell office:value-type="float" office:value="12890794.9520419" calcext:value-type="float">
            <text:p>12890794.9520419</text:p>
          </table:table-cell>
          <table:table-cell office:value-type="float" office:value="14171057.355231" calcext:value-type="float">
            <text:p>14171057.355231</text:p>
          </table:table-cell>
          <table:table-cell office:value-type="float" office:value="15074125.4452451" calcext:value-type="float">
            <text:p>15074125.4452451</text:p>
          </table:table-cell>
          <table:table-cell office:value-type="float" office:value="15291329.3955925" calcext:value-type="float">
            <text:p>15291329.3955925</text:p>
          </table:table-cell>
          <table:table-cell office:value-type="float" office:value="15147056.1946224" calcext:value-type="float">
            <text:p>15147056.1946224</text:p>
          </table:table-cell>
          <table:table-cell office:value-type="float" office:value="15119315.3768317" calcext:value-type="float">
            <text:p>15119315.3768317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Energy use (kg of oil equivalent) per $1,000 GDP (constant 2017 PPP)</text:p>
          </table:table-cell>
          <table:table-cell office:value-type="float" office:value="164.48114181526" calcext:value-type="float">
            <text:p>164.48114181526</text:p>
          </table:table-cell>
          <table:table-cell office:value-type="float" office:value="163.880674461081" calcext:value-type="float">
            <text:p>163.880674461081</text:p>
          </table:table-cell>
          <table:table-cell office:value-type="float" office:value="161.458469973243" calcext:value-type="float">
            <text:p>161.458469973243</text:p>
          </table:table-cell>
          <table:table-cell office:value-type="float" office:value="160.745977695546" calcext:value-type="float">
            <text:p>160.745977695546</text:p>
          </table:table-cell>
          <table:table-cell office:value-type="float" office:value="157.175832221626" calcext:value-type="float">
            <text:p>157.175832221626</text:p>
          </table:table-cell>
          <table:table-cell office:value-type="float" office:value="156.49429117588" calcext:value-type="float">
            <text:p>156.49429117588</text:p>
          </table:table-cell>
          <table:table-cell office:value-type="float" office:value="154.546640659337" calcext:value-type="float">
            <text:p>154.546640659337</text:p>
          </table:table-cell>
          <table:table-cell office:value-type="float" office:value="151.648242397875" calcext:value-type="float">
            <text:p>151.648242397875</text:p>
          </table:table-cell>
          <table:table-cell office:value-type="float" office:value="148.59974814587" calcext:value-type="float">
            <text:p>148.59974814587</text:p>
          </table:table-cell>
          <table:table-cell office:value-type="float" office:value="146.708910011557" calcext:value-type="float">
            <text:p>146.708910011557</text:p>
          </table:table-cell>
          <table:table-cell office:value-type="float" office:value="143.340995087062" calcext:value-type="float">
            <text:p>143.340995087062</text:p>
          </table:table-cell>
          <table:table-cell office:value-type="float" office:value="141.807152665471" calcext:value-type="float">
            <text:p>141.807152665471</text:p>
          </table:table-cell>
          <table:table-cell office:value-type="float" office:value="140.840762877461" calcext:value-type="float">
            <text:p>140.840762877461</text:p>
          </table:table-cell>
          <table:table-cell office:value-type="float" office:value="140.805368558824" calcext:value-type="float">
            <text:p>140.805368558824</text:p>
          </table:table-cell>
          <table:table-cell office:value-type="float" office:value="139.914967958301" calcext:value-type="float">
            <text:p>139.914967958301</text:p>
          </table:table-cell>
          <table:table-cell office:value-type="float" office:value="137.531436399985" calcext:value-type="float">
            <text:p>137.531436399985</text:p>
          </table:table-cell>
          <table:table-cell office:value-type="float" office:value="134.533739268495" calcext:value-type="float">
            <text:p>134.533739268495</text:p>
          </table:table-cell>
          <table:table-cell office:value-type="float" office:value="131.545577881009" calcext:value-type="float">
            <text:p>131.545577881009</text:p>
          </table:table-cell>
          <table:table-cell office:value-type="float" office:value="129.837240910344" calcext:value-type="float">
            <text:p>129.837240910344</text:p>
          </table:table-cell>
          <table:table-cell office:value-type="float" office:value="129.891286929788" calcext:value-type="float">
            <text:p>129.891286929788</text:p>
          </table:table-cell>
          <table:table-cell office:value-type="float" office:value="130.528243572396" calcext:value-type="float">
            <text:p>130.528243572396</text:p>
          </table:table-cell>
          <table:table-cell office:value-type="float" office:value="127.71937758854" calcext:value-type="float">
            <text:p>127.71937758854</text:p>
          </table:table-cell>
          <table:table-cell office:value-type="float" office:value="126.184490685495" calcext:value-type="float">
            <text:p>126.184490685495</text:p>
          </table:table-cell>
          <table:table-cell office:value-type="float" office:value="123.860926122278" calcext:value-type="float">
            <text:p>123.860926122278</text:p>
          </table:table-cell>
          <table:table-cell office:value-type="float" office:value="120.794169252239" calcext:value-type="float">
            <text:p>120.794169252239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GDP, PPP (constant 2017 international $)</text:p>
          </table:table-cell>
          <table:table-cell office:value-type="float" office:value="51098843868799.4" calcext:value-type="float">
            <text:p>51098843868799.4</text:p>
          </table:table-cell>
          <table:table-cell office:value-type="float" office:value="51788697871322.1" calcext:value-type="float">
            <text:p>51788697871322.1</text:p>
          </table:table-cell>
          <table:table-cell office:value-type="float" office:value="52605112555565.5" calcext:value-type="float">
            <text:p>52605112555565.5</text:p>
          </table:table-cell>
          <table:table-cell office:value-type="float" office:value="53473350575172.4" calcext:value-type="float">
            <text:p>53473350575172.4</text:p>
          </table:table-cell>
          <table:table-cell office:value-type="float" office:value="54974098169354.1" calcext:value-type="float">
            <text:p>54974098169354.1</text:p>
          </table:table-cell>
          <table:table-cell office:value-type="float" office:value="56695596088650.7" calcext:value-type="float">
            <text:p>56695596088650.7</text:p>
          </table:table-cell>
          <table:table-cell office:value-type="float" office:value="58843464332315.4" calcext:value-type="float">
            <text:p>58843464332315.4</text:p>
          </table:table-cell>
          <table:table-cell office:value-type="float" office:value="61116801674215.5" calcext:value-type="float">
            <text:p>61116801674215.5</text:p>
          </table:table-cell>
          <table:table-cell office:value-type="float" office:value="62612756043919.8" calcext:value-type="float">
            <text:p>62612756043919.8</text:p>
          </table:table-cell>
          <table:table-cell office:value-type="float" office:value="64788142558635.2" calcext:value-type="float">
            <text:p>64788142558635.2</text:p>
          </table:table-cell>
          <table:table-cell office:value-type="float" office:value="67852579603423.6" calcext:value-type="float">
            <text:p>67852579603423.6</text:p>
          </table:table-cell>
          <table:table-cell office:value-type="float" office:value="69407189038828.7" calcext:value-type="float">
            <text:p>69407189038828.7</text:p>
          </table:table-cell>
          <table:table-cell office:value-type="float" office:value="71282186715611.9" calcext:value-type="float">
            <text:p>71282186715611.9</text:p>
          </table:table-cell>
          <table:table-cell office:value-type="float" office:value="73933489864888.7" calcext:value-type="float">
            <text:p>73933489864888.7</text:p>
          </table:table-cell>
          <table:table-cell office:value-type="float" office:value="77686773394091" calcext:value-type="float">
            <text:p>77686773394091</text:p>
          </table:table-cell>
          <table:table-cell office:value-type="float" office:value="81221188608429.4" calcext:value-type="float">
            <text:p>81221188608429.4</text:p>
          </table:table-cell>
          <table:table-cell office:value-type="float" office:value="85389555623809.3" calcext:value-type="float">
            <text:p>85389555623809.3</text:p>
          </table:table-cell>
          <table:table-cell office:value-type="float" office:value="89793547913822.2" calcext:value-type="float">
            <text:p>89793547913822.2</text:p>
          </table:table-cell>
          <table:table-cell office:value-type="float" office:value="92183559816527.3" calcext:value-type="float">
            <text:p>92183559816527.3</text:p>
          </table:table-cell>
          <table:table-cell office:value-type="float" office:value="91536363198024.1" calcext:value-type="float">
            <text:p>91536363198024.1</text:p>
          </table:table-cell>
          <table:table-cell office:value-type="float" office:value="96160711437224.8" calcext:value-type="float">
            <text:p>96160711437224.8</text:p>
          </table:table-cell>
          <table:table-cell office:value-type="float" office:value="99878126563755.2" calcext:value-type="float">
            <text:p>99878126563755.2</text:p>
          </table:table-cell>
          <table:table-cell office:value-type="float" office:value="102997713777989" calcext:value-type="float">
            <text:p>102997713777989</text:p>
          </table:table-cell>
          <table:table-cell office:value-type="float" office:value="106373261453736" calcext:value-type="float">
            <text:p>106373261453736</text:p>
          </table:table-cell>
          <table:table-cell office:value-type="float" office:value="110012983596064" calcext:value-type="float">
            <text:p>110012983596064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Population, total</text:p>
          </table:table-cell>
          <table:table-cell office:value-type="float" office:value="5280062644" calcext:value-type="float">
            <text:p>5280062644</text:p>
          </table:table-cell>
          <table:table-cell office:value-type="float" office:value="5368139818" calcext:value-type="float">
            <text:p>5368139818</text:p>
          </table:table-cell>
          <table:table-cell office:value-type="float" office:value="5452576967" calcext:value-type="float">
            <text:p>5452576967</text:p>
          </table:table-cell>
          <table:table-cell office:value-type="float" office:value="5537885402" calcext:value-type="float">
            <text:p>5537885402</text:p>
          </table:table-cell>
          <table:table-cell office:value-type="float" office:value="5622085293" calcext:value-type="float">
            <text:p>5622085293</text:p>
          </table:table-cell>
          <table:table-cell office:value-type="float" office:value="5706753581" calcext:value-type="float">
            <text:p>5706753581</text:p>
          </table:table-cell>
          <table:table-cell office:value-type="float" office:value="5789655178" calcext:value-type="float">
            <text:p>5789655178</text:p>
          </table:table-cell>
          <table:table-cell office:value-type="float" office:value="5872284397" calcext:value-type="float">
            <text:p>5872284397</text:p>
          </table:table-cell>
          <table:table-cell office:value-type="float" office:value="5954004340" calcext:value-type="float">
            <text:p>5954004340</text:p>
          </table:table-cell>
          <table:table-cell office:value-type="float" office:value="6034484369" calcext:value-type="float">
            <text:p>6034484369</text:p>
          </table:table-cell>
          <table:table-cell office:value-type="float" office:value="6114324044" calcext:value-type="float">
            <text:p>6114324044</text:p>
          </table:table-cell>
          <table:table-cell office:value-type="float" office:value="6193663732" calcext:value-type="float">
            <text:p>6193663732</text:p>
          </table:table-cell>
          <table:table-cell office:value-type="float" office:value="6272724236" calcext:value-type="float">
            <text:p>6272724236</text:p>
          </table:table-cell>
          <table:table-cell office:value-type="float" office:value="6351855732" calcext:value-type="float">
            <text:p>6351855732</text:p>
          </table:table-cell>
          <table:table-cell office:value-type="float" office:value="6431527221" calcext:value-type="float">
            <text:p>6431527221</text:p>
          </table:table-cell>
          <table:table-cell office:value-type="float" office:value="6511724848" calcext:value-type="float">
            <text:p>6511724848</text:p>
          </table:table-cell>
          <table:table-cell office:value-type="float" office:value="6592711655" calcext:value-type="float">
            <text:p>6592711655</text:p>
          </table:table-cell>
          <table:table-cell office:value-type="float" office:value="6674181848" calcext:value-type="float">
            <text:p>6674181848</text:p>
          </table:table-cell>
          <table:table-cell office:value-type="float" office:value="6757000414" calcext:value-type="float">
            <text:p>6757000414</text:p>
          </table:table-cell>
          <table:table-cell office:value-type="float" office:value="6839553692" calcext:value-type="float">
            <text:p>6839553692</text:p>
          </table:table-cell>
          <table:table-cell office:value-type="float" office:value="6921854591" calcext:value-type="float">
            <text:p>6921854591</text:p>
          </table:table-cell>
          <table:table-cell office:value-type="float" office:value="7003760440" calcext:value-type="float">
            <text:p>7003760440</text:p>
          </table:table-cell>
          <table:table-cell office:value-type="float" office:value="7089254548" calcext:value-type="float">
            <text:p>7089254548</text:p>
          </table:table-cell>
          <table:table-cell office:value-type="float" office:value="7175500378" calcext:value-type="float">
            <text:p>7175500378</text:p>
          </table:table-cell>
          <table:table-cell office:value-type="float" office:value="7261846543" calcext:value-type="float">
            <text:p>7261846543</text:p>
          </table:table-cell>
          <table:table-cell table:number-columns-repeated="3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Energy use (kg of oil equivalent)</text:p>
          </table:table-cell>
          <table:table-cell table:formula="of:= [.B8]*[.B9]/1000" office:value-type="float" office:value="8404796184979.82" calcext:value-type="float">
            <text:p>8404796184979.82</text:p>
          </table:table-cell>
          <table:table-cell table:formula="of:= [.C8]*[.C9]/1000" office:value-type="float" office:value="8487166736613.42" calcext:value-type="float">
            <text:p>8487166736613.42</text:p>
          </table:table-cell>
          <table:table-cell table:formula="of:= [.D8]*[.D9]/1000" office:value-type="float" office:value="8493540985991.84" calcext:value-type="float">
            <text:p>8493540985991.84</text:p>
          </table:table-cell>
          <table:table-cell table:formula="of:= [.E8]*[.E9]/1000" office:value-type="float" office:value="8595626018862.77" calcext:value-type="float">
            <text:p>8595626018862.77</text:p>
          </table:table-cell>
          <table:table-cell table:formula="of:= [.F8]*[.F9]/1000" office:value-type="float" office:value="8640599630401.6" calcext:value-type="float">
            <text:p>8640599630401.6</text:p>
          </table:table-cell>
          <table:table-cell table:formula="of:= [.G8]*[.G9]/1000" office:value-type="float" office:value="8872537122687.39" calcext:value-type="float">
            <text:p>8872537122687.39</text:p>
          </table:table-cell>
          <table:table-cell table:formula="of:= [.H8]*[.H9]/1000" office:value-type="float" office:value="9094059737316.86" calcext:value-type="float">
            <text:p>9094059737316.86</text:p>
          </table:table-cell>
          <table:table-cell table:formula="of:= [.I8]*[.I9]/1000" office:value-type="float" office:value="9268255554874.29" calcext:value-type="float">
            <text:p>9268255554874.29</text:p>
          </table:table-cell>
          <table:table-cell table:formula="of:= [.J8]*[.J9]/1000" office:value-type="float" office:value="9304239778845.28" calcext:value-type="float">
            <text:p>9304239778845.28</text:p>
          </table:table-cell>
          <table:table-cell table:formula="of:= [.K8]*[.K9]/1000" office:value-type="float" office:value="9504997776450.74" calcext:value-type="float">
            <text:p>9504997776450.74</text:p>
          </table:table-cell>
          <table:table-cell table:formula="of:= [.L8]*[.L9]/1000" office:value-type="float" office:value="9726056279578.83" calcext:value-type="float">
            <text:p>9726056279578.83</text:p>
          </table:table-cell>
          <table:table-cell table:formula="of:= [.M8]*[.M9]/1000" office:value-type="float" office:value="9842435852110.39" calcext:value-type="float">
            <text:p>9842435852110.39</text:p>
          </table:table-cell>
          <table:table-cell table:formula="of:= [.N8]*[.N9]/1000" office:value-type="float" office:value="10039437556600.4" calcext:value-type="float">
            <text:p>10039437556600.4</text:p>
          </table:table-cell>
          <table:table-cell table:formula="of:= [.O8]*[.O9]/1000" office:value-type="float" office:value="10410232289265.7" calcext:value-type="float">
            <text:p>10410232289265.7</text:p>
          </table:table-cell>
          <table:table-cell table:formula="of:= [.P8]*[.P9]/1000" office:value-type="float" office:value="10869542410218" calcext:value-type="float">
            <text:p>10869542410218</text:p>
          </table:table-cell>
          <table:table-cell table:formula="of:= [.Q8]*[.Q9]/1000" office:value-type="float" office:value="11170466735431.4" calcext:value-type="float">
            <text:p>11170466735431.4</text:p>
          </table:table-cell>
          <table:table-cell table:formula="of:= [.R8]*[.R9]/1000" office:value-type="float" office:value="11487776212546.2" calcext:value-type="float">
            <text:p>11487776212546.2</text:p>
          </table:table-cell>
          <table:table-cell table:formula="of:= [.S8]*[.S9]/1000" office:value-type="float" office:value="11811944150309.8" calcext:value-type="float">
            <text:p>11811944150309.8</text:p>
          </table:table-cell>
          <table:table-cell table:formula="of:= [.T8]*[.T9]/1000" office:value-type="float" office:value="11968859063871.6" calcext:value-type="float">
            <text:p>11968859063871.6</text:p>
          </table:table-cell>
          <table:table-cell table:formula="of:= [.U8]*[.U9]/1000" office:value-type="float" office:value="11889776016663.8" calcext:value-type="float">
            <text:p>11889776016663.8</text:p>
          </table:table-cell>
          <table:table-cell table:formula="of:= [.V8]*[.V9]/1000" office:value-type="float" office:value="12551688764573" calcext:value-type="float">
            <text:p>12551688764573</text:p>
          </table:table-cell>
          <table:table-cell table:formula="of:= [.W8]*[.W9]/1000" office:value-type="float" office:value="12756372159432.2" calcext:value-type="float">
            <text:p>12756372159432.2</text:p>
          </table:table-cell>
          <table:table-cell table:formula="of:= [.X8]*[.X9]/1000" office:value-type="float" office:value="12996714054845.9" calcext:value-type="float">
            <text:p>12996714054845.9</text:p>
          </table:table-cell>
          <table:table-cell table:formula="of:= [.Y8]*[.Y9]/1000" office:value-type="float" office:value="13175490678307" calcext:value-type="float">
            <text:p>13175490678307</text:p>
          </table:table-cell>
          <table:table-cell table:formula="of:= [.Z8]*[.Z9]/1000" office:value-type="float" office:value="13288926960446.7" calcext:value-type="float">
            <text:p>13288926960446.7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Fossil carbon emissions (kt)</text:p>
          </table:table-cell>
          <table:table-cell table:formula="of:=[.B5]+[.B6]+[.B7]" office:value-type="float" office:value="21989549.4072886" calcext:value-type="float">
            <text:p>21989549.4072886</text:p>
          </table:table-cell>
          <table:table-cell table:formula="of:=[.C5]+[.C6]+[.C7]" office:value-type="float" office:value="22268173.8286438" calcext:value-type="float">
            <text:p>22268173.8286438</text:p>
          </table:table-cell>
          <table:table-cell table:formula="of:=[.D5]+[.D6]+[.D7]" office:value-type="float" office:value="21077136.5269049" calcext:value-type="float">
            <text:p>21077136.5269049</text:p>
          </table:table-cell>
          <table:table-cell table:formula="of:=[.E5]+[.E6]+[.E7]" office:value-type="float" office:value="21278341.3950872" calcext:value-type="float">
            <text:p>21278341.3950872</text:p>
          </table:table-cell>
          <table:table-cell table:formula="of:=[.F5]+[.F6]+[.F7]" office:value-type="float" office:value="21310508.6809931" calcext:value-type="float">
            <text:p>21310508.6809931</text:p>
          </table:table-cell>
          <table:table-cell table:formula="of:=[.G5]+[.G6]+[.G7]" office:value-type="float" office:value="21696147.5009069" calcext:value-type="float">
            <text:p>21696147.5009069</text:p>
          </table:table-cell>
          <table:table-cell table:formula="of:=[.H5]+[.H6]+[.H7]" office:value-type="float" office:value="22305292.5554429" calcext:value-type="float">
            <text:p>22305292.5554429</text:p>
          </table:table-cell>
          <table:table-cell table:formula="of:=[.I5]+[.I6]+[.I7]" office:value-type="float" office:value="22367368.3269276" calcext:value-type="float">
            <text:p>22367368.3269276</text:p>
          </table:table-cell>
          <table:table-cell table:formula="of:=[.J5]+[.J6]+[.J7]" office:value-type="float" office:value="22234443.6517337" calcext:value-type="float">
            <text:p>22234443.6517337</text:p>
          </table:table-cell>
          <table:table-cell table:formula="of:=[.K5]+[.K6]+[.K7]" office:value-type="float" office:value="22583410.5875199" calcext:value-type="float">
            <text:p>22583410.5875199</text:p>
          </table:table-cell>
          <table:table-cell table:formula="of:=[.L5]+[.L6]+[.L7]" office:value-type="float" office:value="23218451.1016252" calcext:value-type="float">
            <text:p>23218451.1016252</text:p>
          </table:table-cell>
          <table:table-cell table:formula="of:=[.M5]+[.M6]+[.M7]" office:value-type="float" office:value="23357311.6119534" calcext:value-type="float">
            <text:p>23357311.6119534</text:p>
          </table:table-cell>
          <table:table-cell table:formula="of:=[.N5]+[.N6]+[.N7]" office:value-type="float" office:value="23840119.0811036" calcext:value-type="float">
            <text:p>23840119.0811036</text:p>
          </table:table-cell>
          <table:table-cell table:formula="of:=[.O5]+[.O6]+[.O7]" office:value-type="float" office:value="25035920.0839932" calcext:value-type="float">
            <text:p>25035920.0839932</text:p>
          </table:table-cell>
          <table:table-cell table:formula="of:=[.P5]+[.P6]+[.P7]" office:value-type="float" office:value="26171604.9446171" calcext:value-type="float">
            <text:p>26171604.9446171</text:p>
          </table:table-cell>
          <table:table-cell table:formula="of:=[.Q5]+[.Q6]+[.Q7]" office:value-type="float" office:value="27023959.043905" calcext:value-type="float">
            <text:p>27023959.043905</text:p>
          </table:table-cell>
          <table:table-cell table:formula="of:=[.R5]+[.R6]+[.R7]" office:value-type="float" office:value="27891410.8100297" calcext:value-type="float">
            <text:p>27891410.8100297</text:p>
          </table:table-cell>
          <table:table-cell table:formula="of:=[.S5]+[.S6]+[.S7]" office:value-type="float" office:value="28281979.5547136" calcext:value-type="float">
            <text:p>28281979.5547136</text:p>
          </table:table-cell>
          <table:table-cell table:formula="of:=[.T5]+[.T6]+[.T7]" office:value-type="float" office:value="29431931.6138863" calcext:value-type="float">
            <text:p>29431931.6138863</text:p>
          </table:table-cell>
          <table:table-cell table:formula="of:=[.U5]+[.U6]+[.U7]" office:value-type="float" office:value="28559408.4621318" calcext:value-type="float">
            <text:p>28559408.4621318</text:p>
          </table:table-cell>
          <table:table-cell table:formula="of:=[.V5]+[.V6]+[.V7]" office:value-type="float" office:value="30506017.5653909" calcext:value-type="float">
            <text:p>30506017.5653909</text:p>
          </table:table-cell>
          <table:table-cell table:formula="of:=[.W5]+[.W6]+[.W7]" office:value-type="float" office:value="31510169.3675092" calcext:value-type="float">
            <text:p>31510169.3675092</text:p>
          </table:table-cell>
          <table:table-cell table:formula="of:=[.X5]+[.X6]+[.X7]" office:value-type="float" office:value="32012974.8920143" calcext:value-type="float">
            <text:p>32012974.8920143</text:p>
          </table:table-cell>
          <table:table-cell table:formula="of:=[.Y5]+[.Y6]+[.Y7]" office:value-type="float" office:value="32049308.361453" calcext:value-type="float">
            <text:p>32049308.361453</text:p>
          </table:table-cell>
          <table:table-cell table:formula="of:=[.Z5]+[.Z6]+[.Z7]" office:value-type="float" office:value="32244193.4876607" calcext:value-type="float">
            <text:p>32244193.4876607</text:p>
          </table:table-cell>
          <table:table-cell table:number-columns-repeated="3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Kaya Coefficient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Carbon footprint of the energy (kg per kg of oil equivalent)</text:p>
          </table:table-cell>
          <table:table-cell table:formula="of:=1000000*[.B4]/[.B12]" office:value-type="float" office:value="2.45161217225225" calcext:value-type="float">
            <text:p>2.45161217225225</text:p>
          </table:table-cell>
          <table:table-cell table:formula="of:=1000000*[.C4]/[.C12]" office:value-type="float" office:value="2.45038055359772" calcext:value-type="float">
            <text:p>2.45038055359772</text:p>
          </table:table-cell>
          <table:table-cell table:formula="of:=1000000*[.D4]/[.D12]" office:value-type="float" office:value="2.44175109388861" calcext:value-type="float">
            <text:p>2.44175109388861</text:p>
          </table:table-cell>
          <table:table-cell table:formula="of:=1000000*[.E4]/[.E12]" office:value-type="float" office:value="2.42815832669178" calcext:value-type="float">
            <text:p>2.42815832669178</text:p>
          </table:table-cell>
          <table:table-cell table:formula="of:=1000000*[.F4]/[.F12]" office:value-type="float" office:value="2.42821224219952" calcext:value-type="float">
            <text:p>2.42821224219952</text:p>
          </table:table-cell>
          <table:table-cell table:formula="of:=1000000*[.G4]/[.G12]" office:value-type="float" office:value="2.43224587716068" calcext:value-type="float">
            <text:p>2.43224587716068</text:p>
          </table:table-cell>
          <table:table-cell table:formula="of:=1000000*[.H4]/[.H12]" office:value-type="float" office:value="2.42320160262839" calcext:value-type="float">
            <text:p>2.42320160262839</text:p>
          </table:table-cell>
          <table:table-cell table:formula="of:=1000000*[.I4]/[.I12]" office:value-type="float" office:value="2.41591351301812" calcext:value-type="float">
            <text:p>2.41591351301812</text:p>
          </table:table-cell>
          <table:table-cell table:formula="of:=1000000*[.J4]/[.J12]" office:value-type="float" office:value="2.4190063146379" calcext:value-type="float">
            <text:p>2.4190063146379</text:p>
          </table:table-cell>
          <table:table-cell table:formula="of:=1000000*[.K4]/[.K12]" office:value-type="float" office:value="2.3790731320283" calcext:value-type="float">
            <text:p>2.3790731320283</text:p>
          </table:table-cell>
          <table:table-cell table:formula="of:=1000000*[.L4]/[.L12]" office:value-type="float" office:value="2.39654608333573" calcext:value-type="float">
            <text:p>2.39654608333573</text:p>
          </table:table-cell>
          <table:table-cell table:formula="of:=1000000*[.M4]/[.M12]" office:value-type="float" office:value="2.40838250501445" calcext:value-type="float">
            <text:p>2.40838250501445</text:p>
          </table:table-cell>
          <table:table-cell table:formula="of:=1000000*[.N4]/[.N12]" office:value-type="float" office:value="2.395701266869" calcext:value-type="float">
            <text:p>2.395701266869</text:p>
          </table:table-cell>
          <table:table-cell table:formula="of:=1000000*[.O4]/[.O12]" office:value-type="float" office:value="2.41501385505377" calcext:value-type="float">
            <text:p>2.41501385505377</text:p>
          </table:table-cell>
          <table:table-cell table:formula="of:=1000000*[.P4]/[.P12]" office:value-type="float" office:value="2.42110423631155" calcext:value-type="float">
            <text:p>2.42110423631155</text:p>
          </table:table-cell>
          <table:table-cell table:formula="of:=1000000*[.Q4]/[.Q12]" office:value-type="float" office:value="2.44590501373863" calcext:value-type="float">
            <text:p>2.44590501373863</text:p>
          </table:table-cell>
          <table:table-cell table:formula="of:=1000000*[.R4]/[.R12]" office:value-type="float" office:value="2.45653045506672" calcext:value-type="float">
            <text:p>2.45653045506672</text:p>
          </table:table-cell>
          <table:table-cell table:formula="of:=1000000*[.S4]/[.S12]" office:value-type="float" office:value="2.48126916869109" calcext:value-type="float">
            <text:p>2.48126916869109</text:p>
          </table:table-cell>
          <table:table-cell table:formula="of:=1000000*[.T4]/[.T12]" office:value-type="float" office:value="2.47068560929734" calcext:value-type="float">
            <text:p>2.47068560929734</text:p>
          </table:table-cell>
          <table:table-cell table:formula="of:=1000000*[.U4]/[.U12]" office:value-type="float" office:value="2.46011060163366" calcext:value-type="float">
            <text:p>2.46011060163366</text:p>
          </table:table-cell>
          <table:table-cell table:formula="of:=1000000*[.V4]/[.V12]" office:value-type="float" office:value="2.47201693227502" calcext:value-type="float">
            <text:p>2.47201693227502</text:p>
          </table:table-cell>
          <table:table-cell table:formula="of:=1000000*[.W4]/[.W12]" office:value-type="float" office:value="2.50855777312155" calcext:value-type="float">
            <text:p>2.50855777312155</text:p>
          </table:table-cell>
          <table:table-cell table:formula="of:=1000000*[.X4]/[.X12]" office:value-type="float" office:value="2.4960313835442" calcext:value-type="float">
            <text:p>2.4960313835442</text:p>
          </table:table-cell>
          <table:table-cell table:formula="of:=1000000*[.Y4]/[.Y12]" office:value-type="float" office:value="2.50842925334855" calcext:value-type="float">
            <text:p>2.50842925334855</text:p>
          </table:table-cell>
          <table:table-cell table:formula="of:=1000000*[.Z4]/[.Z12]" office:value-type="float" office:value="2.48937539885279" calcext:value-type="float">
            <text:p>2.48937539885279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Energy intensity of the GDP (kg of oil equivalent per $ (constant 2017 PPP)</text:p>
          </table:table-cell>
          <table:table-cell table:formula="of:=[.B12]/[.B9]" office:value-type="float" office:value="0.16448114181526" calcext:value-type="float">
            <text:p>0.16448114181526</text:p>
          </table:table-cell>
          <table:table-cell table:formula="of:=[.C12]/[.C9]" office:value-type="float" office:value="0.163880674461081" calcext:value-type="float">
            <text:p>0.163880674461081</text:p>
          </table:table-cell>
          <table:table-cell table:formula="of:=[.D12]/[.D9]" office:value-type="float" office:value="0.161458469973243" calcext:value-type="float">
            <text:p>0.161458469973243</text:p>
          </table:table-cell>
          <table:table-cell table:formula="of:=[.E12]/[.E9]" office:value-type="float" office:value="0.160745977695546" calcext:value-type="float">
            <text:p>0.160745977695546</text:p>
          </table:table-cell>
          <table:table-cell table:formula="of:=[.F12]/[.F9]" office:value-type="float" office:value="0.157175832221626" calcext:value-type="float">
            <text:p>0.157175832221626</text:p>
          </table:table-cell>
          <table:table-cell table:formula="of:=[.G12]/[.G9]" office:value-type="float" office:value="0.15649429117588" calcext:value-type="float">
            <text:p>0.15649429117588</text:p>
          </table:table-cell>
          <table:table-cell table:formula="of:=[.H12]/[.H9]" office:value-type="float" office:value="0.154546640659337" calcext:value-type="float">
            <text:p>0.154546640659337</text:p>
          </table:table-cell>
          <table:table-cell table:formula="of:=[.I12]/[.I9]" office:value-type="float" office:value="0.151648242397875" calcext:value-type="float">
            <text:p>0.151648242397875</text:p>
          </table:table-cell>
          <table:table-cell table:formula="of:=[.J12]/[.J9]" office:value-type="float" office:value="0.14859974814587" calcext:value-type="float">
            <text:p>0.14859974814587</text:p>
          </table:table-cell>
          <table:table-cell table:formula="of:=[.K12]/[.K9]" office:value-type="float" office:value="0.146708910011557" calcext:value-type="float">
            <text:p>0.146708910011557</text:p>
          </table:table-cell>
          <table:table-cell table:formula="of:=[.L12]/[.L9]" office:value-type="float" office:value="0.143340995087062" calcext:value-type="float">
            <text:p>0.143340995087062</text:p>
          </table:table-cell>
          <table:table-cell table:formula="of:=[.M12]/[.M9]" office:value-type="float" office:value="0.141807152665471" calcext:value-type="float">
            <text:p>0.141807152665471</text:p>
          </table:table-cell>
          <table:table-cell table:formula="of:=[.N12]/[.N9]" office:value-type="float" office:value="0.140840762877461" calcext:value-type="float">
            <text:p>0.140840762877461</text:p>
          </table:table-cell>
          <table:table-cell table:formula="of:=[.O12]/[.O9]" office:value-type="float" office:value="0.140805368558824" calcext:value-type="float">
            <text:p>0.140805368558824</text:p>
          </table:table-cell>
          <table:table-cell table:formula="of:=[.P12]/[.P9]" office:value-type="float" office:value="0.139914967958301" calcext:value-type="float">
            <text:p>0.139914967958301</text:p>
          </table:table-cell>
          <table:table-cell table:formula="of:=[.Q12]/[.Q9]" office:value-type="float" office:value="0.137531436399985" calcext:value-type="float">
            <text:p>0.137531436399985</text:p>
          </table:table-cell>
          <table:table-cell table:formula="of:=[.R12]/[.R9]" office:value-type="float" office:value="0.134533739268495" calcext:value-type="float">
            <text:p>0.134533739268495</text:p>
          </table:table-cell>
          <table:table-cell table:formula="of:=[.S12]/[.S9]" office:value-type="float" office:value="0.131545577881009" calcext:value-type="float">
            <text:p>0.131545577881009</text:p>
          </table:table-cell>
          <table:table-cell table:formula="of:=[.T12]/[.T9]" office:value-type="float" office:value="0.129837240910344" calcext:value-type="float">
            <text:p>0.129837240910344</text:p>
          </table:table-cell>
          <table:table-cell table:formula="of:=[.U12]/[.U9]" office:value-type="float" office:value="0.129891286929788" calcext:value-type="float">
            <text:p>0.129891286929788</text:p>
          </table:table-cell>
          <table:table-cell table:formula="of:=[.V12]/[.V9]" office:value-type="float" office:value="0.130528243572396" calcext:value-type="float">
            <text:p>0.130528243572396</text:p>
          </table:table-cell>
          <table:table-cell table:formula="of:=[.W12]/[.W9]" office:value-type="float" office:value="0.12771937758854" calcext:value-type="float">
            <text:p>0.12771937758854</text:p>
          </table:table-cell>
          <table:table-cell table:formula="of:=[.X12]/[.X9]" office:value-type="float" office:value="0.126184490685495" calcext:value-type="float">
            <text:p>0.126184490685495</text:p>
          </table:table-cell>
          <table:table-cell table:formula="of:=[.Y12]/[.Y9]" office:value-type="float" office:value="0.123860926122278" calcext:value-type="float">
            <text:p>0.123860926122278</text:p>
          </table:table-cell>
          <table:table-cell table:formula="of:=[.Z12]/[.Z9]" office:value-type="float" office:value="0.120794169252239" calcext:value-type="float">
            <text:p>0.120794169252239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GDP per capita ($ (constant 2017 PPP) per capita)</text:p>
          </table:table-cell>
          <table:table-cell table:formula="of:=[.B9]/[.B10]" office:value-type="float" office:value="9677.69651878384" calcext:value-type="float">
            <text:p>9677.69651878384</text:p>
          </table:table-cell>
          <table:table-cell table:formula="of:=[.C9]/[.C10]" office:value-type="float" office:value="9647.4197072268" calcext:value-type="float">
            <text:p>9647.4197072268</text:p>
          </table:table-cell>
          <table:table-cell table:formula="of:=[.D9]/[.D10]" office:value-type="float" office:value="9647.75240660358" calcext:value-type="float">
            <text:p>9647.75240660358</text:p>
          </table:table-cell>
          <table:table-cell table:formula="of:=[.E9]/[.E10]" office:value-type="float" office:value="9655.91497358551" calcext:value-type="float">
            <text:p>9655.91497358551</text:p>
          </table:table-cell>
          <table:table-cell table:formula="of:=[.F9]/[.F10]" office:value-type="float" office:value="9778.23979970595" calcext:value-type="float">
            <text:p>9778.23979970595</text:p>
          </table:table-cell>
          <table:table-cell table:formula="of:=[.G9]/[.G10]" office:value-type="float" office:value="9934.82463960112" calcext:value-type="float">
            <text:p>9934.82463960112</text:p>
          </table:table-cell>
          <table:table-cell table:formula="of:=[.H9]/[.H10]" office:value-type="float" office:value="10163.5524954774" calcext:value-type="float">
            <text:p>10163.5524954774</text:p>
          </table:table-cell>
          <table:table-cell table:formula="of:=[.I9]/[.I10]" office:value-type="float" office:value="10407.6706001226" calcext:value-type="float">
            <text:p>10407.6706001226</text:p>
          </table:table-cell>
          <table:table-cell table:formula="of:=[.J9]/[.J10]" office:value-type="float" office:value="10516.0749755046" calcext:value-type="float">
            <text:p>10516.0749755046</text:p>
          </table:table-cell>
          <table:table-cell table:formula="of:=[.K9]/[.K10]" office:value-type="float" office:value="10736.3179017351" calcext:value-type="float">
            <text:p>10736.3179017351</text:p>
          </table:table-cell>
          <table:table-cell table:formula="of:=[.L9]/[.L10]" office:value-type="float" office:value="11097.3149468595" calcext:value-type="float">
            <text:p>11097.3149468595</text:p>
          </table:table-cell>
          <table:table-cell table:formula="of:=[.M9]/[.M10]" office:value-type="float" office:value="11206.1603668006" calcext:value-type="float">
            <text:p>11206.1603668006</text:p>
          </table:table-cell>
          <table:table-cell table:formula="of:=[.N9]/[.N10]" office:value-type="float" office:value="11363.8323691187" calcext:value-type="float">
            <text:p>11363.8323691187</text:p>
          </table:table-cell>
          <table:table-cell table:formula="of:=[.O9]/[.O10]" office:value-type="float" office:value="11639.6676789146" calcext:value-type="float">
            <text:p>11639.6676789146</text:p>
          </table:table-cell>
          <table:table-cell table:formula="of:=[.P9]/[.P10]" office:value-type="float" office:value="12079.0553665747" calcext:value-type="float">
            <text:p>12079.0553665747</text:p>
          </table:table-cell>
          <table:table-cell table:formula="of:=[.Q9]/[.Q10]" office:value-type="float" office:value="12473.0682736657" calcext:value-type="float">
            <text:p>12473.0682736657</text:p>
          </table:table-cell>
          <table:table-cell table:formula="of:=[.R9]/[.R10]" office:value-type="float" office:value="12952.1144094098" calcext:value-type="float">
            <text:p>12952.1144094098</text:p>
          </table:table-cell>
          <table:table-cell table:formula="of:=[.S9]/[.S10]" office:value-type="float" office:value="13453.8659507352" calcext:value-type="float">
            <text:p>13453.8659507352</text:p>
          </table:table-cell>
          <table:table-cell table:formula="of:=[.T9]/[.T10]" office:value-type="float" office:value="13642.6748806364" calcext:value-type="float">
            <text:p>13642.6748806364</text:p>
          </table:table-cell>
          <table:table-cell table:formula="of:=[.U9]/[.U10]" office:value-type="float" office:value="13383.3825012721" calcext:value-type="float">
            <text:p>13383.3825012721</text:p>
          </table:table-cell>
          <table:table-cell table:formula="of:=[.V9]/[.V10]" office:value-type="float" office:value="13892.3333584984" calcext:value-type="float">
            <text:p>13892.3333584984</text:p>
          </table:table-cell>
          <table:table-cell table:formula="of:=[.W9]/[.W10]" office:value-type="float" office:value="14260.6428959691" calcext:value-type="float">
            <text:p>14260.6428959691</text:p>
          </table:table-cell>
          <table:table-cell table:formula="of:=[.X9]/[.X10]" office:value-type="float" office:value="14528.7086365162" calcext:value-type="float">
            <text:p>14528.7086365162</text:p>
          </table:table-cell>
          <table:table-cell table:formula="of:=[.Y9]/[.Y10]" office:value-type="float" office:value="14824.5078182805" calcext:value-type="float">
            <text:p>14824.5078182805</text:p>
          </table:table-cell>
          <table:table-cell table:formula="of:=[.Z9]/[.Z10]" office:value-type="float" office:value="15149.4503422287" calcext:value-type="float">
            <text:p>15149.4503422287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Population, total</text:p>
          </table:table-cell>
          <table:table-cell table:formula="of:=[.B10]" office:value-type="float" office:value="5280062644" calcext:value-type="float">
            <text:p>5280062644</text:p>
          </table:table-cell>
          <table:table-cell table:formula="of:=[.C10]" office:value-type="float" office:value="5368139818" calcext:value-type="float">
            <text:p>5368139818</text:p>
          </table:table-cell>
          <table:table-cell table:formula="of:=[.D10]" office:value-type="float" office:value="5452576967" calcext:value-type="float">
            <text:p>5452576967</text:p>
          </table:table-cell>
          <table:table-cell table:formula="of:=[.E10]" office:value-type="float" office:value="5537885402" calcext:value-type="float">
            <text:p>5537885402</text:p>
          </table:table-cell>
          <table:table-cell table:formula="of:=[.F10]" office:value-type="float" office:value="5622085293" calcext:value-type="float">
            <text:p>5622085293</text:p>
          </table:table-cell>
          <table:table-cell table:formula="of:=[.G10]" office:value-type="float" office:value="5706753581" calcext:value-type="float">
            <text:p>5706753581</text:p>
          </table:table-cell>
          <table:table-cell table:formula="of:=[.H10]" office:value-type="float" office:value="5789655178" calcext:value-type="float">
            <text:p>5789655178</text:p>
          </table:table-cell>
          <table:table-cell table:formula="of:=[.I10]" office:value-type="float" office:value="5872284397" calcext:value-type="float">
            <text:p>5872284397</text:p>
          </table:table-cell>
          <table:table-cell table:formula="of:=[.J10]" office:value-type="float" office:value="5954004340" calcext:value-type="float">
            <text:p>5954004340</text:p>
          </table:table-cell>
          <table:table-cell table:formula="of:=[.K10]" office:value-type="float" office:value="6034484369" calcext:value-type="float">
            <text:p>6034484369</text:p>
          </table:table-cell>
          <table:table-cell table:formula="of:=[.L10]" office:value-type="float" office:value="6114324044" calcext:value-type="float">
            <text:p>6114324044</text:p>
          </table:table-cell>
          <table:table-cell table:formula="of:=[.M10]" office:value-type="float" office:value="6193663732" calcext:value-type="float">
            <text:p>6193663732</text:p>
          </table:table-cell>
          <table:table-cell table:formula="of:=[.N10]" office:value-type="float" office:value="6272724236" calcext:value-type="float">
            <text:p>6272724236</text:p>
          </table:table-cell>
          <table:table-cell table:formula="of:=[.O10]" office:value-type="float" office:value="6351855732" calcext:value-type="float">
            <text:p>6351855732</text:p>
          </table:table-cell>
          <table:table-cell table:formula="of:=[.P10]" office:value-type="float" office:value="6431527221" calcext:value-type="float">
            <text:p>6431527221</text:p>
          </table:table-cell>
          <table:table-cell table:formula="of:=[.Q10]" office:value-type="float" office:value="6511724848" calcext:value-type="float">
            <text:p>6511724848</text:p>
          </table:table-cell>
          <table:table-cell table:formula="of:=[.R10]" office:value-type="float" office:value="6592711655" calcext:value-type="float">
            <text:p>6592711655</text:p>
          </table:table-cell>
          <table:table-cell table:formula="of:=[.S10]" office:value-type="float" office:value="6674181848" calcext:value-type="float">
            <text:p>6674181848</text:p>
          </table:table-cell>
          <table:table-cell table:formula="of:=[.T10]" office:value-type="float" office:value="6757000414" calcext:value-type="float">
            <text:p>6757000414</text:p>
          </table:table-cell>
          <table:table-cell table:formula="of:=[.U10]" office:value-type="float" office:value="6839553692" calcext:value-type="float">
            <text:p>6839553692</text:p>
          </table:table-cell>
          <table:table-cell table:formula="of:=[.V10]" office:value-type="float" office:value="6921854591" calcext:value-type="float">
            <text:p>6921854591</text:p>
          </table:table-cell>
          <table:table-cell table:formula="of:=[.W10]" office:value-type="float" office:value="7003760440" calcext:value-type="float">
            <text:p>7003760440</text:p>
          </table:table-cell>
          <table:table-cell table:formula="of:=[.X10]" office:value-type="float" office:value="7089254548" calcext:value-type="float">
            <text:p>7089254548</text:p>
          </table:table-cell>
          <table:table-cell table:formula="of:=[.Y10]" office:value-type="float" office:value="7175500378" calcext:value-type="float">
            <text:p>7175500378</text:p>
          </table:table-cell>
          <table:table-cell table:formula="of:=[.Z10]" office:value-type="float" office:value="7261846543" calcext:value-type="float">
            <text:p>7261846543</text:p>
          </table:table-cell>
          <table:table-cell table:number-columns-repeated="38"/>
        </table:table-row>
        <table:table-row table:style-name="ro1" table:number-rows-repeated="30">
          <table:table-cell table:number-columns-repeated="64"/>
        </table:table-row>
        <table:table-row table:style-name="ro1">
          <table:table-cell office:value-type="string" calcext:value-type="string">
            <text:p>Last Updated: 05/25/2022</text:p>
          </table:table-cell>
          <table:table-cell table:number-columns-repeated="63"/>
        </table:table-row>
        <table:table-row table:style-name="ro1" table:number-rows-repeated="104852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uropean Union" table:style-name="ta2">
        <office:forms form:automatic-focus="false" form:apply-design-mode="false"/>
        <table:table-column table:style-name="co4" table:default-cell-style-name="Default"/>
        <table:table-column table:style-name="co5" table:number-columns-repeated="26" table:default-cell-style-name="Default"/>
        <table:table-row table:style-name="ro1">
          <table:table-cell table:style-name="ce1" office:value-type="string" calcext:value-type="string">
            <text:p>Raw Data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Series Name</text:p>
          </table:table-cell>
          <table:table-cell office:value-type="string" calcext:value-type="string">
            <text:p>1990 [YR1990]</text:p>
          </table:table-cell>
          <table:table-cell office:value-type="string" calcext:value-type="string">
            <text:p>1991 [YR1991]</text:p>
          </table:table-cell>
          <table:table-cell office:value-type="string" calcext:value-type="string">
            <text:p>1992 [YR1992]</text:p>
          </table:table-cell>
          <table:table-cell office:value-type="string" calcext:value-type="string">
            <text:p>1993 [YR1993]</text:p>
          </table:table-cell>
          <table:table-cell office:value-type="string" calcext:value-type="string">
            <text:p>1994 [YR1994]</text:p>
          </table:table-cell>
          <table:table-cell office:value-type="string" calcext:value-type="string">
            <text:p>1995 [YR1995]</text:p>
          </table:table-cell>
          <table:table-cell office:value-type="string" calcext:value-type="string">
            <text:p>1996 [YR1996]</text:p>
          </table:table-cell>
          <table:table-cell office:value-type="string" calcext:value-type="string">
            <text:p>1997 [YR1997]</text:p>
          </table:table-cell>
          <table:table-cell office:value-type="string" calcext:value-type="string">
            <text:p>1998 [YR1998]</text:p>
          </table:table-cell>
          <table:table-cell office:value-type="string" calcext:value-type="string">
            <text:p>1999 [YR1999]</text:p>
          </table:table-cell>
          <table:table-cell office:value-type="string" calcext:value-type="string">
            <text:p>2000 [YR2000]</text:p>
          </table:table-cell>
          <table:table-cell office:value-type="string" calcext:value-type="string">
            <text:p>2001 [YR2001]</text:p>
          </table:table-cell>
          <table:table-cell office:value-type="string" calcext:value-type="string">
            <text:p>2002 [YR2002]</text:p>
          </table:table-cell>
          <table:table-cell office:value-type="string" calcext:value-type="string">
            <text:p>2003 [YR2003]</text:p>
          </table:table-cell>
          <table:table-cell office:value-type="string" calcext:value-type="string">
            <text:p>2004 [YR2004]</text:p>
          </table:table-cell>
          <table:table-cell office:value-type="string" calcext:value-type="string">
            <text:p>2005 [YR2005]</text:p>
          </table:table-cell>
          <table:table-cell office:value-type="string" calcext:value-type="string">
            <text:p>2006 [YR2006]</text:p>
          </table:table-cell>
          <table:table-cell office:value-type="string" calcext:value-type="string">
            <text:p>2007 [YR2007]</text:p>
          </table:table-cell>
          <table:table-cell office:value-type="string" calcext:value-type="string">
            <text:p>2008 [YR2008]</text:p>
          </table:table-cell>
          <table:table-cell office:value-type="string" calcext:value-type="string">
            <text:p>2009 [YR2009]</text:p>
          </table:table-cell>
          <table:table-cell office:value-type="string" calcext:value-type="string">
            <text:p>2010 [YR2010]</text:p>
          </table:table-cell>
          <table:table-cell office:value-type="string" calcext:value-type="string">
            <text:p>2011 [YR2011]</text:p>
          </table:table-cell>
          <table:table-cell office:value-type="string" calcext:value-type="string">
            <text:p>2012 [YR2012]</text:p>
          </table:table-cell>
          <table:table-cell office:value-type="string" calcext:value-type="string">
            <text:p>2013 [YR2013]</text:p>
          </table:table-cell>
          <table:table-cell office:value-type="string" calcext:value-type="string">
            <text:p>2014 [YR2014]</text:p>
          </table:table-cell>
          <table:table-cell office:value-type="string" calcext:value-type="string">
            <text:p>2015 [YR2015]</text:p>
          </table:table-cell>
        </table:table-row>
        <table:table-row table:style-name="ro1">
          <table:table-cell office:value-type="string" calcext:value-type="string">
            <text:p>CO2 emissions (kt)</text:p>
          </table:table-cell>
          <table:table-cell office:value-type="float" office:value="3562660" calcext:value-type="float">
            <text:p>3562660</text:p>
          </table:table-cell>
          <table:table-cell office:value-type="float" office:value="3523680" calcext:value-type="float">
            <text:p>3523680</text:p>
          </table:table-cell>
          <table:table-cell office:value-type="float" office:value="3409310" calcext:value-type="float">
            <text:p>3409310</text:p>
          </table:table-cell>
          <table:table-cell office:value-type="float" office:value="3348670" calcext:value-type="float">
            <text:p>3348670</text:p>
          </table:table-cell>
          <table:table-cell office:value-type="float" office:value="3336380" calcext:value-type="float">
            <text:p>3336380</text:p>
          </table:table-cell>
          <table:table-cell office:value-type="float" office:value="3389850" calcext:value-type="float">
            <text:p>3389850</text:p>
          </table:table-cell>
          <table:table-cell office:value-type="float" office:value="3487250" calcext:value-type="float">
            <text:p>3487250</text:p>
          </table:table-cell>
          <table:table-cell office:value-type="float" office:value="3418590" calcext:value-type="float">
            <text:p>3418590</text:p>
          </table:table-cell>
          <table:table-cell office:value-type="float" office:value="3410320" calcext:value-type="float">
            <text:p>3410320</text:p>
          </table:table-cell>
          <table:table-cell office:value-type="float" office:value="3355390" calcext:value-type="float">
            <text:p>3355390</text:p>
          </table:table-cell>
          <table:table-cell office:value-type="float" office:value="3362290" calcext:value-type="float">
            <text:p>3362290</text:p>
          </table:table-cell>
          <table:table-cell office:value-type="float" office:value="3418140" calcext:value-type="float">
            <text:p>3418140</text:p>
          </table:table-cell>
          <table:table-cell office:value-type="float" office:value="3411220" calcext:value-type="float">
            <text:p>3411220</text:p>
          </table:table-cell>
          <table:table-cell office:value-type="float" office:value="3503750" calcext:value-type="float">
            <text:p>3503750</text:p>
          </table:table-cell>
          <table:table-cell office:value-type="float" office:value="3508990" calcext:value-type="float">
            <text:p>3508990</text:p>
          </table:table-cell>
          <table:table-cell office:value-type="float" office:value="3489300" calcext:value-type="float">
            <text:p>3489300</text:p>
          </table:table-cell>
          <table:table-cell office:value-type="float" office:value="3497050" calcext:value-type="float">
            <text:p>3497050</text:p>
          </table:table-cell>
          <table:table-cell office:value-type="float" office:value="3456800" calcext:value-type="float">
            <text:p>3456800</text:p>
          </table:table-cell>
          <table:table-cell office:value-type="float" office:value="3379180" calcext:value-type="float">
            <text:p>3379180</text:p>
          </table:table-cell>
          <table:table-cell office:value-type="float" office:value="3129340" calcext:value-type="float">
            <text:p>3129340</text:p>
          </table:table-cell>
          <table:table-cell office:value-type="float" office:value="3215040" calcext:value-type="float">
            <text:p>3215040</text:p>
          </table:table-cell>
          <table:table-cell office:value-type="float" office:value="3117130" calcext:value-type="float">
            <text:p>3117130</text:p>
          </table:table-cell>
          <table:table-cell office:value-type="float" office:value="3057640" calcext:value-type="float">
            <text:p>3057640</text:p>
          </table:table-cell>
          <table:table-cell office:value-type="float" office:value="2983560" calcext:value-type="float">
            <text:p>2983560</text:p>
          </table:table-cell>
          <table:table-cell office:value-type="float" office:value="2838990" calcext:value-type="float">
            <text:p>2838990</text:p>
          </table:table-cell>
          <table:table-cell office:value-type="float" office:value="2896820" calcext:value-type="float">
            <text:p>2896820</text:p>
          </table:table-cell>
        </table:table-row>
        <table:table-row table:style-name="ro1">
          <table:table-cell office:value-type="string" calcext:value-type="string">
            <text:p>CO2 emissions from gaseous fuel consumption (kt)</text:p>
          </table:table-cell>
          <table:table-cell office:value-type="float" office:value="568575.883470335" calcext:value-type="float">
            <text:p>568575.883470335</text:p>
          </table:table-cell>
          <table:table-cell office:value-type="float" office:value="582196.487579947" calcext:value-type="float">
            <text:p>582196.487579947</text:p>
          </table:table-cell>
          <table:table-cell office:value-type="float" office:value="566342.458932754" calcext:value-type="float">
            <text:p>566342.458932754</text:p>
          </table:table-cell>
          <table:table-cell office:value-type="float" office:value="577304.922014604" calcext:value-type="float">
            <text:p>577304.922014604</text:p>
          </table:table-cell>
          <table:table-cell office:value-type="float" office:value="570761.265312493" calcext:value-type="float">
            <text:p>570761.265312493</text:p>
          </table:table-cell>
          <table:table-cell office:value-type="float" office:value="620162.197201795" calcext:value-type="float">
            <text:p>620162.197201795</text:p>
          </table:table-cell>
          <table:table-cell office:value-type="float" office:value="674000.316528989" calcext:value-type="float">
            <text:p>674000.316528989</text:p>
          </table:table-cell>
          <table:table-cell office:value-type="float" office:value="655883.945614383" calcext:value-type="float">
            <text:p>655883.945614383</text:p>
          </table:table-cell>
          <table:table-cell office:value-type="float" office:value="674909.93465687" calcext:value-type="float">
            <text:p>674909.93465687</text:p>
          </table:table-cell>
          <table:table-cell office:value-type="float" office:value="690132.195930578" calcext:value-type="float">
            <text:p>690132.195930578</text:p>
          </table:table-cell>
          <table:table-cell office:value-type="float" office:value="708419.490015071" calcext:value-type="float">
            <text:p>708419.490015071</text:p>
          </table:table-cell>
          <table:table-cell office:value-type="float" office:value="733737.249048043" calcext:value-type="float">
            <text:p>733737.249048043</text:p>
          </table:table-cell>
          <table:table-cell office:value-type="float" office:value="739014.69163352" calcext:value-type="float">
            <text:p>739014.69163352</text:p>
          </table:table-cell>
          <table:table-cell office:value-type="float" office:value="777268.800179638" calcext:value-type="float">
            <text:p>777268.800179638</text:p>
          </table:table-cell>
          <table:table-cell office:value-type="float" office:value="797636.200464256" calcext:value-type="float">
            <text:p>797636.200464256</text:p>
          </table:table-cell>
          <table:table-cell office:value-type="float" office:value="825486.102910455" calcext:value-type="float">
            <text:p>825486.102910455</text:p>
          </table:table-cell>
          <table:table-cell office:value-type="float" office:value="824284.345441478" calcext:value-type="float">
            <text:p>824284.345441478</text:p>
          </table:table-cell>
          <table:table-cell office:value-type="float" office:value="810216.065345932" calcext:value-type="float">
            <text:p>810216.065345932</text:p>
          </table:table-cell>
          <table:table-cell office:value-type="float" office:value="824552.627689904" calcext:value-type="float">
            <text:p>824552.627689904</text:p>
          </table:table-cell>
          <table:table-cell office:value-type="float" office:value="774982.888419077" calcext:value-type="float">
            <text:p>774982.888419077</text:p>
          </table:table-cell>
          <table:table-cell office:value-type="float" office:value="832531.268256109" calcext:value-type="float">
            <text:p>832531.268256109</text:p>
          </table:table-cell>
          <table:table-cell office:value-type="float" office:value="765563.608929817" calcext:value-type="float">
            <text:p>765563.608929817</text:p>
          </table:table-cell>
          <table:table-cell office:value-type="float" office:value="751421.826848401" calcext:value-type="float">
            <text:p>751421.826848401</text:p>
          </table:table-cell>
          <table:table-cell office:value-type="float" office:value="738007.714427099" calcext:value-type="float">
            <text:p>738007.714427099</text:p>
          </table:table-cell>
          <table:table-cell office:value-type="float" office:value="650705.730709831" calcext:value-type="float">
            <text:p>650705.730709831</text:p>
          </table:table-cell>
          <table:table-cell office:value-type="float" office:value="668614.060065766" calcext:value-type="float">
            <text:p>668614.060065766</text:p>
          </table:table-cell>
        </table:table-row>
        <table:table-row table:style-name="ro1">
          <table:table-cell office:value-type="string" calcext:value-type="string">
            <text:p>CO2 emissions from liquid fuel consumption (kt)</text:p>
          </table:table-cell>
          <table:table-cell office:value-type="float" office:value="1443886.67848106" calcext:value-type="float">
            <text:p>1443886.67848106</text:p>
          </table:table-cell>
          <table:table-cell office:value-type="float" office:value="1451147.63563051" calcext:value-type="float">
            <text:p>1451147.63563051</text:p>
          </table:table-cell>
          <table:table-cell office:value-type="float" office:value="1443514.55" calcext:value-type="float">
            <text:p>1443514.55</text:p>
          </table:table-cell>
          <table:table-cell office:value-type="float" office:value="1464218.432" calcext:value-type="float">
            <text:p>1464218.432</text:p>
          </table:table-cell>
          <table:table-cell office:value-type="float" office:value="1441237.343" calcext:value-type="float">
            <text:p>1441237.343</text:p>
          </table:table-cell>
          <table:table-cell office:value-type="float" office:value="1470756.693" calcext:value-type="float">
            <text:p>1470756.693</text:p>
          </table:table-cell>
          <table:table-cell office:value-type="float" office:value="1508710.143" calcext:value-type="float">
            <text:p>1508710.143</text:p>
          </table:table-cell>
          <table:table-cell office:value-type="float" office:value="1493459.09" calcext:value-type="float">
            <text:p>1493459.09</text:p>
          </table:table-cell>
          <table:table-cell office:value-type="float" office:value="1524991.623" calcext:value-type="float">
            <text:p>1524991.623</text:p>
          </table:table-cell>
          <table:table-cell office:value-type="float" office:value="1491973.955" calcext:value-type="float">
            <text:p>1491973.955</text:p>
          </table:table-cell>
          <table:table-cell office:value-type="float" office:value="1454141.516" calcext:value-type="float">
            <text:p>1454141.516</text:p>
          </table:table-cell>
          <table:table-cell office:value-type="float" office:value="1511196.369" calcext:value-type="float">
            <text:p>1511196.369</text:p>
          </table:table-cell>
          <table:table-cell office:value-type="float" office:value="1501306.47" calcext:value-type="float">
            <text:p>1501306.47</text:p>
          </table:table-cell>
          <table:table-cell office:value-type="float" office:value="1498427.875" calcext:value-type="float">
            <text:p>1498427.875</text:p>
          </table:table-cell>
          <table:table-cell office:value-type="float" office:value="1492395.66" calcext:value-type="float">
            <text:p>1492395.66</text:p>
          </table:table-cell>
          <table:table-cell office:value-type="float" office:value="1479788.514" calcext:value-type="float">
            <text:p>1479788.514</text:p>
          </table:table-cell>
          <table:table-cell office:value-type="float" office:value="1469509.913" calcext:value-type="float">
            <text:p>1469509.913</text:p>
          </table:table-cell>
          <table:table-cell office:value-type="float" office:value="1417493.518" calcext:value-type="float">
            <text:p>1417493.518</text:p>
          </table:table-cell>
          <table:table-cell office:value-type="float" office:value="1413833.852" calcext:value-type="float">
            <text:p>1413833.852</text:p>
          </table:table-cell>
          <table:table-cell office:value-type="float" office:value="1338322.988" calcext:value-type="float">
            <text:p>1338322.988</text:p>
          </table:table-cell>
          <table:table-cell office:value-type="float" office:value="1319547.948" calcext:value-type="float">
            <text:p>1319547.948</text:p>
          </table:table-cell>
          <table:table-cell office:value-type="float" office:value="1273226.404" calcext:value-type="float">
            <text:p>1273226.404</text:p>
          </table:table-cell>
          <table:table-cell office:value-type="float" office:value="1213208.615" calcext:value-type="float">
            <text:p>1213208.615</text:p>
          </table:table-cell>
          <table:table-cell office:value-type="float" office:value="1188324.353" calcext:value-type="float">
            <text:p>1188324.353</text:p>
          </table:table-cell>
          <table:table-cell office:value-type="float" office:value="1175907.891" calcext:value-type="float">
            <text:p>1175907.891</text:p>
          </table:table-cell>
          <table:table-cell office:value-type="float" office:value="1195590.16985132" calcext:value-type="float">
            <text:p>1195590.16985132</text:p>
          </table:table-cell>
        </table:table-row>
        <table:table-row table:style-name="ro1">
          <table:table-cell office:value-type="string" calcext:value-type="string">
            <text:p>CO2 emissions from solid fuel consumption (kt)</text:p>
          </table:table-cell>
          <table:table-cell office:value-type="string" calcext:value-type="string">
            <text:p>..</text:p>
          </table:table-cell>
          <table:table-cell office:value-type="float" office:value="1416374.41815658" calcext:value-type="float">
            <text:p>1416374.41815658</text:p>
          </table:table-cell>
          <table:table-cell office:value-type="float" office:value="1331898.93885749" calcext:value-type="float">
            <text:p>1331898.93885749</text:p>
          </table:table-cell>
          <table:table-cell office:value-type="float" office:value="1262782.18421056" calcext:value-type="float">
            <text:p>1262782.18421056</text:p>
          </table:table-cell>
          <table:table-cell office:value-type="float" office:value="1233961.52473571" calcext:value-type="float">
            <text:p>1233961.52473571</text:p>
          </table:table-cell>
          <table:table-cell office:value-type="float" office:value="1219206.34494856" calcext:value-type="float">
            <text:p>1219206.34494856</text:p>
          </table:table-cell>
          <table:table-cell office:value-type="float" office:value="1222882.67584726" calcext:value-type="float">
            <text:p>1222882.67584726</text:p>
          </table:table-cell>
          <table:table-cell office:value-type="float" office:value="1182710.87244419" calcext:value-type="float">
            <text:p>1182710.87244419</text:p>
          </table:table-cell>
          <table:table-cell office:value-type="float" office:value="1128868.40144774" calcext:value-type="float">
            <text:p>1128868.40144774</text:p>
          </table:table-cell>
          <table:table-cell office:value-type="float" office:value="1072949.2804626" calcext:value-type="float">
            <text:p>1072949.2804626</text:p>
          </table:table-cell>
          <table:table-cell office:value-type="float" office:value="1095333.80622405" calcext:value-type="float">
            <text:p>1095333.80622405</text:p>
          </table:table-cell>
          <table:table-cell office:value-type="float" office:value="1096548.24287822" calcext:value-type="float">
            <text:p>1096548.24287822</text:p>
          </table:table-cell>
          <table:table-cell office:value-type="float" office:value="1094592.66965565" calcext:value-type="float">
            <text:p>1094592.66965565</text:p>
          </table:table-cell>
          <table:table-cell office:value-type="float" office:value="1120840.64495437" calcext:value-type="float">
            <text:p>1120840.64495437</text:p>
          </table:table-cell>
          <table:table-cell office:value-type="float" office:value="1111415.00216119" calcext:value-type="float">
            <text:p>1111415.00216119</text:p>
          </table:table-cell>
          <table:table-cell office:value-type="float" office:value="1076915.46180142" calcext:value-type="float">
            <text:p>1076915.46180142</text:p>
          </table:table-cell>
          <table:table-cell office:value-type="float" office:value="1109576.83671184" calcext:value-type="float">
            <text:p>1109576.83671184</text:p>
          </table:table-cell>
          <table:table-cell office:value-type="float" office:value="1114460.26627887" calcext:value-type="float">
            <text:p>1114460.26627887</text:p>
          </table:table-cell>
          <table:table-cell office:value-type="float" office:value="1038222.26254223" calcext:value-type="float">
            <text:p>1038222.26254223</text:p>
          </table:table-cell>
          <table:table-cell office:value-type="float" office:value="922417.839233141" calcext:value-type="float">
            <text:p>922417.839233141</text:p>
          </table:table-cell>
          <table:table-cell office:value-type="float" office:value="976781.307223218" calcext:value-type="float">
            <text:p>976781.307223218</text:p>
          </table:table-cell>
          <table:table-cell office:value-type="float" office:value="992099.352634474" calcext:value-type="float">
            <text:p>992099.352634474</text:p>
          </table:table-cell>
          <table:table-cell office:value-type="float" office:value="984236.439113749" calcext:value-type="float">
            <text:p>984236.439113749</text:p>
          </table:table-cell>
          <table:table-cell office:value-type="float" office:value="963509.608279139" calcext:value-type="float">
            <text:p>963509.608279139</text:p>
          </table:table-cell>
          <table:table-cell office:value-type="float" office:value="918562.949096277" calcext:value-type="float">
            <text:p>918562.949096277</text:p>
          </table:table-cell>
          <table:table-cell office:value-type="float" office:value="926641.707850345" calcext:value-type="float">
            <text:p>926641.707850345</text:p>
          </table:table-cell>
        </table:table-row>
        <table:table-row table:style-name="ro1">
          <table:table-cell office:value-type="string" calcext:value-type="string">
            <text:p>Energy use (kg of oil equivalent) per $1,000 GDP (constant 2017 PPP)</text:p>
          </table:table-cell>
          <table:table-cell office:value-type="float" office:value="115.67192754185" calcext:value-type="float">
            <text:p>115.67192754185</text:p>
          </table:table-cell>
          <table:table-cell office:value-type="float" office:value="114.787042330514" calcext:value-type="float">
            <text:p>114.787042330514</text:p>
          </table:table-cell>
          <table:table-cell office:value-type="float" office:value="112.417664183685" calcext:value-type="float">
            <text:p>112.417664183685</text:p>
          </table:table-cell>
          <table:table-cell office:value-type="float" office:value="112.900941480304" calcext:value-type="float">
            <text:p>112.900941480304</text:p>
          </table:table-cell>
          <table:table-cell office:value-type="float" office:value="109.398306384416" calcext:value-type="float">
            <text:p>109.398306384416</text:p>
          </table:table-cell>
          <table:table-cell office:value-type="float" office:value="111.027883429276" calcext:value-type="float">
            <text:p>111.027883429276</text:p>
          </table:table-cell>
          <table:table-cell office:value-type="float" office:value="112.478255598748" calcext:value-type="float">
            <text:p>112.478255598748</text:p>
          </table:table-cell>
          <table:table-cell office:value-type="float" office:value="108.88004544184" calcext:value-type="float">
            <text:p>108.88004544184</text:p>
          </table:table-cell>
          <table:table-cell office:value-type="float" office:value="106.273456728511" calcext:value-type="float">
            <text:p>106.273456728511</text:p>
          </table:table-cell>
          <table:table-cell office:value-type="float" office:value="102.296320202895" calcext:value-type="float">
            <text:p>102.296320202895</text:p>
          </table:table-cell>
          <table:table-cell office:value-type="float" office:value="99.1167933141364" calcext:value-type="float">
            <text:p>99.1167933141364</text:p>
          </table:table-cell>
          <table:table-cell office:value-type="float" office:value="99.506255111925" calcext:value-type="float">
            <text:p>99.506255111925</text:p>
          </table:table-cell>
          <table:table-cell office:value-type="float" office:value="98.4198247371403" calcext:value-type="float">
            <text:p>98.4198247371403</text:p>
          </table:table-cell>
          <table:table-cell office:value-type="float" office:value="99.4750003485315" calcext:value-type="float">
            <text:p>99.4750003485315</text:p>
          </table:table-cell>
          <table:table-cell office:value-type="float" office:value="98.0053760088165" calcext:value-type="float">
            <text:p>98.0053760088165</text:p>
          </table:table-cell>
          <table:table-cell office:value-type="float" office:value="96.3005568488411" calcext:value-type="float">
            <text:p>96.3005568488411</text:p>
          </table:table-cell>
          <table:table-cell office:value-type="float" office:value="93.5290062400986" calcext:value-type="float">
            <text:p>93.5290062400986</text:p>
          </table:table-cell>
          <table:table-cell office:value-type="float" office:value="89.2197082477067" calcext:value-type="float">
            <text:p>89.2197082477067</text:p>
          </table:table-cell>
          <table:table-cell office:value-type="float" office:value="88.2034627991736" calcext:value-type="float">
            <text:p>88.2034627991736</text:p>
          </table:table-cell>
          <table:table-cell office:value-type="float" office:value="86.8062599676995" calcext:value-type="float">
            <text:p>86.8062599676995</text:p>
          </table:table-cell>
          <table:table-cell office:value-type="float" office:value="88.3965443541532" calcext:value-type="float">
            <text:p>88.3965443541532</text:p>
          </table:table-cell>
          <table:table-cell office:value-type="float" office:value="83.8492890279834" calcext:value-type="float">
            <text:p>83.8492890279834</text:p>
          </table:table-cell>
          <table:table-cell office:value-type="float" office:value="83.3736030222371" calcext:value-type="float">
            <text:p>83.3736030222371</text:p>
          </table:table-cell>
          <table:table-cell office:value-type="float" office:value="82.4201621587482" calcext:value-type="float">
            <text:p>82.4201621587482</text:p>
          </table:table-cell>
          <table:table-cell office:value-type="float" office:value="78.3066721518347" calcext:value-type="float">
            <text:p>78.3066721518347</text:p>
          </table:table-cell>
          <table:table-cell office:value-type="float" office:value="77.5210150899618" calcext:value-type="float">
            <text:p>77.5210150899618</text:p>
          </table:table-cell>
        </table:table-row>
        <table:table-row table:style-name="ro1">
          <table:table-cell office:value-type="string" calcext:value-type="string">
            <text:p>GDP, PPP (constant 2017 international $)</text:p>
          </table:table-cell>
          <table:table-cell office:value-type="float" office:value="11993493724085.9" calcext:value-type="float">
            <text:p>11993493724085.9</text:p>
          </table:table-cell>
          <table:table-cell office:value-type="float" office:value="12162298185810.3" calcext:value-type="float">
            <text:p>12162298185810.3</text:p>
          </table:table-cell>
          <table:table-cell office:value-type="float" office:value="12282758946086.8" calcext:value-type="float">
            <text:p>12282758946086.8</text:p>
          </table:table-cell>
          <table:table-cell office:value-type="float" office:value="12220666164857" calcext:value-type="float">
            <text:p>12220666164857</text:p>
          </table:table-cell>
          <table:table-cell office:value-type="float" office:value="12546973303670.2" calcext:value-type="float">
            <text:p>12546973303670.2</text:p>
          </table:table-cell>
          <table:table-cell office:value-type="float" office:value="12897680472421" calcext:value-type="float">
            <text:p>12897680472421</text:p>
          </table:table-cell>
          <table:table-cell office:value-type="float" office:value="13158223535042.7" calcext:value-type="float">
            <text:p>13158223535042.7</text:p>
          </table:table-cell>
          <table:table-cell office:value-type="float" office:value="13495931940852.5" calcext:value-type="float">
            <text:p>13495931940852.5</text:p>
          </table:table-cell>
          <table:table-cell office:value-type="float" office:value="13896851400748.5" calcext:value-type="float">
            <text:p>13896851400748.5</text:p>
          </table:table-cell>
          <table:table-cell office:value-type="float" office:value="14293444682075.8" calcext:value-type="float">
            <text:p>14293444682075.8</text:p>
          </table:table-cell>
          <table:table-cell office:value-type="float" office:value="14851392067685.6" calcext:value-type="float">
            <text:p>14851392067685.6</text:p>
          </table:table-cell>
          <table:table-cell office:value-type="float" office:value="15187502637900.9" calcext:value-type="float">
            <text:p>15187502637900.9</text:p>
          </table:table-cell>
          <table:table-cell office:value-type="float" office:value="15378976248357.6" calcext:value-type="float">
            <text:p>15378976248357.6</text:p>
          </table:table-cell>
          <table:table-cell office:value-type="float" office:value="15546939055857.3" calcext:value-type="float">
            <text:p>15546939055857.3</text:p>
          </table:table-cell>
          <table:table-cell office:value-type="float" office:value="15977503508166.1" calcext:value-type="float">
            <text:p>15977503508166.1</text:p>
          </table:table-cell>
          <table:table-cell office:value-type="float" office:value="16309889282004.7" calcext:value-type="float">
            <text:p>16309889282004.7</text:p>
          </table:table-cell>
          <table:table-cell office:value-type="float" office:value="16907083562297.6" calcext:value-type="float">
            <text:p>16907083562297.6</text:p>
          </table:table-cell>
          <table:table-cell office:value-type="float" office:value="17470550404316.8" calcext:value-type="float">
            <text:p>17470550404316.8</text:p>
          </table:table-cell>
          <table:table-cell office:value-type="float" office:value="17623482839208.5" calcext:value-type="float">
            <text:p>17623482839208.5</text:p>
          </table:table-cell>
          <table:table-cell office:value-type="float" office:value="16870191787377" calcext:value-type="float">
            <text:p>16870191787377</text:p>
          </table:table-cell>
          <table:table-cell office:value-type="float" office:value="17222553190547.6" calcext:value-type="float">
            <text:p>17222553190547.6</text:p>
          </table:table-cell>
          <table:table-cell office:value-type="float" office:value="17533268976310.1" calcext:value-type="float">
            <text:p>17533268976310.1</text:p>
          </table:table-cell>
          <table:table-cell office:value-type="float" office:value="17408615393686.2" calcext:value-type="float">
            <text:p>17408615393686.2</text:p>
          </table:table-cell>
          <table:table-cell office:value-type="float" office:value="17407983743547.1" calcext:value-type="float">
            <text:p>17407983743547.1</text:p>
          </table:table-cell>
          <table:table-cell office:value-type="float" office:value="17693947870922.7" calcext:value-type="float">
            <text:p>17693947870922.7</text:p>
          </table:table-cell>
          <table:table-cell office:value-type="float" office:value="18116125136536.5" calcext:value-type="float">
            <text:p>18116125136536.5</text:p>
          </table:table-cell>
        </table:table-row>
        <table:table-row table:style-name="ro1">
          <table:table-cell office:value-type="string" calcext:value-type="string">
            <text:p>Population, total</text:p>
          </table:table-cell>
          <table:table-cell office:value-type="float" office:value="420477999" calcext:value-type="float">
            <text:p>420477999</text:p>
          </table:table-cell>
          <table:table-cell office:value-type="float" office:value="421730520" calcext:value-type="float">
            <text:p>421730520</text:p>
          </table:table-cell>
          <table:table-cell office:value-type="float" office:value="422963890" calcext:value-type="float">
            <text:p>422963890</text:p>
          </table:table-cell>
          <table:table-cell office:value-type="float" office:value="424341124" calcext:value-type="float">
            <text:p>424341124</text:p>
          </table:table-cell>
          <table:table-cell office:value-type="float" office:value="425399126" calcext:value-type="float">
            <text:p>425399126</text:p>
          </table:table-cell>
          <table:table-cell office:value-type="float" office:value="426203356" calcext:value-type="float">
            <text:p>426203356</text:p>
          </table:table-cell>
          <table:table-cell office:value-type="float" office:value="426896861" calcext:value-type="float">
            <text:p>426896861</text:p>
          </table:table-cell>
          <table:table-cell office:value-type="float" office:value="427538048" calcext:value-type="float">
            <text:p>427538048</text:p>
          </table:table-cell>
          <table:table-cell office:value-type="float" office:value="428109867" calcext:value-type="float">
            <text:p>428109867</text:p>
          </table:table-cell>
          <table:table-cell office:value-type="float" office:value="428815486" calcext:value-type="float">
            <text:p>428815486</text:p>
          </table:table-cell>
          <table:table-cell office:value-type="float" office:value="429328622" calcext:value-type="float">
            <text:p>429328622</text:p>
          </table:table-cell>
          <table:table-cell office:value-type="float" office:value="429895628" calcext:value-type="float">
            <text:p>429895628</text:p>
          </table:table-cell>
          <table:table-cell office:value-type="float" office:value="430881947" calcext:value-type="float">
            <text:p>430881947</text:p>
          </table:table-cell>
          <table:table-cell office:value-type="float" office:value="432415932" calcext:value-type="float">
            <text:p>432415932</text:p>
          </table:table-cell>
          <table:table-cell office:value-type="float" office:value="434040244" calcext:value-type="float">
            <text:p>434040244</text:p>
          </table:table-cell>
          <table:table-cell office:value-type="float" office:value="435581949" calcext:value-type="float">
            <text:p>435581949</text:p>
          </table:table-cell>
          <table:table-cell office:value-type="float" office:value="436998045" calcext:value-type="float">
            <text:p>436998045</text:p>
          </table:table-cell>
          <table:table-cell office:value-type="float" office:value="438468397" calcext:value-type="float">
            <text:p>438468397</text:p>
          </table:table-cell>
          <table:table-cell office:value-type="float" office:value="439876674" calcext:value-type="float">
            <text:p>439876674</text:p>
          </table:table-cell>
          <table:table-cell office:value-type="float" office:value="440917801" calcext:value-type="float">
            <text:p>440917801</text:p>
          </table:table-cell>
          <table:table-cell office:value-type="float" office:value="441532415" calcext:value-type="float">
            <text:p>441532415</text:p>
          </table:table-cell>
          <table:table-cell office:value-type="float" office:value="440746989" calcext:value-type="float">
            <text:p>440746989</text:p>
          </table:table-cell>
          <table:table-cell office:value-type="float" office:value="441395937" calcext:value-type="float">
            <text:p>441395937</text:p>
          </table:table-cell>
          <table:table-cell office:value-type="float" office:value="442469469" calcext:value-type="float">
            <text:p>442469469</text:p>
          </table:table-cell>
          <table:table-cell office:value-type="float" office:value="443576675" calcext:value-type="float">
            <text:p>443576675</text:p>
          </table:table-cell>
          <table:table-cell office:value-type="float" office:value="444543761" calcext:value-type="float">
            <text:p>444543761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Energy use (kg of oil equivalent)</text:p>
          </table:table-cell>
          <table:table-cell table:formula="of:=[.B8]*[.B9]/1000" office:value-type="float" office:value="1387310537026.1" calcext:value-type="float">
            <text:p>1387310537026.1</text:p>
          </table:table-cell>
          <table:table-cell table:formula="of:=[.C8]*[.C9]/1000" office:value-type="float" office:value="1396074236690.94" calcext:value-type="float">
            <text:p>1396074236690.94</text:p>
          </table:table-cell>
          <table:table-cell table:formula="of:=[.D8]*[.D9]/1000" office:value-type="float" office:value="1380799070450.34" calcext:value-type="float">
            <text:p>1380799070450.34</text:p>
          </table:table-cell>
          <table:table-cell table:formula="of:=[.E8]*[.E9]/1000" office:value-type="float" office:value="1379724715528.85" calcext:value-type="float">
            <text:p>1379724715528.85</text:p>
          </table:table-cell>
          <table:table-cell table:formula="of:=[.F8]*[.F9]/1000" office:value-type="float" office:value="1372617629672" calcext:value-type="float">
            <text:p>1372617629672</text:p>
          </table:table-cell>
          <table:table-cell table:formula="of:=[.G8]*[.G9]/1000" office:value-type="float" office:value="1432002164000.01" calcext:value-type="float">
            <text:p>1432002164000.01</text:p>
          </table:table-cell>
          <table:table-cell table:formula="of:=[.H8]*[.H9]/1000" office:value-type="float" office:value="1480014029999.99" calcext:value-type="float">
            <text:p>1480014029999.99</text:p>
          </table:table-cell>
          <table:table-cell table:formula="of:=[.I8]*[.I9]/1000" office:value-type="float" office:value="1469437683000" calcext:value-type="float">
            <text:p>1469437683000</text:p>
          </table:table-cell>
          <table:table-cell table:formula="of:=[.J8]*[.J9]/1000" office:value-type="float" office:value="1476866435999.99" calcext:value-type="float">
            <text:p>1476866435999.99</text:p>
          </table:table-cell>
          <table:table-cell table:formula="of:=[.K8]*[.K9]/1000" office:value-type="float" office:value="1462166793999.99" calcext:value-type="float">
            <text:p>1462166793999.99</text:p>
          </table:table-cell>
          <table:table-cell table:formula="of:=[.L8]*[.L9]/1000" office:value-type="float" office:value="1472022358000" calcext:value-type="float">
            <text:p>1472022358000</text:p>
          </table:table-cell>
          <table:table-cell table:formula="of:=[.M8]*[.M9]/1000" office:value-type="float" office:value="1511251512000" calcext:value-type="float">
            <text:p>1511251512000</text:p>
          </table:table-cell>
          <table:table-cell table:formula="of:=[.N8]*[.N9]/1000" office:value-type="float" office:value="1513596147000" calcext:value-type="float">
            <text:p>1513596147000</text:p>
          </table:table-cell>
          <table:table-cell table:formula="of:=[.O8]*[.O9]/1000" office:value-type="float" office:value="1546531768000" calcext:value-type="float">
            <text:p>1546531768000</text:p>
          </table:table-cell>
          <table:table-cell table:formula="of:=[.P8]*[.P9]/1000" office:value-type="float" office:value="1565881239000" calcext:value-type="float">
            <text:p>1565881239000</text:p>
          </table:table-cell>
          <table:table-cell table:formula="of:=[.Q8]*[.Q9]/1000" office:value-type="float" office:value="1570651420000" calcext:value-type="float">
            <text:p>1570651420000</text:p>
          </table:table-cell>
          <table:table-cell table:formula="of:=[.R8]*[.R9]/1000" office:value-type="float" office:value="1581302724000" calcext:value-type="float">
            <text:p>1581302724000</text:p>
          </table:table-cell>
          <table:table-cell table:formula="of:=[.S8]*[.S9]/1000" office:value-type="float" office:value="1558717410000" calcext:value-type="float">
            <text:p>1558717410000</text:p>
          </table:table-cell>
          <table:table-cell table:formula="of:=[.T8]*[.T9]/1000" office:value-type="float" office:value="1554452213000" calcext:value-type="float">
            <text:p>1554452213000</text:p>
          </table:table-cell>
          <table:table-cell table:formula="of:=[.U8]*[.U9]/1000" office:value-type="float" office:value="1464438254000" calcext:value-type="float">
            <text:p>1464438254000</text:p>
          </table:table-cell>
          <table:table-cell table:formula="of:=[.V8]*[.V9]/1000" office:value-type="float" office:value="1522414187000" calcext:value-type="float">
            <text:p>1522414187000</text:p>
          </table:table-cell>
          <table:table-cell table:formula="of:=[.W8]*[.W9]/1000" office:value-type="float" office:value="1470152138000" calcext:value-type="float">
            <text:p>1470152138000</text:p>
          </table:table-cell>
          <table:table-cell table:formula="of:=[.X8]*[.X9]/1000" office:value-type="float" office:value="1451418989000" calcext:value-type="float">
            <text:p>1451418989000</text:p>
          </table:table-cell>
          <table:table-cell table:formula="of:=[.Y8]*[.Y9]/1000" office:value-type="float" office:value="1434768843000" calcext:value-type="float">
            <text:p>1434768843000</text:p>
          </table:table-cell>
          <table:table-cell table:formula="of:=[.Z8]*[.Z9]/1000" office:value-type="float" office:value="1385554175000" calcext:value-type="float">
            <text:p>1385554175000</text:p>
          </table:table-cell>
          <table:table-cell table:formula="of:=[.AA8]*[.AA9]/1000" office:value-type="float" office:value="1404380410081.08" calcext:value-type="float">
            <text:p>1404380410081.08</text:p>
          </table:table-cell>
        </table:table-row>
        <table:table-row table:style-name="ro1">
          <table:table-cell office:value-type="string" calcext:value-type="string">
            <text:p>Fossil carbon emissions (kt)</text:p>
          </table:table-cell>
          <table:table-cell table:formula="of:=[.B5]+[.B6]+[.B7]" office:value-type="string" office:string-value="" calcext:value-type="error">
            <text:p>#VALUE!</text:p>
          </table:table-cell>
          <table:table-cell table:formula="of:=[.C5]+[.C6]+[.C7]" office:value-type="float" office:value="3449718.54136704" calcext:value-type="float">
            <text:p>3449718.54136704</text:p>
          </table:table-cell>
          <table:table-cell table:formula="of:=[.D5]+[.D6]+[.D7]" office:value-type="float" office:value="3341755.94779024" calcext:value-type="float">
            <text:p>3341755.94779024</text:p>
          </table:table-cell>
          <table:table-cell table:formula="of:=[.E5]+[.E6]+[.E7]" office:value-type="float" office:value="3304305.53822516" calcext:value-type="float">
            <text:p>3304305.53822516</text:p>
          </table:table-cell>
          <table:table-cell table:formula="of:=[.F5]+[.F6]+[.F7]" office:value-type="float" office:value="3245960.1330482" calcext:value-type="float">
            <text:p>3245960.1330482</text:p>
          </table:table-cell>
          <table:table-cell table:formula="of:=[.G5]+[.G6]+[.G7]" office:value-type="float" office:value="3310125.23515035" calcext:value-type="float">
            <text:p>3310125.23515035</text:p>
          </table:table-cell>
          <table:table-cell table:formula="of:=[.H5]+[.H6]+[.H7]" office:value-type="float" office:value="3405593.13537625" calcext:value-type="float">
            <text:p>3405593.13537625</text:p>
          </table:table-cell>
          <table:table-cell table:formula="of:=[.I5]+[.I6]+[.I7]" office:value-type="float" office:value="3332053.90805857" calcext:value-type="float">
            <text:p>3332053.90805857</text:p>
          </table:table-cell>
          <table:table-cell table:formula="of:=[.J5]+[.J6]+[.J7]" office:value-type="float" office:value="3328769.95910461" calcext:value-type="float">
            <text:p>3328769.95910461</text:p>
          </table:table-cell>
          <table:table-cell table:formula="of:=[.K5]+[.K6]+[.K7]" office:value-type="float" office:value="3255055.43139318" calcext:value-type="float">
            <text:p>3255055.43139318</text:p>
          </table:table-cell>
          <table:table-cell table:formula="of:=[.L5]+[.L6]+[.L7]" office:value-type="float" office:value="3257894.81223912" calcext:value-type="float">
            <text:p>3257894.81223912</text:p>
          </table:table-cell>
          <table:table-cell table:formula="of:=[.M5]+[.M6]+[.M7]" office:value-type="float" office:value="3341481.86092626" calcext:value-type="float">
            <text:p>3341481.86092626</text:p>
          </table:table-cell>
          <table:table-cell table:formula="of:=[.N5]+[.N6]+[.N7]" office:value-type="float" office:value="3334913.83128917" calcext:value-type="float">
            <text:p>3334913.83128917</text:p>
          </table:table-cell>
          <table:table-cell table:formula="of:=[.O5]+[.O6]+[.O7]" office:value-type="float" office:value="3396537.32013401" calcext:value-type="float">
            <text:p>3396537.32013401</text:p>
          </table:table-cell>
          <table:table-cell table:formula="of:=[.P5]+[.P6]+[.P7]" office:value-type="float" office:value="3401446.86262545" calcext:value-type="float">
            <text:p>3401446.86262545</text:p>
          </table:table-cell>
          <table:table-cell table:formula="of:=[.Q5]+[.Q6]+[.Q7]" office:value-type="float" office:value="3382190.07871187" calcext:value-type="float">
            <text:p>3382190.07871187</text:p>
          </table:table-cell>
          <table:table-cell table:formula="of:=[.R5]+[.R6]+[.R7]" office:value-type="float" office:value="3403371.09515332" calcext:value-type="float">
            <text:p>3403371.09515332</text:p>
          </table:table-cell>
          <table:table-cell table:formula="of:=[.S5]+[.S6]+[.S7]" office:value-type="float" office:value="3342169.8496248" calcext:value-type="float">
            <text:p>3342169.8496248</text:p>
          </table:table-cell>
          <table:table-cell table:formula="of:=[.T5]+[.T6]+[.T7]" office:value-type="float" office:value="3276608.74223213" calcext:value-type="float">
            <text:p>3276608.74223213</text:p>
          </table:table-cell>
          <table:table-cell table:formula="of:=[.U5]+[.U6]+[.U7]" office:value-type="float" office:value="3035723.71565222" calcext:value-type="float">
            <text:p>3035723.71565222</text:p>
          </table:table-cell>
          <table:table-cell table:formula="of:=[.V5]+[.V6]+[.V7]" office:value-type="float" office:value="3128860.52347933" calcext:value-type="float">
            <text:p>3128860.52347933</text:p>
          </table:table-cell>
          <table:table-cell table:formula="of:=[.W5]+[.W6]+[.W7]" office:value-type="float" office:value="3030889.36556429" calcext:value-type="float">
            <text:p>3030889.36556429</text:p>
          </table:table-cell>
          <table:table-cell table:formula="of:=[.X5]+[.X6]+[.X7]" office:value-type="float" office:value="2948866.88096215" calcext:value-type="float">
            <text:p>2948866.88096215</text:p>
          </table:table-cell>
          <table:table-cell table:formula="of:=[.Y5]+[.Y6]+[.Y7]" office:value-type="float" office:value="2889841.67570624" calcext:value-type="float">
            <text:p>2889841.67570624</text:p>
          </table:table-cell>
          <table:table-cell table:formula="of:=[.Z5]+[.Z6]+[.Z7]" office:value-type="float" office:value="2745176.57080611" calcext:value-type="float">
            <text:p>2745176.57080611</text:p>
          </table:table-cell>
          <table:table-cell table:formula="of:=[.AA5]+[.AA6]+[.AA7]" office:value-type="float" office:value="2790845.93776743" calcext:value-type="float">
            <text:p>2790845.93776743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style-name="ce1" office:value-type="string" calcext:value-type="string">
            <text:p>Kaya Coefficien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Carbon footprint of the energy (kg per kg of oil equivalent)</text:p>
          </table:table-cell>
          <table:table-cell table:formula="of:=1000000*[.B4]/[.B12]" office:value-type="float" office:value="2.56803354758415" calcext:value-type="float">
            <text:p>2.56803354758415</text:p>
          </table:table-cell>
          <table:table-cell table:formula="of:=1000000*[.C4]/[.C12]" office:value-type="float" office:value="2.52399185329287" calcext:value-type="float">
            <text:p>2.52399185329287</text:p>
          </table:table-cell>
          <table:table-cell table:formula="of:=1000000*[.D4]/[.D12]" office:value-type="float" office:value="2.4690848023877" calcext:value-type="float">
            <text:p>2.4690848023877</text:p>
          </table:table-cell>
          <table:table-cell table:formula="of:=1000000*[.E4]/[.E12]" office:value-type="float" office:value="2.42705661666461" calcext:value-type="float">
            <text:p>2.42705661666461</text:p>
          </table:table-cell>
          <table:table-cell table:formula="of:=1000000*[.F4]/[.F12]" office:value-type="float" office:value="2.43066964016575" calcext:value-type="float">
            <text:p>2.43066964016575</text:p>
          </table:table-cell>
          <table:table-cell table:formula="of:=1000000*[.G4]/[.G12]" office:value-type="float" office:value="2.36721010988638" calcext:value-type="float">
            <text:p>2.36721010988638</text:p>
          </table:table-cell>
          <table:table-cell table:formula="of:=1000000*[.H4]/[.H12]" office:value-type="float" office:value="2.35622766359858" calcext:value-type="float">
            <text:p>2.35622766359858</text:p>
          </table:table-cell>
          <table:table-cell table:formula="of:=1000000*[.I4]/[.I12]" office:value-type="float" office:value="2.32646136651445" calcext:value-type="float">
            <text:p>2.32646136651445</text:p>
          </table:table-cell>
          <table:table-cell table:formula="of:=1000000*[.J4]/[.J12]" office:value-type="float" office:value="2.30915939103922" calcext:value-type="float">
            <text:p>2.30915939103922</text:p>
          </table:table-cell>
          <table:table-cell table:formula="of:=1000000*[.K4]/[.K12]" office:value-type="float" office:value="2.2948065937271" calcext:value-type="float">
            <text:p>2.2948065937271</text:p>
          </table:table-cell>
          <table:table-cell table:formula="of:=1000000*[.L4]/[.L12]" office:value-type="float" office:value="2.28412970885052" calcext:value-type="float">
            <text:p>2.28412970885052</text:p>
          </table:table-cell>
          <table:table-cell table:formula="of:=1000000*[.M4]/[.M12]" office:value-type="float" office:value="2.26179426313785" calcext:value-type="float">
            <text:p>2.26179426313785</text:p>
          </table:table-cell>
          <table:table-cell table:formula="of:=1000000*[.N4]/[.N12]" office:value-type="float" office:value="2.25371873915057" calcext:value-type="float">
            <text:p>2.25371873915057</text:p>
          </table:table-cell>
          <table:table-cell table:formula="of:=1000000*[.O4]/[.O12]" office:value-type="float" office:value="2.26555320265493" calcext:value-type="float">
            <text:p>2.26555320265493</text:p>
          </table:table-cell>
          <table:table-cell table:formula="of:=1000000*[.P4]/[.P12]" office:value-type="float" office:value="2.2409042988732" calcext:value-type="float">
            <text:p>2.2409042988732</text:p>
          </table:table-cell>
          <table:table-cell table:formula="of:=1000000*[.Q4]/[.Q12]" office:value-type="float" office:value="2.22156231202465" calcext:value-type="float">
            <text:p>2.22156231202465</text:p>
          </table:table-cell>
          <table:table-cell table:formula="of:=1000000*[.R4]/[.R12]" office:value-type="float" office:value="2.21149938397248" calcext:value-type="float">
            <text:p>2.21149938397248</text:p>
          </table:table-cell>
          <table:table-cell table:formula="of:=1000000*[.S4]/[.S12]" office:value-type="float" office:value="2.21772078622" calcext:value-type="float">
            <text:p>2.21772078622</text:p>
          </table:table-cell>
          <table:table-cell table:formula="of:=1000000*[.T4]/[.T12]" office:value-type="float" office:value="2.17387190917782" calcext:value-type="float">
            <text:p>2.17387190917782</text:p>
          </table:table-cell>
          <table:table-cell table:formula="of:=1000000*[.U4]/[.U12]" office:value-type="float" office:value="2.13688763691638" calcext:value-type="float">
            <text:p>2.13688763691638</text:p>
          </table:table-cell>
          <table:table-cell table:formula="of:=1000000*[.V4]/[.V12]" office:value-type="float" office:value="2.1118037571204" calcext:value-type="float">
            <text:p>2.1118037571204</text:p>
          </table:table-cell>
          <table:table-cell table:formula="of:=1000000*[.W4]/[.W12]" office:value-type="float" office:value="2.12027716004995" calcext:value-type="float">
            <text:p>2.12027716004995</text:p>
          </table:table-cell>
          <table:table-cell table:formula="of:=1000000*[.X4]/[.X12]" office:value-type="float" office:value="2.106655640565" calcext:value-type="float">
            <text:p>2.106655640565</text:p>
          </table:table-cell>
          <table:table-cell table:formula="of:=1000000*[.Y4]/[.Y12]" office:value-type="float" office:value="2.07947086010146" calcext:value-type="float">
            <text:p>2.07947086010146</text:p>
          </table:table-cell>
          <table:table-cell table:formula="of:=1000000*[.Z4]/[.Z12]" office:value-type="float" office:value="2.04899241850287" calcext:value-type="float">
            <text:p>2.04899241850287</text:p>
          </table:table-cell>
          <table:table-cell table:formula="of:=1000000*[.AA4]/[.AA12]" office:value-type="float" office:value="2.06270322428718" calcext:value-type="float">
            <text:p>2.06270322428718</text:p>
          </table:table-cell>
        </table:table-row>
        <table:table-row table:style-name="ro1">
          <table:table-cell office:value-type="string" calcext:value-type="string">
            <text:p>Energy intensity of the GDP (kg of oil equivalent per $ (constant 2017 PPP)</text:p>
          </table:table-cell>
          <table:table-cell table:formula="of:=[.B12]/[.B9]" office:value-type="float" office:value="0.11567192754185" calcext:value-type="float">
            <text:p>0.11567192754185</text:p>
          </table:table-cell>
          <table:table-cell table:formula="of:=[.C12]/[.C9]" office:value-type="float" office:value="0.114787042330514" calcext:value-type="float">
            <text:p>0.114787042330514</text:p>
          </table:table-cell>
          <table:table-cell table:formula="of:=[.D12]/[.D9]" office:value-type="float" office:value="0.112417664183685" calcext:value-type="float">
            <text:p>0.112417664183685</text:p>
          </table:table-cell>
          <table:table-cell table:formula="of:=[.E12]/[.E9]" office:value-type="float" office:value="0.112900941480304" calcext:value-type="float">
            <text:p>0.112900941480304</text:p>
          </table:table-cell>
          <table:table-cell table:formula="of:=[.F12]/[.F9]" office:value-type="float" office:value="0.109398306384416" calcext:value-type="float">
            <text:p>0.109398306384416</text:p>
          </table:table-cell>
          <table:table-cell table:formula="of:=[.G12]/[.G9]" office:value-type="float" office:value="0.111027883429276" calcext:value-type="float">
            <text:p>0.111027883429276</text:p>
          </table:table-cell>
          <table:table-cell table:formula="of:=[.H12]/[.H9]" office:value-type="float" office:value="0.112478255598748" calcext:value-type="float">
            <text:p>0.112478255598748</text:p>
          </table:table-cell>
          <table:table-cell table:formula="of:=[.I12]/[.I9]" office:value-type="float" office:value="0.10888004544184" calcext:value-type="float">
            <text:p>0.10888004544184</text:p>
          </table:table-cell>
          <table:table-cell table:formula="of:=[.J12]/[.J9]" office:value-type="float" office:value="0.106273456728511" calcext:value-type="float">
            <text:p>0.106273456728511</text:p>
          </table:table-cell>
          <table:table-cell table:formula="of:=[.K12]/[.K9]" office:value-type="float" office:value="0.102296320202895" calcext:value-type="float">
            <text:p>0.102296320202895</text:p>
          </table:table-cell>
          <table:table-cell table:formula="of:=[.L12]/[.L9]" office:value-type="float" office:value="0.0991167933141364" calcext:value-type="float">
            <text:p>0.099116793314136</text:p>
          </table:table-cell>
          <table:table-cell table:formula="of:=[.M12]/[.M9]" office:value-type="float" office:value="0.099506255111925" calcext:value-type="float">
            <text:p>0.099506255111925</text:p>
          </table:table-cell>
          <table:table-cell table:formula="of:=[.N12]/[.N9]" office:value-type="float" office:value="0.0984198247371403" calcext:value-type="float">
            <text:p>0.09841982473714</text:p>
          </table:table-cell>
          <table:table-cell table:formula="of:=[.O12]/[.O9]" office:value-type="float" office:value="0.0994750003485315" calcext:value-type="float">
            <text:p>0.099475000348532</text:p>
          </table:table-cell>
          <table:table-cell table:formula="of:=[.P12]/[.P9]" office:value-type="float" office:value="0.0980053760088165" calcext:value-type="float">
            <text:p>0.098005376008817</text:p>
          </table:table-cell>
          <table:table-cell table:formula="of:=[.Q12]/[.Q9]" office:value-type="float" office:value="0.0963005568488411" calcext:value-type="float">
            <text:p>0.096300556848841</text:p>
          </table:table-cell>
          <table:table-cell table:formula="of:=[.R12]/[.R9]" office:value-type="float" office:value="0.0935290062400986" calcext:value-type="float">
            <text:p>0.093529006240099</text:p>
          </table:table-cell>
          <table:table-cell table:formula="of:=[.S12]/[.S9]" office:value-type="float" office:value="0.0892197082477067" calcext:value-type="float">
            <text:p>0.089219708247707</text:p>
          </table:table-cell>
          <table:table-cell table:formula="of:=[.T12]/[.T9]" office:value-type="float" office:value="0.0882034627991736" calcext:value-type="float">
            <text:p>0.088203462799174</text:p>
          </table:table-cell>
          <table:table-cell table:formula="of:=[.U12]/[.U9]" office:value-type="float" office:value="0.0868062599676995" calcext:value-type="float">
            <text:p>0.0868062599677</text:p>
          </table:table-cell>
          <table:table-cell table:formula="of:=[.V12]/[.V9]" office:value-type="float" office:value="0.0883965443541532" calcext:value-type="float">
            <text:p>0.088396544354153</text:p>
          </table:table-cell>
          <table:table-cell table:formula="of:=[.W12]/[.W9]" office:value-type="float" office:value="0.0838492890279834" calcext:value-type="float">
            <text:p>0.083849289027983</text:p>
          </table:table-cell>
          <table:table-cell table:formula="of:=[.X12]/[.X9]" office:value-type="float" office:value="0.0833736030222371" calcext:value-type="float">
            <text:p>0.083373603022237</text:p>
          </table:table-cell>
          <table:table-cell table:formula="of:=[.Y12]/[.Y9]" office:value-type="float" office:value="0.0824201621587482" calcext:value-type="float">
            <text:p>0.082420162158748</text:p>
          </table:table-cell>
          <table:table-cell table:formula="of:=[.Z12]/[.Z9]" office:value-type="float" office:value="0.0783066721518347" calcext:value-type="float">
            <text:p>0.078306672151835</text:p>
          </table:table-cell>
          <table:table-cell table:formula="of:=[.AA12]/[.AA9]" office:value-type="float" office:value="0.0775210150899618" calcext:value-type="float">
            <text:p>0.077521015089962</text:p>
          </table:table-cell>
        </table:table-row>
        <table:table-row table:style-name="ro1">
          <table:table-cell office:value-type="string" calcext:value-type="string">
            <text:p>GDP per capita ($ (constant 2017 PPP) per capita)</text:p>
          </table:table-cell>
          <table:table-cell table:formula="of:=[.B9]/[.B10]" office:value-type="float" office:value="28523.4750750559" calcext:value-type="float">
            <text:p>28523.4750750559</text:p>
          </table:table-cell>
          <table:table-cell table:formula="of:=[.C9]/[.C10]" office:value-type="float" office:value="28839.0277891444" calcext:value-type="float">
            <text:p>28839.0277891444</text:p>
          </table:table-cell>
          <table:table-cell table:formula="of:=[.D9]/[.D10]" office:value-type="float" office:value="29039.7342101398" calcext:value-type="float">
            <text:p>29039.7342101398</text:p>
          </table:table-cell>
          <table:table-cell table:formula="of:=[.E9]/[.E10]" office:value-type="float" office:value="28799.1558528676" calcext:value-type="float">
            <text:p>28799.1558528676</text:p>
          </table:table-cell>
          <table:table-cell table:formula="of:=[.F9]/[.F10]" office:value-type="float" office:value="29494.5911658272" calcext:value-type="float">
            <text:p>29494.5911658272</text:p>
          </table:table-cell>
          <table:table-cell table:formula="of:=[.G9]/[.G10]" office:value-type="float" office:value="30261.7994223889" calcext:value-type="float">
            <text:p>30261.7994223889</text:p>
          </table:table-cell>
          <table:table-cell table:formula="of:=[.H9]/[.H10]" office:value-type="float" office:value="30822.9568711743" calcext:value-type="float">
            <text:p>30822.9568711743</text:p>
          </table:table-cell>
          <table:table-cell table:formula="of:=[.I9]/[.I10]" office:value-type="float" office:value="31566.6219743149" calcext:value-type="float">
            <text:p>31566.6219743149</text:p>
          </table:table-cell>
          <table:table-cell table:formula="of:=[.J9]/[.J10]" office:value-type="float" office:value="32460.9462943037" calcext:value-type="float">
            <text:p>32460.9462943037</text:p>
          </table:table-cell>
          <table:table-cell table:formula="of:=[.K9]/[.K10]" office:value-type="float" office:value="33332.3892180419" calcext:value-type="float">
            <text:p>33332.3892180419</text:p>
          </table:table-cell>
          <table:table-cell table:formula="of:=[.L9]/[.L10]" office:value-type="float" office:value="34592.1313107459" calcext:value-type="float">
            <text:p>34592.1313107459</text:p>
          </table:table-cell>
          <table:table-cell table:formula="of:=[.M9]/[.M10]" office:value-type="float" office:value="35328.3486704845" calcext:value-type="float">
            <text:p>35328.3486704845</text:p>
          </table:table-cell>
          <table:table-cell table:formula="of:=[.N9]/[.N10]" office:value-type="float" office:value="35691.8556357099" calcext:value-type="float">
            <text:p>35691.8556357099</text:p>
          </table:table-cell>
          <table:table-cell table:formula="of:=[.O9]/[.O10]" office:value-type="float" office:value="35953.6684597858" calcext:value-type="float">
            <text:p>35953.6684597858</text:p>
          </table:table-cell>
          <table:table-cell table:formula="of:=[.P9]/[.P10]" office:value-type="float" office:value="36811.1107876119" calcext:value-type="float">
            <text:p>36811.1107876119</text:p>
          </table:table-cell>
          <table:table-cell table:formula="of:=[.Q9]/[.Q10]" office:value-type="float" office:value="37443.9053763559" calcext:value-type="float">
            <text:p>37443.9053763559</text:p>
          </table:table-cell>
          <table:table-cell table:formula="of:=[.R9]/[.R10]" office:value-type="float" office:value="38689.1514864731" calcext:value-type="float">
            <text:p>38689.1514864731</text:p>
          </table:table-cell>
          <table:table-cell table:formula="of:=[.S9]/[.S10]" office:value-type="float" office:value="39844.4916984902" calcext:value-type="float">
            <text:p>39844.4916984902</text:p>
          </table:table-cell>
          <table:table-cell table:formula="of:=[.T9]/[.T10]" office:value-type="float" office:value="40064.5996500567" calcext:value-type="float">
            <text:p>40064.5996500567</text:p>
          </table:table-cell>
          <table:table-cell table:formula="of:=[.U9]/[.U10]" office:value-type="float" office:value="38261.5348010796" calcext:value-type="float">
            <text:p>38261.5348010796</text:p>
          </table:table-cell>
          <table:table-cell table:formula="of:=[.V9]/[.V10]" office:value-type="float" office:value="39006.3166495887" calcext:value-type="float">
            <text:p>39006.3166495887</text:p>
          </table:table-cell>
          <table:table-cell table:formula="of:=[.W9]/[.W10]" office:value-type="float" office:value="39780.8026234981" calcext:value-type="float">
            <text:p>39780.8026234981</text:p>
          </table:table-cell>
          <table:table-cell table:formula="of:=[.X9]/[.X10]" office:value-type="float" office:value="39439.9085592086" calcext:value-type="float">
            <text:p>39439.9085592086</text:p>
          </table:table-cell>
          <table:table-cell table:formula="of:=[.Y9]/[.Y10]" office:value-type="float" office:value="39342.7907758018" calcext:value-type="float">
            <text:p>39342.7907758018</text:p>
          </table:table-cell>
          <table:table-cell table:formula="of:=[.Z9]/[.Z10]" office:value-type="float" office:value="39889.2657530351" calcext:value-type="float">
            <text:p>39889.2657530351</text:p>
          </table:table-cell>
          <table:table-cell table:formula="of:=[.AA9]/[.AA10]" office:value-type="float" office:value="40752.1749844927" calcext:value-type="float">
            <text:p>40752.1749844927</text:p>
          </table:table-cell>
        </table:table-row>
        <table:table-row table:style-name="ro1">
          <table:table-cell office:value-type="string" calcext:value-type="string">
            <text:p>Population, total</text:p>
          </table:table-cell>
          <table:table-cell table:formula="of:=[.B10]" office:value-type="float" office:value="420477999" calcext:value-type="float">
            <text:p>420477999</text:p>
          </table:table-cell>
          <table:table-cell table:formula="of:=[.C10]" office:value-type="float" office:value="421730520" calcext:value-type="float">
            <text:p>421730520</text:p>
          </table:table-cell>
          <table:table-cell table:formula="of:=[.D10]" office:value-type="float" office:value="422963890" calcext:value-type="float">
            <text:p>422963890</text:p>
          </table:table-cell>
          <table:table-cell table:formula="of:=[.E10]" office:value-type="float" office:value="424341124" calcext:value-type="float">
            <text:p>424341124</text:p>
          </table:table-cell>
          <table:table-cell table:formula="of:=[.F10]" office:value-type="float" office:value="425399126" calcext:value-type="float">
            <text:p>425399126</text:p>
          </table:table-cell>
          <table:table-cell table:formula="of:=[.G10]" office:value-type="float" office:value="426203356" calcext:value-type="float">
            <text:p>426203356</text:p>
          </table:table-cell>
          <table:table-cell table:formula="of:=[.H10]" office:value-type="float" office:value="426896861" calcext:value-type="float">
            <text:p>426896861</text:p>
          </table:table-cell>
          <table:table-cell table:formula="of:=[.I10]" office:value-type="float" office:value="427538048" calcext:value-type="float">
            <text:p>427538048</text:p>
          </table:table-cell>
          <table:table-cell table:formula="of:=[.J10]" office:value-type="float" office:value="428109867" calcext:value-type="float">
            <text:p>428109867</text:p>
          </table:table-cell>
          <table:table-cell table:formula="of:=[.K10]" office:value-type="float" office:value="428815486" calcext:value-type="float">
            <text:p>428815486</text:p>
          </table:table-cell>
          <table:table-cell table:formula="of:=[.L10]" office:value-type="float" office:value="429328622" calcext:value-type="float">
            <text:p>429328622</text:p>
          </table:table-cell>
          <table:table-cell table:formula="of:=[.M10]" office:value-type="float" office:value="429895628" calcext:value-type="float">
            <text:p>429895628</text:p>
          </table:table-cell>
          <table:table-cell table:formula="of:=[.N10]" office:value-type="float" office:value="430881947" calcext:value-type="float">
            <text:p>430881947</text:p>
          </table:table-cell>
          <table:table-cell table:formula="of:=[.O10]" office:value-type="float" office:value="432415932" calcext:value-type="float">
            <text:p>432415932</text:p>
          </table:table-cell>
          <table:table-cell table:formula="of:=[.P10]" office:value-type="float" office:value="434040244" calcext:value-type="float">
            <text:p>434040244</text:p>
          </table:table-cell>
          <table:table-cell table:formula="of:=[.Q10]" office:value-type="float" office:value="435581949" calcext:value-type="float">
            <text:p>435581949</text:p>
          </table:table-cell>
          <table:table-cell table:formula="of:=[.R10]" office:value-type="float" office:value="436998045" calcext:value-type="float">
            <text:p>436998045</text:p>
          </table:table-cell>
          <table:table-cell table:formula="of:=[.S10]" office:value-type="float" office:value="438468397" calcext:value-type="float">
            <text:p>438468397</text:p>
          </table:table-cell>
          <table:table-cell table:formula="of:=[.T10]" office:value-type="float" office:value="439876674" calcext:value-type="float">
            <text:p>439876674</text:p>
          </table:table-cell>
          <table:table-cell table:formula="of:=[.U10]" office:value-type="float" office:value="440917801" calcext:value-type="float">
            <text:p>440917801</text:p>
          </table:table-cell>
          <table:table-cell table:formula="of:=[.V10]" office:value-type="float" office:value="441532415" calcext:value-type="float">
            <text:p>441532415</text:p>
          </table:table-cell>
          <table:table-cell table:formula="of:=[.W10]" office:value-type="float" office:value="440746989" calcext:value-type="float">
            <text:p>440746989</text:p>
          </table:table-cell>
          <table:table-cell table:formula="of:=[.X10]" office:value-type="float" office:value="441395937" calcext:value-type="float">
            <text:p>441395937</text:p>
          </table:table-cell>
          <table:table-cell table:formula="of:=[.Y10]" office:value-type="float" office:value="442469469" calcext:value-type="float">
            <text:p>442469469</text:p>
          </table:table-cell>
          <table:table-cell table:formula="of:=[.Z10]" office:value-type="float" office:value="443576675" calcext:value-type="float">
            <text:p>443576675</text:p>
          </table:table-cell>
          <table:table-cell table:formula="of:=[.AA10]" office:value-type="float" office:value="444543761" calcext:value-type="float">
            <text:p>444543761</text:p>
          </table:table-cell>
        </table:table-row>
        <table:table-row table:style-name="ro1" table:number-rows-repeated="1048553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China" table:style-name="ta2">
        <office:forms form:automatic-focus="false" form:apply-design-mode="false"/>
        <table:table-column table:style-name="co7" table:default-cell-style-name="Default"/>
        <table:table-column table:style-name="co8" table:number-columns-repeated="25" table:default-cell-style-name="Default"/>
        <table:table-row table:style-name="ro1">
          <table:table-cell table:style-name="ce1" office:value-type="string" calcext:value-type="string">
            <text:p>Raw Data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Series Name</text:p>
          </table:table-cell>
          <table:table-cell office:value-type="string" calcext:value-type="string">
            <text:p>1990 [YR1990]</text:p>
          </table:table-cell>
          <table:table-cell office:value-type="string" calcext:value-type="string">
            <text:p>1991 [YR1991]</text:p>
          </table:table-cell>
          <table:table-cell office:value-type="string" calcext:value-type="string">
            <text:p>1992 [YR1992]</text:p>
          </table:table-cell>
          <table:table-cell office:value-type="string" calcext:value-type="string">
            <text:p>1993 [YR1993]</text:p>
          </table:table-cell>
          <table:table-cell office:value-type="string" calcext:value-type="string">
            <text:p>1994 [YR1994]</text:p>
          </table:table-cell>
          <table:table-cell office:value-type="string" calcext:value-type="string">
            <text:p>1995 [YR1995]</text:p>
          </table:table-cell>
          <table:table-cell office:value-type="string" calcext:value-type="string">
            <text:p>1996 [YR1996]</text:p>
          </table:table-cell>
          <table:table-cell office:value-type="string" calcext:value-type="string">
            <text:p>1997 [YR1997]</text:p>
          </table:table-cell>
          <table:table-cell office:value-type="string" calcext:value-type="string">
            <text:p>1998 [YR1998]</text:p>
          </table:table-cell>
          <table:table-cell office:value-type="string" calcext:value-type="string">
            <text:p>1999 [YR1999]</text:p>
          </table:table-cell>
          <table:table-cell office:value-type="string" calcext:value-type="string">
            <text:p>2000 [YR2000]</text:p>
          </table:table-cell>
          <table:table-cell office:value-type="string" calcext:value-type="string">
            <text:p>2001 [YR2001]</text:p>
          </table:table-cell>
          <table:table-cell office:value-type="string" calcext:value-type="string">
            <text:p>2002 [YR2002]</text:p>
          </table:table-cell>
          <table:table-cell office:value-type="string" calcext:value-type="string">
            <text:p>2003 [YR2003]</text:p>
          </table:table-cell>
          <table:table-cell office:value-type="string" calcext:value-type="string">
            <text:p>2004 [YR2004]</text:p>
          </table:table-cell>
          <table:table-cell office:value-type="string" calcext:value-type="string">
            <text:p>2005 [YR2005]</text:p>
          </table:table-cell>
          <table:table-cell office:value-type="string" calcext:value-type="string">
            <text:p>2006 [YR2006]</text:p>
          </table:table-cell>
          <table:table-cell office:value-type="string" calcext:value-type="string">
            <text:p>2007 [YR2007]</text:p>
          </table:table-cell>
          <table:table-cell office:value-type="string" calcext:value-type="string">
            <text:p>2008 [YR2008]</text:p>
          </table:table-cell>
          <table:table-cell office:value-type="string" calcext:value-type="string">
            <text:p>2009 [YR2009]</text:p>
          </table:table-cell>
          <table:table-cell office:value-type="string" calcext:value-type="string">
            <text:p>2010 [YR2010]</text:p>
          </table:table-cell>
          <table:table-cell office:value-type="string" calcext:value-type="string">
            <text:p>2011 [YR2011]</text:p>
          </table:table-cell>
          <table:table-cell office:value-type="string" calcext:value-type="string">
            <text:p>2012 [YR2012]</text:p>
          </table:table-cell>
          <table:table-cell office:value-type="string" calcext:value-type="string">
            <text:p>2013 [YR2013]</text:p>
          </table:table-cell>
          <table:table-cell office:value-type="string" calcext:value-type="string">
            <text:p>2014 [YR2014]</text:p>
          </table:table-cell>
        </table:table-row>
        <table:table-row table:style-name="ro1">
          <table:table-cell office:value-type="string" calcext:value-type="string">
            <text:p>CO2 emissions (kt)</text:p>
          </table:table-cell>
          <table:table-cell office:value-type="float" office:value="2173360" calcext:value-type="float">
            <text:p>2173360</text:p>
          </table:table-cell>
          <table:table-cell office:value-type="float" office:value="2302190" calcext:value-type="float">
            <text:p>2302190</text:p>
          </table:table-cell>
          <table:table-cell office:value-type="float" office:value="2418180" calcext:value-type="float">
            <text:p>2418180</text:p>
          </table:table-cell>
          <table:table-cell office:value-type="float" office:value="2643530" calcext:value-type="float">
            <text:p>2643530</text:p>
          </table:table-cell>
          <table:table-cell office:value-type="float" office:value="2763900" calcext:value-type="float">
            <text:p>2763900</text:p>
          </table:table-cell>
          <table:table-cell office:value-type="float" office:value="3084870" calcext:value-type="float">
            <text:p>3084870</text:p>
          </table:table-cell>
          <table:table-cell office:value-type="float" office:value="3064880" calcext:value-type="float">
            <text:p>3064880</text:p>
          </table:table-cell>
          <table:table-cell office:value-type="float" office:value="3128650" calcext:value-type="float">
            <text:p>3128650</text:p>
          </table:table-cell>
          <table:table-cell office:value-type="float" office:value="3232120" calcext:value-type="float">
            <text:p>3232120</text:p>
          </table:table-cell>
          <table:table-cell office:value-type="float" office:value="3149200" calcext:value-type="float">
            <text:p>3149200</text:p>
          </table:table-cell>
          <table:table-cell office:value-type="float" office:value="3344090" calcext:value-type="float">
            <text:p>3344090</text:p>
          </table:table-cell>
          <table:table-cell office:value-type="float" office:value="3526750" calcext:value-type="float">
            <text:p>3526750</text:p>
          </table:table-cell>
          <table:table-cell office:value-type="float" office:value="3808330" calcext:value-type="float">
            <text:p>3808330</text:p>
          </table:table-cell>
          <table:table-cell office:value-type="float" office:value="4413300" calcext:value-type="float">
            <text:p>4413300</text:p>
          </table:table-cell>
          <table:table-cell office:value-type="float" office:value="5121830" calcext:value-type="float">
            <text:p>5121830</text:p>
          </table:table-cell>
          <table:table-cell office:value-type="float" office:value="5819120" calcext:value-type="float">
            <text:p>5819120</text:p>
          </table:table-cell>
          <table:table-cell office:value-type="float" office:value="6431910" calcext:value-type="float">
            <text:p>6431910</text:p>
          </table:table-cell>
          <table:table-cell office:value-type="float" office:value="6988210" calcext:value-type="float">
            <text:p>6988210</text:p>
          </table:table-cell>
          <table:table-cell office:value-type="float" office:value="7195010" calcext:value-type="float">
            <text:p>7195010</text:p>
          </table:table-cell>
          <table:table-cell office:value-type="float" office:value="7715110" calcext:value-type="float">
            <text:p>7715110</text:p>
          </table:table-cell>
          <table:table-cell office:value-type="float" office:value="8470570" calcext:value-type="float">
            <text:p>8470570</text:p>
          </table:table-cell>
          <table:table-cell office:value-type="float" office:value="9278250" calcext:value-type="float">
            <text:p>9278250</text:p>
          </table:table-cell>
          <table:table-cell office:value-type="float" office:value="9533210" calcext:value-type="float">
            <text:p>9533210</text:p>
          </table:table-cell>
          <table:table-cell office:value-type="float" office:value="9936680" calcext:value-type="float">
            <text:p>9936680</text:p>
          </table:table-cell>
          <table:table-cell office:value-type="float" office:value="9894940" calcext:value-type="float">
            <text:p>9894940</text:p>
          </table:table-cell>
        </table:table-row>
        <table:table-row table:style-name="ro1">
          <table:table-cell office:value-type="string" calcext:value-type="string">
            <text:p>CO2 emissions from gaseous fuel consumption (kt)</text:p>
          </table:table-cell>
          <table:table-cell office:value-type="float" office:value="29324.999" calcext:value-type="float">
            <text:p>29324.999</text:p>
          </table:table-cell>
          <table:table-cell office:value-type="float" office:value="30802.8" calcext:value-type="float">
            <text:p>30802.8</text:p>
          </table:table-cell>
          <table:table-cell office:value-type="float" office:value="30263.751" calcext:value-type="float">
            <text:p>30263.751</text:p>
          </table:table-cell>
          <table:table-cell office:value-type="float" office:value="35756.917" calcext:value-type="float">
            <text:p>35756.917</text:p>
          </table:table-cell>
          <table:table-cell office:value-type="float" office:value="41602.115" calcext:value-type="float">
            <text:p>41602.115</text:p>
          </table:table-cell>
          <table:table-cell office:value-type="float" office:value="42471.194" calcext:value-type="float">
            <text:p>42471.194</text:p>
          </table:table-cell>
          <table:table-cell office:value-type="float" office:value="44506.379" calcext:value-type="float">
            <text:p>44506.379</text:p>
          </table:table-cell>
          <table:table-cell office:value-type="float" office:value="44194.684" calcext:value-type="float">
            <text:p>44194.684</text:p>
          </table:table-cell>
          <table:table-cell office:value-type="float" office:value="50542.261" calcext:value-type="float">
            <text:p>50542.261</text:p>
          </table:table-cell>
          <table:table-cell office:value-type="float" office:value="54616.298" calcext:value-type="float">
            <text:p>54616.298</text:p>
          </table:table-cell>
          <table:table-cell office:value-type="float" office:value="59845.44" calcext:value-type="float">
            <text:p>59845.44</text:p>
          </table:table-cell>
          <table:table-cell office:value-type="float" office:value="67212.443" calcext:value-type="float">
            <text:p>67212.443</text:p>
          </table:table-cell>
          <table:table-cell office:value-type="float" office:value="54036.912" calcext:value-type="float">
            <text:p>54036.912</text:p>
          </table:table-cell>
          <table:table-cell office:value-type="float" office:value="60795.193" calcext:value-type="float">
            <text:p>60795.193</text:p>
          </table:table-cell>
          <table:table-cell office:value-type="float" office:value="71579.84" calcext:value-type="float">
            <text:p>71579.84</text:p>
          </table:table-cell>
          <table:table-cell office:value-type="float" office:value="85026.729" calcext:value-type="float">
            <text:p>85026.729</text:p>
          </table:table-cell>
          <table:table-cell office:value-type="float" office:value="103838.439" calcext:value-type="float">
            <text:p>103838.439</text:p>
          </table:table-cell>
          <table:table-cell office:value-type="float" office:value="135433.311" calcext:value-type="float">
            <text:p>135433.311</text:p>
          </table:table-cell>
          <table:table-cell office:value-type="float" office:value="149796.95" calcext:value-type="float">
            <text:p>149796.95</text:p>
          </table:table-cell>
          <table:table-cell office:value-type="float" office:value="171916.294" calcext:value-type="float">
            <text:p>171916.294</text:p>
          </table:table-cell>
          <table:table-cell office:value-type="float" office:value="199748.824" calcext:value-type="float">
            <text:p>199748.824</text:p>
          </table:table-cell>
          <table:table-cell office:value-type="float" office:value="246191.379" calcext:value-type="float">
            <text:p>246191.379</text:p>
          </table:table-cell>
          <table:table-cell office:value-type="float" office:value="277826.588" calcext:value-type="float">
            <text:p>277826.588</text:p>
          </table:table-cell>
          <table:table-cell office:value-type="float" office:value="320389.457" calcext:value-type="float">
            <text:p>320389.457</text:p>
          </table:table-cell>
          <table:table-cell office:value-type="float" office:value="353880.168" calcext:value-type="float">
            <text:p>353880.168</text:p>
          </table:table-cell>
        </table:table-row>
        <table:table-row table:style-name="ro1">
          <table:table-cell office:value-type="string" calcext:value-type="string">
            <text:p>CO2 emissions from liquid fuel consumption (kt)</text:p>
          </table:table-cell>
          <table:table-cell office:value-type="float" office:value="330561.715" calcext:value-type="float">
            <text:p>330561.715</text:p>
          </table:table-cell>
          <table:table-cell office:value-type="float" office:value="356318.723" calcext:value-type="float">
            <text:p>356318.723</text:p>
          </table:table-cell>
          <table:table-cell office:value-type="float" office:value="386109.431" calcext:value-type="float">
            <text:p>386109.431</text:p>
          </table:table-cell>
          <table:table-cell office:value-type="float" office:value="428899.654" calcext:value-type="float">
            <text:p>428899.654</text:p>
          </table:table-cell>
          <table:table-cell office:value-type="float" office:value="424059.214" calcext:value-type="float">
            <text:p>424059.214</text:p>
          </table:table-cell>
          <table:table-cell office:value-type="float" office:value="468613.264" calcext:value-type="float">
            <text:p>468613.264</text:p>
          </table:table-cell>
          <table:table-cell office:value-type="float" office:value="511040.454" calcext:value-type="float">
            <text:p>511040.454</text:p>
          </table:table-cell>
          <table:table-cell office:value-type="float" office:value="558418.094" calcext:value-type="float">
            <text:p>558418.094</text:p>
          </table:table-cell>
          <table:table-cell office:value-type="float" office:value="559719.879" calcext:value-type="float">
            <text:p>559719.879</text:p>
          </table:table-cell>
          <table:table-cell office:value-type="float" office:value="597240.623" calcext:value-type="float">
            <text:p>597240.623</text:p>
          </table:table-cell>
          <table:table-cell office:value-type="float" office:value="649216.681" calcext:value-type="float">
            <text:p>649216.681</text:p>
          </table:table-cell>
          <table:table-cell office:value-type="float" office:value="659839.98" calcext:value-type="float">
            <text:p>659839.98</text:p>
          </table:table-cell>
          <table:table-cell office:value-type="float" office:value="653620.748" calcext:value-type="float">
            <text:p>653620.748</text:p>
          </table:table-cell>
          <table:table-cell office:value-type="float" office:value="727694.148" calcext:value-type="float">
            <text:p>727694.148</text:p>
          </table:table-cell>
          <table:table-cell office:value-type="float" office:value="839779.67" calcext:value-type="float">
            <text:p>839779.67</text:p>
          </table:table-cell>
          <table:table-cell office:value-type="float" office:value="850868.678" calcext:value-type="float">
            <text:p>850868.678</text:p>
          </table:table-cell>
          <table:table-cell office:value-type="float" office:value="899269.411" calcext:value-type="float">
            <text:p>899269.411</text:p>
          </table:table-cell>
          <table:table-cell office:value-type="float" office:value="904450.882" calcext:value-type="float">
            <text:p>904450.882</text:p>
          </table:table-cell>
          <table:table-cell office:value-type="float" office:value="970911.59" calcext:value-type="float">
            <text:p>970911.59</text:p>
          </table:table-cell>
          <table:table-cell office:value-type="float" office:value="952294.231" calcext:value-type="float">
            <text:p>952294.231</text:p>
          </table:table-cell>
          <table:table-cell office:value-type="float" office:value="1093466.397" calcext:value-type="float">
            <text:p>1093466.397</text:p>
          </table:table-cell>
          <table:table-cell office:value-type="float" office:value="1124778.91" calcext:value-type="float">
            <text:p>1124778.91</text:p>
          </table:table-cell>
          <table:table-cell office:value-type="float" office:value="1177675.385" calcext:value-type="float">
            <text:p>1177675.385</text:p>
          </table:table-cell>
          <table:table-cell office:value-type="float" office:value="1235632.32" calcext:value-type="float">
            <text:p>1235632.32</text:p>
          </table:table-cell>
          <table:table-cell office:value-type="float" office:value="1264106.575" calcext:value-type="float">
            <text:p>1264106.575</text:p>
          </table:table-cell>
        </table:table-row>
        <table:table-row table:style-name="ro1">
          <table:table-cell office:value-type="string" calcext:value-type="string">
            <text:p>CO2 emissions from solid fuel consumption (kt)</text:p>
          </table:table-cell>
          <table:table-cell office:value-type="float" office:value="1978302.496" calcext:value-type="float">
            <text:p>1978302.496</text:p>
          </table:table-cell>
          <table:table-cell office:value-type="float" office:value="2051598.492" calcext:value-type="float">
            <text:p>2051598.492</text:p>
          </table:table-cell>
          <table:table-cell office:value-type="float" office:value="2116449.387" calcext:value-type="float">
            <text:p>2116449.387</text:p>
          </table:table-cell>
          <table:table-cell office:value-type="float" office:value="2230570.094" calcext:value-type="float">
            <text:p>2230570.094</text:p>
          </table:table-cell>
          <table:table-cell office:value-type="float" office:value="2382537.908" calcext:value-type="float">
            <text:p>2382537.908</text:p>
          </table:table-cell>
          <table:table-cell office:value-type="float" office:value="2571857.784" calcext:value-type="float">
            <text:p>2571857.784</text:p>
          </table:table-cell>
          <table:table-cell office:value-type="float" office:value="2662579.364" calcext:value-type="float">
            <text:p>2662579.364</text:p>
          </table:table-cell>
          <table:table-cell office:value-type="float" office:value="2611692.405" calcext:value-type="float">
            <text:p>2611692.405</text:p>
          </table:table-cell>
          <table:table-cell office:value-type="float" office:value="2446772.747" calcext:value-type="float">
            <text:p>2446772.747</text:p>
          </table:table-cell>
          <table:table-cell office:value-type="float" office:value="2380440.384" calcext:value-type="float">
            <text:p>2380440.384</text:p>
          </table:table-cell>
          <table:table-cell office:value-type="float" office:value="2398390.349" calcext:value-type="float">
            <text:p>2398390.349</text:p>
          </table:table-cell>
          <table:table-cell office:value-type="float" office:value="2430843.299" calcext:value-type="float">
            <text:p>2430843.299</text:p>
          </table:table-cell>
          <table:table-cell office:value-type="float" office:value="2781045.466" calcext:value-type="float">
            <text:p>2781045.466</text:p>
          </table:table-cell>
          <table:table-cell office:value-type="float" office:value="3321997.639" calcext:value-type="float">
            <text:p>3321997.639</text:p>
          </table:table-cell>
          <table:table-cell office:value-type="float" office:value="3838428.583" calcext:value-type="float">
            <text:p>3838428.583</text:p>
          </table:table-cell>
          <table:table-cell office:value-type="float" office:value="4428012.51" calcext:value-type="float">
            <text:p>4428012.51</text:p>
          </table:table-cell>
          <table:table-cell office:value-type="float" office:value="4909390.601" calcext:value-type="float">
            <text:p>4909390.601</text:p>
          </table:table-cell>
          <table:table-cell office:value-type="float" office:value="4978938.923" calcext:value-type="float">
            <text:p>4978938.923</text:p>
          </table:table-cell>
          <table:table-cell office:value-type="float" office:value="5734164.907" calcext:value-type="float">
            <text:p>5734164.907</text:p>
          </table:table-cell>
          <table:table-cell office:value-type="float" office:value="5613696.623" calcext:value-type="float">
            <text:p>5613696.623</text:p>
          </table:table-cell>
          <table:table-cell office:value-type="float" office:value="6574171.931" calcext:value-type="float">
            <text:p>6574171.931</text:p>
          </table:table-cell>
          <table:table-cell office:value-type="float" office:value="7315771.343" calcext:value-type="float">
            <text:p>7315771.343</text:p>
          </table:table-cell>
          <table:table-cell office:value-type="float" office:value="7470918.446" calcext:value-type="float">
            <text:p>7470918.446</text:p>
          </table:table-cell>
          <table:table-cell office:value-type="float" office:value="7499587.052" calcext:value-type="float">
            <text:p>7499587.052</text:p>
          </table:table-cell>
          <table:table-cell office:value-type="float" office:value="7431146.164" calcext:value-type="float">
            <text:p>7431146.164</text:p>
          </table:table-cell>
        </table:table-row>
        <table:table-row table:style-name="ro1">
          <table:table-cell office:value-type="string" calcext:value-type="string">
            <text:p>Energy use (kg of oil equivalent) per $1,000 GDP (constant 2017 PPP)</text:p>
          </table:table-cell>
          <table:table-cell office:value-type="float" office:value="538.6595242856" calcext:value-type="float">
            <text:p>538.6595242856</text:p>
          </table:table-cell>
          <table:table-cell office:value-type="float" office:value="480.125933653922" calcext:value-type="float">
            <text:p>480.125933653922</text:p>
          </table:table-cell>
          <table:table-cell office:value-type="float" office:value="434.629126253198" calcext:value-type="float">
            <text:p>434.629126253198</text:p>
          </table:table-cell>
          <table:table-cell office:value-type="float" office:value="404.265129579428" calcext:value-type="float">
            <text:p>404.265129579428</text:p>
          </table:table-cell>
          <table:table-cell office:value-type="float" office:value="374.571517288557" calcext:value-type="float">
            <text:p>374.571517288557</text:p>
          </table:table-cell>
          <table:table-cell office:value-type="float" office:value="362.468186967024" calcext:value-type="float">
            <text:p>362.468186967024</text:p>
          </table:table-cell>
          <table:table-cell office:value-type="float" office:value="338.919863555613" calcext:value-type="float">
            <text:p>338.919863555613</text:p>
          </table:table-cell>
          <table:table-cell office:value-type="float" office:value="309.934537208359" calcext:value-type="float">
            <text:p>309.934537208359</text:p>
          </table:table-cell>
          <table:table-cell office:value-type="float" office:value="289.359171817041" calcext:value-type="float">
            <text:p>289.359171817041</text:p>
          </table:table-cell>
          <table:table-cell office:value-type="float" office:value="273.962737266064" calcext:value-type="float">
            <text:p>273.962737266064</text:p>
          </table:table-cell>
          <table:table-cell office:value-type="float" office:value="260.449263386049" calcext:value-type="float">
            <text:p>260.449263386049</text:p>
          </table:table-cell>
          <table:table-cell office:value-type="float" office:value="250.195806693024" calcext:value-type="float">
            <text:p>250.195806693024</text:p>
          </table:table-cell>
          <table:table-cell office:value-type="float" office:value="244.712641937632" calcext:value-type="float">
            <text:p>244.712641937632</text:p>
          </table:table-cell>
          <table:table-cell office:value-type="float" office:value="254.141377157414" calcext:value-type="float">
            <text:p>254.141377157414</text:p>
          </table:table-cell>
          <table:table-cell office:value-type="float" office:value="263.250391569644" calcext:value-type="float">
            <text:p>263.250391569644</text:p>
          </table:table-cell>
          <table:table-cell office:value-type="float" office:value="261.252791097485" calcext:value-type="float">
            <text:p>261.252791097485</text:p>
          </table:table-cell>
          <table:table-cell office:value-type="float" office:value="253.382773948216" calcext:value-type="float">
            <text:p>253.382773948216</text:p>
          </table:table-cell>
          <table:table-cell office:value-type="float" office:value="239.901292536428" calcext:value-type="float">
            <text:p>239.901292536428</text:p>
          </table:table-cell>
          <table:table-cell office:value-type="float" office:value="225.67549885637" calcext:value-type="float">
            <text:p>225.67549885637</text:p>
          </table:table-cell>
          <table:table-cell office:value-type="float" office:value="220.393525668495" calcext:value-type="float">
            <text:p>220.393525668495</text:p>
          </table:table-cell>
          <table:table-cell office:value-type="float" office:value="220.012739960348" calcext:value-type="float">
            <text:p>220.012739960348</text:p>
          </table:table-cell>
          <table:table-cell office:value-type="float" office:value="215.398964590408" calcext:value-type="float">
            <text:p>215.398964590408</text:p>
          </table:table-cell>
          <table:table-cell office:value-type="float" office:value="207.275985361881" calcext:value-type="float">
            <text:p>207.275985361881</text:p>
          </table:table-cell>
          <table:table-cell office:value-type="float" office:value="198.54579573458" calcext:value-type="float">
            <text:p>198.54579573458</text:p>
          </table:table-cell>
          <table:table-cell office:value-type="float" office:value="187.687033335641" calcext:value-type="float">
            <text:p>187.687033335641</text:p>
          </table:table-cell>
        </table:table-row>
        <table:table-row table:style-name="ro1">
          <table:table-cell office:value-type="string" calcext:value-type="string">
            <text:p>GDP, PPP (constant 2017 international $)</text:p>
          </table:table-cell>
          <table:table-cell office:value-type="float" office:value="1616385775698.94" calcext:value-type="float">
            <text:p>1616385775698.94</text:p>
          </table:table-cell>
          <table:table-cell office:value-type="float" office:value="1766108132395.14" calcext:value-type="float">
            <text:p>1766108132395.14</text:p>
          </table:table-cell>
          <table:table-cell office:value-type="float" office:value="2017328706335.29" calcext:value-type="float">
            <text:p>2017328706335.29</text:p>
          </table:table-cell>
          <table:table-cell office:value-type="float" office:value="2297409163056.5" calcext:value-type="float">
            <text:p>2297409163056.5</text:p>
          </table:table-cell>
          <table:table-cell office:value-type="float" office:value="2596917953189.27" calcext:value-type="float">
            <text:p>2596917953189.27</text:p>
          </table:table-cell>
          <table:table-cell office:value-type="float" office:value="2881383160103.41" calcext:value-type="float">
            <text:p>2881383160103.41</text:p>
          </table:table-cell>
          <table:table-cell office:value-type="float" office:value="3167290039416.23" calcext:value-type="float">
            <text:p>3167290039416.23</text:p>
          </table:table-cell>
          <table:table-cell office:value-type="float" office:value="3459845648886.52" calcext:value-type="float">
            <text:p>3459845648886.52</text:p>
          </table:table-cell>
          <table:table-cell office:value-type="float" office:value="3731303470424.21" calcext:value-type="float">
            <text:p>3731303470424.21</text:p>
          </table:table-cell>
          <table:table-cell office:value-type="float" office:value="4017182938755.54" calcext:value-type="float">
            <text:p>4017182938755.54</text:p>
          </table:table-cell>
          <table:table-cell office:value-type="float" office:value="4358245522535.81" calcext:value-type="float">
            <text:p>4358245522535.81</text:p>
          </table:table-cell>
          <table:table-cell office:value-type="float" office:value="4721537253617.51" calcext:value-type="float">
            <text:p>4721537253617.51</text:p>
          </table:table-cell>
          <table:table-cell office:value-type="float" office:value="5152785033972.09" calcext:value-type="float">
            <text:p>5152785033972.09</text:p>
          </table:table-cell>
          <table:table-cell office:value-type="float" office:value="5670023166308.18" calcext:value-type="float">
            <text:p>5670023166308.18</text:p>
          </table:table-cell>
          <table:table-cell office:value-type="float" office:value="6243467841396.09" calcext:value-type="float">
            <text:p>6243467841396.09</text:p>
          </table:table-cell>
          <table:table-cell office:value-type="float" office:value="6954885516694.85" calcext:value-type="float">
            <text:p>6954885516694.85</text:p>
          </table:table-cell>
          <table:table-cell office:value-type="float" office:value="7839613419837.17" calcext:value-type="float">
            <text:p>7839613419837.17</text:p>
          </table:table-cell>
          <table:table-cell office:value-type="float" office:value="8955257903305.3" calcext:value-type="float">
            <text:p>8955257903305.3</text:p>
          </table:table-cell>
          <table:table-cell office:value-type="float" office:value="9819501089971.55" calcext:value-type="float">
            <text:p>9819501089971.55</text:p>
          </table:table-cell>
          <table:table-cell office:value-type="float" office:value="10742409055886.5" calcext:value-type="float">
            <text:p>10742409055886.5</text:p>
          </table:table-cell>
          <table:table-cell office:value-type="float" office:value="11884957832311.2" calcext:value-type="float">
            <text:p>11884957832311.2</text:p>
          </table:table-cell>
          <table:table-cell office:value-type="float" office:value="13020070209403.8" calcext:value-type="float">
            <text:p>13020070209403.8</text:p>
          </table:table-cell>
          <table:table-cell office:value-type="float" office:value="14043934216102.1" calcext:value-type="float">
            <text:p>14043934216102.1</text:p>
          </table:table-cell>
          <table:table-cell office:value-type="float" office:value="15134607226924.2" calcext:value-type="float">
            <text:p>15134607226924.2</text:p>
          </table:table-cell>
          <table:table-cell office:value-type="float" office:value="16258467389928.8" calcext:value-type="float">
            <text:p>16258467389928.8</text:p>
          </table:table-cell>
        </table:table-row>
        <table:table-row table:style-name="ro1">
          <table:table-cell office:value-type="string" calcext:value-type="string">
            <text:p>Population, total</text:p>
          </table:table-cell>
          <table:table-cell office:value-type="float" office:value="1135185000" calcext:value-type="float">
            <text:p>1135185000</text:p>
          </table:table-cell>
          <table:table-cell office:value-type="float" office:value="1150780000" calcext:value-type="float">
            <text:p>1150780000</text:p>
          </table:table-cell>
          <table:table-cell office:value-type="float" office:value="1164970000" calcext:value-type="float">
            <text:p>1164970000</text:p>
          </table:table-cell>
          <table:table-cell office:value-type="float" office:value="1178440000" calcext:value-type="float">
            <text:p>1178440000</text:p>
          </table:table-cell>
          <table:table-cell office:value-type="float" office:value="1191835000" calcext:value-type="float">
            <text:p>1191835000</text:p>
          </table:table-cell>
          <table:table-cell office:value-type="float" office:value="1204855000" calcext:value-type="float">
            <text:p>1204855000</text:p>
          </table:table-cell>
          <table:table-cell office:value-type="float" office:value="1217550000" calcext:value-type="float">
            <text:p>1217550000</text:p>
          </table:table-cell>
          <table:table-cell office:value-type="float" office:value="1230075000" calcext:value-type="float">
            <text:p>1230075000</text:p>
          </table:table-cell>
          <table:table-cell office:value-type="float" office:value="1241935000" calcext:value-type="float">
            <text:p>1241935000</text:p>
          </table:table-cell>
          <table:table-cell office:value-type="float" office:value="1252735000" calcext:value-type="float">
            <text:p>1252735000</text:p>
          </table:table-cell>
          <table:table-cell office:value-type="float" office:value="1262645000" calcext:value-type="float">
            <text:p>1262645000</text:p>
          </table:table-cell>
          <table:table-cell office:value-type="float" office:value="1271850000" calcext:value-type="float">
            <text:p>1271850000</text:p>
          </table:table-cell>
          <table:table-cell office:value-type="float" office:value="1280400000" calcext:value-type="float">
            <text:p>1280400000</text:p>
          </table:table-cell>
          <table:table-cell office:value-type="float" office:value="1288400000" calcext:value-type="float">
            <text:p>1288400000</text:p>
          </table:table-cell>
          <table:table-cell office:value-type="float" office:value="1296075000" calcext:value-type="float">
            <text:p>1296075000</text:p>
          </table:table-cell>
          <table:table-cell office:value-type="float" office:value="1303720000" calcext:value-type="float">
            <text:p>1303720000</text:p>
          </table:table-cell>
          <table:table-cell office:value-type="float" office:value="1311020000" calcext:value-type="float">
            <text:p>1311020000</text:p>
          </table:table-cell>
          <table:table-cell office:value-type="float" office:value="1317885000" calcext:value-type="float">
            <text:p>1317885000</text:p>
          </table:table-cell>
          <table:table-cell office:value-type="float" office:value="1324655000" calcext:value-type="float">
            <text:p>1324655000</text:p>
          </table:table-cell>
          <table:table-cell office:value-type="float" office:value="1331260000" calcext:value-type="float">
            <text:p>1331260000</text:p>
          </table:table-cell>
          <table:table-cell office:value-type="float" office:value="1337705000" calcext:value-type="float">
            <text:p>1337705000</text:p>
          </table:table-cell>
          <table:table-cell office:value-type="float" office:value="1345035000" calcext:value-type="float">
            <text:p>1345035000</text:p>
          </table:table-cell>
          <table:table-cell office:value-type="float" office:value="1354190000" calcext:value-type="float">
            <text:p>1354190000</text:p>
          </table:table-cell>
          <table:table-cell office:value-type="float" office:value="1363240000" calcext:value-type="float">
            <text:p>1363240000</text:p>
          </table:table-cell>
          <table:table-cell office:value-type="float" office:value="1371860000" calcext:value-type="float">
            <text:p>1371860000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Energy use (kg of oil equivalent)</text:p>
          </table:table-cell>
          <table:table-cell table:formula="of:= [.B8]*[.B9]/1000" office:value-type="float" office:value="870681593000.002" calcext:value-type="float">
            <text:p>870681593000.002</text:p>
          </table:table-cell>
          <table:table-cell table:formula="of:= [.C8]*[.C9]/1000" office:value-type="float" office:value="847954316000.001" calcext:value-type="float">
            <text:p>847954316000.001</text:p>
          </table:table-cell>
          <table:table-cell table:formula="of:= [.D8]*[.D9]/1000" office:value-type="float" office:value="876789813000.001" calcext:value-type="float">
            <text:p>876789813000.001</text:p>
          </table:table-cell>
          <table:table-cell table:formula="of:= [.E8]*[.E9]/1000" office:value-type="float" office:value="928762413000.001" calcext:value-type="float">
            <text:p>928762413000.001</text:p>
          </table:table-cell>
          <table:table-cell table:formula="of:= [.F8]*[.F9]/1000" office:value-type="float" office:value="972731497999.999" calcext:value-type="float">
            <text:p>972731497999.999</text:p>
          </table:table-cell>
          <table:table-cell table:formula="of:= [.G8]*[.G9]/1000" office:value-type="float" office:value="1044409730000" calcext:value-type="float">
            <text:p>1044409730000</text:p>
          </table:table-cell>
          <table:table-cell table:formula="of:= [.H8]*[.H9]/1000" office:value-type="float" office:value="1073457508000" calcext:value-type="float">
            <text:p>1073457508000</text:p>
          </table:table-cell>
          <table:table-cell table:formula="of:= [.I8]*[.I9]/1000" office:value-type="float" office:value="1072325660000" calcext:value-type="float">
            <text:p>1072325660000</text:p>
          </table:table-cell>
          <table:table-cell table:formula="of:= [.J8]*[.J9]/1000" office:value-type="float" office:value="1079686882000" calcext:value-type="float">
            <text:p>1079686882000</text:p>
          </table:table-cell>
          <table:table-cell table:formula="of:= [.K8]*[.K9]/1000" office:value-type="float" office:value="1100558434000" calcext:value-type="float">
            <text:p>1100558434000</text:p>
          </table:table-cell>
          <table:table-cell table:formula="of:= [.L8]*[.L9]/1000" office:value-type="float" office:value="1135101836000" calcext:value-type="float">
            <text:p>1135101836000</text:p>
          </table:table-cell>
          <table:table-cell table:formula="of:= [.M8]*[.M9]/1000" office:value-type="float" office:value="1181308822000" calcext:value-type="float">
            <text:p>1181308822000</text:p>
          </table:table-cell>
          <table:table-cell table:formula="of:= [.N8]*[.N9]/1000" office:value-type="float" office:value="1260951639000" calcext:value-type="float">
            <text:p>1260951639000</text:p>
          </table:table-cell>
          <table:table-cell table:formula="of:= [.O8]*[.O9]/1000" office:value-type="float" office:value="1440987496000" calcext:value-type="float">
            <text:p>1440987496000</text:p>
          </table:table-cell>
          <table:table-cell table:formula="of:= [.P8]*[.P9]/1000" office:value-type="float" office:value="1643595354000" calcext:value-type="float">
            <text:p>1643595354000</text:p>
          </table:table-cell>
          <table:table-cell table:formula="of:= [.Q8]*[.Q9]/1000" office:value-type="float" office:value="1816983253000" calcext:value-type="float">
            <text:p>1816983253000</text:p>
          </table:table-cell>
          <table:table-cell table:formula="of:= [.R8]*[.R9]/1000" office:value-type="float" office:value="1986422995000" calcext:value-type="float">
            <text:p>1986422995000</text:p>
          </table:table-cell>
          <table:table-cell table:formula="of:= [.S8]*[.S9]/1000" office:value-type="float" office:value="2148377946000" calcext:value-type="float">
            <text:p>2148377946000</text:p>
          </table:table-cell>
          <table:table-cell table:formula="of:= [.T8]*[.T9]/1000" office:value-type="float" office:value="2216020807000" calcext:value-type="float">
            <text:p>2216020807000</text:p>
          </table:table-cell>
          <table:table-cell table:formula="of:= [.U8]*[.U9]/1000" office:value-type="float" office:value="2367557405999.99" calcext:value-type="float">
            <text:p>2367557405999.99</text:p>
          </table:table-cell>
          <table:table-cell table:formula="of:= [.V8]*[.V9]/1000" office:value-type="float" office:value="2614842136999.98" calcext:value-type="float">
            <text:p>2614842136999.98</text:p>
          </table:table-cell>
          <table:table-cell table:formula="of:= [.W8]*[.W9]/1000" office:value-type="float" office:value="2804509642000" calcext:value-type="float">
            <text:p>2804509642000</text:p>
          </table:table-cell>
          <table:table-cell table:formula="of:= [.X8]*[.X9]/1000" office:value-type="float" office:value="2910970303000" calcext:value-type="float">
            <text:p>2910970303000</text:p>
          </table:table-cell>
          <table:table-cell table:formula="of:= [.Y8]*[.Y9]/1000" office:value-type="float" office:value="3004912634999.99" calcext:value-type="float">
            <text:p>3004912634999.99</text:p>
          </table:table-cell>
          <table:table-cell table:formula="of:= [.Z8]*[.Z9]/1000" office:value-type="float" office:value="3051503511000" calcext:value-type="float">
            <text:p>3051503511000</text:p>
          </table:table-cell>
        </table:table-row>
        <table:table-row table:style-name="ro1">
          <table:table-cell office:value-type="string" calcext:value-type="string">
            <text:p>Fossil carbon emissions (kt)</text:p>
          </table:table-cell>
          <table:table-cell table:formula="of:=[.B5]+[.B6]+[.B7]" office:value-type="float" office:value="2338189.21" calcext:value-type="float">
            <text:p>2338189.21</text:p>
          </table:table-cell>
          <table:table-cell table:formula="of:=[.C5]+[.C6]+[.C7]" office:value-type="float" office:value="2438720.015" calcext:value-type="float">
            <text:p>2438720.015</text:p>
          </table:table-cell>
          <table:table-cell table:formula="of:=[.D5]+[.D6]+[.D7]" office:value-type="float" office:value="2532822.569" calcext:value-type="float">
            <text:p>2532822.569</text:p>
          </table:table-cell>
          <table:table-cell table:formula="of:=[.E5]+[.E6]+[.E7]" office:value-type="float" office:value="2695226.665" calcext:value-type="float">
            <text:p>2695226.665</text:p>
          </table:table-cell>
          <table:table-cell table:formula="of:=[.F5]+[.F6]+[.F7]" office:value-type="float" office:value="2848199.237" calcext:value-type="float">
            <text:p>2848199.237</text:p>
          </table:table-cell>
          <table:table-cell table:formula="of:=[.G5]+[.G6]+[.G7]" office:value-type="float" office:value="3082942.242" calcext:value-type="float">
            <text:p>3082942.242</text:p>
          </table:table-cell>
          <table:table-cell table:formula="of:=[.H5]+[.H6]+[.H7]" office:value-type="float" office:value="3218126.197" calcext:value-type="float">
            <text:p>3218126.197</text:p>
          </table:table-cell>
          <table:table-cell table:formula="of:=[.I5]+[.I6]+[.I7]" office:value-type="float" office:value="3214305.183" calcext:value-type="float">
            <text:p>3214305.183</text:p>
          </table:table-cell>
          <table:table-cell table:formula="of:=[.J5]+[.J6]+[.J7]" office:value-type="float" office:value="3057034.887" calcext:value-type="float">
            <text:p>3057034.887</text:p>
          </table:table-cell>
          <table:table-cell table:formula="of:=[.K5]+[.K6]+[.K7]" office:value-type="float" office:value="3032297.305" calcext:value-type="float">
            <text:p>3032297.305</text:p>
          </table:table-cell>
          <table:table-cell table:formula="of:=[.L5]+[.L6]+[.L7]" office:value-type="float" office:value="3107452.47" calcext:value-type="float">
            <text:p>3107452.47</text:p>
          </table:table-cell>
          <table:table-cell table:formula="of:=[.M5]+[.M6]+[.M7]" office:value-type="float" office:value="3157895.722" calcext:value-type="float">
            <text:p>3157895.722</text:p>
          </table:table-cell>
          <table:table-cell table:formula="of:=[.N5]+[.N6]+[.N7]" office:value-type="float" office:value="3488703.126" calcext:value-type="float">
            <text:p>3488703.126</text:p>
          </table:table-cell>
          <table:table-cell table:formula="of:=[.O5]+[.O6]+[.O7]" office:value-type="float" office:value="4110486.98" calcext:value-type="float">
            <text:p>4110486.98</text:p>
          </table:table-cell>
          <table:table-cell table:formula="of:=[.P5]+[.P6]+[.P7]" office:value-type="float" office:value="4749788.093" calcext:value-type="float">
            <text:p>4749788.093</text:p>
          </table:table-cell>
          <table:table-cell table:formula="of:=[.Q5]+[.Q6]+[.Q7]" office:value-type="float" office:value="5363907.917" calcext:value-type="float">
            <text:p>5363907.917</text:p>
          </table:table-cell>
          <table:table-cell table:formula="of:=[.R5]+[.R6]+[.R7]" office:value-type="float" office:value="5912498.451" calcext:value-type="float">
            <text:p>5912498.451</text:p>
          </table:table-cell>
          <table:table-cell table:formula="of:=[.S5]+[.S6]+[.S7]" office:value-type="float" office:value="6018823.116" calcext:value-type="float">
            <text:p>6018823.116</text:p>
          </table:table-cell>
          <table:table-cell table:formula="of:=[.T5]+[.T6]+[.T7]" office:value-type="float" office:value="6854873.447" calcext:value-type="float">
            <text:p>6854873.447</text:p>
          </table:table-cell>
          <table:table-cell table:formula="of:=[.U5]+[.U6]+[.U7]" office:value-type="float" office:value="6737907.148" calcext:value-type="float">
            <text:p>6737907.148</text:p>
          </table:table-cell>
          <table:table-cell table:formula="of:=[.V5]+[.V6]+[.V7]" office:value-type="float" office:value="7867387.152" calcext:value-type="float">
            <text:p>7867387.152</text:p>
          </table:table-cell>
          <table:table-cell table:formula="of:=[.W5]+[.W6]+[.W7]" office:value-type="float" office:value="8686741.632" calcext:value-type="float">
            <text:p>8686741.632</text:p>
          </table:table-cell>
          <table:table-cell table:formula="of:=[.X5]+[.X6]+[.X7]" office:value-type="float" office:value="8926420.419" calcext:value-type="float">
            <text:p>8926420.419</text:p>
          </table:table-cell>
          <table:table-cell table:formula="of:=[.Y5]+[.Y6]+[.Y7]" office:value-type="float" office:value="9055608.829" calcext:value-type="float">
            <text:p>9055608.829</text:p>
          </table:table-cell>
          <table:table-cell table:formula="of:=[.Z5]+[.Z6]+[.Z7]" office:value-type="float" office:value="9049132.907" calcext:value-type="float">
            <text:p>9049132.907</text:p>
          </table:table-cell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1" office:value-type="string" calcext:value-type="string">
            <text:p>Kaya Coefficient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Carbon footprint of the energy (kg per kg of oil equivalent)</text:p>
          </table:table-cell>
          <table:table-cell table:formula="of:=1000000*[.B4]/[.B12]" office:value-type="float" office:value="2.49615935087305" calcext:value-type="float">
            <text:p>2.49615935087305</text:p>
          </table:table-cell>
          <table:table-cell table:formula="of:=1000000*[.C4]/[.C12]" office:value-type="float" office:value="2.71499296195574" calcext:value-type="float">
            <text:p>2.71499296195574</text:p>
          </table:table-cell>
          <table:table-cell table:formula="of:=1000000*[.D4]/[.D12]" office:value-type="float" office:value="2.75799280984575" calcext:value-type="float">
            <text:p>2.75799280984575</text:p>
          </table:table-cell>
          <table:table-cell table:formula="of:=1000000*[.E4]/[.E12]" office:value-type="float" office:value="2.84629304868305" calcext:value-type="float">
            <text:p>2.84629304868305</text:p>
          </table:table-cell>
          <table:table-cell table:formula="of:=1000000*[.F4]/[.F12]" office:value-type="float" office:value="2.84138018115252" calcext:value-type="float">
            <text:p>2.84138018115252</text:p>
          </table:table-cell>
          <table:table-cell table:formula="of:=1000000*[.G4]/[.G12]" office:value-type="float" office:value="2.95369710889232" calcext:value-type="float">
            <text:p>2.95369710889232</text:p>
          </table:table-cell>
          <table:table-cell table:formula="of:=1000000*[.H4]/[.H12]" office:value-type="float" office:value="2.85514794685287" calcext:value-type="float">
            <text:p>2.85514794685287</text:p>
          </table:table-cell>
          <table:table-cell table:formula="of:=1000000*[.I4]/[.I12]" office:value-type="float" office:value="2.9176304519282" calcext:value-type="float">
            <text:p>2.9176304519282</text:p>
          </table:table-cell>
          <table:table-cell table:formula="of:=1000000*[.J4]/[.J12]" office:value-type="float" office:value="2.99357161218154" calcext:value-type="float">
            <text:p>2.99357161218154</text:p>
          </table:table-cell>
          <table:table-cell table:formula="of:=1000000*[.K4]/[.K12]" office:value-type="float" office:value="2.86145642313074" calcext:value-type="float">
            <text:p>2.86145642313074</text:p>
          </table:table-cell>
          <table:table-cell table:formula="of:=1000000*[.L4]/[.L12]" office:value-type="float" office:value="2.94607047045602" calcext:value-type="float">
            <text:p>2.94607047045602</text:p>
          </table:table-cell>
          <table:table-cell table:formula="of:=1000000*[.M4]/[.M12]" office:value-type="float" office:value="2.98545980045174" calcext:value-type="float">
            <text:p>2.98545980045174</text:p>
          </table:table-cell>
          <table:table-cell table:formula="of:=1000000*[.N4]/[.N12]" office:value-type="float" office:value="3.02020306109456" calcext:value-type="float">
            <text:p>3.02020306109456</text:p>
          </table:table-cell>
          <table:table-cell table:formula="of:=1000000*[.O4]/[.O12]" office:value-type="float" office:value="3.06269139201468" calcext:value-type="float">
            <text:p>3.06269139201468</text:p>
          </table:table-cell>
          <table:table-cell table:formula="of:=1000000*[.P4]/[.P12]" office:value-type="float" office:value="3.11623538453979" calcext:value-type="float">
            <text:p>3.11623538453979</text:p>
          </table:table-cell>
          <table:table-cell table:formula="of:=1000000*[.Q4]/[.Q12]" office:value-type="float" office:value="3.20262720660309" calcext:value-type="float">
            <text:p>3.20262720660309</text:p>
          </table:table-cell>
          <table:table-cell table:formula="of:=1000000*[.R4]/[.R12]" office:value-type="float" office:value="3.23793573483073" calcext:value-type="float">
            <text:p>3.23793573483073</text:p>
          </table:table-cell>
          <table:table-cell table:formula="of:=1000000*[.S4]/[.S12]" office:value-type="float" office:value="3.25278427523012" calcext:value-type="float">
            <text:p>3.25278427523012</text:p>
          </table:table-cell>
          <table:table-cell table:formula="of:=1000000*[.T4]/[.T12]" office:value-type="float" office:value="3.24681518209229" calcext:value-type="float">
            <text:p>3.24681518209229</text:p>
          </table:table-cell>
          <table:table-cell table:formula="of:=1000000*[.U4]/[.U12]" office:value-type="float" office:value="3.25867916885476" calcext:value-type="float">
            <text:p>3.25867916885476</text:p>
          </table:table-cell>
          <table:table-cell table:formula="of:=1000000*[.V4]/[.V12]" office:value-type="float" office:value="3.23941926747376" calcext:value-type="float">
            <text:p>3.23941926747376</text:p>
          </table:table-cell>
          <table:table-cell table:formula="of:=1000000*[.W4]/[.W12]" office:value-type="float" office:value="3.30833235908697" calcext:value-type="float">
            <text:p>3.30833235908697</text:p>
          </table:table-cell>
          <table:table-cell table:formula="of:=1000000*[.X4]/[.X12]" office:value-type="float" office:value="3.27492519940009" calcext:value-type="float">
            <text:p>3.27492519940009</text:p>
          </table:table-cell>
          <table:table-cell table:formula="of:=1000000*[.Y4]/[.Y12]" office:value-type="float" office:value="3.30681161384249" calcext:value-type="float">
            <text:p>3.30681161384249</text:p>
          </table:table-cell>
          <table:table-cell table:formula="of:=1000000*[.Z4]/[.Z12]" office:value-type="float" office:value="3.24264414716579" calcext:value-type="float">
            <text:p>3.24264414716579</text:p>
          </table:table-cell>
        </table:table-row>
        <table:table-row table:style-name="ro1">
          <table:table-cell office:value-type="string" calcext:value-type="string">
            <text:p>Energy intensity of the GDP (kg of oil equivalent per $ (constant 2017 PPP)</text:p>
          </table:table-cell>
          <table:table-cell table:formula="of:=[.B12]/[.B9]" office:value-type="float" office:value="0.5386595242856" calcext:value-type="float">
            <text:p>0.5386595242856</text:p>
          </table:table-cell>
          <table:table-cell table:formula="of:=[.C12]/[.C9]" office:value-type="float" office:value="0.480125933653922" calcext:value-type="float">
            <text:p>0.480125933653922</text:p>
          </table:table-cell>
          <table:table-cell table:formula="of:=[.D12]/[.D9]" office:value-type="float" office:value="0.434629126253198" calcext:value-type="float">
            <text:p>0.434629126253198</text:p>
          </table:table-cell>
          <table:table-cell table:formula="of:=[.E12]/[.E9]" office:value-type="float" office:value="0.404265129579428" calcext:value-type="float">
            <text:p>0.404265129579428</text:p>
          </table:table-cell>
          <table:table-cell table:formula="of:=[.F12]/[.F9]" office:value-type="float" office:value="0.374571517288557" calcext:value-type="float">
            <text:p>0.374571517288557</text:p>
          </table:table-cell>
          <table:table-cell table:formula="of:=[.G12]/[.G9]" office:value-type="float" office:value="0.362468186967024" calcext:value-type="float">
            <text:p>0.362468186967024</text:p>
          </table:table-cell>
          <table:table-cell table:formula="of:=[.H12]/[.H9]" office:value-type="float" office:value="0.338919863555613" calcext:value-type="float">
            <text:p>0.338919863555613</text:p>
          </table:table-cell>
          <table:table-cell table:formula="of:=[.I12]/[.I9]" office:value-type="float" office:value="0.309934537208359" calcext:value-type="float">
            <text:p>0.309934537208359</text:p>
          </table:table-cell>
          <table:table-cell table:formula="of:=[.J12]/[.J9]" office:value-type="float" office:value="0.289359171817041" calcext:value-type="float">
            <text:p>0.289359171817041</text:p>
          </table:table-cell>
          <table:table-cell table:formula="of:=[.K12]/[.K9]" office:value-type="float" office:value="0.273962737266064" calcext:value-type="float">
            <text:p>0.273962737266064</text:p>
          </table:table-cell>
          <table:table-cell table:formula="of:=[.L12]/[.L9]" office:value-type="float" office:value="0.260449263386049" calcext:value-type="float">
            <text:p>0.260449263386049</text:p>
          </table:table-cell>
          <table:table-cell table:formula="of:=[.M12]/[.M9]" office:value-type="float" office:value="0.250195806693024" calcext:value-type="float">
            <text:p>0.250195806693024</text:p>
          </table:table-cell>
          <table:table-cell table:formula="of:=[.N12]/[.N9]" office:value-type="float" office:value="0.244712641937632" calcext:value-type="float">
            <text:p>0.244712641937632</text:p>
          </table:table-cell>
          <table:table-cell table:formula="of:=[.O12]/[.O9]" office:value-type="float" office:value="0.254141377157414" calcext:value-type="float">
            <text:p>0.254141377157414</text:p>
          </table:table-cell>
          <table:table-cell table:formula="of:=[.P12]/[.P9]" office:value-type="float" office:value="0.263250391569644" calcext:value-type="float">
            <text:p>0.263250391569644</text:p>
          </table:table-cell>
          <table:table-cell table:formula="of:=[.Q12]/[.Q9]" office:value-type="float" office:value="0.261252791097485" calcext:value-type="float">
            <text:p>0.261252791097485</text:p>
          </table:table-cell>
          <table:table-cell table:formula="of:=[.R12]/[.R9]" office:value-type="float" office:value="0.253382773948216" calcext:value-type="float">
            <text:p>0.253382773948216</text:p>
          </table:table-cell>
          <table:table-cell table:formula="of:=[.S12]/[.S9]" office:value-type="float" office:value="0.239901292536428" calcext:value-type="float">
            <text:p>0.239901292536428</text:p>
          </table:table-cell>
          <table:table-cell table:formula="of:=[.T12]/[.T9]" office:value-type="float" office:value="0.22567549885637" calcext:value-type="float">
            <text:p>0.22567549885637</text:p>
          </table:table-cell>
          <table:table-cell table:formula="of:=[.U12]/[.U9]" office:value-type="float" office:value="0.220393525668495" calcext:value-type="float">
            <text:p>0.220393525668495</text:p>
          </table:table-cell>
          <table:table-cell table:formula="of:=[.V12]/[.V9]" office:value-type="float" office:value="0.220012739960348" calcext:value-type="float">
            <text:p>0.220012739960348</text:p>
          </table:table-cell>
          <table:table-cell table:formula="of:=[.W12]/[.W9]" office:value-type="float" office:value="0.215398964590408" calcext:value-type="float">
            <text:p>0.215398964590408</text:p>
          </table:table-cell>
          <table:table-cell table:formula="of:=[.X12]/[.X9]" office:value-type="float" office:value="0.207275985361881" calcext:value-type="float">
            <text:p>0.207275985361881</text:p>
          </table:table-cell>
          <table:table-cell table:formula="of:=[.Y12]/[.Y9]" office:value-type="float" office:value="0.19854579573458" calcext:value-type="float">
            <text:p>0.19854579573458</text:p>
          </table:table-cell>
          <table:table-cell table:formula="of:=[.Z12]/[.Z9]" office:value-type="float" office:value="0.187687033335641" calcext:value-type="float">
            <text:p>0.187687033335641</text:p>
          </table:table-cell>
        </table:table-row>
        <table:table-row table:style-name="ro1">
          <table:table-cell office:value-type="string" calcext:value-type="string">
            <text:p>GDP per capita ($ (constant 2017 PPP) per capita)</text:p>
          </table:table-cell>
          <table:table-cell table:formula="of:=[.B9]/[.B10]" office:value-type="float" office:value="1423.89634790712" calcext:value-type="float">
            <text:p>1423.89634790712</text:p>
          </table:table-cell>
          <table:table-cell table:formula="of:=[.C9]/[.C10]" office:value-type="float" office:value="1534.70527155072" calcext:value-type="float">
            <text:p>1534.70527155072</text:p>
          </table:table-cell>
          <table:table-cell table:formula="of:=[.D9]/[.D10]" office:value-type="float" office:value="1731.65721549507" calcext:value-type="float">
            <text:p>1731.65721549507</text:p>
          </table:table-cell>
          <table:table-cell table:formula="of:=[.E9]/[.E10]" office:value-type="float" office:value="1949.534268233" calcext:value-type="float">
            <text:p>1949.534268233</text:p>
          </table:table-cell>
          <table:table-cell table:formula="of:=[.F9]/[.F10]" office:value-type="float" office:value="2178.9240567606" calcext:value-type="float">
            <text:p>2178.9240567606</text:p>
          </table:table-cell>
          <table:table-cell table:formula="of:=[.G9]/[.G10]" office:value-type="float" office:value="2391.47711558935" calcext:value-type="float">
            <text:p>2391.47711558935</text:p>
          </table:table-cell>
          <table:table-cell table:formula="of:=[.H9]/[.H10]" office:value-type="float" office:value="2601.36342607386" calcext:value-type="float">
            <text:p>2601.36342607386</text:p>
          </table:table-cell>
          <table:table-cell table:formula="of:=[.I9]/[.I10]" office:value-type="float" office:value="2812.71113459465" calcext:value-type="float">
            <text:p>2812.71113459465</text:p>
          </table:table-cell>
          <table:table-cell table:formula="of:=[.J9]/[.J10]" office:value-type="float" office:value="3004.42734154703" calcext:value-type="float">
            <text:p>3004.42734154703</text:p>
          </table:table-cell>
          <table:table-cell table:formula="of:=[.K9]/[.K10]" office:value-type="float" office:value="3206.73002570818" calcext:value-type="float">
            <text:p>3206.73002570818</text:p>
          </table:table-cell>
          <table:table-cell table:formula="of:=[.L9]/[.L10]" office:value-type="float" office:value="3451.67923092857" calcext:value-type="float">
            <text:p>3451.67923092857</text:p>
          </table:table-cell>
          <table:table-cell table:formula="of:=[.M9]/[.M10]" office:value-type="float" office:value="3712.33813234069" calcext:value-type="float">
            <text:p>3712.33813234069</text:p>
          </table:table-cell>
          <table:table-cell table:formula="of:=[.N9]/[.N10]" office:value-type="float" office:value="4024.3556966355" calcext:value-type="float">
            <text:p>4024.3556966355</text:p>
          </table:table-cell>
          <table:table-cell table:formula="of:=[.O9]/[.O10]" office:value-type="float" office:value="4400.82518341212" calcext:value-type="float">
            <text:p>4400.82518341212</text:p>
          </table:table-cell>
          <table:table-cell table:formula="of:=[.P9]/[.P10]" office:value-type="float" office:value="4817.21184452759" calcext:value-type="float">
            <text:p>4817.21184452759</text:p>
          </table:table-cell>
          <table:table-cell table:formula="of:=[.Q9]/[.Q10]" office:value-type="float" office:value="5334.64663938181" calcext:value-type="float">
            <text:p>5334.64663938181</text:p>
          </table:table-cell>
          <table:table-cell table:formula="of:=[.R9]/[.R10]" office:value-type="float" office:value="5979.78171182527" calcext:value-type="float">
            <text:p>5979.78171182527</text:p>
          </table:table-cell>
          <table:table-cell table:formula="of:=[.S9]/[.S10]" office:value-type="float" office:value="6795.17401237991" calcext:value-type="float">
            <text:p>6795.17401237991</text:p>
          </table:table-cell>
          <table:table-cell table:formula="of:=[.T9]/[.T10]" office:value-type="float" office:value="7412.87436349204" calcext:value-type="float">
            <text:p>7412.87436349204</text:p>
          </table:table-cell>
          <table:table-cell table:formula="of:=[.U9]/[.U10]" office:value-type="float" office:value="8069.35463837755" calcext:value-type="float">
            <text:p>8069.35463837755</text:p>
          </table:table-cell>
          <table:table-cell table:formula="of:=[.V9]/[.V10]" office:value-type="float" office:value="8884.58803122602" calcext:value-type="float">
            <text:p>8884.58803122602</text:p>
          </table:table-cell>
          <table:table-cell table:formula="of:=[.W9]/[.W10]" office:value-type="float" office:value="9680.09769961659" calcext:value-type="float">
            <text:p>9680.09769961659</text:p>
          </table:table-cell>
          <table:table-cell table:formula="of:=[.X9]/[.X10]" office:value-type="float" office:value="10370.7265716791" calcext:value-type="float">
            <text:p>10370.7265716791</text:p>
          </table:table-cell>
          <table:table-cell table:formula="of:=[.Y9]/[.Y10]" office:value-type="float" office:value="11101.9389299934" calcext:value-type="float">
            <text:p>11101.9389299934</text:p>
          </table:table-cell>
          <table:table-cell table:formula="of:=[.Z9]/[.Z10]" office:value-type="float" office:value="11851.4042175796" calcext:value-type="float">
            <text:p>11851.4042175796</text:p>
          </table:table-cell>
        </table:table-row>
        <table:table-row table:style-name="ro1">
          <table:table-cell office:value-type="string" calcext:value-type="string">
            <text:p>Population, total</text:p>
          </table:table-cell>
          <table:table-cell table:formula="of:=[.B10]" office:value-type="float" office:value="1135185000" calcext:value-type="float">
            <text:p>1135185000</text:p>
          </table:table-cell>
          <table:table-cell table:formula="of:=[.C10]" office:value-type="float" office:value="1150780000" calcext:value-type="float">
            <text:p>1150780000</text:p>
          </table:table-cell>
          <table:table-cell table:formula="of:=[.D10]" office:value-type="float" office:value="1164970000" calcext:value-type="float">
            <text:p>1164970000</text:p>
          </table:table-cell>
          <table:table-cell table:formula="of:=[.E10]" office:value-type="float" office:value="1178440000" calcext:value-type="float">
            <text:p>1178440000</text:p>
          </table:table-cell>
          <table:table-cell table:formula="of:=[.F10]" office:value-type="float" office:value="1191835000" calcext:value-type="float">
            <text:p>1191835000</text:p>
          </table:table-cell>
          <table:table-cell table:formula="of:=[.G10]" office:value-type="float" office:value="1204855000" calcext:value-type="float">
            <text:p>1204855000</text:p>
          </table:table-cell>
          <table:table-cell table:formula="of:=[.H10]" office:value-type="float" office:value="1217550000" calcext:value-type="float">
            <text:p>1217550000</text:p>
          </table:table-cell>
          <table:table-cell table:formula="of:=[.I10]" office:value-type="float" office:value="1230075000" calcext:value-type="float">
            <text:p>1230075000</text:p>
          </table:table-cell>
          <table:table-cell table:formula="of:=[.J10]" office:value-type="float" office:value="1241935000" calcext:value-type="float">
            <text:p>1241935000</text:p>
          </table:table-cell>
          <table:table-cell table:formula="of:=[.K10]" office:value-type="float" office:value="1252735000" calcext:value-type="float">
            <text:p>1252735000</text:p>
          </table:table-cell>
          <table:table-cell table:formula="of:=[.L10]" office:value-type="float" office:value="1262645000" calcext:value-type="float">
            <text:p>1262645000</text:p>
          </table:table-cell>
          <table:table-cell table:formula="of:=[.M10]" office:value-type="float" office:value="1271850000" calcext:value-type="float">
            <text:p>1271850000</text:p>
          </table:table-cell>
          <table:table-cell table:formula="of:=[.N10]" office:value-type="float" office:value="1280400000" calcext:value-type="float">
            <text:p>1280400000</text:p>
          </table:table-cell>
          <table:table-cell table:formula="of:=[.O10]" office:value-type="float" office:value="1288400000" calcext:value-type="float">
            <text:p>1288400000</text:p>
          </table:table-cell>
          <table:table-cell table:formula="of:=[.P10]" office:value-type="float" office:value="1296075000" calcext:value-type="float">
            <text:p>1296075000</text:p>
          </table:table-cell>
          <table:table-cell table:formula="of:=[.Q10]" office:value-type="float" office:value="1303720000" calcext:value-type="float">
            <text:p>1303720000</text:p>
          </table:table-cell>
          <table:table-cell table:formula="of:=[.R10]" office:value-type="float" office:value="1311020000" calcext:value-type="float">
            <text:p>1311020000</text:p>
          </table:table-cell>
          <table:table-cell table:formula="of:=[.S10]" office:value-type="float" office:value="1317885000" calcext:value-type="float">
            <text:p>1317885000</text:p>
          </table:table-cell>
          <table:table-cell table:formula="of:=[.T10]" office:value-type="float" office:value="1324655000" calcext:value-type="float">
            <text:p>1324655000</text:p>
          </table:table-cell>
          <table:table-cell table:formula="of:=[.U10]" office:value-type="float" office:value="1331260000" calcext:value-type="float">
            <text:p>1331260000</text:p>
          </table:table-cell>
          <table:table-cell table:formula="of:=[.V10]" office:value-type="float" office:value="1337705000" calcext:value-type="float">
            <text:p>1337705000</text:p>
          </table:table-cell>
          <table:table-cell table:formula="of:=[.W10]" office:value-type="float" office:value="1345035000" calcext:value-type="float">
            <text:p>1345035000</text:p>
          </table:table-cell>
          <table:table-cell table:formula="of:=[.X10]" office:value-type="float" office:value="1354190000" calcext:value-type="float">
            <text:p>1354190000</text:p>
          </table:table-cell>
          <table:table-cell table:formula="of:=[.Y10]" office:value-type="float" office:value="1363240000" calcext:value-type="float">
            <text:p>1363240000</text:p>
          </table:table-cell>
          <table:table-cell table:formula="of:=[.Z10]" office:value-type="float" office:value="1371860000" calcext:value-type="float">
            <text:p>1371860000</text:p>
          </table:table-cell>
        </table:table-row>
        <table:table-row table:style-name="ro1" table:number-rows-repeated="1048553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United States" table:style-name="ta2">
        <office:forms form:automatic-focus="false" form:apply-design-mode="false"/>
        <table:table-column table:style-name="co1" table:default-cell-style-name="Default"/>
        <table:table-column table:style-name="co8" table:number-columns-repeated="26" table:default-cell-style-name="Default"/>
        <table:table-row table:style-name="ro1">
          <table:table-cell table:style-name="ce1" office:value-type="string" calcext:value-type="string">
            <text:p>Raw Data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Series Name</text:p>
          </table:table-cell>
          <table:table-cell office:value-type="string" calcext:value-type="string">
            <text:p>1990 [YR1990]</text:p>
          </table:table-cell>
          <table:table-cell office:value-type="string" calcext:value-type="string">
            <text:p>1991 [YR1991]</text:p>
          </table:table-cell>
          <table:table-cell office:value-type="string" calcext:value-type="string">
            <text:p>1992 [YR1992]</text:p>
          </table:table-cell>
          <table:table-cell office:value-type="string" calcext:value-type="string">
            <text:p>1993 [YR1993]</text:p>
          </table:table-cell>
          <table:table-cell office:value-type="string" calcext:value-type="string">
            <text:p>1994 [YR1994]</text:p>
          </table:table-cell>
          <table:table-cell office:value-type="string" calcext:value-type="string">
            <text:p>1995 [YR1995]</text:p>
          </table:table-cell>
          <table:table-cell office:value-type="string" calcext:value-type="string">
            <text:p>1996 [YR1996]</text:p>
          </table:table-cell>
          <table:table-cell office:value-type="string" calcext:value-type="string">
            <text:p>1997 [YR1997]</text:p>
          </table:table-cell>
          <table:table-cell office:value-type="string" calcext:value-type="string">
            <text:p>1998 [YR1998]</text:p>
          </table:table-cell>
          <table:table-cell office:value-type="string" calcext:value-type="string">
            <text:p>1999 [YR1999]</text:p>
          </table:table-cell>
          <table:table-cell office:value-type="string" calcext:value-type="string">
            <text:p>2000 [YR2000]</text:p>
          </table:table-cell>
          <table:table-cell office:value-type="string" calcext:value-type="string">
            <text:p>2001 [YR2001]</text:p>
          </table:table-cell>
          <table:table-cell office:value-type="string" calcext:value-type="string">
            <text:p>2002 [YR2002]</text:p>
          </table:table-cell>
          <table:table-cell office:value-type="string" calcext:value-type="string">
            <text:p>2003 [YR2003]</text:p>
          </table:table-cell>
          <table:table-cell office:value-type="string" calcext:value-type="string">
            <text:p>2004 [YR2004]</text:p>
          </table:table-cell>
          <table:table-cell office:value-type="string" calcext:value-type="string">
            <text:p>2005 [YR2005]</text:p>
          </table:table-cell>
          <table:table-cell office:value-type="string" calcext:value-type="string">
            <text:p>2006 [YR2006]</text:p>
          </table:table-cell>
          <table:table-cell office:value-type="string" calcext:value-type="string">
            <text:p>2007 [YR2007]</text:p>
          </table:table-cell>
          <table:table-cell office:value-type="string" calcext:value-type="string">
            <text:p>2008 [YR2008]</text:p>
          </table:table-cell>
          <table:table-cell office:value-type="string" calcext:value-type="string">
            <text:p>2009 [YR2009]</text:p>
          </table:table-cell>
          <table:table-cell office:value-type="string" calcext:value-type="string">
            <text:p>2010 [YR2010]</text:p>
          </table:table-cell>
          <table:table-cell office:value-type="string" calcext:value-type="string">
            <text:p>2011 [YR2011]</text:p>
          </table:table-cell>
          <table:table-cell office:value-type="string" calcext:value-type="string">
            <text:p>2012 [YR2012]</text:p>
          </table:table-cell>
          <table:table-cell office:value-type="string" calcext:value-type="string">
            <text:p>2013 [YR2013]</text:p>
          </table:table-cell>
          <table:table-cell office:value-type="string" calcext:value-type="string">
            <text:p>2014 [YR2014]</text:p>
          </table:table-cell>
          <table:table-cell office:value-type="string" calcext:value-type="string">
            <text:p>2015 [YR2015]</text:p>
          </table:table-cell>
        </table:table-row>
        <table:table-row table:style-name="ro1">
          <table:table-cell office:value-type="string" calcext:value-type="string">
            <text:p>CO2 emissions (kt)</text:p>
          </table:table-cell>
          <table:table-cell office:value-type="float" office:value="4844990" calcext:value-type="float">
            <text:p>4844990</text:p>
          </table:table-cell>
          <table:table-cell office:value-type="float" office:value="4808090" calcext:value-type="float">
            <text:p>4808090</text:p>
          </table:table-cell>
          <table:table-cell office:value-type="float" office:value="4880200" calcext:value-type="float">
            <text:p>4880200</text:p>
          </table:table-cell>
          <table:table-cell office:value-type="float" office:value="5000350" calcext:value-type="float">
            <text:p>5000350</text:p>
          </table:table-cell>
          <table:table-cell office:value-type="float" office:value="5073230" calcext:value-type="float">
            <text:p>5073230</text:p>
          </table:table-cell>
          <table:table-cell office:value-type="float" office:value="5126900" calcext:value-type="float">
            <text:p>5126900</text:p>
          </table:table-cell>
          <table:table-cell office:value-type="float" office:value="5283110" calcext:value-type="float">
            <text:p>5283110</text:p>
          </table:table-cell>
          <table:table-cell office:value-type="float" office:value="5547990" calcext:value-type="float">
            <text:p>5547990</text:p>
          </table:table-cell>
          <table:table-cell office:value-type="float" office:value="5590700" calcext:value-type="float">
            <text:p>5590700</text:p>
          </table:table-cell>
          <table:table-cell office:value-type="float" office:value="5610300" calcext:value-type="float">
            <text:p>5610300</text:p>
          </table:table-cell>
          <table:table-cell office:value-type="float" office:value="5776410" calcext:value-type="float">
            <text:p>5776410</text:p>
          </table:table-cell>
          <table:table-cell office:value-type="float" office:value="5749250" calcext:value-type="float">
            <text:p>5749250</text:p>
          </table:table-cell>
          <table:table-cell office:value-type="float" office:value="5594160" calcext:value-type="float">
            <text:p>5594160</text:p>
          </table:table-cell>
          <table:table-cell office:value-type="float" office:value="5659630" calcext:value-type="float">
            <text:p>5659630</text:p>
          </table:table-cell>
          <table:table-cell office:value-type="float" office:value="5740030" calcext:value-type="float">
            <text:p>5740030</text:p>
          </table:table-cell>
          <table:table-cell office:value-type="float" office:value="5756080" calcext:value-type="float">
            <text:p>5756080</text:p>
          </table:table-cell>
          <table:table-cell office:value-type="float" office:value="5656580" calcext:value-type="float">
            <text:p>5656580</text:p>
          </table:table-cell>
          <table:table-cell office:value-type="float" office:value="5740270" calcext:value-type="float">
            <text:p>5740270</text:p>
          </table:table-cell>
          <table:table-cell office:value-type="float" office:value="5563340" calcext:value-type="float">
            <text:p>5563340</text:p>
          </table:table-cell>
          <table:table-cell office:value-type="float" office:value="5159550" calcext:value-type="float">
            <text:p>5159550</text:p>
          </table:table-cell>
          <table:table-cell office:value-type="float" office:value="5392870" calcext:value-type="float">
            <text:p>5392870</text:p>
          </table:table-cell>
          <table:table-cell office:value-type="float" office:value="5172100" calcext:value-type="float">
            <text:p>5172100</text:p>
          </table:table-cell>
          <table:table-cell office:value-type="float" office:value="4950210" calcext:value-type="float">
            <text:p>4950210</text:p>
          </table:table-cell>
          <table:table-cell office:value-type="float" office:value="5089500" calcext:value-type="float">
            <text:p>5089500</text:p>
          </table:table-cell>
          <table:table-cell office:value-type="float" office:value="5102580" calcext:value-type="float">
            <text:p>5102580</text:p>
          </table:table-cell>
          <table:table-cell office:value-type="float" office:value="4982790" calcext:value-type="float">
            <text:p>4982790</text:p>
          </table:table-cell>
        </table:table-row>
        <table:table-row table:style-name="ro1">
          <table:table-cell office:value-type="string" calcext:value-type="string">
            <text:p>CO2 emissions from gaseous fuel consumption (kt)</text:p>
          </table:table-cell>
          <table:table-cell office:value-type="float" office:value="1003980.596" calcext:value-type="float">
            <text:p>1003980.596</text:p>
          </table:table-cell>
          <table:table-cell office:value-type="float" office:value="1050346.144" calcext:value-type="float">
            <text:p>1050346.144</text:p>
          </table:table-cell>
          <table:table-cell office:value-type="float" office:value="1070995.021" calcext:value-type="float">
            <text:p>1070995.021</text:p>
          </table:table-cell>
          <table:table-cell office:value-type="float" office:value="1101299.109" calcext:value-type="float">
            <text:p>1101299.109</text:p>
          </table:table-cell>
          <table:table-cell office:value-type="float" office:value="1123766.818" calcext:value-type="float">
            <text:p>1123766.818</text:p>
          </table:table-cell>
          <table:table-cell office:value-type="float" office:value="1162211.646" calcext:value-type="float">
            <text:p>1162211.646</text:p>
          </table:table-cell>
          <table:table-cell office:value-type="float" office:value="1152435.424" calcext:value-type="float">
            <text:p>1152435.424</text:p>
          </table:table-cell>
          <table:table-cell office:value-type="float" office:value="1161085.877" calcext:value-type="float">
            <text:p>1161085.877</text:p>
          </table:table-cell>
          <table:table-cell office:value-type="float" office:value="1142303.503" calcext:value-type="float">
            <text:p>1142303.503</text:p>
          </table:table-cell>
          <table:table-cell office:value-type="float" office:value="1200792.153" calcext:value-type="float">
            <text:p>1200792.153</text:p>
          </table:table-cell>
          <table:table-cell office:value-type="float" office:value="1255148.094" calcext:value-type="float">
            <text:p>1255148.094</text:p>
          </table:table-cell>
          <table:table-cell office:value-type="float" office:value="1179494.217" calcext:value-type="float">
            <text:p>1179494.217</text:p>
          </table:table-cell>
          <table:table-cell office:value-type="float" office:value="1225702.084" calcext:value-type="float">
            <text:p>1225702.084</text:p>
          </table:table-cell>
          <table:table-cell office:value-type="float" office:value="1189992.838" calcext:value-type="float">
            <text:p>1189992.838</text:p>
          </table:table-cell>
          <table:table-cell office:value-type="float" office:value="1168709.57" calcext:value-type="float">
            <text:p>1168709.57</text:p>
          </table:table-cell>
          <table:table-cell office:value-type="float" office:value="1162996.384" calcext:value-type="float">
            <text:p>1162996.384</text:p>
          </table:table-cell>
          <table:table-cell office:value-type="float" office:value="1151434.333" calcext:value-type="float">
            <text:p>1151434.333</text:p>
          </table:table-cell>
          <table:table-cell office:value-type="float" office:value="1244700.811" calcext:value-type="float">
            <text:p>1244700.811</text:p>
          </table:table-cell>
          <table:table-cell office:value-type="float" office:value="1240762.453" calcext:value-type="float">
            <text:p>1240762.453</text:p>
          </table:table-cell>
          <table:table-cell office:value-type="float" office:value="1227971.957" calcext:value-type="float">
            <text:p>1227971.957</text:p>
          </table:table-cell>
          <table:table-cell office:value-type="float" office:value="1275074.572" calcext:value-type="float">
            <text:p>1275074.572</text:p>
          </table:table-cell>
          <table:table-cell office:value-type="float" office:value="1304065.874" calcext:value-type="float">
            <text:p>1304065.874</text:p>
          </table:table-cell>
          <table:table-cell office:value-type="float" office:value="1365136.092" calcext:value-type="float">
            <text:p>1365136.092</text:p>
          </table:table-cell>
          <table:table-cell office:value-type="float" office:value="1392202.219" calcext:value-type="float">
            <text:p>1392202.219</text:p>
          </table:table-cell>
          <table:table-cell office:value-type="float" office:value="1440397.6" calcext:value-type="float">
            <text:p>1440397.6</text:p>
          </table:table-cell>
          <table:table-cell office:value-type="float" office:value="1484155.911" calcext:value-type="float">
            <text:p>1484155.911</text:p>
          </table:table-cell>
        </table:table-row>
        <table:table-row table:style-name="ro1">
          <table:table-cell office:value-type="string" calcext:value-type="string">
            <text:p>CO2 emissions from liquid fuel consumption (kt)</text:p>
          </table:table-cell>
          <table:table-cell office:value-type="float" office:value="1993879.912" calcext:value-type="float">
            <text:p>1993879.912</text:p>
          </table:table-cell>
          <table:table-cell office:value-type="float" office:value="1961294.95" calcext:value-type="float">
            <text:p>1961294.95</text:p>
          </table:table-cell>
          <table:table-cell office:value-type="float" office:value="2006245.036" calcext:value-type="float">
            <text:p>2006245.036</text:p>
          </table:table-cell>
          <table:table-cell office:value-type="float" office:value="2047187.091" calcext:value-type="float">
            <text:p>2047187.091</text:p>
          </table:table-cell>
          <table:table-cell office:value-type="float" office:value="2076284.736" calcext:value-type="float">
            <text:p>2076284.736</text:p>
          </table:table-cell>
          <table:table-cell office:value-type="float" office:value="2076156.391" calcext:value-type="float">
            <text:p>2076156.391</text:p>
          </table:table-cell>
          <table:table-cell office:value-type="float" office:value="2134454.357" calcext:value-type="float">
            <text:p>2134454.357</text:p>
          </table:table-cell>
          <table:table-cell office:value-type="float" office:value="2188656.284" calcext:value-type="float">
            <text:p>2188656.284</text:p>
          </table:table-cell>
          <table:table-cell office:value-type="float" office:value="2236224.608" calcext:value-type="float">
            <text:p>2236224.608</text:p>
          </table:table-cell>
          <table:table-cell office:value-type="float" office:value="2267434.445" calcext:value-type="float">
            <text:p>2267434.445</text:p>
          </table:table-cell>
          <table:table-cell office:value-type="float" office:value="2318017.043" calcext:value-type="float">
            <text:p>2318017.043</text:p>
          </table:table-cell>
          <table:table-cell office:value-type="float" office:value="2327815.267" calcext:value-type="float">
            <text:p>2327815.267</text:p>
          </table:table-cell>
          <table:table-cell office:value-type="float" office:value="2304383.137" calcext:value-type="float">
            <text:p>2304383.137</text:p>
          </table:table-cell>
          <table:table-cell office:value-type="float" office:value="2376461.689" calcext:value-type="float">
            <text:p>2376461.689</text:p>
          </table:table-cell>
          <table:table-cell office:value-type="float" office:value="2428170.056" calcext:value-type="float">
            <text:p>2428170.056</text:p>
          </table:table-cell>
          <table:table-cell office:value-type="float" office:value="2446413.381" calcext:value-type="float">
            <text:p>2446413.381</text:p>
          </table:table-cell>
          <table:table-cell office:value-type="float" office:value="2394921.367" calcext:value-type="float">
            <text:p>2394921.367</text:p>
          </table:table-cell>
          <table:table-cell office:value-type="float" office:value="2377235.426" calcext:value-type="float">
            <text:p>2377235.426</text:p>
          </table:table-cell>
          <table:table-cell office:value-type="float" office:value="2242168.815" calcext:value-type="float">
            <text:p>2242168.815</text:p>
          </table:table-cell>
          <table:table-cell office:value-type="float" office:value="2152257.642" calcext:value-type="float">
            <text:p>2152257.642</text:p>
          </table:table-cell>
          <table:table-cell office:value-type="float" office:value="2166283.917" calcext:value-type="float">
            <text:p>2166283.917</text:p>
          </table:table-cell>
          <table:table-cell office:value-type="float" office:value="2091649.466" calcext:value-type="float">
            <text:p>2091649.466</text:p>
          </table:table-cell>
          <table:table-cell office:value-type="float" office:value="2041968.95" calcext:value-type="float">
            <text:p>2041968.95</text:p>
          </table:table-cell>
          <table:table-cell office:value-type="float" office:value="2073013.772" calcext:value-type="float">
            <text:p>2073013.772</text:p>
          </table:table-cell>
          <table:table-cell office:value-type="float" office:value="2077395.837" calcext:value-type="float">
            <text:p>2077395.837</text:p>
          </table:table-cell>
          <table:table-cell office:value-type="float" office:value="2132547.517" calcext:value-type="float">
            <text:p>2132547.517</text:p>
          </table:table-cell>
        </table:table-row>
        <table:table-row table:style-name="ro1">
          <table:table-cell office:value-type="string" calcext:value-type="string">
            <text:p>CO2 emissions from solid fuel consumption (kt)</text:p>
          </table:table-cell>
          <table:table-cell office:value-type="float" office:value="1781828.303" calcext:value-type="float">
            <text:p>1781828.303</text:p>
          </table:table-cell>
          <table:table-cell office:value-type="float" office:value="1765906.189" calcext:value-type="float">
            <text:p>1765906.189</text:p>
          </table:table-cell>
          <table:table-cell office:value-type="float" office:value="1787915.523" calcext:value-type="float">
            <text:p>1787915.523</text:p>
          </table:table-cell>
          <table:table-cell office:value-type="float" office:value="1830504.061" calcext:value-type="float">
            <text:p>1830504.061</text:p>
          </table:table-cell>
          <table:table-cell office:value-type="float" office:value="1842421.811" calcext:value-type="float">
            <text:p>1842421.811</text:p>
          </table:table-cell>
          <table:table-cell office:value-type="float" office:value="1840195.942" calcext:value-type="float">
            <text:p>1840195.942</text:p>
          </table:table-cell>
          <table:table-cell office:value-type="float" office:value="1910250.31" calcext:value-type="float">
            <text:p>1910250.31</text:p>
          </table:table-cell>
          <table:table-cell office:value-type="float" office:value="1963135.784" calcext:value-type="float">
            <text:p>1963135.784</text:p>
          </table:table-cell>
          <table:table-cell office:value-type="float" office:value="1974276.13" calcext:value-type="float">
            <text:p>1974276.13</text:p>
          </table:table-cell>
          <table:table-cell office:value-type="float" office:value="1986721.928" calcext:value-type="float">
            <text:p>1986721.928</text:p>
          </table:table-cell>
          <table:table-cell office:value-type="float" office:value="2070963.919" calcext:value-type="float">
            <text:p>2070963.919</text:p>
          </table:table-cell>
          <table:table-cell office:value-type="float" office:value="2038155.27" calcext:value-type="float">
            <text:p>2038155.27</text:p>
          </table:table-cell>
          <table:table-cell office:value-type="float" office:value="2060362.622" calcext:value-type="float">
            <text:p>2060362.622</text:p>
          </table:table-cell>
          <table:table-cell office:value-type="float" office:value="2056915.642" calcext:value-type="float">
            <text:p>2056915.642</text:p>
          </table:table-cell>
          <table:table-cell office:value-type="float" office:value="2104619.645" calcext:value-type="float">
            <text:p>2104619.645</text:p>
          </table:table-cell>
          <table:table-cell office:value-type="float" office:value="2123574.368" calcext:value-type="float">
            <text:p>2123574.368</text:p>
          </table:table-cell>
          <table:table-cell office:value-type="float" office:value="2094220.033" calcext:value-type="float">
            <text:p>2094220.033</text:p>
          </table:table-cell>
          <table:table-cell office:value-type="float" office:value="2111062.564" calcext:value-type="float">
            <text:p>2111062.564</text:p>
          </table:table-cell>
          <table:table-cell office:value-type="float" office:value="2078492.27" calcext:value-type="float">
            <text:p>2078492.27</text:p>
          </table:table-cell>
          <table:table-cell office:value-type="float" office:value="1842018.441" calcext:value-type="float">
            <text:p>1842018.441</text:p>
          </table:table-cell>
          <table:table-cell office:value-type="float" office:value="1911717.11" calcext:value-type="float">
            <text:p>1911717.11</text:p>
          </table:table-cell>
          <table:table-cell office:value-type="float" office:value="1828806.24" calcext:value-type="float">
            <text:p>1828806.24</text:p>
          </table:table-cell>
          <table:table-cell office:value-type="float" office:value="1626050.476" calcext:value-type="float">
            <text:p>1626050.476</text:p>
          </table:table-cell>
          <table:table-cell office:value-type="float" office:value="1652500.547" calcext:value-type="float">
            <text:p>1652500.547</text:p>
          </table:table-cell>
          <table:table-cell office:value-type="float" office:value="1650322.349" calcext:value-type="float">
            <text:p>1650322.349</text:p>
          </table:table-cell>
          <table:table-cell office:value-type="float" office:value="1452832.397" calcext:value-type="float">
            <text:p>1452832.397</text:p>
          </table:table-cell>
        </table:table-row>
        <table:table-row table:style-name="ro1">
          <table:table-cell office:value-type="string" calcext:value-type="string">
            <text:p>Energy use (kg of oil equivalent) per $1,000 GDP (constant 2017 PPP)</text:p>
          </table:table-cell>
          <table:table-cell office:value-type="float" office:value="189.721910984018" calcext:value-type="float">
            <text:p>189.721910984018</text:p>
          </table:table-cell>
          <table:table-cell office:value-type="float" office:value="191.471248228768" calcext:value-type="float">
            <text:p>191.471248228768</text:p>
          </table:table-cell>
          <table:table-cell office:value-type="float" office:value="188.668069591858" calcext:value-type="float">
            <text:p>188.668069591858</text:p>
          </table:table-cell>
          <table:table-cell office:value-type="float" office:value="186.830499511376" calcext:value-type="float">
            <text:p>186.830499511376</text:p>
          </table:table-cell>
          <table:table-cell office:value-type="float" office:value="182.950766941684" calcext:value-type="float">
            <text:p>182.950766941684</text:p>
          </table:table-cell>
          <table:table-cell office:value-type="float" office:value="180.44031780766" calcext:value-type="float">
            <text:p>180.44031780766</text:p>
          </table:table-cell>
          <table:table-cell office:value-type="float" office:value="177.744161796343" calcext:value-type="float">
            <text:p>177.744161796343</text:p>
          </table:table-cell>
          <table:table-cell office:value-type="float" office:value="171.996236391102" calcext:value-type="float">
            <text:p>171.996236391102</text:p>
          </table:table-cell>
          <table:table-cell office:value-type="float" office:value="166.019820573205" calcext:value-type="float">
            <text:p>166.019820573205</text:p>
          </table:table-cell>
          <table:table-cell office:value-type="float" office:value="162.772549565763" calcext:value-type="float">
            <text:p>162.772549565763</text:p>
          </table:table-cell>
          <table:table-cell office:value-type="float" office:value="160.735787365169" calcext:value-type="float">
            <text:p>160.735787365169</text:p>
          </table:table-cell>
          <table:table-cell office:value-type="float" office:value="156.161948969797" calcext:value-type="float">
            <text:p>156.161948969797</text:p>
          </table:table-cell>
          <table:table-cell office:value-type="float" office:value="155.225269990687" calcext:value-type="float">
            <text:p>155.225269990687</text:p>
          </table:table-cell>
          <table:table-cell office:value-type="float" office:value="151.257071872782" calcext:value-type="float">
            <text:p>151.257071872782</text:p>
          </table:table-cell>
          <table:table-cell office:value-type="float" office:value="148.724318831545" calcext:value-type="float">
            <text:p>148.724318831545</text:p>
          </table:table-cell>
          <table:table-cell office:value-type="float" office:value="144.361668881049" calcext:value-type="float">
            <text:p>144.361668881049</text:p>
          </table:table-cell>
          <table:table-cell office:value-type="float" office:value="139.026197887594" calcext:value-type="float">
            <text:p>139.026197887594</text:p>
          </table:table-cell>
          <table:table-cell office:value-type="float" office:value="138.852970178019" calcext:value-type="float">
            <text:p>138.852970178019</text:p>
          </table:table-cell>
          <table:table-cell office:value-type="float" office:value="135.477788505089" calcext:value-type="float">
            <text:p>135.477788505089</text:p>
          </table:table-cell>
          <table:table-cell office:value-type="float" office:value="132.151076503591" calcext:value-type="float">
            <text:p>132.151076503591</text:p>
          </table:table-cell>
          <table:table-cell office:value-type="float" office:value="131.847670866821" calcext:value-type="float">
            <text:p>131.847670866821</text:p>
          </table:table-cell>
          <table:table-cell office:value-type="float" office:value="128.380284626839" calcext:value-type="float">
            <text:p>128.380284626839</text:p>
          </table:table-cell>
          <table:table-cell office:value-type="float" office:value="123.638943460877" calcext:value-type="float">
            <text:p>123.638943460877</text:p>
          </table:table-cell>
          <table:table-cell office:value-type="float" office:value="122.843881822997" calcext:value-type="float">
            <text:p>122.843881822997</text:p>
          </table:table-cell>
          <table:table-cell office:value-type="float" office:value="121.662059506495" calcext:value-type="float">
            <text:p>121.662059506495</text:p>
          </table:table-cell>
          <table:table-cell office:value-type="float" office:value="116.227574190539" calcext:value-type="float">
            <text:p>116.227574190539</text:p>
          </table:table-cell>
        </table:table-row>
        <table:table-row table:style-name="ro1">
          <table:table-cell office:value-type="string" calcext:value-type="string">
            <text:p>GDP, PPP (constant 2017 international $)</text:p>
          </table:table-cell>
          <table:table-cell office:value-type="float" office:value="10093989661327.6" calcext:value-type="float">
            <text:p>10093989661327.6</text:p>
          </table:table-cell>
          <table:table-cell office:value-type="float" office:value="10083061424936.8" calcext:value-type="float">
            <text:p>10083061424936.8</text:p>
          </table:table-cell>
          <table:table-cell office:value-type="float" office:value="10438231266479.2" calcext:value-type="float">
            <text:p>10438231266479.2</text:p>
          </table:table-cell>
          <table:table-cell office:value-type="float" office:value="10725468535601.7" calcext:value-type="float">
            <text:p>10725468535601.7</text:p>
          </table:table-cell>
          <table:table-cell office:value-type="float" office:value="11157575489424.8" calcext:value-type="float">
            <text:p>11157575489424.8</text:p>
          </table:table-cell>
          <table:table-cell office:value-type="float" office:value="11457069058167.2" calcext:value-type="float">
            <text:p>11457069058167.2</text:p>
          </table:table-cell>
          <table:table-cell office:value-type="float" office:value="11889294492954.1" calcext:value-type="float">
            <text:p>11889294492954.1</text:p>
          </table:table-cell>
          <table:table-cell office:value-type="float" office:value="12410256647397.4" calcext:value-type="float">
            <text:p>12410256647397.4</text:p>
          </table:table-cell>
          <table:table-cell office:value-type="float" office:value="12966410827138.5" calcext:value-type="float">
            <text:p>12966410827138.5</text:p>
          </table:table-cell>
          <table:table-cell office:value-type="float" office:value="13582734932260.6" calcext:value-type="float">
            <text:p>13582734932260.6</text:p>
          </table:table-cell>
          <table:table-cell office:value-type="float" office:value="14143360145648.7" calcext:value-type="float">
            <text:p>14143360145648.7</text:p>
          </table:table-cell>
          <table:table-cell office:value-type="float" office:value="14284559079314.7" calcext:value-type="float">
            <text:p>14284559079314.7</text:p>
          </table:table-cell>
          <table:table-cell office:value-type="float" office:value="14533352566469" calcext:value-type="float">
            <text:p>14533352566469</text:p>
          </table:table-cell>
          <table:table-cell office:value-type="float" office:value="14949182415099.3" calcext:value-type="float">
            <text:p>14949182415099.3</text:p>
          </table:table-cell>
          <table:table-cell office:value-type="float" office:value="15517085579083.6" calcext:value-type="float">
            <text:p>15517085579083.6</text:p>
          </table:table-cell>
          <table:table-cell office:value-type="float" office:value="16062233970920.8" calcext:value-type="float">
            <text:p>16062233970920.8</text:p>
          </table:table-cell>
          <table:table-cell office:value-type="float" office:value="16520806300529.3" calcext:value-type="float">
            <text:p>16520806300529.3</text:p>
          </table:table-cell>
          <table:table-cell office:value-type="float" office:value="16830764952336.3" calcext:value-type="float">
            <text:p>16830764952336.3</text:p>
          </table:table-cell>
          <table:table-cell office:value-type="float" office:value="16807777526679" calcext:value-type="float">
            <text:p>16807777526679</text:p>
          </table:table-cell>
          <table:table-cell office:value-type="float" office:value="16381405042441.5" calcext:value-type="float">
            <text:p>16381405042441.5</text:p>
          </table:table-cell>
          <table:table-cell office:value-type="float" office:value="16801386027043.2" calcext:value-type="float">
            <text:p>16801386027043.2</text:p>
          </table:table-cell>
          <table:table-cell office:value-type="float" office:value="17061947886833.7" calcext:value-type="float">
            <text:p>17061947886833.7</text:p>
          </table:table-cell>
          <table:table-cell office:value-type="float" office:value="17445764227858.7" calcext:value-type="float">
            <text:p>17445764227858.7</text:p>
          </table:table-cell>
          <table:table-cell office:value-type="float" office:value="17767129348328.8" calcext:value-type="float">
            <text:p>17767129348328.8</text:p>
          </table:table-cell>
          <table:table-cell office:value-type="float" office:value="18215922317850.4" calcext:value-type="float">
            <text:p>18215922317850.4</text:p>
          </table:table-cell>
          <table:table-cell office:value-type="float" office:value="18776155677330.2" calcext:value-type="float">
            <text:p>18776155677330.2</text:p>
          </table:table-cell>
        </table:table-row>
        <table:table-row table:style-name="ro1">
          <table:table-cell office:value-type="string" calcext:value-type="string">
            <text:p>Population, total</text:p>
          </table:table-cell>
          <table:table-cell office:value-type="float" office:value="249623000" calcext:value-type="float">
            <text:p>249623000</text:p>
          </table:table-cell>
          <table:table-cell office:value-type="float" office:value="252981000" calcext:value-type="float">
            <text:p>252981000</text:p>
          </table:table-cell>
          <table:table-cell office:value-type="float" office:value="256514000" calcext:value-type="float">
            <text:p>256514000</text:p>
          </table:table-cell>
          <table:table-cell office:value-type="float" office:value="259919000" calcext:value-type="float">
            <text:p>259919000</text:p>
          </table:table-cell>
          <table:table-cell office:value-type="float" office:value="263126000" calcext:value-type="float">
            <text:p>263126000</text:p>
          </table:table-cell>
          <table:table-cell office:value-type="float" office:value="266278000" calcext:value-type="float">
            <text:p>266278000</text:p>
          </table:table-cell>
          <table:table-cell office:value-type="float" office:value="269394000" calcext:value-type="float">
            <text:p>269394000</text:p>
          </table:table-cell>
          <table:table-cell office:value-type="float" office:value="272657000" calcext:value-type="float">
            <text:p>272657000</text:p>
          </table:table-cell>
          <table:table-cell office:value-type="float" office:value="275854000" calcext:value-type="float">
            <text:p>275854000</text:p>
          </table:table-cell>
          <table:table-cell office:value-type="float" office:value="279040000" calcext:value-type="float">
            <text:p>279040000</text:p>
          </table:table-cell>
          <table:table-cell office:value-type="float" office:value="282162411" calcext:value-type="float">
            <text:p>282162411</text:p>
          </table:table-cell>
          <table:table-cell office:value-type="float" office:value="284968955" calcext:value-type="float">
            <text:p>284968955</text:p>
          </table:table-cell>
          <table:table-cell office:value-type="float" office:value="287625193" calcext:value-type="float">
            <text:p>287625193</text:p>
          </table:table-cell>
          <table:table-cell office:value-type="float" office:value="290107933" calcext:value-type="float">
            <text:p>290107933</text:p>
          </table:table-cell>
          <table:table-cell office:value-type="float" office:value="292805298" calcext:value-type="float">
            <text:p>292805298</text:p>
          </table:table-cell>
          <table:table-cell office:value-type="float" office:value="295516599" calcext:value-type="float">
            <text:p>295516599</text:p>
          </table:table-cell>
          <table:table-cell office:value-type="float" office:value="298379912" calcext:value-type="float">
            <text:p>298379912</text:p>
          </table:table-cell>
          <table:table-cell office:value-type="float" office:value="301231207" calcext:value-type="float">
            <text:p>301231207</text:p>
          </table:table-cell>
          <table:table-cell office:value-type="float" office:value="304093966" calcext:value-type="float">
            <text:p>304093966</text:p>
          </table:table-cell>
          <table:table-cell office:value-type="float" office:value="306771529" calcext:value-type="float">
            <text:p>306771529</text:p>
          </table:table-cell>
          <table:table-cell office:value-type="float" office:value="309327143" calcext:value-type="float">
            <text:p>309327143</text:p>
          </table:table-cell>
          <table:table-cell office:value-type="float" office:value="311583481" calcext:value-type="float">
            <text:p>311583481</text:p>
          </table:table-cell>
          <table:table-cell office:value-type="float" office:value="313877662" calcext:value-type="float">
            <text:p>313877662</text:p>
          </table:table-cell>
          <table:table-cell office:value-type="float" office:value="316059947" calcext:value-type="float">
            <text:p>316059947</text:p>
          </table:table-cell>
          <table:table-cell office:value-type="float" office:value="318386329" calcext:value-type="float">
            <text:p>318386329</text:p>
          </table:table-cell>
          <table:table-cell office:value-type="float" office:value="320738994" calcext:value-type="float">
            <text:p>320738994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Energy use (kg of oil equivalent)</text:p>
          </table:table-cell>
          <table:table-cell table:formula="of:= [.B8]*[.B9]/1000" office:value-type="float" office:value="1915051007999.99" calcext:value-type="float">
            <text:p>1915051007999.99</text:p>
          </table:table-cell>
          <table:table-cell table:formula="of:= [.C8]*[.C9]/1000" office:value-type="float" office:value="1930616356999.99" calcext:value-type="float">
            <text:p>1930616356999.99</text:p>
          </table:table-cell>
          <table:table-cell table:formula="of:= [.D8]*[.D9]/1000" office:value-type="float" office:value="1969360943000.01" calcext:value-type="float">
            <text:p>1969360943000.01</text:p>
          </table:table-cell>
          <table:table-cell table:formula="of:= [.E8]*[.E9]/1000" office:value-type="float" office:value="2003844644000.01" calcext:value-type="float">
            <text:p>2003844644000.01</text:p>
          </table:table-cell>
          <table:table-cell table:formula="of:= [.F8]*[.F9]/1000" office:value-type="float" office:value="2041286993000" calcext:value-type="float">
            <text:p>2041286993000</text:p>
          </table:table-cell>
          <table:table-cell table:formula="of:= [.G8]*[.G9]/1000" office:value-type="float" office:value="2067317182000" calcext:value-type="float">
            <text:p>2067317182000</text:p>
          </table:table-cell>
          <table:table-cell table:formula="of:= [.H8]*[.H9]/1000" office:value-type="float" office:value="2113252684000" calcext:value-type="float">
            <text:p>2113252684000</text:p>
          </table:table-cell>
          <table:table-cell table:formula="of:= [.I8]*[.I9]/1000" office:value-type="float" office:value="2134517436000.01" calcext:value-type="float">
            <text:p>2134517436000.01</text:p>
          </table:table-cell>
          <table:table-cell table:formula="of:= [.J8]*[.J9]/1000" office:value-type="float" office:value="2152681199000" calcext:value-type="float">
            <text:p>2152681199000</text:p>
          </table:table-cell>
          <table:table-cell table:formula="of:= [.K8]*[.K9]/1000" office:value-type="float" office:value="2210896395000.01" calcext:value-type="float">
            <text:p>2210896395000.01</text:p>
          </table:table-cell>
          <table:table-cell table:formula="of:= [.L8]*[.L9]/1000" office:value-type="float" office:value="2273344128999.99" calcext:value-type="float">
            <text:p>2273344128999.99</text:p>
          </table:table-cell>
          <table:table-cell table:formula="of:= [.M8]*[.M9]/1000" office:value-type="float" office:value="2230704585999.99" calcext:value-type="float">
            <text:p>2230704585999.99</text:p>
          </table:table-cell>
          <table:table-cell table:formula="of:= [.N8]*[.N9]/1000" office:value-type="float" office:value="2255943575999.99" calcext:value-type="float">
            <text:p>2255943575999.99</text:p>
          </table:table-cell>
          <table:table-cell table:formula="of:= [.O8]*[.O9]/1000" office:value-type="float" office:value="2261169559000" calcext:value-type="float">
            <text:p>2261169559000</text:p>
          </table:table-cell>
          <table:table-cell table:formula="of:= [.P8]*[.P9]/1000" office:value-type="float" office:value="2307767983000" calcext:value-type="float">
            <text:p>2307767983000</text:p>
          </table:table-cell>
          <table:table-cell table:formula="of:= [.Q8]*[.Q9]/1000" office:value-type="float" office:value="2318770902000.01" calcext:value-type="float">
            <text:p>2318770902000.01</text:p>
          </table:table-cell>
          <table:table-cell table:formula="of:= [.R8]*[.R9]/1000" office:value-type="float" office:value="2296824886000" calcext:value-type="float">
            <text:p>2296824886000</text:p>
          </table:table-cell>
          <table:table-cell table:formula="of:= [.S8]*[.S9]/1000" office:value-type="float" office:value="2337001704000" calcext:value-type="float">
            <text:p>2337001704000</text:p>
          </table:table-cell>
          <table:table-cell table:formula="of:= [.T8]*[.T9]/1000" office:value-type="float" office:value="2277080529000.01" calcext:value-type="float">
            <text:p>2277080529000.01</text:p>
          </table:table-cell>
          <table:table-cell table:formula="of:= [.U8]*[.U9]/1000" office:value-type="float" office:value="2164820311000" calcext:value-type="float">
            <text:p>2164820311000</text:p>
          </table:table-cell>
          <table:table-cell table:formula="of:= [.V8]*[.V9]/1000" office:value-type="float" office:value="2215223615000" calcext:value-type="float">
            <text:p>2215223615000</text:p>
          </table:table-cell>
          <table:table-cell table:formula="of:= [.W8]*[.W9]/1000" office:value-type="float" office:value="2190417726000" calcext:value-type="float">
            <text:p>2190417726000</text:p>
          </table:table-cell>
          <table:table-cell table:formula="of:= [.X8]*[.X9]/1000" office:value-type="float" office:value="2156975857000.01" calcext:value-type="float">
            <text:p>2156975857000.01</text:p>
          </table:table-cell>
          <table:table-cell table:formula="of:= [.Y8]*[.Y9]/1000" office:value-type="float" office:value="2182583138000" calcext:value-type="float">
            <text:p>2182583138000</text:p>
          </table:table-cell>
          <table:table-cell table:formula="of:= [.Z8]*[.Z9]/1000" office:value-type="float" office:value="2216186625000.01" calcext:value-type="float">
            <text:p>2216186625000.01</text:p>
          </table:table-cell>
          <table:table-cell table:formula="of:= [.AA8]*[.AA9]/1000" office:value-type="float" office:value="2182307027000.01" calcext:value-type="float">
            <text:p>2182307027000.01</text:p>
          </table:table-cell>
        </table:table-row>
        <table:table-row table:style-name="ro1">
          <table:table-cell office:value-type="string" calcext:value-type="string">
            <text:p>Fossil carbon emissions (kt)</text:p>
          </table:table-cell>
          <table:table-cell table:formula="of:=[.B5]+[.B6]+[.B7]" office:value-type="float" office:value="4779688.811" calcext:value-type="float">
            <text:p>4779688.811</text:p>
          </table:table-cell>
          <table:table-cell table:formula="of:=[.C5]+[.C6]+[.C7]" office:value-type="float" office:value="4777547.283" calcext:value-type="float">
            <text:p>4777547.283</text:p>
          </table:table-cell>
          <table:table-cell table:formula="of:=[.D5]+[.D6]+[.D7]" office:value-type="float" office:value="4865155.58" calcext:value-type="float">
            <text:p>4865155.58</text:p>
          </table:table-cell>
          <table:table-cell table:formula="of:=[.E5]+[.E6]+[.E7]" office:value-type="float" office:value="4978990.261" calcext:value-type="float">
            <text:p>4978990.261</text:p>
          </table:table-cell>
          <table:table-cell table:formula="of:=[.F5]+[.F6]+[.F7]" office:value-type="float" office:value="5042473.365" calcext:value-type="float">
            <text:p>5042473.365</text:p>
          </table:table-cell>
          <table:table-cell table:formula="of:=[.G5]+[.G6]+[.G7]" office:value-type="float" office:value="5078563.979" calcext:value-type="float">
            <text:p>5078563.979</text:p>
          </table:table-cell>
          <table:table-cell table:formula="of:=[.H5]+[.H6]+[.H7]" office:value-type="float" office:value="5197140.091" calcext:value-type="float">
            <text:p>5197140.091</text:p>
          </table:table-cell>
          <table:table-cell table:formula="of:=[.I5]+[.I6]+[.I7]" office:value-type="float" office:value="5312877.945" calcext:value-type="float">
            <text:p>5312877.945</text:p>
          </table:table-cell>
          <table:table-cell table:formula="of:=[.J5]+[.J6]+[.J7]" office:value-type="float" office:value="5352804.241" calcext:value-type="float">
            <text:p>5352804.241</text:p>
          </table:table-cell>
          <table:table-cell table:formula="of:=[.K5]+[.K6]+[.K7]" office:value-type="float" office:value="5454948.526" calcext:value-type="float">
            <text:p>5454948.526</text:p>
          </table:table-cell>
          <table:table-cell table:formula="of:=[.L5]+[.L6]+[.L7]" office:value-type="float" office:value="5644129.056" calcext:value-type="float">
            <text:p>5644129.056</text:p>
          </table:table-cell>
          <table:table-cell table:formula="of:=[.M5]+[.M6]+[.M7]" office:value-type="float" office:value="5545464.754" calcext:value-type="float">
            <text:p>5545464.754</text:p>
          </table:table-cell>
          <table:table-cell table:formula="of:=[.N5]+[.N6]+[.N7]" office:value-type="float" office:value="5590447.843" calcext:value-type="float">
            <text:p>5590447.843</text:p>
          </table:table-cell>
          <table:table-cell table:formula="of:=[.O5]+[.O6]+[.O7]" office:value-type="float" office:value="5623370.169" calcext:value-type="float">
            <text:p>5623370.169</text:p>
          </table:table-cell>
          <table:table-cell table:formula="of:=[.P5]+[.P6]+[.P7]" office:value-type="float" office:value="5701499.271" calcext:value-type="float">
            <text:p>5701499.271</text:p>
          </table:table-cell>
          <table:table-cell table:formula="of:=[.Q5]+[.Q6]+[.Q7]" office:value-type="float" office:value="5732984.133" calcext:value-type="float">
            <text:p>5732984.133</text:p>
          </table:table-cell>
          <table:table-cell table:formula="of:=[.R5]+[.R6]+[.R7]" office:value-type="float" office:value="5640575.733" calcext:value-type="float">
            <text:p>5640575.733</text:p>
          </table:table-cell>
          <table:table-cell table:formula="of:=[.S5]+[.S6]+[.S7]" office:value-type="float" office:value="5732998.801" calcext:value-type="float">
            <text:p>5732998.801</text:p>
          </table:table-cell>
          <table:table-cell table:formula="of:=[.T5]+[.T6]+[.T7]" office:value-type="float" office:value="5561423.538" calcext:value-type="float">
            <text:p>5561423.538</text:p>
          </table:table-cell>
          <table:table-cell table:formula="of:=[.U5]+[.U6]+[.U7]" office:value-type="float" office:value="5222248.04" calcext:value-type="float">
            <text:p>5222248.04</text:p>
          </table:table-cell>
          <table:table-cell table:formula="of:=[.V5]+[.V6]+[.V7]" office:value-type="float" office:value="5353075.599" calcext:value-type="float">
            <text:p>5353075.599</text:p>
          </table:table-cell>
          <table:table-cell table:formula="of:=[.W5]+[.W6]+[.W7]" office:value-type="float" office:value="5224521.58" calcext:value-type="float">
            <text:p>5224521.58</text:p>
          </table:table-cell>
          <table:table-cell table:formula="of:=[.X5]+[.X6]+[.X7]" office:value-type="float" office:value="5033155.518" calcext:value-type="float">
            <text:p>5033155.518</text:p>
          </table:table-cell>
          <table:table-cell table:formula="of:=[.Y5]+[.Y6]+[.Y7]" office:value-type="float" office:value="5117716.538" calcext:value-type="float">
            <text:p>5117716.538</text:p>
          </table:table-cell>
          <table:table-cell table:formula="of:=[.Z5]+[.Z6]+[.Z7]" office:value-type="float" office:value="5168115.786" calcext:value-type="float">
            <text:p>5168115.786</text:p>
          </table:table-cell>
          <table:table-cell table:formula="of:=[.AA5]+[.AA6]+[.AA7]" office:value-type="float" office:value="5069535.825" calcext:value-type="float">
            <text:p>5069535.825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style-name="ce1" office:value-type="string" calcext:value-type="string">
            <text:p>Kaya Coefficien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Carbon footprint of the energy (kg per kg of oil equivalent)</text:p>
          </table:table-cell>
          <table:table-cell table:formula="of:=1000000*[.B4]/[.B12]" office:value-type="float" office:value="2.52995349980778" calcext:value-type="float">
            <text:p>2.52995349980778</text:p>
          </table:table-cell>
          <table:table-cell table:formula="of:=1000000*[.C4]/[.C12]" office:value-type="float" office:value="2.49044300415612" calcext:value-type="float">
            <text:p>2.49044300415612</text:p>
          </table:table-cell>
          <table:table-cell table:formula="of:=1000000*[.D4]/[.D12]" office:value-type="float" office:value="2.47806275296889" calcext:value-type="float">
            <text:p>2.47806275296889</text:p>
          </table:table-cell>
          <table:table-cell table:formula="of:=1000000*[.E4]/[.E12]" office:value-type="float" office:value="2.49537807981883" calcext:value-type="float">
            <text:p>2.49537807981883</text:p>
          </table:table-cell>
          <table:table-cell table:formula="of:=1000000*[.F4]/[.F12]" office:value-type="float" office:value="2.48530952158964" calcext:value-type="float">
            <text:p>2.48530952158964</text:p>
          </table:table-cell>
          <table:table-cell table:formula="of:=1000000*[.G4]/[.G12]" office:value-type="float" office:value="2.47997745321308" calcext:value-type="float">
            <text:p>2.47997745321308</text:p>
          </table:table-cell>
          <table:table-cell table:formula="of:=1000000*[.H4]/[.H12]" office:value-type="float" office:value="2.49998972673728" calcext:value-type="float">
            <text:p>2.49998972673728</text:p>
          </table:table-cell>
          <table:table-cell table:formula="of:=1000000*[.I4]/[.I12]" office:value-type="float" office:value="2.59917764382224" calcext:value-type="float">
            <text:p>2.59917764382224</text:p>
          </table:table-cell>
          <table:table-cell table:formula="of:=1000000*[.J4]/[.J12]" office:value-type="float" office:value="2.59708683412904" calcext:value-type="float">
            <text:p>2.59708683412904</text:p>
          </table:table-cell>
          <table:table-cell table:formula="of:=1000000*[.K4]/[.K12]" office:value-type="float" office:value="2.53756802566046" calcext:value-type="float">
            <text:p>2.53756802566046</text:p>
          </table:table-cell>
          <table:table-cell table:formula="of:=1000000*[.L4]/[.L12]" office:value-type="float" office:value="2.54093074880878" calcext:value-type="float">
            <text:p>2.54093074880878</text:p>
          </table:table-cell>
          <table:table-cell table:formula="of:=1000000*[.M4]/[.M12]" office:value-type="float" office:value="2.57732468749227" calcext:value-type="float">
            <text:p>2.57732468749227</text:p>
          </table:table-cell>
          <table:table-cell table:formula="of:=1000000*[.N4]/[.N12]" office:value-type="float" office:value="2.47974287101585" calcext:value-type="float">
            <text:p>2.47974287101585</text:p>
          </table:table-cell>
          <table:table-cell table:formula="of:=1000000*[.O4]/[.O12]" office:value-type="float" office:value="2.50296576719481" calcext:value-type="float">
            <text:p>2.50296576719481</text:p>
          </table:table-cell>
          <table:table-cell table:formula="of:=1000000*[.P4]/[.P12]" office:value-type="float" office:value="2.48726476937175" calcext:value-type="float">
            <text:p>2.48726476937175</text:p>
          </table:table-cell>
          <table:table-cell table:formula="of:=1000000*[.Q4]/[.Q12]" office:value-type="float" office:value="2.48238409194941" calcext:value-type="float">
            <text:p>2.48238409194941</text:p>
          </table:table-cell>
          <table:table-cell table:formula="of:=1000000*[.R4]/[.R12]" office:value-type="float" office:value="2.46278244130798" calcext:value-type="float">
            <text:p>2.46278244130798</text:p>
          </table:table-cell>
          <table:table-cell table:formula="of:=1000000*[.S4]/[.S12]" office:value-type="float" office:value="2.45625409265855" calcext:value-type="float">
            <text:p>2.45625409265855</text:p>
          </table:table-cell>
          <table:table-cell table:formula="of:=1000000*[.T4]/[.T12]" office:value-type="float" office:value="2.44318983415276" calcext:value-type="float">
            <text:p>2.44318983415276</text:p>
          </table:table-cell>
          <table:table-cell table:formula="of:=1000000*[.U4]/[.U12]" office:value-type="float" office:value="2.38336178470935" calcext:value-type="float">
            <text:p>2.38336178470935</text:p>
          </table:table-cell>
          <table:table-cell table:formula="of:=1000000*[.V4]/[.V12]" office:value-type="float" office:value="2.43445851853652" calcext:value-type="float">
            <text:p>2.43445851853652</text:p>
          </table:table-cell>
          <table:table-cell table:formula="of:=1000000*[.W4]/[.W12]" office:value-type="float" office:value="2.36123910914698" calcext:value-type="float">
            <text:p>2.36123910914698</text:p>
          </table:table-cell>
          <table:table-cell table:formula="of:=1000000*[.X4]/[.X12]" office:value-type="float" office:value="2.29497700863695" calcext:value-type="float">
            <text:p>2.29497700863695</text:p>
          </table:table-cell>
          <table:table-cell table:formula="of:=1000000*[.Y4]/[.Y12]" office:value-type="float" office:value="2.33186993493578" calcext:value-type="float">
            <text:p>2.33186993493578</text:p>
          </table:table-cell>
          <table:table-cell table:formula="of:=1000000*[.Z4]/[.Z12]" office:value-type="float" office:value="2.30241440068252" calcext:value-type="float">
            <text:p>2.30241440068252</text:p>
          </table:table-cell>
          <table:table-cell table:formula="of:=1000000*[.AA4]/[.AA12]" office:value-type="float" office:value="2.28326717476128" calcext:value-type="float">
            <text:p>2.28326717476128</text:p>
          </table:table-cell>
        </table:table-row>
        <table:table-row table:style-name="ro1">
          <table:table-cell office:value-type="string" calcext:value-type="string">
            <text:p>Energy intensity of the GDP (kg of oil equivalent per $ (constant 2017 PPP)</text:p>
          </table:table-cell>
          <table:table-cell table:formula="of:=[.B12]/[.B9]" office:value-type="float" office:value="0.189721910984018" calcext:value-type="float">
            <text:p>0.189721910984018</text:p>
          </table:table-cell>
          <table:table-cell table:formula="of:=[.C12]/[.C9]" office:value-type="float" office:value="0.191471248228768" calcext:value-type="float">
            <text:p>0.191471248228768</text:p>
          </table:table-cell>
          <table:table-cell table:formula="of:=[.D12]/[.D9]" office:value-type="float" office:value="0.188668069591858" calcext:value-type="float">
            <text:p>0.188668069591858</text:p>
          </table:table-cell>
          <table:table-cell table:formula="of:=[.E12]/[.E9]" office:value-type="float" office:value="0.186830499511376" calcext:value-type="float">
            <text:p>0.186830499511376</text:p>
          </table:table-cell>
          <table:table-cell table:formula="of:=[.F12]/[.F9]" office:value-type="float" office:value="0.182950766941684" calcext:value-type="float">
            <text:p>0.182950766941684</text:p>
          </table:table-cell>
          <table:table-cell table:formula="of:=[.G12]/[.G9]" office:value-type="float" office:value="0.18044031780766" calcext:value-type="float">
            <text:p>0.18044031780766</text:p>
          </table:table-cell>
          <table:table-cell table:formula="of:=[.H12]/[.H9]" office:value-type="float" office:value="0.177744161796343" calcext:value-type="float">
            <text:p>0.177744161796343</text:p>
          </table:table-cell>
          <table:table-cell table:formula="of:=[.I12]/[.I9]" office:value-type="float" office:value="0.171996236391102" calcext:value-type="float">
            <text:p>0.171996236391102</text:p>
          </table:table-cell>
          <table:table-cell table:formula="of:=[.J12]/[.J9]" office:value-type="float" office:value="0.166019820573205" calcext:value-type="float">
            <text:p>0.166019820573205</text:p>
          </table:table-cell>
          <table:table-cell table:formula="of:=[.K12]/[.K9]" office:value-type="float" office:value="0.162772549565763" calcext:value-type="float">
            <text:p>0.162772549565763</text:p>
          </table:table-cell>
          <table:table-cell table:formula="of:=[.L12]/[.L9]" office:value-type="float" office:value="0.160735787365169" calcext:value-type="float">
            <text:p>0.160735787365169</text:p>
          </table:table-cell>
          <table:table-cell table:formula="of:=[.M12]/[.M9]" office:value-type="float" office:value="0.156161948969797" calcext:value-type="float">
            <text:p>0.156161948969797</text:p>
          </table:table-cell>
          <table:table-cell table:formula="of:=[.N12]/[.N9]" office:value-type="float" office:value="0.155225269990687" calcext:value-type="float">
            <text:p>0.155225269990687</text:p>
          </table:table-cell>
          <table:table-cell table:formula="of:=[.O12]/[.O9]" office:value-type="float" office:value="0.151257071872782" calcext:value-type="float">
            <text:p>0.151257071872782</text:p>
          </table:table-cell>
          <table:table-cell table:formula="of:=[.P12]/[.P9]" office:value-type="float" office:value="0.148724318831545" calcext:value-type="float">
            <text:p>0.148724318831545</text:p>
          </table:table-cell>
          <table:table-cell table:formula="of:=[.Q12]/[.Q9]" office:value-type="float" office:value="0.144361668881049" calcext:value-type="float">
            <text:p>0.144361668881049</text:p>
          </table:table-cell>
          <table:table-cell table:formula="of:=[.R12]/[.R9]" office:value-type="float" office:value="0.139026197887594" calcext:value-type="float">
            <text:p>0.139026197887594</text:p>
          </table:table-cell>
          <table:table-cell table:formula="of:=[.S12]/[.S9]" office:value-type="float" office:value="0.138852970178019" calcext:value-type="float">
            <text:p>0.138852970178019</text:p>
          </table:table-cell>
          <table:table-cell table:formula="of:=[.T12]/[.T9]" office:value-type="float" office:value="0.135477788505089" calcext:value-type="float">
            <text:p>0.135477788505089</text:p>
          </table:table-cell>
          <table:table-cell table:formula="of:=[.U12]/[.U9]" office:value-type="float" office:value="0.132151076503591" calcext:value-type="float">
            <text:p>0.132151076503591</text:p>
          </table:table-cell>
          <table:table-cell table:formula="of:=[.V12]/[.V9]" office:value-type="float" office:value="0.131847670866821" calcext:value-type="float">
            <text:p>0.131847670866821</text:p>
          </table:table-cell>
          <table:table-cell table:formula="of:=[.W12]/[.W9]" office:value-type="float" office:value="0.128380284626839" calcext:value-type="float">
            <text:p>0.128380284626839</text:p>
          </table:table-cell>
          <table:table-cell table:formula="of:=[.X12]/[.X9]" office:value-type="float" office:value="0.123638943460877" calcext:value-type="float">
            <text:p>0.123638943460877</text:p>
          </table:table-cell>
          <table:table-cell table:formula="of:=[.Y12]/[.Y9]" office:value-type="float" office:value="0.122843881822997" calcext:value-type="float">
            <text:p>0.122843881822997</text:p>
          </table:table-cell>
          <table:table-cell table:formula="of:=[.Z12]/[.Z9]" office:value-type="float" office:value="0.121662059506495" calcext:value-type="float">
            <text:p>0.121662059506495</text:p>
          </table:table-cell>
          <table:table-cell table:formula="of:=[.AA12]/[.AA9]" office:value-type="float" office:value="0.116227574190539" calcext:value-type="float">
            <text:p>0.116227574190539</text:p>
          </table:table-cell>
        </table:table-row>
        <table:table-row table:style-name="ro1">
          <table:table-cell office:value-type="string" calcext:value-type="string">
            <text:p>GDP per capita ($ (constant 2017 PPP) per capita)</text:p>
          </table:table-cell>
          <table:table-cell table:formula="of:=[.B9]/[.B10]" office:value-type="float" office:value="40436.9375471315" calcext:value-type="float">
            <text:p>40436.9375471315</text:p>
          </table:table-cell>
          <table:table-cell table:formula="of:=[.C9]/[.C10]" office:value-type="float" office:value="39856.9909397813" calcext:value-type="float">
            <text:p>39856.9909397813</text:p>
          </table:table-cell>
          <table:table-cell table:formula="of:=[.D9]/[.D10]" office:value-type="float" office:value="40692.6376980562" calcext:value-type="float">
            <text:p>40692.6376980562</text:p>
          </table:table-cell>
          <table:table-cell table:formula="of:=[.E9]/[.E10]" office:value-type="float" office:value="41264.6575879474" calcext:value-type="float">
            <text:p>41264.6575879474</text:p>
          </table:table-cell>
          <table:table-cell table:formula="of:=[.F9]/[.F10]" office:value-type="float" office:value="42403.9262156716" calcext:value-type="float">
            <text:p>42403.9262156716</text:p>
          </table:table-cell>
          <table:table-cell table:formula="of:=[.G9]/[.G10]" office:value-type="float" office:value="43026.7204131291" calcext:value-type="float">
            <text:p>43026.7204131291</text:p>
          </table:table-cell>
          <table:table-cell table:formula="of:=[.H9]/[.H10]" office:value-type="float" office:value="44133.4791901605" calcext:value-type="float">
            <text:p>44133.4791901605</text:p>
          </table:table-cell>
          <table:table-cell table:formula="of:=[.I9]/[.I10]" office:value-type="float" office:value="45516.0023303909" calcext:value-type="float">
            <text:p>45516.0023303909</text:p>
          </table:table-cell>
          <table:table-cell table:formula="of:=[.J9]/[.J10]" office:value-type="float" office:value="47004.6141333405" calcext:value-type="float">
            <text:p>47004.6141333405</text:p>
          </table:table-cell>
          <table:table-cell table:formula="of:=[.K9]/[.K10]" office:value-type="float" office:value="48676.6590175624" calcext:value-type="float">
            <text:p>48676.6590175624</text:p>
          </table:table-cell>
          <table:table-cell table:formula="of:=[.L9]/[.L10]" office:value-type="float" office:value="50124.8911771196" calcext:value-type="float">
            <text:p>50124.8911771196</text:p>
          </table:table-cell>
          <table:table-cell table:formula="of:=[.M9]/[.M10]" office:value-type="float" office:value="50126.7202222596" calcext:value-type="float">
            <text:p>50126.7202222596</text:p>
          </table:table-cell>
          <table:table-cell table:formula="of:=[.N9]/[.N10]" office:value-type="float" office:value="50528.7885768372" calcext:value-type="float">
            <text:p>50528.7885768372</text:p>
          </table:table-cell>
          <table:table-cell table:formula="of:=[.O9]/[.O10]" office:value-type="float" office:value="51529.7264039288" calcext:value-type="float">
            <text:p>51529.7264039288</text:p>
          </table:table-cell>
          <table:table-cell table:formula="of:=[.P9]/[.P10]" office:value-type="float" office:value="52994.5519602026" calcext:value-type="float">
            <text:p>52994.5519602026</text:p>
          </table:table-cell>
          <table:table-cell table:formula="of:=[.Q9]/[.Q10]" office:value-type="float" office:value="54353.0685764315" calcext:value-type="float">
            <text:p>54353.0685764315</text:p>
          </table:table-cell>
          <table:table-cell table:formula="of:=[.R9]/[.R10]" office:value-type="float" office:value="55368.3597189656" calcext:value-type="float">
            <text:p>55368.3597189656</text:p>
          </table:table-cell>
          <table:table-cell table:formula="of:=[.S9]/[.S10]" office:value-type="float" office:value="55873.2447409949" calcext:value-type="float">
            <text:p>55873.2447409949</text:p>
          </table:table-cell>
          <table:table-cell table:formula="of:=[.T9]/[.T10]" office:value-type="float" office:value="55271.6574674783" calcext:value-type="float">
            <text:p>55271.6574674783</text:p>
          </table:table-cell>
          <table:table-cell table:formula="of:=[.U9]/[.U10]" office:value-type="float" office:value="53399.365631618" calcext:value-type="float">
            <text:p>53399.365631618</text:p>
          </table:table-cell>
          <table:table-cell table:formula="of:=[.V9]/[.V10]" office:value-type="float" office:value="54315.9124805391" calcext:value-type="float">
            <text:p>54315.9124805391</text:p>
          </table:table-cell>
          <table:table-cell table:formula="of:=[.W9]/[.W10]" office:value-type="float" office:value="54758.8332734292" calcext:value-type="float">
            <text:p>54758.8332734292</text:p>
          </table:table-cell>
          <table:table-cell table:formula="of:=[.X9]/[.X10]" office:value-type="float" office:value="55581.4138435207" calcext:value-type="float">
            <text:p>55581.4138435207</text:p>
          </table:table-cell>
          <table:table-cell table:formula="of:=[.Y9]/[.Y10]" office:value-type="float" office:value="56214.4286771294" calcext:value-type="float">
            <text:p>56214.4286771294</text:p>
          </table:table-cell>
          <table:table-cell table:formula="of:=[.Z9]/[.Z10]" office:value-type="float" office:value="57213.2678405623" calcext:value-type="float">
            <text:p>57213.2678405623</text:p>
          </table:table-cell>
          <table:table-cell table:formula="of:=[.AA9]/[.AA10]" office:value-type="float" office:value="58540.2960929977" calcext:value-type="float">
            <text:p>58540.2960929977</text:p>
          </table:table-cell>
        </table:table-row>
        <table:table-row table:style-name="ro1">
          <table:table-cell office:value-type="string" calcext:value-type="string">
            <text:p>Population, total</text:p>
          </table:table-cell>
          <table:table-cell table:formula="of:=[.B10]" office:value-type="float" office:value="249623000" calcext:value-type="float">
            <text:p>249623000</text:p>
          </table:table-cell>
          <table:table-cell table:formula="of:=[.C10]" office:value-type="float" office:value="252981000" calcext:value-type="float">
            <text:p>252981000</text:p>
          </table:table-cell>
          <table:table-cell table:formula="of:=[.D10]" office:value-type="float" office:value="256514000" calcext:value-type="float">
            <text:p>256514000</text:p>
          </table:table-cell>
          <table:table-cell table:formula="of:=[.E10]" office:value-type="float" office:value="259919000" calcext:value-type="float">
            <text:p>259919000</text:p>
          </table:table-cell>
          <table:table-cell table:formula="of:=[.F10]" office:value-type="float" office:value="263126000" calcext:value-type="float">
            <text:p>263126000</text:p>
          </table:table-cell>
          <table:table-cell table:formula="of:=[.G10]" office:value-type="float" office:value="266278000" calcext:value-type="float">
            <text:p>266278000</text:p>
          </table:table-cell>
          <table:table-cell table:formula="of:=[.H10]" office:value-type="float" office:value="269394000" calcext:value-type="float">
            <text:p>269394000</text:p>
          </table:table-cell>
          <table:table-cell table:formula="of:=[.I10]" office:value-type="float" office:value="272657000" calcext:value-type="float">
            <text:p>272657000</text:p>
          </table:table-cell>
          <table:table-cell table:formula="of:=[.J10]" office:value-type="float" office:value="275854000" calcext:value-type="float">
            <text:p>275854000</text:p>
          </table:table-cell>
          <table:table-cell table:formula="of:=[.K10]" office:value-type="float" office:value="279040000" calcext:value-type="float">
            <text:p>279040000</text:p>
          </table:table-cell>
          <table:table-cell table:formula="of:=[.L10]" office:value-type="float" office:value="282162411" calcext:value-type="float">
            <text:p>282162411</text:p>
          </table:table-cell>
          <table:table-cell table:formula="of:=[.M10]" office:value-type="float" office:value="284968955" calcext:value-type="float">
            <text:p>284968955</text:p>
          </table:table-cell>
          <table:table-cell table:formula="of:=[.N10]" office:value-type="float" office:value="287625193" calcext:value-type="float">
            <text:p>287625193</text:p>
          </table:table-cell>
          <table:table-cell table:formula="of:=[.O10]" office:value-type="float" office:value="290107933" calcext:value-type="float">
            <text:p>290107933</text:p>
          </table:table-cell>
          <table:table-cell table:formula="of:=[.P10]" office:value-type="float" office:value="292805298" calcext:value-type="float">
            <text:p>292805298</text:p>
          </table:table-cell>
          <table:table-cell table:formula="of:=[.Q10]" office:value-type="float" office:value="295516599" calcext:value-type="float">
            <text:p>295516599</text:p>
          </table:table-cell>
          <table:table-cell table:formula="of:=[.R10]" office:value-type="float" office:value="298379912" calcext:value-type="float">
            <text:p>298379912</text:p>
          </table:table-cell>
          <table:table-cell table:formula="of:=[.S10]" office:value-type="float" office:value="301231207" calcext:value-type="float">
            <text:p>301231207</text:p>
          </table:table-cell>
          <table:table-cell table:formula="of:=[.T10]" office:value-type="float" office:value="304093966" calcext:value-type="float">
            <text:p>304093966</text:p>
          </table:table-cell>
          <table:table-cell table:formula="of:=[.U10]" office:value-type="float" office:value="306771529" calcext:value-type="float">
            <text:p>306771529</text:p>
          </table:table-cell>
          <table:table-cell table:formula="of:=[.V10]" office:value-type="float" office:value="309327143" calcext:value-type="float">
            <text:p>309327143</text:p>
          </table:table-cell>
          <table:table-cell table:formula="of:=[.W10]" office:value-type="float" office:value="311583481" calcext:value-type="float">
            <text:p>311583481</text:p>
          </table:table-cell>
          <table:table-cell table:formula="of:=[.X10]" office:value-type="float" office:value="313877662" calcext:value-type="float">
            <text:p>313877662</text:p>
          </table:table-cell>
          <table:table-cell table:formula="of:=[.Y10]" office:value-type="float" office:value="316059947" calcext:value-type="float">
            <text:p>316059947</text:p>
          </table:table-cell>
          <table:table-cell table:formula="of:=[.Z10]" office:value-type="float" office:value="318386329" calcext:value-type="float">
            <text:p>318386329</text:p>
          </table:table-cell>
          <table:table-cell table:formula="of:=[.AA10]" office:value-type="float" office:value="320738994" calcext:value-type="float">
            <text:p>320738994</text:p>
          </table:table-cell>
        </table:table-row>
        <table:table-row table:style-name="ro1" table:number-rows-repeated="30">
          <table:table-cell table:number-columns-repeated="27"/>
        </table:table-row>
        <table:table-row table:style-name="ro1">
          <table:table-cell office:value-type="string" calcext:value-type="string">
            <text:p>Last Updated: 05/25/2022</text:p>
          </table:table-cell>
          <table:table-cell table:number-columns-repeated="26"/>
        </table:table-row>
        <table:table-row table:style-name="ro1" table:number-rows-repeated="1048522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Middle East &amp; North Africa" table:style-name="ta2">
        <office:forms form:automatic-focus="false" form:apply-design-mode="false"/>
        <table:table-column table:style-name="co1" table:default-cell-style-name="Default"/>
        <table:table-column table:style-name="co8" table:number-columns-repeated="25" table:default-cell-style-name="Default"/>
        <table:table-row table:style-name="ro1">
          <table:table-cell table:style-name="ce1" office:value-type="string" calcext:value-type="string">
            <text:p>Raw Data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Series Name</text:p>
          </table:table-cell>
          <table:table-cell office:value-type="string" calcext:value-type="string">
            <text:p>1990 [YR1990]</text:p>
          </table:table-cell>
          <table:table-cell office:value-type="string" calcext:value-type="string">
            <text:p>1991 [YR1991]</text:p>
          </table:table-cell>
          <table:table-cell office:value-type="string" calcext:value-type="string">
            <text:p>1992 [YR1992]</text:p>
          </table:table-cell>
          <table:table-cell office:value-type="string" calcext:value-type="string">
            <text:p>1993 [YR1993]</text:p>
          </table:table-cell>
          <table:table-cell office:value-type="string" calcext:value-type="string">
            <text:p>1994 [YR1994]</text:p>
          </table:table-cell>
          <table:table-cell office:value-type="string" calcext:value-type="string">
            <text:p>1995 [YR1995]</text:p>
          </table:table-cell>
          <table:table-cell office:value-type="string" calcext:value-type="string">
            <text:p>1996 [YR1996]</text:p>
          </table:table-cell>
          <table:table-cell office:value-type="string" calcext:value-type="string">
            <text:p>1997 [YR1997]</text:p>
          </table:table-cell>
          <table:table-cell office:value-type="string" calcext:value-type="string">
            <text:p>1998 [YR1998]</text:p>
          </table:table-cell>
          <table:table-cell office:value-type="string" calcext:value-type="string">
            <text:p>1999 [YR1999]</text:p>
          </table:table-cell>
          <table:table-cell office:value-type="string" calcext:value-type="string">
            <text:p>2000 [YR2000]</text:p>
          </table:table-cell>
          <table:table-cell office:value-type="string" calcext:value-type="string">
            <text:p>2001 [YR2001]</text:p>
          </table:table-cell>
          <table:table-cell office:value-type="string" calcext:value-type="string">
            <text:p>2002 [YR2002]</text:p>
          </table:table-cell>
          <table:table-cell office:value-type="string" calcext:value-type="string">
            <text:p>2003 [YR2003]</text:p>
          </table:table-cell>
          <table:table-cell office:value-type="string" calcext:value-type="string">
            <text:p>2004 [YR2004]</text:p>
          </table:table-cell>
          <table:table-cell office:value-type="string" calcext:value-type="string">
            <text:p>2005 [YR2005]</text:p>
          </table:table-cell>
          <table:table-cell office:value-type="string" calcext:value-type="string">
            <text:p>2006 [YR2006]</text:p>
          </table:table-cell>
          <table:table-cell office:value-type="string" calcext:value-type="string">
            <text:p>2007 [YR2007]</text:p>
          </table:table-cell>
          <table:table-cell office:value-type="string" calcext:value-type="string">
            <text:p>2008 [YR2008]</text:p>
          </table:table-cell>
          <table:table-cell office:value-type="string" calcext:value-type="string">
            <text:p>2009 [YR2009]</text:p>
          </table:table-cell>
          <table:table-cell office:value-type="string" calcext:value-type="string">
            <text:p>2010 [YR2010]</text:p>
          </table:table-cell>
          <table:table-cell office:value-type="string" calcext:value-type="string">
            <text:p>2011 [YR2011]</text:p>
          </table:table-cell>
          <table:table-cell office:value-type="string" calcext:value-type="string">
            <text:p>2012 [YR2012]</text:p>
          </table:table-cell>
          <table:table-cell office:value-type="string" calcext:value-type="string">
            <text:p>2013 [YR2013]</text:p>
          </table:table-cell>
          <table:table-cell office:value-type="string" calcext:value-type="string">
            <text:p>2014 [YR2014]</text:p>
          </table:table-cell>
        </table:table-row>
        <table:table-row table:style-name="ro1">
          <table:table-cell office:value-type="string" calcext:value-type="string">
            <text:p>CO2 emissions (kt)</text:p>
          </table:table-cell>
          <table:table-cell office:value-type="float" office:value="848733.423140555" calcext:value-type="float">
            <text:p>848733.423140555</text:p>
          </table:table-cell>
          <table:table-cell office:value-type="float" office:value="915634.260800718" calcext:value-type="float">
            <text:p>915634.260800718</text:p>
          </table:table-cell>
          <table:table-cell office:value-type="float" office:value="957127.046434668" calcext:value-type="float">
            <text:p>957127.046434668</text:p>
          </table:table-cell>
          <table:table-cell office:value-type="float" office:value="1008696.65143686" calcext:value-type="float">
            <text:p>1008696.65143686</text:p>
          </table:table-cell>
          <table:table-cell office:value-type="float" office:value="1079676.44090511" calcext:value-type="float">
            <text:p>1079676.44090511</text:p>
          </table:table-cell>
          <table:table-cell office:value-type="float" office:value="1117281.16163825" calcext:value-type="float">
            <text:p>1117281.16163825</text:p>
          </table:table-cell>
          <table:table-cell office:value-type="float" office:value="1154905.97573005" calcext:value-type="float">
            <text:p>1154905.97573005</text:p>
          </table:table-cell>
          <table:table-cell office:value-type="float" office:value="1190802.76097705" calcext:value-type="float">
            <text:p>1190802.76097705</text:p>
          </table:table-cell>
          <table:table-cell office:value-type="float" office:value="1198146.88356747" calcext:value-type="float">
            <text:p>1198146.88356747</text:p>
          </table:table-cell>
          <table:table-cell office:value-type="float" office:value="1242442.69273456" calcext:value-type="float">
            <text:p>1242442.69273456</text:p>
          </table:table-cell>
          <table:table-cell office:value-type="float" office:value="1287903.91670396" calcext:value-type="float">
            <text:p>1287903.91670396</text:p>
          </table:table-cell>
          <table:table-cell office:value-type="float" office:value="1352554.29819415" calcext:value-type="float">
            <text:p>1352554.29819415</text:p>
          </table:table-cell>
          <table:table-cell office:value-type="float" office:value="1411257.04552082" calcext:value-type="float">
            <text:p>1411257.04552082</text:p>
          </table:table-cell>
          <table:table-cell office:value-type="float" office:value="1461108.66835755" calcext:value-type="float">
            <text:p>1461108.66835755</text:p>
          </table:table-cell>
          <table:table-cell office:value-type="float" office:value="1546997.72995189" calcext:value-type="float">
            <text:p>1546997.72995189</text:p>
          </table:table-cell>
          <table:table-cell office:value-type="float" office:value="1672058.79425489" calcext:value-type="float">
            <text:p>1672058.79425489</text:p>
          </table:table-cell>
          <table:table-cell office:value-type="float" office:value="1771932.83347695" calcext:value-type="float">
            <text:p>1771932.83347695</text:p>
          </table:table-cell>
          <table:table-cell office:value-type="float" office:value="1862865.32809509" calcext:value-type="float">
            <text:p>1862865.32809509</text:p>
          </table:table-cell>
          <table:table-cell office:value-type="float" office:value="1974915.94266541" calcext:value-type="float">
            <text:p>1974915.94266541</text:p>
          </table:table-cell>
          <table:table-cell office:value-type="float" office:value="2058775.57503504" calcext:value-type="float">
            <text:p>2058775.57503504</text:p>
          </table:table-cell>
          <table:table-cell office:value-type="float" office:value="2142444.3204974" calcext:value-type="float">
            <text:p>2142444.3204974</text:p>
          </table:table-cell>
          <table:table-cell office:value-type="float" office:value="2183967.24616934" calcext:value-type="float">
            <text:p>2183967.24616934</text:p>
          </table:table-cell>
          <table:table-cell office:value-type="float" office:value="2311027.59965907" calcext:value-type="float">
            <text:p>2311027.59965907</text:p>
          </table:table-cell>
          <table:table-cell office:value-type="float" office:value="2354730.65474568" calcext:value-type="float">
            <text:p>2354730.65474568</text:p>
          </table:table-cell>
          <table:table-cell office:value-type="float" office:value="2447180.19794268" calcext:value-type="float">
            <text:p>2447180.19794268</text:p>
          </table:table-cell>
        </table:table-row>
        <table:table-row table:style-name="ro1">
          <table:table-cell office:value-type="string" calcext:value-type="string">
            <text:p>CO2 emissions from gaseous fuel consumption (kt)</text:p>
          </table:table-cell>
          <table:table-cell office:value-type="float" office:value="272334.132039181" calcext:value-type="float">
            <text:p>272334.132039181</text:p>
          </table:table-cell>
          <table:table-cell office:value-type="float" office:value="302747.887519271" calcext:value-type="float">
            <text:p>302747.887519271</text:p>
          </table:table-cell>
          <table:table-cell office:value-type="float" office:value="316925.45053077" calcext:value-type="float">
            <text:p>316925.45053077</text:p>
          </table:table-cell>
          <table:table-cell office:value-type="float" office:value="355289.137720384" calcext:value-type="float">
            <text:p>355289.137720384</text:p>
          </table:table-cell>
          <table:table-cell office:value-type="float" office:value="384424.103627487" calcext:value-type="float">
            <text:p>384424.103627487</text:p>
          </table:table-cell>
          <table:table-cell office:value-type="float" office:value="366912.81750953" calcext:value-type="float">
            <text:p>366912.81750953</text:p>
          </table:table-cell>
          <table:table-cell office:value-type="float" office:value="386201.842889356" calcext:value-type="float">
            <text:p>386201.842889356</text:p>
          </table:table-cell>
          <table:table-cell office:value-type="float" office:value="391231.994938014" calcext:value-type="float">
            <text:p>391231.994938014</text:p>
          </table:table-cell>
          <table:table-cell office:value-type="float" office:value="417121.939905571" calcext:value-type="float">
            <text:p>417121.939905571</text:p>
          </table:table-cell>
          <table:table-cell office:value-type="float" office:value="435050.86539274" calcext:value-type="float">
            <text:p>435050.86539274</text:p>
          </table:table-cell>
          <table:table-cell office:value-type="float" office:value="458076.469553752" calcext:value-type="float">
            <text:p>458076.469553752</text:p>
          </table:table-cell>
          <table:table-cell office:value-type="float" office:value="460216.409330513" calcext:value-type="float">
            <text:p>460216.409330513</text:p>
          </table:table-cell>
          <table:table-cell office:value-type="float" office:value="515174.793579989" calcext:value-type="float">
            <text:p>515174.793579989</text:p>
          </table:table-cell>
          <table:table-cell office:value-type="float" office:value="546287.078624514" calcext:value-type="float">
            <text:p>546287.078624514</text:p>
          </table:table-cell>
          <table:table-cell office:value-type="float" office:value="603159.951309849" calcext:value-type="float">
            <text:p>603159.951309849</text:p>
          </table:table-cell>
          <table:table-cell office:value-type="float" office:value="680419.538690552" calcext:value-type="float">
            <text:p>680419.538690552</text:p>
          </table:table-cell>
          <table:table-cell office:value-type="float" office:value="719470.667673737" calcext:value-type="float">
            <text:p>719470.667673737</text:p>
          </table:table-cell>
          <table:table-cell office:value-type="float" office:value="745042.763209858" calcext:value-type="float">
            <text:p>745042.763209858</text:p>
          </table:table-cell>
          <table:table-cell office:value-type="float" office:value="803630.5444555" calcext:value-type="float">
            <text:p>803630.5444555</text:p>
          </table:table-cell>
          <table:table-cell office:value-type="float" office:value="826593.317914948" calcext:value-type="float">
            <text:p>826593.317914948</text:p>
          </table:table-cell>
          <table:table-cell office:value-type="float" office:value="890002.750960197" calcext:value-type="float">
            <text:p>890002.750960197</text:p>
          </table:table-cell>
          <table:table-cell office:value-type="float" office:value="947824.355142637" calcext:value-type="float">
            <text:p>947824.355142637</text:p>
          </table:table-cell>
          <table:table-cell office:value-type="float" office:value="982180.406694942" calcext:value-type="float">
            <text:p>982180.406694942</text:p>
          </table:table-cell>
          <table:table-cell office:value-type="float" office:value="991611.696975913" calcext:value-type="float">
            <text:p>991611.696975913</text:p>
          </table:table-cell>
          <table:table-cell office:value-type="float" office:value="1061199.32526524" calcext:value-type="float">
            <text:p>1061199.32526524</text:p>
          </table:table-cell>
        </table:table-row>
        <table:table-row table:style-name="ro1">
          <table:table-cell office:value-type="string" calcext:value-type="string">
            <text:p>CO2 emissions from liquid fuel consumption (kt)</text:p>
          </table:table-cell>
          <table:table-cell office:value-type="float" office:value="507080.094" calcext:value-type="float">
            <text:p>507080.094</text:p>
          </table:table-cell>
          <table:table-cell office:value-type="float" office:value="590574.017" calcext:value-type="float">
            <text:p>590574.017</text:p>
          </table:table-cell>
          <table:table-cell office:value-type="float" office:value="635971.477" calcext:value-type="float">
            <text:p>635971.477</text:p>
          </table:table-cell>
          <table:table-cell office:value-type="float" office:value="700910.38" calcext:value-type="float">
            <text:p>700910.38</text:p>
          </table:table-cell>
          <table:table-cell office:value-type="float" office:value="716429.124" calcext:value-type="float">
            <text:p>716429.124</text:p>
          </table:table-cell>
          <table:table-cell office:value-type="float" office:value="691999.57" calcext:value-type="float">
            <text:p>691999.57</text:p>
          </table:table-cell>
          <table:table-cell office:value-type="float" office:value="690048.726" calcext:value-type="float">
            <text:p>690048.726</text:p>
          </table:table-cell>
          <table:table-cell office:value-type="float" office:value="658937.898" calcext:value-type="float">
            <text:p>658937.898</text:p>
          </table:table-cell>
          <table:table-cell office:value-type="float" office:value="708636.749" calcext:value-type="float">
            <text:p>708636.749</text:p>
          </table:table-cell>
          <table:table-cell office:value-type="float" office:value="768958.899" calcext:value-type="float">
            <text:p>768958.899</text:p>
          </table:table-cell>
          <table:table-cell office:value-type="float" office:value="859042.421" calcext:value-type="float">
            <text:p>859042.421</text:p>
          </table:table-cell>
          <table:table-cell office:value-type="float" office:value="875441.245" calcext:value-type="float">
            <text:p>875441.245</text:p>
          </table:table-cell>
          <table:table-cell office:value-type="float" office:value="838840.918" calcext:value-type="float">
            <text:p>838840.918</text:p>
          </table:table-cell>
          <table:table-cell office:value-type="float" office:value="899449.094" calcext:value-type="float">
            <text:p>899449.094</text:p>
          </table:table-cell>
          <table:table-cell office:value-type="float" office:value="958773.82" calcext:value-type="float">
            <text:p>958773.82</text:p>
          </table:table-cell>
          <table:table-cell office:value-type="float" office:value="961491.067" calcext:value-type="float">
            <text:p>961491.067</text:p>
          </table:table-cell>
          <table:table-cell office:value-type="float" office:value="1010350.175" calcext:value-type="float">
            <text:p>1010350.175</text:p>
          </table:table-cell>
          <table:table-cell office:value-type="float" office:value="957226.346" calcext:value-type="float">
            <text:p>957226.346</text:p>
          </table:table-cell>
          <table:table-cell office:value-type="float" office:value="1047764.576" calcext:value-type="float">
            <text:p>1047764.576</text:p>
          </table:table-cell>
          <table:table-cell office:value-type="float" office:value="1114408.634" calcext:value-type="float">
            <text:p>1114408.634</text:p>
          </table:table-cell>
          <table:table-cell office:value-type="float" office:value="1131221.829" calcext:value-type="float">
            <text:p>1131221.829</text:p>
          </table:table-cell>
          <table:table-cell office:value-type="float" office:value="1110789.305" calcext:value-type="float">
            <text:p>1110789.305</text:p>
          </table:table-cell>
          <table:table-cell office:value-type="float" office:value="1257847.006" calcext:value-type="float">
            <text:p>1257847.006</text:p>
          </table:table-cell>
          <table:table-cell office:value-type="float" office:value="1231371.266" calcext:value-type="float">
            <text:p>1231371.266</text:p>
          </table:table-cell>
          <table:table-cell office:value-type="float" office:value="1289071.511" calcext:value-type="float">
            <text:p>1289071.511</text:p>
          </table:table-cell>
        </table:table-row>
        <table:table-row table:style-name="ro1">
          <table:table-cell office:value-type="string" calcext:value-type="string">
            <text:p>CO2 emissions from solid fuel consumption (kt)</text:p>
          </table:table-cell>
          <table:table-cell table:number-columns-repeated="2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Energy use (kg of oil equivalent) per $1,000 GDP (constant 2017 PPP)</text:p>
          </table:table-cell>
          <table:table-cell office:value-type="float" office:value="107.222160411839" calcext:value-type="float">
            <text:p>107.222160411839</text:p>
          </table:table-cell>
          <table:table-cell office:value-type="float" office:value="110.689865094797" calcext:value-type="float">
            <text:p>110.689865094797</text:p>
          </table:table-cell>
          <table:table-cell office:value-type="float" office:value="115.567162067761" calcext:value-type="float">
            <text:p>115.567162067761</text:p>
          </table:table-cell>
          <table:table-cell office:value-type="float" office:value="122.196557984351" calcext:value-type="float">
            <text:p>122.196557984351</text:p>
          </table:table-cell>
          <table:table-cell office:value-type="float" office:value="127.982134495101" calcext:value-type="float">
            <text:p>127.982134495101</text:p>
          </table:table-cell>
          <table:table-cell office:value-type="float" office:value="127.225133590729" calcext:value-type="float">
            <text:p>127.225133590729</text:p>
          </table:table-cell>
          <table:table-cell office:value-type="float" office:value="123.632971772848" calcext:value-type="float">
            <text:p>123.632971772848</text:p>
          </table:table-cell>
          <table:table-cell office:value-type="float" office:value="126.508750520423" calcext:value-type="float">
            <text:p>126.508750520423</text:p>
          </table:table-cell>
          <table:table-cell office:value-type="float" office:value="122.245457822409" calcext:value-type="float">
            <text:p>122.245457822409</text:p>
          </table:table-cell>
          <table:table-cell office:value-type="float" office:value="125.949743837431" calcext:value-type="float">
            <text:p>125.949743837431</text:p>
          </table:table-cell>
          <table:table-cell office:value-type="float" office:value="121.228205293824" calcext:value-type="float">
            <text:p>121.228205293824</text:p>
          </table:table-cell>
          <table:table-cell office:value-type="float" office:value="128.884125749493" calcext:value-type="float">
            <text:p>128.884125749493</text:p>
          </table:table-cell>
          <table:table-cell office:value-type="float" office:value="132.229914336004" calcext:value-type="float">
            <text:p>132.229914336004</text:p>
          </table:table-cell>
          <table:table-cell office:value-type="float" office:value="128.424686060384" calcext:value-type="float">
            <text:p>128.424686060384</text:p>
          </table:table-cell>
          <table:table-cell office:value-type="float" office:value="127.449054479723" calcext:value-type="float">
            <text:p>127.449054479723</text:p>
          </table:table-cell>
          <table:table-cell office:value-type="float" office:value="129.869049710971" calcext:value-type="float">
            <text:p>129.869049710971</text:p>
          </table:table-cell>
          <table:table-cell office:value-type="float" office:value="130.911376326888" calcext:value-type="float">
            <text:p>130.911376326888</text:p>
          </table:table-cell>
          <table:table-cell office:value-type="float" office:value="130.679009167833" calcext:value-type="float">
            <text:p>130.679009167833</text:p>
          </table:table-cell>
          <table:table-cell office:value-type="float" office:value="134.455797390291" calcext:value-type="float">
            <text:p>134.455797390291</text:p>
          </table:table-cell>
          <table:table-cell office:value-type="float" office:value="138.251142683715" calcext:value-type="float">
            <text:p>138.251142683715</text:p>
          </table:table-cell>
          <table:table-cell office:value-type="float" office:value="138.013768124486" calcext:value-type="float">
            <text:p>138.013768124486</text:p>
          </table:table-cell>
          <table:table-cell office:value-type="float" office:value="134.584219289417" calcext:value-type="float">
            <text:p>134.584219289417</text:p>
          </table:table-cell>
          <table:table-cell office:value-type="float" office:value="140.759700174698" calcext:value-type="float">
            <text:p>140.759700174698</text:p>
          </table:table-cell>
          <table:table-cell office:value-type="float" office:value="137.546760712517" calcext:value-type="float">
            <text:p>137.546760712517</text:p>
          </table:table-cell>
          <table:table-cell office:value-type="float" office:value="140.457724486693" calcext:value-type="float">
            <text:p>140.457724486693</text:p>
          </table:table-cell>
        </table:table-row>
        <table:table-row table:style-name="ro1">
          <table:table-cell office:value-type="string" calcext:value-type="string">
            <text:p>GDP, PPP (constant 2017 international $)</text:p>
          </table:table-cell>
          <table:table-cell office:value-type="float" office:value="2658127987727.97" calcext:value-type="float">
            <text:p>2658127987727.97</text:p>
          </table:table-cell>
          <table:table-cell office:value-type="float" office:value="2778117261870.39" calcext:value-type="float">
            <text:p>2778117261870.39</text:p>
          </table:table-cell>
          <table:table-cell office:value-type="float" office:value="2898738584005.18" calcext:value-type="float">
            <text:p>2898738584005.18</text:p>
          </table:table-cell>
          <table:table-cell office:value-type="float" office:value="2963046142486.72" calcext:value-type="float">
            <text:p>2963046142486.72</text:p>
          </table:table-cell>
          <table:table-cell office:value-type="float" office:value="3023632411859.16" calcext:value-type="float">
            <text:p>3023632411859.16</text:p>
          </table:table-cell>
          <table:table-cell office:value-type="float" office:value="3099655793705.24" calcext:value-type="float">
            <text:p>3099655793705.24</text:p>
          </table:table-cell>
          <table:table-cell office:value-type="float" office:value="3247223073101.73" calcext:value-type="float">
            <text:p>3247223073101.73</text:p>
          </table:table-cell>
          <table:table-cell office:value-type="float" office:value="3351256291630.29" calcext:value-type="float">
            <text:p>3351256291630.29</text:p>
          </table:table-cell>
          <table:table-cell office:value-type="float" office:value="3505396375097.17" calcext:value-type="float">
            <text:p>3505396375097.17</text:p>
          </table:table-cell>
          <table:table-cell office:value-type="float" office:value="3568339525401.57" calcext:value-type="float">
            <text:p>3568339525401.57</text:p>
          </table:table-cell>
          <table:table-cell office:value-type="float" office:value="3800637811784.13" calcext:value-type="float">
            <text:p>3800637811784.13</text:p>
          </table:table-cell>
          <table:table-cell office:value-type="float" office:value="3852546066001.53" calcext:value-type="float">
            <text:p>3852546066001.53</text:p>
          </table:table-cell>
          <table:table-cell office:value-type="float" office:value="3911188898799.71" calcext:value-type="float">
            <text:p>3911188898799.71</text:p>
          </table:table-cell>
          <table:table-cell office:value-type="float" office:value="4117468299533.42" calcext:value-type="float">
            <text:p>4117468299533.42</text:p>
          </table:table-cell>
          <table:table-cell office:value-type="float" office:value="4435599974406.76" calcext:value-type="float">
            <text:p>4435599974406.76</text:p>
          </table:table-cell>
          <table:table-cell office:value-type="float" office:value="4652038747983.14" calcext:value-type="float">
            <text:p>4652038747983.14</text:p>
          </table:table-cell>
          <table:table-cell office:value-type="float" office:value="4910505784445.99" calcext:value-type="float">
            <text:p>4910505784445.99</text:p>
          </table:table-cell>
          <table:table-cell office:value-type="float" office:value="5166437959093.52" calcext:value-type="float">
            <text:p>5166437959093.52</text:p>
          </table:table-cell>
          <table:table-cell office:value-type="float" office:value="5410247823192.49" calcext:value-type="float">
            <text:p>5410247823192.49</text:p>
          </table:table-cell>
          <table:table-cell office:value-type="float" office:value="5457571079981.98" calcext:value-type="float">
            <text:p>5457571079981.98</text:p>
          </table:table-cell>
          <table:table-cell office:value-type="float" office:value="5724765188838.81" calcext:value-type="float">
            <text:p>5724765188838.81</text:p>
          </table:table-cell>
          <table:table-cell office:value-type="float" office:value="5940101798551.52" calcext:value-type="float">
            <text:p>5940101798551.52</text:p>
          </table:table-cell>
          <table:table-cell office:value-type="float" office:value="6156126727362.18" calcext:value-type="float">
            <text:p>6156126727362.18</text:p>
          </table:table-cell>
          <table:table-cell office:value-type="float" office:value="6317577901636.12" calcext:value-type="float">
            <text:p>6317577901636.12</text:p>
          </table:table-cell>
          <table:table-cell office:value-type="float" office:value="6505868626329.52" calcext:value-type="float">
            <text:p>6505868626329.52</text:p>
          </table:table-cell>
        </table:table-row>
        <table:table-row table:style-name="ro1">
          <table:table-cell office:value-type="string" calcext:value-type="string">
            <text:p>Population, total</text:p>
          </table:table-cell>
          <table:table-cell office:value-type="float" office:value="254215127" calcext:value-type="float">
            <text:p>254215127</text:p>
          </table:table-cell>
          <table:table-cell office:value-type="float" office:value="261046286" calcext:value-type="float">
            <text:p>261046286</text:p>
          </table:table-cell>
          <table:table-cell office:value-type="float" office:value="265656639" calcext:value-type="float">
            <text:p>265656639</text:p>
          </table:table-cell>
          <table:table-cell office:value-type="float" office:value="272107854" calcext:value-type="float">
            <text:p>272107854</text:p>
          </table:table-cell>
          <table:table-cell office:value-type="float" office:value="278384977" calcext:value-type="float">
            <text:p>278384977</text:p>
          </table:table-cell>
          <table:table-cell office:value-type="float" office:value="286096967" calcext:value-type="float">
            <text:p>286096967</text:p>
          </table:table-cell>
          <table:table-cell office:value-type="float" office:value="292041169" calcext:value-type="float">
            <text:p>292041169</text:p>
          </table:table-cell>
          <table:table-cell office:value-type="float" office:value="297891711" calcext:value-type="float">
            <text:p>297891711</text:p>
          </table:table-cell>
          <table:table-cell office:value-type="float" office:value="303641719" calcext:value-type="float">
            <text:p>303641719</text:p>
          </table:table-cell>
          <table:table-cell office:value-type="float" office:value="309436718" calcext:value-type="float">
            <text:p>309436718</text:p>
          </table:table-cell>
          <table:table-cell office:value-type="float" office:value="315326781" calcext:value-type="float">
            <text:p>315326781</text:p>
          </table:table-cell>
          <table:table-cell office:value-type="float" office:value="321297196" calcext:value-type="float">
            <text:p>321297196</text:p>
          </table:table-cell>
          <table:table-cell office:value-type="float" office:value="327362274" calcext:value-type="float">
            <text:p>327362274</text:p>
          </table:table-cell>
          <table:table-cell office:value-type="float" office:value="333608806" calcext:value-type="float">
            <text:p>333608806</text:p>
          </table:table-cell>
          <table:table-cell office:value-type="float" office:value="340143477" calcext:value-type="float">
            <text:p>340143477</text:p>
          </table:table-cell>
          <table:table-cell office:value-type="float" office:value="347029862" calcext:value-type="float">
            <text:p>347029862</text:p>
          </table:table-cell>
          <table:table-cell office:value-type="float" office:value="354302465" calcext:value-type="float">
            <text:p>354302465</text:p>
          </table:table-cell>
          <table:table-cell office:value-type="float" office:value="361929175" calcext:value-type="float">
            <text:p>361929175</text:p>
          </table:table-cell>
          <table:table-cell office:value-type="float" office:value="369823227" calcext:value-type="float">
            <text:p>369823227</text:p>
          </table:table-cell>
          <table:table-cell office:value-type="float" office:value="377883960" calcext:value-type="float">
            <text:p>377883960</text:p>
          </table:table-cell>
          <table:table-cell office:value-type="float" office:value="385917928" calcext:value-type="float">
            <text:p>385917928</text:p>
          </table:table-cell>
          <table:table-cell office:value-type="float" office:value="393942668" calcext:value-type="float">
            <text:p>393942668</text:p>
          </table:table-cell>
          <table:table-cell office:value-type="float" office:value="401968363" calcext:value-type="float">
            <text:p>401968363</text:p>
          </table:table-cell>
          <table:table-cell office:value-type="float" office:value="409968633" calcext:value-type="float">
            <text:p>409968633</text:p>
          </table:table-cell>
          <table:table-cell office:value-type="float" office:value="417924350" calcext:value-type="float">
            <text:p>417924350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Energy use (kg of oil equivalent)</text:p>
          </table:table-cell>
          <table:table-cell table:formula="of:= [.B8]*[.B9]/1000" office:value-type="float" office:value="285010225495.367" calcext:value-type="float">
            <text:p>285010225495.367</text:p>
          </table:table-cell>
          <table:table-cell table:formula="of:= [.C8]*[.C9]/1000" office:value-type="float" office:value="307509424933.96" calcext:value-type="float">
            <text:p>307509424933.96</text:p>
          </table:table-cell>
          <table:table-cell table:formula="of:= [.D8]*[.D9]/1000" office:value-type="float" office:value="334998991729.799" calcext:value-type="float">
            <text:p>334998991729.799</text:p>
          </table:table-cell>
          <table:table-cell table:formula="of:= [.E8]*[.E9]/1000" office:value-type="float" office:value="362074039760.686" calcext:value-type="float">
            <text:p>362074039760.686</text:p>
          </table:table-cell>
          <table:table-cell table:formula="of:= [.F8]*[.F9]/1000" office:value-type="float" office:value="386970929998.306" calcext:value-type="float">
            <text:p>386970929998.306</text:p>
          </table:table-cell>
          <table:table-cell table:formula="of:= [.G8]*[.G9]/1000" office:value-type="float" office:value="394354122439.426" calcext:value-type="float">
            <text:p>394354122439.426</text:p>
          </table:table-cell>
          <table:table-cell table:formula="of:= [.H8]*[.H9]/1000" office:value-type="float" office:value="401463838536.927" calcext:value-type="float">
            <text:p>401463838536.927</text:p>
          </table:table-cell>
          <table:table-cell table:formula="of:= [.I8]*[.I9]/1000" office:value-type="float" office:value="423963246127.854" calcext:value-type="float">
            <text:p>423963246127.854</text:p>
          </table:table-cell>
          <table:table-cell table:formula="of:= [.J8]*[.J9]/1000" office:value-type="float" office:value="428518784722.766" calcext:value-type="float">
            <text:p>428518784722.766</text:p>
          </table:table-cell>
          <table:table-cell table:formula="of:= [.K8]*[.K9]/1000" office:value-type="float" office:value="449431449149.308" calcext:value-type="float">
            <text:p>449431449149.308</text:p>
          </table:table-cell>
          <table:table-cell table:formula="of:= [.L8]*[.L9]/1000" office:value-type="float" office:value="460744500894.437" calcext:value-type="float">
            <text:p>460744500894.437</text:p>
          </table:table-cell>
          <table:table-cell table:formula="of:= [.M8]*[.M9]/1000" office:value-type="float" office:value="496532031626.256" calcext:value-type="float">
            <text:p>496532031626.256</text:p>
          </table:table-cell>
          <table:table-cell table:formula="of:= [.N8]*[.N9]/1000" office:value-type="float" office:value="517176173040.216" calcext:value-type="float">
            <text:p>517176173040.216</text:p>
          </table:table-cell>
          <table:table-cell table:formula="of:= [.O8]*[.O9]/1000" office:value-type="float" office:value="528784573731.163" calcext:value-type="float">
            <text:p>528784573731.163</text:p>
          </table:table-cell>
          <table:table-cell table:formula="of:= [.P8]*[.P9]/1000" office:value-type="float" office:value="565313022788.425" calcext:value-type="float">
            <text:p>565313022788.425</text:p>
          </table:table-cell>
          <table:table-cell table:formula="of:= [.Q8]*[.Q9]/1000" office:value-type="float" office:value="604155851419.186" calcext:value-type="float">
            <text:p>604155851419.186</text:p>
          </table:table-cell>
          <table:table-cell table:formula="of:= [.R8]*[.R9]/1000" office:value-type="float" office:value="642841070702.969" calcext:value-type="float">
            <text:p>642841070702.969</text:p>
          </table:table-cell>
          <table:table-cell table:formula="of:= [.S8]*[.S9]/1000" office:value-type="float" office:value="675144993421.422" calcext:value-type="float">
            <text:p>675144993421.422</text:p>
          </table:table-cell>
          <table:table-cell table:formula="of:= [.T8]*[.T9]/1000" office:value-type="float" office:value="727439185146.432" calcext:value-type="float">
            <text:p>727439185146.432</text:p>
          </table:table-cell>
          <table:table-cell table:formula="of:= [.U8]*[.U9]/1000" office:value-type="float" office:value="754515438085.105" calcext:value-type="float">
            <text:p>754515438085.105</text:p>
          </table:table-cell>
          <table:table-cell table:formula="of:= [.V8]*[.V9]/1000" office:value-type="float" office:value="790096415339.529" calcext:value-type="float">
            <text:p>790096415339.529</text:p>
          </table:table-cell>
          <table:table-cell table:formula="of:= [.W8]*[.W9]/1000" office:value-type="float" office:value="799443963057.718" calcext:value-type="float">
            <text:p>799443963057.718</text:p>
          </table:table-cell>
          <table:table-cell table:formula="of:= [.X8]*[.X9]/1000" office:value-type="float" office:value="866534552380.945" calcext:value-type="float">
            <text:p>866534552380.945</text:p>
          </table:table-cell>
          <table:table-cell table:formula="of:= [.Y8]*[.Y9]/1000" office:value-type="float" office:value="868962375919.029" calcext:value-type="float">
            <text:p>868962375919.029</text:p>
          </table:table-cell>
          <table:table-cell table:formula="of:= [.Z8]*[.Z9]/1000" office:value-type="float" office:value="913799503063.611" calcext:value-type="float">
            <text:p>913799503063.611</text:p>
          </table:table-cell>
        </table:table-row>
        <table:table-row table:style-name="ro1">
          <table:table-cell office:value-type="string" calcext:value-type="string">
            <text:p>Fossil carbon emissions (kt)</text:p>
          </table:table-cell>
          <table:table-cell table:formula="of:=[.B5]+[.B6]+[.B7]" office:value-type="string" office:string-value="" calcext:value-type="error">
            <text:p>#VALUE!</text:p>
          </table:table-cell>
          <table:table-cell table:formula="of:=[.C5]+[.C6]+[.C7]" office:value-type="string" office:string-value="" calcext:value-type="error">
            <text:p>#VALUE!</text:p>
          </table:table-cell>
          <table:table-cell table:formula="of:=[.D5]+[.D6]+[.D7]" office:value-type="string" office:string-value="" calcext:value-type="error">
            <text:p>#VALUE!</text:p>
          </table:table-cell>
          <table:table-cell table:formula="of:=[.E5]+[.E6]+[.E7]" office:value-type="string" office:string-value="" calcext:value-type="error">
            <text:p>#VALUE!</text:p>
          </table:table-cell>
          <table:table-cell table:formula="of:=[.F5]+[.F6]+[.F7]" office:value-type="string" office:string-value="" calcext:value-type="error">
            <text:p>#VALUE!</text:p>
          </table:table-cell>
          <table:table-cell table:formula="of:=[.G5]+[.G6]+[.G7]" office:value-type="string" office:string-value="" calcext:value-type="error">
            <text:p>#VALUE!</text:p>
          </table:table-cell>
          <table:table-cell table:formula="of:=[.H5]+[.H6]+[.H7]" office:value-type="string" office:string-value="" calcext:value-type="error">
            <text:p>#VALUE!</text:p>
          </table:table-cell>
          <table:table-cell table:formula="of:=[.I5]+[.I6]+[.I7]" office:value-type="string" office:string-value="" calcext:value-type="error">
            <text:p>#VALUE!</text:p>
          </table:table-cell>
          <table:table-cell table:formula="of:=[.J5]+[.J6]+[.J7]" office:value-type="string" office:string-value="" calcext:value-type="error">
            <text:p>#VALUE!</text:p>
          </table:table-cell>
          <table:table-cell table:formula="of:=[.K5]+[.K6]+[.K7]" office:value-type="string" office:string-value="" calcext:value-type="error">
            <text:p>#VALUE!</text:p>
          </table:table-cell>
          <table:table-cell table:formula="of:=[.L5]+[.L6]+[.L7]" office:value-type="string" office:string-value="" calcext:value-type="error">
            <text:p>#VALUE!</text:p>
          </table:table-cell>
          <table:table-cell table:formula="of:=[.M5]+[.M6]+[.M7]" office:value-type="string" office:string-value="" calcext:value-type="error">
            <text:p>#VALUE!</text:p>
          </table:table-cell>
          <table:table-cell table:formula="of:=[.N5]+[.N6]+[.N7]" office:value-type="string" office:string-value="" calcext:value-type="error">
            <text:p>#VALUE!</text:p>
          </table:table-cell>
          <table:table-cell table:formula="of:=[.O5]+[.O6]+[.O7]" office:value-type="string" office:string-value="" calcext:value-type="error">
            <text:p>#VALUE!</text:p>
          </table:table-cell>
          <table:table-cell table:formula="of:=[.P5]+[.P6]+[.P7]" office:value-type="string" office:string-value="" calcext:value-type="error">
            <text:p>#VALUE!</text:p>
          </table:table-cell>
          <table:table-cell table:formula="of:=[.Q5]+[.Q6]+[.Q7]" office:value-type="string" office:string-value="" calcext:value-type="error">
            <text:p>#VALUE!</text:p>
          </table:table-cell>
          <table:table-cell table:formula="of:=[.R5]+[.R6]+[.R7]" office:value-type="string" office:string-value="" calcext:value-type="error">
            <text:p>#VALUE!</text:p>
          </table:table-cell>
          <table:table-cell table:formula="of:=[.S5]+[.S6]+[.S7]" office:value-type="string" office:string-value="" calcext:value-type="error">
            <text:p>#VALUE!</text:p>
          </table:table-cell>
          <table:table-cell table:formula="of:=[.T5]+[.T6]+[.T7]" office:value-type="string" office:string-value="" calcext:value-type="error">
            <text:p>#VALUE!</text:p>
          </table:table-cell>
          <table:table-cell table:formula="of:=[.U5]+[.U6]+[.U7]" office:value-type="string" office:string-value="" calcext:value-type="error">
            <text:p>#VALUE!</text:p>
          </table:table-cell>
          <table:table-cell table:formula="of:=[.V5]+[.V6]+[.V7]" office:value-type="string" office:string-value="" calcext:value-type="error">
            <text:p>#VALUE!</text:p>
          </table:table-cell>
          <table:table-cell table:formula="of:=[.W5]+[.W6]+[.W7]" office:value-type="string" office:string-value="" calcext:value-type="error">
            <text:p>#VALUE!</text:p>
          </table:table-cell>
          <table:table-cell table:formula="of:=[.X5]+[.X6]+[.X7]" office:value-type="string" office:string-value="" calcext:value-type="error">
            <text:p>#VALUE!</text:p>
          </table:table-cell>
          <table:table-cell table:formula="of:=[.Y5]+[.Y6]+[.Y7]" office:value-type="string" office:string-value="" calcext:value-type="error">
            <text:p>#VALUE!</text:p>
          </table:table-cell>
          <table:table-cell table:formula="of:=[.Z5]+[.Z6]+[.Z7]" office:value-type="string" office:string-value="" calcext:value-type="error">
            <text:p>#VALUE!</text:p>
          </table:table-cell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1" office:value-type="string" calcext:value-type="string">
            <text:p>Kaya Coefficient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Carbon footprint of the energy (kg per kg of oil equivalent)</text:p>
          </table:table-cell>
          <table:table-cell table:formula="of:=1000000*[.B4]/[.B12]" office:value-type="float" office:value="2.97790516696514" calcext:value-type="float">
            <text:p>2.97790516696514</text:p>
          </table:table-cell>
          <table:table-cell table:formula="of:=1000000*[.C4]/[.C12]" office:value-type="float" office:value="2.97758112941532" calcext:value-type="float">
            <text:p>2.97758112941532</text:p>
          </table:table-cell>
          <table:table-cell table:formula="of:=1000000*[.D4]/[.D12]" office:value-type="float" office:value="2.85710426020226" calcext:value-type="float">
            <text:p>2.85710426020226</text:p>
          </table:table-cell>
          <table:table-cell table:formula="of:=1000000*[.E4]/[.E12]" office:value-type="float" office:value="2.78588504192005" calcext:value-type="float">
            <text:p>2.78588504192005</text:p>
          </table:table-cell>
          <table:table-cell table:formula="of:=1000000*[.F4]/[.F12]" office:value-type="float" office:value="2.79007118418388" calcext:value-type="float">
            <text:p>2.79007118418388</text:p>
          </table:table-cell>
          <table:table-cell table:formula="of:=1000000*[.G4]/[.G12]" office:value-type="float" office:value="2.83319254969844" calcext:value-type="float">
            <text:p>2.83319254969844</text:p>
          </table:table-cell>
          <table:table-cell table:formula="of:=1000000*[.H4]/[.H12]" office:value-type="float" office:value="2.87673724223563" calcext:value-type="float">
            <text:p>2.87673724223563</text:p>
          </table:table-cell>
          <table:table-cell table:formula="of:=1000000*[.I4]/[.I12]" office:value-type="float" office:value="2.80874054968892" calcext:value-type="float">
            <text:p>2.80874054968892</text:p>
          </table:table-cell>
          <table:table-cell table:formula="of:=1000000*[.J4]/[.J12]" office:value-type="float" office:value="2.79601951252293" calcext:value-type="float">
            <text:p>2.79601951252293</text:p>
          </table:table-cell>
          <table:table-cell table:formula="of:=1000000*[.K4]/[.K12]" office:value-type="float" office:value="2.76447652937123" calcext:value-type="float">
            <text:p>2.76447652937123</text:p>
          </table:table-cell>
          <table:table-cell table:formula="of:=1000000*[.L4]/[.L12]" office:value-type="float" office:value="2.7952670388985" calcext:value-type="float">
            <text:p>2.7952670388985</text:p>
          </table:table-cell>
          <table:table-cell table:formula="of:=1000000*[.M4]/[.M12]" office:value-type="float" office:value="2.72400210267246" calcext:value-type="float">
            <text:p>2.72400210267246</text:p>
          </table:table-cell>
          <table:table-cell table:formula="of:=1000000*[.N4]/[.N12]" office:value-type="float" office:value="2.72877429218125" calcext:value-type="float">
            <text:p>2.72877429218125</text:p>
          </table:table-cell>
          <table:table-cell table:formula="of:=1000000*[.O4]/[.O12]" office:value-type="float" office:value="2.76314541108453" calcext:value-type="float">
            <text:p>2.76314541108453</text:p>
          </table:table-cell>
          <table:table-cell table:formula="of:=1000000*[.P4]/[.P12]" office:value-type="float" office:value="2.73653297835113" calcext:value-type="float">
            <text:p>2.73653297835113</text:p>
          </table:table-cell>
          <table:table-cell table:formula="of:=1000000*[.Q4]/[.Q12]" office:value-type="float" office:value="2.7675951334861" calcext:value-type="float">
            <text:p>2.7675951334861</text:p>
          </table:table-cell>
          <table:table-cell table:formula="of:=1000000*[.R4]/[.R12]" office:value-type="float" office:value="2.75640887651948" calcext:value-type="float">
            <text:p>2.75640887651948</text:p>
          </table:table-cell>
          <table:table-cell table:formula="of:=1000000*[.S4]/[.S12]" office:value-type="float" office:value="2.7592077942468" calcext:value-type="float">
            <text:p>2.7592077942468</text:p>
          </table:table-cell>
          <table:table-cell table:formula="of:=1000000*[.T4]/[.T12]" office:value-type="float" office:value="2.71488803874081" calcext:value-type="float">
            <text:p>2.71488803874081</text:p>
          </table:table-cell>
          <table:table-cell table:formula="of:=1000000*[.U4]/[.U12]" office:value-type="float" office:value="2.72860629632713" calcext:value-type="float">
            <text:p>2.72860629632713</text:p>
          </table:table-cell>
          <table:table-cell table:formula="of:=1000000*[.V4]/[.V12]" office:value-type="float" office:value="2.71162389665662" calcext:value-type="float">
            <text:p>2.71162389665662</text:p>
          </table:table-cell>
          <table:table-cell table:formula="of:=1000000*[.W4]/[.W12]" office:value-type="float" office:value="2.73185782505141" calcext:value-type="float">
            <text:p>2.73185782505141</text:p>
          </table:table-cell>
          <table:table-cell table:formula="of:=1000000*[.X4]/[.X12]" office:value-type="float" office:value="2.6669768600792" calcext:value-type="float">
            <text:p>2.6669768600792</text:p>
          </table:table-cell>
          <table:table-cell table:formula="of:=1000000*[.Y4]/[.Y12]" office:value-type="float" office:value="2.70981888284321" calcext:value-type="float">
            <text:p>2.70981888284321</text:p>
          </table:table-cell>
          <table:table-cell table:formula="of:=1000000*[.Z4]/[.Z12]" office:value-type="float" office:value="2.67802749918143" calcext:value-type="float">
            <text:p>2.67802749918143</text:p>
          </table:table-cell>
        </table:table-row>
        <table:table-row table:style-name="ro1">
          <table:table-cell office:value-type="string" calcext:value-type="string">
            <text:p>Energy intensity of the GDP (kg of oil equivalent per $ (constant 2017 PPP)</text:p>
          </table:table-cell>
          <table:table-cell table:formula="of:=[.B12]/[.B9]" office:value-type="float" office:value="0.107222160411839" calcext:value-type="float">
            <text:p>0.107222160411839</text:p>
          </table:table-cell>
          <table:table-cell table:formula="of:=[.C12]/[.C9]" office:value-type="float" office:value="0.110689865094797" calcext:value-type="float">
            <text:p>0.110689865094797</text:p>
          </table:table-cell>
          <table:table-cell table:formula="of:=[.D12]/[.D9]" office:value-type="float" office:value="0.115567162067761" calcext:value-type="float">
            <text:p>0.115567162067761</text:p>
          </table:table-cell>
          <table:table-cell table:formula="of:=[.E12]/[.E9]" office:value-type="float" office:value="0.122196557984351" calcext:value-type="float">
            <text:p>0.122196557984351</text:p>
          </table:table-cell>
          <table:table-cell table:formula="of:=[.F12]/[.F9]" office:value-type="float" office:value="0.127982134495101" calcext:value-type="float">
            <text:p>0.127982134495101</text:p>
          </table:table-cell>
          <table:table-cell table:formula="of:=[.G12]/[.G9]" office:value-type="float" office:value="0.127225133590729" calcext:value-type="float">
            <text:p>0.127225133590729</text:p>
          </table:table-cell>
          <table:table-cell table:formula="of:=[.H12]/[.H9]" office:value-type="float" office:value="0.123632971772848" calcext:value-type="float">
            <text:p>0.123632971772848</text:p>
          </table:table-cell>
          <table:table-cell table:formula="of:=[.I12]/[.I9]" office:value-type="float" office:value="0.126508750520423" calcext:value-type="float">
            <text:p>0.126508750520423</text:p>
          </table:table-cell>
          <table:table-cell table:formula="of:=[.J12]/[.J9]" office:value-type="float" office:value="0.122245457822409" calcext:value-type="float">
            <text:p>0.122245457822409</text:p>
          </table:table-cell>
          <table:table-cell table:formula="of:=[.K12]/[.K9]" office:value-type="float" office:value="0.125949743837431" calcext:value-type="float">
            <text:p>0.125949743837431</text:p>
          </table:table-cell>
          <table:table-cell table:formula="of:=[.L12]/[.L9]" office:value-type="float" office:value="0.121228205293824" calcext:value-type="float">
            <text:p>0.121228205293824</text:p>
          </table:table-cell>
          <table:table-cell table:formula="of:=[.M12]/[.M9]" office:value-type="float" office:value="0.128884125749493" calcext:value-type="float">
            <text:p>0.128884125749493</text:p>
          </table:table-cell>
          <table:table-cell table:formula="of:=[.N12]/[.N9]" office:value-type="float" office:value="0.132229914336004" calcext:value-type="float">
            <text:p>0.132229914336004</text:p>
          </table:table-cell>
          <table:table-cell table:formula="of:=[.O12]/[.O9]" office:value-type="float" office:value="0.128424686060384" calcext:value-type="float">
            <text:p>0.128424686060384</text:p>
          </table:table-cell>
          <table:table-cell table:formula="of:=[.P12]/[.P9]" office:value-type="float" office:value="0.127449054479723" calcext:value-type="float">
            <text:p>0.127449054479723</text:p>
          </table:table-cell>
          <table:table-cell table:formula="of:=[.Q12]/[.Q9]" office:value-type="float" office:value="0.129869049710971" calcext:value-type="float">
            <text:p>0.129869049710971</text:p>
          </table:table-cell>
          <table:table-cell table:formula="of:=[.R12]/[.R9]" office:value-type="float" office:value="0.130911376326888" calcext:value-type="float">
            <text:p>0.130911376326888</text:p>
          </table:table-cell>
          <table:table-cell table:formula="of:=[.S12]/[.S9]" office:value-type="float" office:value="0.130679009167833" calcext:value-type="float">
            <text:p>0.130679009167833</text:p>
          </table:table-cell>
          <table:table-cell table:formula="of:=[.T12]/[.T9]" office:value-type="float" office:value="0.134455797390291" calcext:value-type="float">
            <text:p>0.134455797390291</text:p>
          </table:table-cell>
          <table:table-cell table:formula="of:=[.U12]/[.U9]" office:value-type="float" office:value="0.138251142683715" calcext:value-type="float">
            <text:p>0.138251142683715</text:p>
          </table:table-cell>
          <table:table-cell table:formula="of:=[.V12]/[.V9]" office:value-type="float" office:value="0.138013768124486" calcext:value-type="float">
            <text:p>0.138013768124486</text:p>
          </table:table-cell>
          <table:table-cell table:formula="of:=[.W12]/[.W9]" office:value-type="float" office:value="0.134584219289417" calcext:value-type="float">
            <text:p>0.134584219289417</text:p>
          </table:table-cell>
          <table:table-cell table:formula="of:=[.X12]/[.X9]" office:value-type="float" office:value="0.140759700174698" calcext:value-type="float">
            <text:p>0.140759700174698</text:p>
          </table:table-cell>
          <table:table-cell table:formula="of:=[.Y12]/[.Y9]" office:value-type="float" office:value="0.137546760712517" calcext:value-type="float">
            <text:p>0.137546760712517</text:p>
          </table:table-cell>
          <table:table-cell table:formula="of:=[.Z12]/[.Z9]" office:value-type="float" office:value="0.140457724486693" calcext:value-type="float">
            <text:p>0.140457724486693</text:p>
          </table:table-cell>
        </table:table-row>
        <table:table-row table:style-name="ro1">
          <table:table-cell office:value-type="string" calcext:value-type="string">
            <text:p>GDP per capita ($ (constant 2017 PPP) per capita)</text:p>
          </table:table-cell>
          <table:table-cell table:formula="of:=[.B9]/[.B10]" office:value-type="float" office:value="10456.2148566713" calcext:value-type="float">
            <text:p>10456.2148566713</text:p>
          </table:table-cell>
          <table:table-cell table:formula="of:=[.C9]/[.C10]" office:value-type="float" office:value="10642.2401346495" calcext:value-type="float">
            <text:p>10642.2401346495</text:p>
          </table:table-cell>
          <table:table-cell table:formula="of:=[.D9]/[.D10]" office:value-type="float" office:value="10911.5985014219" calcext:value-type="float">
            <text:p>10911.5985014219</text:p>
          </table:table-cell>
          <table:table-cell table:formula="of:=[.E9]/[.E10]" office:value-type="float" office:value="10889.2341728832" calcext:value-type="float">
            <text:p>10889.2341728832</text:p>
          </table:table-cell>
          <table:table-cell table:formula="of:=[.F9]/[.F10]" office:value-type="float" office:value="10861.3347043478" calcext:value-type="float">
            <text:p>10861.3347043478</text:p>
          </table:table-cell>
          <table:table-cell table:formula="of:=[.G9]/[.G10]" office:value-type="float" office:value="10834.2840059022" calcext:value-type="float">
            <text:p>10834.2840059022</text:p>
          </table:table-cell>
          <table:table-cell table:formula="of:=[.H9]/[.H10]" office:value-type="float" office:value="11119.0592895542" calcext:value-type="float">
            <text:p>11119.0592895542</text:p>
          </table:table-cell>
          <table:table-cell table:formula="of:=[.I9]/[.I10]" office:value-type="float" office:value="11249.9145423697" calcext:value-type="float">
            <text:p>11249.9145423697</text:p>
          </table:table-cell>
          <table:table-cell table:formula="of:=[.J9]/[.J10]" office:value-type="float" office:value="11544.5149851005" calcext:value-type="float">
            <text:p>11544.5149851005</text:p>
          </table:table-cell>
          <table:table-cell table:formula="of:=[.K9]/[.K10]" office:value-type="float" office:value="11531.7262555815" calcext:value-type="float">
            <text:p>11531.7262555815</text:p>
          </table:table-cell>
          <table:table-cell table:formula="of:=[.L9]/[.L10]" office:value-type="float" office:value="12053.013067051" calcext:value-type="float">
            <text:p>12053.013067051</text:p>
          </table:table-cell>
          <table:table-cell table:formula="of:=[.M9]/[.M10]" office:value-type="float" office:value="11990.5997125525" calcext:value-type="float">
            <text:p>11990.5997125525</text:p>
          </table:table-cell>
          <table:table-cell table:formula="of:=[.N9]/[.N10]" office:value-type="float" office:value="11947.5859298305" calcext:value-type="float">
            <text:p>11947.5859298305</text:p>
          </table:table-cell>
          <table:table-cell table:formula="of:=[.O9]/[.O10]" office:value-type="float" office:value="12342.205078164" calcext:value-type="float">
            <text:p>12342.205078164</text:p>
          </table:table-cell>
          <table:table-cell table:formula="of:=[.P9]/[.P10]" office:value-type="float" office:value="13040.3793526423" calcext:value-type="float">
            <text:p>13040.3793526423</text:p>
          </table:table-cell>
          <table:table-cell table:formula="of:=[.Q9]/[.Q10]" office:value-type="float" office:value="13405.2980950185" calcext:value-type="float">
            <text:p>13405.2980950185</text:p>
          </table:table-cell>
          <table:table-cell table:formula="of:=[.R9]/[.R10]" office:value-type="float" office:value="13859.6432978416" calcext:value-type="float">
            <text:p>13859.6432978416</text:p>
          </table:table-cell>
          <table:table-cell table:formula="of:=[.S9]/[.S10]" office:value-type="float" office:value="14274.7209011087" calcext:value-type="float">
            <text:p>14274.7209011087</text:p>
          </table:table-cell>
          <table:table-cell table:formula="of:=[.T9]/[.T10]" office:value-type="float" office:value="14629.2807703841" calcext:value-type="float">
            <text:p>14629.2807703841</text:p>
          </table:table-cell>
          <table:table-cell table:formula="of:=[.U9]/[.U10]" office:value-type="float" office:value="14442.4523337322" calcext:value-type="float">
            <text:p>14442.4523337322</text:p>
          </table:table-cell>
          <table:table-cell table:formula="of:=[.V9]/[.V10]" office:value-type="float" office:value="14834.151962069" calcext:value-type="float">
            <text:p>14834.151962069</text:p>
          </table:table-cell>
          <table:table-cell table:formula="of:=[.W9]/[.W10]" office:value-type="float" office:value="15078.5946308094" calcext:value-type="float">
            <text:p>15078.5946308094</text:p>
          </table:table-cell>
          <table:table-cell table:formula="of:=[.X9]/[.X10]" office:value-type="float" office:value="15314.9533496052" calcext:value-type="float">
            <text:p>15314.9533496052</text:p>
          </table:table-cell>
          <table:table-cell table:formula="of:=[.Y9]/[.Y10]" office:value-type="float" office:value="15409.9055222991" calcext:value-type="float">
            <text:p>15409.9055222991</text:p>
          </table:table-cell>
          <table:table-cell table:formula="of:=[.Z9]/[.Z10]" office:value-type="float" office:value="15567.0963568634" calcext:value-type="float">
            <text:p>15567.0963568634</text:p>
          </table:table-cell>
        </table:table-row>
        <table:table-row table:style-name="ro1">
          <table:table-cell office:value-type="string" calcext:value-type="string">
            <text:p>Population, total</text:p>
          </table:table-cell>
          <table:table-cell table:formula="of:=[.B10]" office:value-type="float" office:value="254215127" calcext:value-type="float">
            <text:p>254215127</text:p>
          </table:table-cell>
          <table:table-cell table:formula="of:=[.C10]" office:value-type="float" office:value="261046286" calcext:value-type="float">
            <text:p>261046286</text:p>
          </table:table-cell>
          <table:table-cell table:formula="of:=[.D10]" office:value-type="float" office:value="265656639" calcext:value-type="float">
            <text:p>265656639</text:p>
          </table:table-cell>
          <table:table-cell table:formula="of:=[.E10]" office:value-type="float" office:value="272107854" calcext:value-type="float">
            <text:p>272107854</text:p>
          </table:table-cell>
          <table:table-cell table:formula="of:=[.F10]" office:value-type="float" office:value="278384977" calcext:value-type="float">
            <text:p>278384977</text:p>
          </table:table-cell>
          <table:table-cell table:formula="of:=[.G10]" office:value-type="float" office:value="286096967" calcext:value-type="float">
            <text:p>286096967</text:p>
          </table:table-cell>
          <table:table-cell table:formula="of:=[.H10]" office:value-type="float" office:value="292041169" calcext:value-type="float">
            <text:p>292041169</text:p>
          </table:table-cell>
          <table:table-cell table:formula="of:=[.I10]" office:value-type="float" office:value="297891711" calcext:value-type="float">
            <text:p>297891711</text:p>
          </table:table-cell>
          <table:table-cell table:formula="of:=[.J10]" office:value-type="float" office:value="303641719" calcext:value-type="float">
            <text:p>303641719</text:p>
          </table:table-cell>
          <table:table-cell table:formula="of:=[.K10]" office:value-type="float" office:value="309436718" calcext:value-type="float">
            <text:p>309436718</text:p>
          </table:table-cell>
          <table:table-cell table:formula="of:=[.L10]" office:value-type="float" office:value="315326781" calcext:value-type="float">
            <text:p>315326781</text:p>
          </table:table-cell>
          <table:table-cell table:formula="of:=[.M10]" office:value-type="float" office:value="321297196" calcext:value-type="float">
            <text:p>321297196</text:p>
          </table:table-cell>
          <table:table-cell table:formula="of:=[.N10]" office:value-type="float" office:value="327362274" calcext:value-type="float">
            <text:p>327362274</text:p>
          </table:table-cell>
          <table:table-cell table:formula="of:=[.O10]" office:value-type="float" office:value="333608806" calcext:value-type="float">
            <text:p>333608806</text:p>
          </table:table-cell>
          <table:table-cell table:formula="of:=[.P10]" office:value-type="float" office:value="340143477" calcext:value-type="float">
            <text:p>340143477</text:p>
          </table:table-cell>
          <table:table-cell table:formula="of:=[.Q10]" office:value-type="float" office:value="347029862" calcext:value-type="float">
            <text:p>347029862</text:p>
          </table:table-cell>
          <table:table-cell table:formula="of:=[.R10]" office:value-type="float" office:value="354302465" calcext:value-type="float">
            <text:p>354302465</text:p>
          </table:table-cell>
          <table:table-cell table:formula="of:=[.S10]" office:value-type="float" office:value="361929175" calcext:value-type="float">
            <text:p>361929175</text:p>
          </table:table-cell>
          <table:table-cell table:formula="of:=[.T10]" office:value-type="float" office:value="369823227" calcext:value-type="float">
            <text:p>369823227</text:p>
          </table:table-cell>
          <table:table-cell table:formula="of:=[.U10]" office:value-type="float" office:value="377883960" calcext:value-type="float">
            <text:p>377883960</text:p>
          </table:table-cell>
          <table:table-cell table:formula="of:=[.V10]" office:value-type="float" office:value="385917928" calcext:value-type="float">
            <text:p>385917928</text:p>
          </table:table-cell>
          <table:table-cell table:formula="of:=[.W10]" office:value-type="float" office:value="393942668" calcext:value-type="float">
            <text:p>393942668</text:p>
          </table:table-cell>
          <table:table-cell table:formula="of:=[.X10]" office:value-type="float" office:value="401968363" calcext:value-type="float">
            <text:p>401968363</text:p>
          </table:table-cell>
          <table:table-cell table:formula="of:=[.Y10]" office:value-type="float" office:value="409968633" calcext:value-type="float">
            <text:p>409968633</text:p>
          </table:table-cell>
          <table:table-cell table:formula="of:=[.Z10]" office:value-type="float" office:value="417924350" calcext:value-type="float">
            <text:p>417924350</text:p>
          </table:table-cell>
        </table:table-row>
        <table:table-row table:style-name="ro1" table:number-rows-repeated="30">
          <table:table-cell table:number-columns-repeated="26"/>
        </table:table-row>
        <table:table-row table:style-name="ro1">
          <table:table-cell office:value-type="string" calcext:value-type="string">
            <text:p>Last Updated: 05/25/2022</text:p>
          </table:table-cell>
          <table:table-cell table:number-columns-repeated="25"/>
        </table:table-row>
        <table:table-row table:style-name="ro1" table:number-rows-repeated="1048522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Africa Western and Central" table:style-name="ta2">
        <office:forms form:automatic-focus="false" form:apply-design-mode="false"/>
        <table:table-column table:style-name="co1" table:default-cell-style-name="Default"/>
        <table:table-column table:style-name="co8" table:number-columns-repeated="25" table:default-cell-style-name="Default"/>
        <table:table-row table:style-name="ro1">
          <table:table-cell table:style-name="ce1" office:value-type="string" calcext:value-type="string">
            <text:p>Raw Data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Series Name</text:p>
          </table:table-cell>
          <table:table-cell office:value-type="string" calcext:value-type="string">
            <text:p>1990 [YR1990]</text:p>
          </table:table-cell>
          <table:table-cell office:value-type="string" calcext:value-type="string">
            <text:p>1991 [YR1991]</text:p>
          </table:table-cell>
          <table:table-cell office:value-type="string" calcext:value-type="string">
            <text:p>1992 [YR1992]</text:p>
          </table:table-cell>
          <table:table-cell office:value-type="string" calcext:value-type="string">
            <text:p>1993 [YR1993]</text:p>
          </table:table-cell>
          <table:table-cell office:value-type="string" calcext:value-type="string">
            <text:p>1994 [YR1994]</text:p>
          </table:table-cell>
          <table:table-cell office:value-type="string" calcext:value-type="string">
            <text:p>1995 [YR1995]</text:p>
          </table:table-cell>
          <table:table-cell office:value-type="string" calcext:value-type="string">
            <text:p>1996 [YR1996]</text:p>
          </table:table-cell>
          <table:table-cell office:value-type="string" calcext:value-type="string">
            <text:p>1997 [YR1997]</text:p>
          </table:table-cell>
          <table:table-cell office:value-type="string" calcext:value-type="string">
            <text:p>1998 [YR1998]</text:p>
          </table:table-cell>
          <table:table-cell office:value-type="string" calcext:value-type="string">
            <text:p>1999 [YR1999]</text:p>
          </table:table-cell>
          <table:table-cell office:value-type="string" calcext:value-type="string">
            <text:p>2000 [YR2000]</text:p>
          </table:table-cell>
          <table:table-cell office:value-type="string" calcext:value-type="string">
            <text:p>2001 [YR2001]</text:p>
          </table:table-cell>
          <table:table-cell office:value-type="string" calcext:value-type="string">
            <text:p>2002 [YR2002]</text:p>
          </table:table-cell>
          <table:table-cell office:value-type="string" calcext:value-type="string">
            <text:p>2003 [YR2003]</text:p>
          </table:table-cell>
          <table:table-cell office:value-type="string" calcext:value-type="string">
            <text:p>2004 [YR2004]</text:p>
          </table:table-cell>
          <table:table-cell office:value-type="string" calcext:value-type="string">
            <text:p>2005 [YR2005]</text:p>
          </table:table-cell>
          <table:table-cell office:value-type="string" calcext:value-type="string">
            <text:p>2006 [YR2006]</text:p>
          </table:table-cell>
          <table:table-cell office:value-type="string" calcext:value-type="string">
            <text:p>2007 [YR2007]</text:p>
          </table:table-cell>
          <table:table-cell office:value-type="string" calcext:value-type="string">
            <text:p>2008 [YR2008]</text:p>
          </table:table-cell>
          <table:table-cell office:value-type="string" calcext:value-type="string">
            <text:p>2009 [YR2009]</text:p>
          </table:table-cell>
          <table:table-cell office:value-type="string" calcext:value-type="string">
            <text:p>2010 [YR2010]</text:p>
          </table:table-cell>
          <table:table-cell office:value-type="string" calcext:value-type="string">
            <text:p>2011 [YR2011]</text:p>
          </table:table-cell>
          <table:table-cell office:value-type="string" calcext:value-type="string">
            <text:p>2012 [YR2012]</text:p>
          </table:table-cell>
          <table:table-cell office:value-type="string" calcext:value-type="string">
            <text:p>2013 [YR2013]</text:p>
          </table:table-cell>
          <table:table-cell office:value-type="string" calcext:value-type="string">
            <text:p>2014 [YR2014]</text:p>
          </table:table-cell>
        </table:table-row>
        <table:table-row table:style-name="ro1">
          <table:table-cell office:value-type="string" calcext:value-type="string">
            <text:p>CO2 emissions (kt)</text:p>
          </table:table-cell>
          <table:table-cell office:value-type="float" office:value="90210" calcext:value-type="float">
            <text:p>90210</text:p>
          </table:table-cell>
          <table:table-cell office:value-type="float" office:value="99880" calcext:value-type="float">
            <text:p>99880</text:p>
          </table:table-cell>
          <table:table-cell office:value-type="float" office:value="111590" calcext:value-type="float">
            <text:p>111590</text:p>
          </table:table-cell>
          <table:table-cell office:value-type="float" office:value="115080" calcext:value-type="float">
            <text:p>115080</text:p>
          </table:table-cell>
          <table:table-cell office:value-type="float" office:value="112220" calcext:value-type="float">
            <text:p>112220</text:p>
          </table:table-cell>
          <table:table-cell office:value-type="float" office:value="113980" calcext:value-type="float">
            <text:p>113980</text:p>
          </table:table-cell>
          <table:table-cell office:value-type="float" office:value="121890" calcext:value-type="float">
            <text:p>121890</text:p>
          </table:table-cell>
          <table:table-cell office:value-type="float" office:value="120450" calcext:value-type="float">
            <text:p>120450</text:p>
          </table:table-cell>
          <table:table-cell office:value-type="float" office:value="116930" calcext:value-type="float">
            <text:p>116930</text:p>
          </table:table-cell>
          <table:table-cell office:value-type="float" office:value="118000" calcext:value-type="float">
            <text:p>118000</text:p>
          </table:table-cell>
          <table:table-cell office:value-type="float" office:value="119510" calcext:value-type="float">
            <text:p>119510</text:p>
          </table:table-cell>
          <table:table-cell office:value-type="float" office:value="130120" calcext:value-type="float">
            <text:p>130120</text:p>
          </table:table-cell>
          <table:table-cell office:value-type="float" office:value="133840" calcext:value-type="float">
            <text:p>133840</text:p>
          </table:table-cell>
          <table:table-cell office:value-type="float" office:value="137380" calcext:value-type="float">
            <text:p>137380</text:p>
          </table:table-cell>
          <table:table-cell office:value-type="float" office:value="141040" calcext:value-type="float">
            <text:p>141040</text:p>
          </table:table-cell>
          <table:table-cell office:value-type="float" office:value="155650" calcext:value-type="float">
            <text:p>155650</text:p>
          </table:table-cell>
          <table:table-cell office:value-type="float" office:value="153210" calcext:value-type="float">
            <text:p>153210</text:p>
          </table:table-cell>
          <table:table-cell office:value-type="float" office:value="153350" calcext:value-type="float">
            <text:p>153350</text:p>
          </table:table-cell>
          <table:table-cell office:value-type="float" office:value="157600" calcext:value-type="float">
            <text:p>157600</text:p>
          </table:table-cell>
          <table:table-cell office:value-type="float" office:value="145550" calcext:value-type="float">
            <text:p>145550</text:p>
          </table:table-cell>
          <table:table-cell office:value-type="float" office:value="165750" calcext:value-type="float">
            <text:p>165750</text:p>
          </table:table-cell>
          <table:table-cell office:value-type="float" office:value="179070" calcext:value-type="float">
            <text:p>179070</text:p>
          </table:table-cell>
          <table:table-cell office:value-type="float" office:value="181740" calcext:value-type="float">
            <text:p>181740</text:p>
          </table:table-cell>
          <table:table-cell office:value-type="float" office:value="191990" calcext:value-type="float">
            <text:p>191990</text:p>
          </table:table-cell>
          <table:table-cell office:value-type="float" office:value="198440" calcext:value-type="float">
            <text:p>198440</text:p>
          </table:table-cell>
        </table:table-row>
        <table:table-row table:style-name="ro1">
          <table:table-cell office:value-type="string" calcext:value-type="string">
            <text:p>CO2 emissions from gaseous fuel consumption (kt)</text:p>
          </table:table-cell>
          <table:table-cell office:value-type="float" office:value="10260.5058015683" calcext:value-type="float">
            <text:p>10260.5058015683</text:p>
          </table:table-cell>
          <table:table-cell office:value-type="float" office:value="12448.3718649203" calcext:value-type="float">
            <text:p>12448.3718649203</text:p>
          </table:table-cell>
          <table:table-cell office:value-type="float" office:value="13190.6835649861" calcext:value-type="float">
            <text:p>13190.6835649861</text:p>
          </table:table-cell>
          <table:table-cell office:value-type="float" office:value="14543.4489657641" calcext:value-type="float">
            <text:p>14543.4489657641</text:p>
          </table:table-cell>
          <table:table-cell office:value-type="float" office:value="14265.0820782394" calcext:value-type="float">
            <text:p>14265.0820782394</text:p>
          </table:table-cell>
          <table:table-cell office:value-type="float" office:value="14147.8749677026" calcext:value-type="float">
            <text:p>14147.8749677026</text:p>
          </table:table-cell>
          <table:table-cell office:value-type="float" office:value="15304.6803448087" calcext:value-type="float">
            <text:p>15304.6803448087</text:p>
          </table:table-cell>
          <table:table-cell office:value-type="float" office:value="16664.7736961342" calcext:value-type="float">
            <text:p>16664.7736961342</text:p>
          </table:table-cell>
          <table:table-cell office:value-type="float" office:value="17424.683504526" calcext:value-type="float">
            <text:p>17424.683504526</text:p>
          </table:table-cell>
          <table:table-cell office:value-type="float" office:value="19176.8322347033" calcext:value-type="float">
            <text:p>19176.8322347033</text:p>
          </table:table-cell>
          <table:table-cell office:value-type="float" office:value="21245.1594295046" calcext:value-type="float">
            <text:p>21245.1594295046</text:p>
          </table:table-cell>
          <table:table-cell office:value-type="float" office:value="19425.9719754623" calcext:value-type="float">
            <text:p>19425.9719754623</text:p>
          </table:table-cell>
          <table:table-cell office:value-type="float" office:value="20650.8739188275" calcext:value-type="float">
            <text:p>20650.8739188275</text:p>
          </table:table-cell>
          <table:table-cell office:value-type="float" office:value="30563.1166322728" calcext:value-type="float">
            <text:p>30563.1166322728</text:p>
          </table:table-cell>
          <table:table-cell office:value-type="float" office:value="32849.2818908313" calcext:value-type="float">
            <text:p>32849.2818908313</text:p>
          </table:table-cell>
          <table:table-cell office:value-type="float" office:value="34566.1125579727" calcext:value-type="float">
            <text:p>34566.1125579727</text:p>
          </table:table-cell>
          <table:table-cell office:value-type="float" office:value="35400.2539360954" calcext:value-type="float">
            <text:p>35400.2539360954</text:p>
          </table:table-cell>
          <table:table-cell office:value-type="float" office:value="34817.679005343" calcext:value-type="float">
            <text:p>34817.679005343</text:p>
          </table:table-cell>
          <table:table-cell office:value-type="float" office:value="34770.2552226463" calcext:value-type="float">
            <text:p>34770.2552226463</text:p>
          </table:table-cell>
          <table:table-cell office:value-type="float" office:value="31217.7827733641" calcext:value-type="float">
            <text:p>31217.7827733641</text:p>
          </table:table-cell>
          <table:table-cell office:value-type="float" office:value="35410.8946781796" calcext:value-type="float">
            <text:p>35410.8946781796</text:p>
          </table:table-cell>
          <table:table-cell office:value-type="float" office:value="45921.6448008892" calcext:value-type="float">
            <text:p>45921.6448008892</text:p>
          </table:table-cell>
          <table:table-cell office:value-type="float" office:value="46426.0433940666" calcext:value-type="float">
            <text:p>46426.0433940666</text:p>
          </table:table-cell>
          <table:table-cell office:value-type="float" office:value="46485.8872949521" calcext:value-type="float">
            <text:p>46485.8872949521</text:p>
          </table:table-cell>
          <table:table-cell office:value-type="float" office:value="52124.0376712318" calcext:value-type="float">
            <text:p>52124.0376712318</text:p>
          </table:table-cell>
        </table:table-row>
        <table:table-row table:style-name="ro1">
          <table:table-cell office:value-type="string" calcext:value-type="string">
            <text:p>CO2 emissions from liquid fuel consumption (kt)</text:p>
          </table:table-cell>
          <table:table-cell office:value-type="float" office:value="49603.509" calcext:value-type="float">
            <text:p>49603.509</text:p>
          </table:table-cell>
          <table:table-cell office:value-type="float" office:value="50963.966" calcext:value-type="float">
            <text:p>50963.966</text:p>
          </table:table-cell>
          <table:table-cell office:value-type="float" office:value="56875.17" calcext:value-type="float">
            <text:p>56875.17</text:p>
          </table:table-cell>
          <table:table-cell office:value-type="float" office:value="57139.194" calcext:value-type="float">
            <text:p>57139.194</text:p>
          </table:table-cell>
          <table:table-cell office:value-type="float" office:value="48199.048" calcext:value-type="float">
            <text:p>48199.048</text:p>
          </table:table-cell>
          <table:table-cell office:value-type="float" office:value="48375.064" calcext:value-type="float">
            <text:p>48375.064</text:p>
          </table:table-cell>
          <table:table-cell office:value-type="float" office:value="53926.902" calcext:value-type="float">
            <text:p>53926.902</text:p>
          </table:table-cell>
          <table:table-cell office:value-type="float" office:value="57461.89" calcext:value-type="float">
            <text:p>57461.89</text:p>
          </table:table-cell>
          <table:table-cell office:value-type="float" office:value="52302.421" calcext:value-type="float">
            <text:p>52302.421</text:p>
          </table:table-cell>
          <table:table-cell office:value-type="float" office:value="53252.174" calcext:value-type="float">
            <text:p>53252.174</text:p>
          </table:table-cell>
          <table:table-cell office:value-type="float" office:value="58694.002" calcext:value-type="float">
            <text:p>58694.002</text:p>
          </table:table-cell>
          <table:table-cell office:value-type="float" office:value="66523.047" calcext:value-type="float">
            <text:p>66523.047</text:p>
          </table:table-cell>
          <table:table-cell office:value-type="float" office:value="67601.145" calcext:value-type="float">
            <text:p>67601.145</text:p>
          </table:table-cell>
          <table:table-cell office:value-type="float" office:value="66193.017" calcext:value-type="float">
            <text:p>66193.017</text:p>
          </table:table-cell>
          <table:table-cell office:value-type="float" office:value="63325.423" calcext:value-type="float">
            <text:p>63325.423</text:p>
          </table:table-cell>
          <table:table-cell office:value-type="float" office:value="72822.953" calcext:value-type="float">
            <text:p>72822.953</text:p>
          </table:table-cell>
          <table:table-cell office:value-type="float" office:value="68616.904" calcext:value-type="float">
            <text:p>68616.904</text:p>
          </table:table-cell>
          <table:table-cell office:value-type="float" office:value="68352.88" calcext:value-type="float">
            <text:p>68352.88</text:p>
          </table:table-cell>
          <table:table-cell office:value-type="float" office:value="71532.169" calcext:value-type="float">
            <text:p>71532.169</text:p>
          </table:table-cell>
          <table:table-cell office:value-type="float" office:value="66706.397" calcext:value-type="float">
            <text:p>66706.397</text:p>
          </table:table-cell>
          <table:table-cell office:value-type="float" office:value="105499.59" calcext:value-type="float">
            <text:p>105499.59</text:p>
          </table:table-cell>
          <table:table-cell office:value-type="float" office:value="118290.086" calcext:value-type="float">
            <text:p>118290.086</text:p>
          </table:table-cell>
          <table:table-cell office:value-type="float" office:value="109181.258" calcext:value-type="float">
            <text:p>109181.258</text:p>
          </table:table-cell>
          <table:table-cell office:value-type="float" office:value="115913.87" calcext:value-type="float">
            <text:p>115913.87</text:p>
          </table:table-cell>
          <table:table-cell office:value-type="float" office:value="124190.289" calcext:value-type="float">
            <text:p>124190.289</text:p>
          </table:table-cell>
        </table:table-row>
        <table:table-row table:style-name="ro1">
          <table:table-cell office:value-type="string" calcext:value-type="string">
            <text:p>CO2 emissions from solid fuel consumption (kt)</text:p>
          </table:table-cell>
          <table:table-cell table:number-columns-repeated="2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Energy use (kg of oil equivalent) per $1,000 GDP (constant 2017 PPP)</text:p>
          </table:table-cell>
          <table:table-cell office:value-type="float" office:value="173.236928179893" calcext:value-type="float">
            <text:p>173.236928179893</text:p>
          </table:table-cell>
          <table:table-cell office:value-type="float" office:value="180.470911504809" calcext:value-type="float">
            <text:p>180.470911504809</text:p>
          </table:table-cell>
          <table:table-cell office:value-type="float" office:value="182.397242172536" calcext:value-type="float">
            <text:p>182.397242172536</text:p>
          </table:table-cell>
          <table:table-cell office:value-type="float" office:value="188.683327677364" calcext:value-type="float">
            <text:p>188.683327677364</text:p>
          </table:table-cell>
          <table:table-cell office:value-type="float" office:value="186.952466491598" calcext:value-type="float">
            <text:p>186.952466491598</text:p>
          </table:table-cell>
          <table:table-cell office:value-type="float" office:value="188.737954879196" calcext:value-type="float">
            <text:p>188.737954879196</text:p>
          </table:table-cell>
          <table:table-cell office:value-type="float" office:value="189.090942903557" calcext:value-type="float">
            <text:p>189.090942903557</text:p>
          </table:table-cell>
          <table:table-cell office:value-type="float" office:value="187.472412590319" calcext:value-type="float">
            <text:p>187.472412590319</text:p>
          </table:table-cell>
          <table:table-cell office:value-type="float" office:value="183.943873745579" calcext:value-type="float">
            <text:p>183.943873745579</text:p>
          </table:table-cell>
          <table:table-cell office:value-type="float" office:value="189.812816454032" calcext:value-type="float">
            <text:p>189.812816454032</text:p>
          </table:table-cell>
          <table:table-cell office:value-type="float" office:value="184.57478388458" calcext:value-type="float">
            <text:p>184.57478388458</text:p>
          </table:table-cell>
          <table:table-cell office:value-type="float" office:value="183.876203679316" calcext:value-type="float">
            <text:p>183.876203679316</text:p>
          </table:table-cell>
          <table:table-cell office:value-type="float" office:value="173.164111708592" calcext:value-type="float">
            <text:p>173.164111708592</text:p>
          </table:table-cell>
          <table:table-cell office:value-type="float" office:value="171.624452883204" calcext:value-type="float">
            <text:p>171.624452883204</text:p>
          </table:table-cell>
          <table:table-cell office:value-type="float" office:value="163.341844743646" calcext:value-type="float">
            <text:p>163.341844743646</text:p>
          </table:table-cell>
          <table:table-cell office:value-type="float" office:value="160.831143405471" calcext:value-type="float">
            <text:p>160.831143405471</text:p>
          </table:table-cell>
          <table:table-cell office:value-type="float" office:value="155.081281425694" calcext:value-type="float">
            <text:p>155.081281425694</text:p>
          </table:table-cell>
          <table:table-cell office:value-type="float" office:value="152.14991720461" calcext:value-type="float">
            <text:p>152.14991720461</text:p>
          </table:table-cell>
          <table:table-cell office:value-type="float" office:value="151.310848955966" calcext:value-type="float">
            <text:p>151.310848955966</text:p>
          </table:table-cell>
          <table:table-cell office:value-type="float" office:value="142.346645601951" calcext:value-type="float">
            <text:p>142.346645601951</text:p>
          </table:table-cell>
          <table:table-cell office:value-type="float" office:value="142.225288500911" calcext:value-type="float">
            <text:p>142.225288500911</text:p>
          </table:table-cell>
          <table:table-cell office:value-type="float" office:value="142.323881013595" calcext:value-type="float">
            <text:p>142.323881013595</text:p>
          </table:table-cell>
          <table:table-cell office:value-type="float" office:value="142.329160817197" calcext:value-type="float">
            <text:p>142.329160817197</text:p>
          </table:table-cell>
          <table:table-cell office:value-type="float" office:value="136.751675343197" calcext:value-type="float">
            <text:p>136.751675343197</text:p>
          </table:table-cell>
          <table:table-cell office:value-type="float" office:value="130.135498707455" calcext:value-type="float">
            <text:p>130.135498707455</text:p>
          </table:table-cell>
        </table:table-row>
        <table:table-row table:style-name="ro1">
          <table:table-cell office:value-type="string" calcext:value-type="string">
            <text:p>GDP, PPP (constant 2017 international $)</text:p>
          </table:table-cell>
          <table:table-cell office:value-type="float" office:value="575568725557.068" calcext:value-type="float">
            <text:p>575568725557.068</text:p>
          </table:table-cell>
          <table:table-cell office:value-type="float" office:value="582761889693.949" calcext:value-type="float">
            <text:p>582761889693.949</text:p>
          </table:table-cell>
          <table:table-cell office:value-type="float" office:value="597165235764.878" calcext:value-type="float">
            <text:p>597165235764.878</text:p>
          </table:table-cell>
          <table:table-cell office:value-type="float" office:value="590949580980.211" calcext:value-type="float">
            <text:p>590949580980.211</text:p>
          </table:table-cell>
          <table:table-cell office:value-type="float" office:value="590497784021.671" calcext:value-type="float">
            <text:p>590497784021.671</text:p>
          </table:table-cell>
          <table:table-cell office:value-type="float" office:value="603182098251.93" calcext:value-type="float">
            <text:p>603182098251.93</text:p>
          </table:table-cell>
          <table:table-cell office:value-type="float" office:value="631571477925.12" calcext:value-type="float">
            <text:p>631571477925.12</text:p>
          </table:table-cell>
          <table:table-cell office:value-type="float" office:value="658959258585.499" calcext:value-type="float">
            <text:p>658959258585.499</text:p>
          </table:table-cell>
          <table:table-cell office:value-type="float" office:value="682520907446.796" calcext:value-type="float">
            <text:p>682520907446.796</text:p>
          </table:table-cell>
          <table:table-cell office:value-type="float" office:value="693915347501.724" calcext:value-type="float">
            <text:p>693915347501.724</text:p>
          </table:table-cell>
          <table:table-cell office:value-type="float" office:value="718955652370.804" calcext:value-type="float">
            <text:p>718955652370.804</text:p>
          </table:table-cell>
          <table:table-cell office:value-type="float" office:value="756504957468.317" calcext:value-type="float">
            <text:p>756504957468.317</text:p>
          </table:table-cell>
          <table:table-cell office:value-type="float" office:value="827345228819.319" calcext:value-type="float">
            <text:p>827345228819.319</text:p>
          </table:table-cell>
          <table:table-cell office:value-type="float" office:value="872617071199.798" calcext:value-type="float">
            <text:p>872617071199.798</text:p>
          </table:table-cell>
          <table:table-cell office:value-type="float" office:value="941149645187.007" calcext:value-type="float">
            <text:p>941149645187.007</text:p>
          </table:table-cell>
          <table:table-cell office:value-type="float" office:value="995611093808.916" calcext:value-type="float">
            <text:p>995611093808.916</text:p>
          </table:table-cell>
          <table:table-cell office:value-type="float" office:value="1049046941598.96" calcext:value-type="float">
            <text:p>1049046941598.96</text:p>
          </table:table-cell>
          <table:table-cell office:value-type="float" office:value="1105772472074.27" calcext:value-type="float">
            <text:p>1105772472074.27</text:p>
          </table:table-cell>
          <table:table-cell office:value-type="float" office:value="1174779914660.55" calcext:value-type="float">
            <text:p>1174779914660.55</text:p>
          </table:table-cell>
          <table:table-cell office:value-type="float" office:value="1245555451865.93" calcext:value-type="float">
            <text:p>1245555451865.93</text:p>
          </table:table-cell>
          <table:table-cell office:value-type="float" office:value="1330075747843.16" calcext:value-type="float">
            <text:p>1330075747843.16</text:p>
          </table:table-cell>
          <table:table-cell office:value-type="float" office:value="1395316735147.77" calcext:value-type="float">
            <text:p>1395316735147.77</text:p>
          </table:table-cell>
          <table:table-cell office:value-type="float" office:value="1468410180057.42" calcext:value-type="float">
            <text:p>1468410180057.42</text:p>
          </table:table-cell>
          <table:table-cell office:value-type="float" office:value="1557044287188.57" calcext:value-type="float">
            <text:p>1557044287188.57</text:p>
          </table:table-cell>
          <table:table-cell office:value-type="float" office:value="1647824267595.73" calcext:value-type="float">
            <text:p>1647824267595.73</text:p>
          </table:table-cell>
        </table:table-row>
        <table:table-row table:style-name="ro1">
          <table:table-cell office:value-type="string" calcext:value-type="string">
            <text:p>Population, total</text:p>
          </table:table-cell>
          <table:table-cell office:value-type="float" office:value="204803865" calcext:value-type="float">
            <text:p>204803865</text:p>
          </table:table-cell>
          <table:table-cell office:value-type="float" office:value="210332267" calcext:value-type="float">
            <text:p>210332267</text:p>
          </table:table-cell>
          <table:table-cell office:value-type="float" office:value="215976366" calcext:value-type="float">
            <text:p>215976366</text:p>
          </table:table-cell>
          <table:table-cell office:value-type="float" office:value="221754806" calcext:value-type="float">
            <text:p>221754806</text:p>
          </table:table-cell>
          <table:table-cell office:value-type="float" office:value="227692136" calcext:value-type="float">
            <text:p>227692136</text:p>
          </table:table-cell>
          <table:table-cell office:value-type="float" office:value="233807627" calcext:value-type="float">
            <text:p>233807627</text:p>
          </table:table-cell>
          <table:table-cell office:value-type="float" office:value="240114179" calcext:value-type="float">
            <text:p>240114179</text:p>
          </table:table-cell>
          <table:table-cell office:value-type="float" office:value="246613750" calcext:value-type="float">
            <text:p>246613750</text:p>
          </table:table-cell>
          <table:table-cell office:value-type="float" office:value="253302310" calcext:value-type="float">
            <text:p>253302310</text:p>
          </table:table-cell>
          <table:table-cell office:value-type="float" office:value="260170348" calcext:value-type="float">
            <text:p>260170348</text:p>
          </table:table-cell>
          <table:table-cell office:value-type="float" office:value="267214544" calcext:value-type="float">
            <text:p>267214544</text:p>
          </table:table-cell>
          <table:table-cell office:value-type="float" office:value="274433894" calcext:value-type="float">
            <text:p>274433894</text:p>
          </table:table-cell>
          <table:table-cell office:value-type="float" office:value="281842480" calcext:value-type="float">
            <text:p>281842480</text:p>
          </table:table-cell>
          <table:table-cell office:value-type="float" office:value="289469530" calcext:value-type="float">
            <text:p>289469530</text:p>
          </table:table-cell>
          <table:table-cell office:value-type="float" office:value="297353098" calcext:value-type="float">
            <text:p>297353098</text:p>
          </table:table-cell>
          <table:table-cell office:value-type="float" office:value="305520588" calcext:value-type="float">
            <text:p>305520588</text:p>
          </table:table-cell>
          <table:table-cell office:value-type="float" office:value="313985474" calcext:value-type="float">
            <text:p>313985474</text:p>
          </table:table-cell>
          <table:table-cell office:value-type="float" office:value="322741656" calcext:value-type="float">
            <text:p>322741656</text:p>
          </table:table-cell>
          <table:table-cell office:value-type="float" office:value="331772330" calcext:value-type="float">
            <text:p>331772330</text:p>
          </table:table-cell>
          <table:table-cell office:value-type="float" office:value="341050537" calcext:value-type="float">
            <text:p>341050537</text:p>
          </table:table-cell>
          <table:table-cell office:value-type="float" office:value="350556886" calcext:value-type="float">
            <text:p>350556886</text:p>
          </table:table-cell>
          <table:table-cell office:value-type="float" office:value="360285439" calcext:value-type="float">
            <text:p>360285439</text:p>
          </table:table-cell>
          <table:table-cell office:value-type="float" office:value="370243017" calcext:value-type="float">
            <text:p>370243017</text:p>
          </table:table-cell>
          <table:table-cell office:value-type="float" office:value="380437896" calcext:value-type="float">
            <text:p>380437896</text:p>
          </table:table-cell>
          <table:table-cell office:value-type="float" office:value="390882979" calcext:value-type="float">
            <text:p>390882979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Energy use (kg of oil equivalent)</text:p>
          </table:table-cell>
          <table:table-cell table:formula="of:= [.B8]*[.B9]/1000" office:value-type="float" office:value="99709757971.9223" calcext:value-type="float">
            <text:p>99709757971.9223</text:p>
          </table:table-cell>
          <table:table-cell table:formula="of:= [.C8]*[.C9]/1000" office:value-type="float" office:value="105171569423.332" calcext:value-type="float">
            <text:p>105171569423.332</text:p>
          </table:table-cell>
          <table:table-cell table:formula="of:= [.D8]*[.D9]/1000" office:value-type="float" office:value="108921292124.826" calcext:value-type="float">
            <text:p>108921292124.826</text:p>
          </table:table-cell>
          <table:table-cell table:formula="of:= [.E8]*[.E9]/1000" office:value-type="float" office:value="111502333428.89" calcext:value-type="float">
            <text:p>111502333428.89</text:p>
          </table:table-cell>
          <table:table-cell table:formula="of:= [.F8]*[.F9]/1000" office:value-type="float" office:value="110395017180.674" calcext:value-type="float">
            <text:p>110395017180.674</text:p>
          </table:table-cell>
          <table:table-cell table:formula="of:= [.G8]*[.G9]/1000" office:value-type="float" office:value="113843355643.812" calcext:value-type="float">
            <text:p>113843355643.812</text:p>
          </table:table-cell>
          <table:table-cell table:formula="of:= [.H8]*[.H9]/1000" office:value-type="float" office:value="119424446271.854" calcext:value-type="float">
            <text:p>119424446271.854</text:p>
          </table:table-cell>
          <table:table-cell table:formula="of:= [.I8]*[.I9]/1000" office:value-type="float" office:value="123536682005.751" calcext:value-type="float">
            <text:p>123536682005.751</text:p>
          </table:table-cell>
          <table:table-cell table:formula="of:= [.J8]*[.J9]/1000" office:value-type="float" office:value="125545539628.111" calcext:value-type="float">
            <text:p>125545539628.111</text:p>
          </table:table-cell>
          <table:table-cell table:formula="of:= [.K8]*[.K9]/1000" office:value-type="float" office:value="131714026489.981" calcext:value-type="float">
            <text:p>131714026489.981</text:p>
          </table:table-cell>
          <table:table-cell table:formula="of:= [.L8]*[.L9]/1000" office:value-type="float" office:value="132701084158.938" calcext:value-type="float">
            <text:p>132701084158.938</text:p>
          </table:table-cell>
          <table:table-cell table:formula="of:= [.M8]*[.M9]/1000" office:value-type="float" office:value="139103259643.857" calcext:value-type="float">
            <text:p>139103259643.857</text:p>
          </table:table-cell>
          <table:table-cell table:formula="of:= [.N8]*[.N9]/1000" office:value-type="float" office:value="143266501624.839" calcext:value-type="float">
            <text:p>143266501624.839</text:p>
          </table:table-cell>
          <table:table-cell table:formula="of:= [.O8]*[.O9]/1000" office:value-type="float" office:value="149762427421.209" calcext:value-type="float">
            <text:p>149762427421.209</text:p>
          </table:table-cell>
          <table:table-cell table:formula="of:= [.P8]*[.P9]/1000" office:value-type="float" office:value="153729119224.674" calcext:value-type="float">
            <text:p>153729119224.674</text:p>
          </table:table-cell>
          <table:table-cell table:formula="of:= [.Q8]*[.Q9]/1000" office:value-type="float" office:value="160125270604.46" calcext:value-type="float">
            <text:p>160125270604.46</text:p>
          </table:table-cell>
          <table:table-cell table:formula="of:= [.R8]*[.R9]/1000" office:value-type="float" office:value="162687543978.872" calcext:value-type="float">
            <text:p>162687543978.872</text:p>
          </table:table-cell>
          <table:table-cell table:formula="of:= [.S8]*[.S9]/1000" office:value-type="float" office:value="168243190073.237" calcext:value-type="float">
            <text:p>168243190073.237</text:p>
          </table:table-cell>
          <table:table-cell table:formula="of:= [.T8]*[.T9]/1000" office:value-type="float" office:value="177756946223.705" calcext:value-type="float">
            <text:p>177756946223.705</text:p>
          </table:table-cell>
          <table:table-cell table:formula="of:= [.U8]*[.U9]/1000" office:value-type="float" office:value="177300640484.337" calcext:value-type="float">
            <text:p>177300640484.337</text:p>
          </table:table-cell>
          <table:table-cell table:formula="of:= [.V8]*[.V9]/1000" office:value-type="float" office:value="189170406965.058" calcext:value-type="float">
            <text:p>189170406965.058</text:p>
          </table:table-cell>
          <table:table-cell table:formula="of:= [.W8]*[.W9]/1000" office:value-type="float" office:value="198586892989.449" calcext:value-type="float">
            <text:p>198586892989.449</text:p>
          </table:table-cell>
          <table:table-cell table:formula="of:= [.X8]*[.X9]/1000" office:value-type="float" office:value="208997588663.002" calcext:value-type="float">
            <text:p>208997588663.002</text:p>
          </table:table-cell>
          <table:table-cell table:formula="of:= [.Y8]*[.Y9]/1000" office:value-type="float" office:value="212928414856.591" calcext:value-type="float">
            <text:p>212928414856.591</text:p>
          </table:table-cell>
          <table:table-cell table:formula="of:= [.Z8]*[.Z9]/1000" office:value-type="float" office:value="214440432845.817" calcext:value-type="float">
            <text:p>214440432845.817</text:p>
          </table:table-cell>
        </table:table-row>
        <table:table-row table:style-name="ro1">
          <table:table-cell office:value-type="string" calcext:value-type="string">
            <text:p>Fossil carbon emissions (kt)</text:p>
          </table:table-cell>
          <table:table-cell table:formula="of:=[.B5]+[.B6]+[.B7]" office:value-type="string" office:string-value="" calcext:value-type="error">
            <text:p>#VALUE!</text:p>
          </table:table-cell>
          <table:table-cell table:formula="of:=[.C5]+[.C6]+[.C7]" office:value-type="string" office:string-value="" calcext:value-type="error">
            <text:p>#VALUE!</text:p>
          </table:table-cell>
          <table:table-cell table:formula="of:=[.D5]+[.D6]+[.D7]" office:value-type="string" office:string-value="" calcext:value-type="error">
            <text:p>#VALUE!</text:p>
          </table:table-cell>
          <table:table-cell table:formula="of:=[.E5]+[.E6]+[.E7]" office:value-type="string" office:string-value="" calcext:value-type="error">
            <text:p>#VALUE!</text:p>
          </table:table-cell>
          <table:table-cell table:formula="of:=[.F5]+[.F6]+[.F7]" office:value-type="string" office:string-value="" calcext:value-type="error">
            <text:p>#VALUE!</text:p>
          </table:table-cell>
          <table:table-cell table:formula="of:=[.G5]+[.G6]+[.G7]" office:value-type="string" office:string-value="" calcext:value-type="error">
            <text:p>#VALUE!</text:p>
          </table:table-cell>
          <table:table-cell table:formula="of:=[.H5]+[.H6]+[.H7]" office:value-type="string" office:string-value="" calcext:value-type="error">
            <text:p>#VALUE!</text:p>
          </table:table-cell>
          <table:table-cell table:formula="of:=[.I5]+[.I6]+[.I7]" office:value-type="string" office:string-value="" calcext:value-type="error">
            <text:p>#VALUE!</text:p>
          </table:table-cell>
          <table:table-cell table:formula="of:=[.J5]+[.J6]+[.J7]" office:value-type="string" office:string-value="" calcext:value-type="error">
            <text:p>#VALUE!</text:p>
          </table:table-cell>
          <table:table-cell table:formula="of:=[.K5]+[.K6]+[.K7]" office:value-type="string" office:string-value="" calcext:value-type="error">
            <text:p>#VALUE!</text:p>
          </table:table-cell>
          <table:table-cell table:formula="of:=[.L5]+[.L6]+[.L7]" office:value-type="string" office:string-value="" calcext:value-type="error">
            <text:p>#VALUE!</text:p>
          </table:table-cell>
          <table:table-cell table:formula="of:=[.M5]+[.M6]+[.M7]" office:value-type="string" office:string-value="" calcext:value-type="error">
            <text:p>#VALUE!</text:p>
          </table:table-cell>
          <table:table-cell table:formula="of:=[.N5]+[.N6]+[.N7]" office:value-type="string" office:string-value="" calcext:value-type="error">
            <text:p>#VALUE!</text:p>
          </table:table-cell>
          <table:table-cell table:formula="of:=[.O5]+[.O6]+[.O7]" office:value-type="string" office:string-value="" calcext:value-type="error">
            <text:p>#VALUE!</text:p>
          </table:table-cell>
          <table:table-cell table:formula="of:=[.P5]+[.P6]+[.P7]" office:value-type="string" office:string-value="" calcext:value-type="error">
            <text:p>#VALUE!</text:p>
          </table:table-cell>
          <table:table-cell table:formula="of:=[.Q5]+[.Q6]+[.Q7]" office:value-type="string" office:string-value="" calcext:value-type="error">
            <text:p>#VALUE!</text:p>
          </table:table-cell>
          <table:table-cell table:formula="of:=[.R5]+[.R6]+[.R7]" office:value-type="string" office:string-value="" calcext:value-type="error">
            <text:p>#VALUE!</text:p>
          </table:table-cell>
          <table:table-cell table:formula="of:=[.S5]+[.S6]+[.S7]" office:value-type="string" office:string-value="" calcext:value-type="error">
            <text:p>#VALUE!</text:p>
          </table:table-cell>
          <table:table-cell table:formula="of:=[.T5]+[.T6]+[.T7]" office:value-type="string" office:string-value="" calcext:value-type="error">
            <text:p>#VALUE!</text:p>
          </table:table-cell>
          <table:table-cell table:formula="of:=[.U5]+[.U6]+[.U7]" office:value-type="string" office:string-value="" calcext:value-type="error">
            <text:p>#VALUE!</text:p>
          </table:table-cell>
          <table:table-cell table:formula="of:=[.V5]+[.V6]+[.V7]" office:value-type="string" office:string-value="" calcext:value-type="error">
            <text:p>#VALUE!</text:p>
          </table:table-cell>
          <table:table-cell table:formula="of:=[.W5]+[.W6]+[.W7]" office:value-type="string" office:string-value="" calcext:value-type="error">
            <text:p>#VALUE!</text:p>
          </table:table-cell>
          <table:table-cell table:formula="of:=[.X5]+[.X6]+[.X7]" office:value-type="string" office:string-value="" calcext:value-type="error">
            <text:p>#VALUE!</text:p>
          </table:table-cell>
          <table:table-cell table:formula="of:=[.Y5]+[.Y6]+[.Y7]" office:value-type="string" office:string-value="" calcext:value-type="error">
            <text:p>#VALUE!</text:p>
          </table:table-cell>
          <table:table-cell table:formula="of:=[.Z5]+[.Z6]+[.Z7]" office:value-type="string" office:string-value="" calcext:value-type="error">
            <text:p>#VALUE!</text:p>
          </table:table-cell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1" office:value-type="string" calcext:value-type="string">
            <text:p>Kaya Coefficient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Carbon footprint of the energy (kg per kg of oil equivalent)</text:p>
          </table:table-cell>
          <table:table-cell table:formula="of:=1000000*[.B4]/[.B12]" office:value-type="float" office:value="0.904725894785569" calcext:value-type="float">
            <text:p>0.904725894785569</text:p>
          </table:table-cell>
          <table:table-cell table:formula="of:=1000000*[.C4]/[.C12]" office:value-type="float" office:value="0.949686313018373" calcext:value-type="float">
            <text:p>0.949686313018373</text:p>
          </table:table-cell>
          <table:table-cell table:formula="of:=1000000*[.D4]/[.D12]" office:value-type="float" office:value="1.02450125061054" calcext:value-type="float">
            <text:p>1.02450125061054</text:p>
          </table:table-cell>
          <table:table-cell table:formula="of:=1000000*[.E4]/[.E12]" office:value-type="float" office:value="1.03208602422111" calcext:value-type="float">
            <text:p>1.03208602422111</text:p>
          </table:table-cell>
          <table:table-cell table:formula="of:=1000000*[.F4]/[.F12]" office:value-type="float" office:value="1.0165313876109" calcext:value-type="float">
            <text:p>1.0165313876109</text:p>
          </table:table-cell>
          <table:table-cell table:formula="of:=1000000*[.G4]/[.G12]" office:value-type="float" office:value="1.00120028398158" calcext:value-type="float">
            <text:p>1.00120028398158</text:p>
          </table:table-cell>
          <table:table-cell table:formula="of:=1000000*[.H4]/[.H12]" office:value-type="float" office:value="1.02064530173775" calcext:value-type="float">
            <text:p>1.02064530173775</text:p>
          </table:table-cell>
          <table:table-cell table:formula="of:=1000000*[.I4]/[.I12]" office:value-type="float" office:value="0.975014044770867" calcext:value-type="float">
            <text:p>0.975014044770867</text:p>
          </table:table-cell>
          <table:table-cell table:formula="of:=1000000*[.J4]/[.J12]" office:value-type="float" office:value="0.931375183430393" calcext:value-type="float">
            <text:p>0.931375183430393</text:p>
          </table:table-cell>
          <table:table-cell table:formula="of:=1000000*[.K4]/[.K12]" office:value-type="float" office:value="0.895880288110213" calcext:value-type="float">
            <text:p>0.895880288110213</text:p>
          </table:table-cell>
          <table:table-cell table:formula="of:=1000000*[.L4]/[.L12]" office:value-type="float" office:value="0.900595505737246" calcext:value-type="float">
            <text:p>0.900595505737246</text:p>
          </table:table-cell>
          <table:table-cell table:formula="of:=1000000*[.M4]/[.M12]" office:value-type="float" office:value="0.935420207500125" calcext:value-type="float">
            <text:p>0.935420207500125</text:p>
          </table:table-cell>
          <table:table-cell table:formula="of:=1000000*[.N4]/[.N12]" office:value-type="float" office:value="0.934203030590336" calcext:value-type="float">
            <text:p>0.934203030590336</text:p>
          </table:table-cell>
          <table:table-cell table:formula="of:=1000000*[.O4]/[.O12]" office:value-type="float" office:value="0.917319533113713" calcext:value-type="float">
            <text:p>0.917319533113713</text:p>
          </table:table-cell>
          <table:table-cell table:formula="of:=1000000*[.P4]/[.P12]" office:value-type="float" office:value="0.917457933222602" calcext:value-type="float">
            <text:p>0.917457933222602</text:p>
          </table:table-cell>
          <table:table-cell table:formula="of:=1000000*[.Q4]/[.Q12]" office:value-type="float" office:value="0.97205144080278" calcext:value-type="float">
            <text:p>0.97205144080278</text:p>
          </table:table-cell>
          <table:table-cell table:formula="of:=1000000*[.R4]/[.R12]" office:value-type="float" office:value="0.941743886796258" calcext:value-type="float">
            <text:p>0.941743886796258</text:p>
          </table:table-cell>
          <table:table-cell table:formula="of:=1000000*[.S4]/[.S12]" office:value-type="float" office:value="0.911478199701551" calcext:value-type="float">
            <text:p>0.911478199701551</text:p>
          </table:table-cell>
          <table:table-cell table:formula="of:=1000000*[.T4]/[.T12]" office:value-type="float" office:value="0.886603890019927" calcext:value-type="float">
            <text:p>0.886603890019927</text:p>
          </table:table-cell>
          <table:table-cell table:formula="of:=1000000*[.U4]/[.U12]" office:value-type="float" office:value="0.820922020373963" calcext:value-type="float">
            <text:p>0.820922020373963</text:p>
          </table:table-cell>
          <table:table-cell table:formula="of:=1000000*[.V4]/[.V12]" office:value-type="float" office:value="0.876194129193874" calcext:value-type="float">
            <text:p>0.876194129193874</text:p>
          </table:table-cell>
          <table:table-cell table:formula="of:=1000000*[.W4]/[.W12]" office:value-type="float" office:value="0.901721142339006" calcext:value-type="float">
            <text:p>0.901721142339006</text:p>
          </table:table-cell>
          <table:table-cell table:formula="of:=1000000*[.X4]/[.X12]" office:value-type="float" office:value="0.869579410760795" calcext:value-type="float">
            <text:p>0.869579410760795</text:p>
          </table:table-cell>
          <table:table-cell table:formula="of:=1000000*[.Y4]/[.Y12]" office:value-type="float" office:value="0.90166453420182" calcext:value-type="float">
            <text:p>0.90166453420182</text:p>
          </table:table-cell>
          <table:table-cell table:formula="of:=1000000*[.Z4]/[.Z12]" office:value-type="float" office:value="0.925385186769692" calcext:value-type="float">
            <text:p>0.925385186769692</text:p>
          </table:table-cell>
        </table:table-row>
        <table:table-row table:style-name="ro1">
          <table:table-cell office:value-type="string" calcext:value-type="string">
            <text:p>Energy intensity of the GDP (kg of oil equivalent per $ (constant 2017 PPP)</text:p>
          </table:table-cell>
          <table:table-cell table:formula="of:=[.B12]/[.B9]" office:value-type="float" office:value="0.173236928179893" calcext:value-type="float">
            <text:p>0.173236928179893</text:p>
          </table:table-cell>
          <table:table-cell table:formula="of:=[.C12]/[.C9]" office:value-type="float" office:value="0.180470911504809" calcext:value-type="float">
            <text:p>0.180470911504809</text:p>
          </table:table-cell>
          <table:table-cell table:formula="of:=[.D12]/[.D9]" office:value-type="float" office:value="0.182397242172536" calcext:value-type="float">
            <text:p>0.182397242172536</text:p>
          </table:table-cell>
          <table:table-cell table:formula="of:=[.E12]/[.E9]" office:value-type="float" office:value="0.188683327677364" calcext:value-type="float">
            <text:p>0.188683327677364</text:p>
          </table:table-cell>
          <table:table-cell table:formula="of:=[.F12]/[.F9]" office:value-type="float" office:value="0.186952466491598" calcext:value-type="float">
            <text:p>0.186952466491598</text:p>
          </table:table-cell>
          <table:table-cell table:formula="of:=[.G12]/[.G9]" office:value-type="float" office:value="0.188737954879196" calcext:value-type="float">
            <text:p>0.188737954879196</text:p>
          </table:table-cell>
          <table:table-cell table:formula="of:=[.H12]/[.H9]" office:value-type="float" office:value="0.189090942903557" calcext:value-type="float">
            <text:p>0.189090942903557</text:p>
          </table:table-cell>
          <table:table-cell table:formula="of:=[.I12]/[.I9]" office:value-type="float" office:value="0.187472412590319" calcext:value-type="float">
            <text:p>0.187472412590319</text:p>
          </table:table-cell>
          <table:table-cell table:formula="of:=[.J12]/[.J9]" office:value-type="float" office:value="0.183943873745579" calcext:value-type="float">
            <text:p>0.183943873745579</text:p>
          </table:table-cell>
          <table:table-cell table:formula="of:=[.K12]/[.K9]" office:value-type="float" office:value="0.189812816454032" calcext:value-type="float">
            <text:p>0.189812816454032</text:p>
          </table:table-cell>
          <table:table-cell table:formula="of:=[.L12]/[.L9]" office:value-type="float" office:value="0.18457478388458" calcext:value-type="float">
            <text:p>0.18457478388458</text:p>
          </table:table-cell>
          <table:table-cell table:formula="of:=[.M12]/[.M9]" office:value-type="float" office:value="0.183876203679316" calcext:value-type="float">
            <text:p>0.183876203679316</text:p>
          </table:table-cell>
          <table:table-cell table:formula="of:=[.N12]/[.N9]" office:value-type="float" office:value="0.173164111708592" calcext:value-type="float">
            <text:p>0.173164111708592</text:p>
          </table:table-cell>
          <table:table-cell table:formula="of:=[.O12]/[.O9]" office:value-type="float" office:value="0.171624452883204" calcext:value-type="float">
            <text:p>0.171624452883204</text:p>
          </table:table-cell>
          <table:table-cell table:formula="of:=[.P12]/[.P9]" office:value-type="float" office:value="0.163341844743646" calcext:value-type="float">
            <text:p>0.163341844743646</text:p>
          </table:table-cell>
          <table:table-cell table:formula="of:=[.Q12]/[.Q9]" office:value-type="float" office:value="0.160831143405471" calcext:value-type="float">
            <text:p>0.160831143405471</text:p>
          </table:table-cell>
          <table:table-cell table:formula="of:=[.R12]/[.R9]" office:value-type="float" office:value="0.155081281425694" calcext:value-type="float">
            <text:p>0.155081281425694</text:p>
          </table:table-cell>
          <table:table-cell table:formula="of:=[.S12]/[.S9]" office:value-type="float" office:value="0.15214991720461" calcext:value-type="float">
            <text:p>0.15214991720461</text:p>
          </table:table-cell>
          <table:table-cell table:formula="of:=[.T12]/[.T9]" office:value-type="float" office:value="0.151310848955966" calcext:value-type="float">
            <text:p>0.151310848955966</text:p>
          </table:table-cell>
          <table:table-cell table:formula="of:=[.U12]/[.U9]" office:value-type="float" office:value="0.142346645601951" calcext:value-type="float">
            <text:p>0.142346645601951</text:p>
          </table:table-cell>
          <table:table-cell table:formula="of:=[.V12]/[.V9]" office:value-type="float" office:value="0.142225288500911" calcext:value-type="float">
            <text:p>0.142225288500911</text:p>
          </table:table-cell>
          <table:table-cell table:formula="of:=[.W12]/[.W9]" office:value-type="float" office:value="0.142323881013595" calcext:value-type="float">
            <text:p>0.142323881013595</text:p>
          </table:table-cell>
          <table:table-cell table:formula="of:=[.X12]/[.X9]" office:value-type="float" office:value="0.142329160817197" calcext:value-type="float">
            <text:p>0.142329160817197</text:p>
          </table:table-cell>
          <table:table-cell table:formula="of:=[.Y12]/[.Y9]" office:value-type="float" office:value="0.136751675343197" calcext:value-type="float">
            <text:p>0.136751675343197</text:p>
          </table:table-cell>
          <table:table-cell table:formula="of:=[.Z12]/[.Z9]" office:value-type="float" office:value="0.130135498707455" calcext:value-type="float">
            <text:p>0.130135498707455</text:p>
          </table:table-cell>
        </table:table-row>
        <table:table-row table:style-name="ro1">
          <table:table-cell office:value-type="string" calcext:value-type="string">
            <text:p>GDP per capita ($ (constant 2017 PPP) per capita)</text:p>
          </table:table-cell>
          <table:table-cell table:formula="of:=[.B9]/[.B10]" office:value-type="float" office:value="2810.3411308037" calcext:value-type="float">
            <text:p>2810.3411308037</text:p>
          </table:table-cell>
          <table:table-cell table:formula="of:=[.C9]/[.C10]" office:value-type="float" office:value="2770.67279312855" calcext:value-type="float">
            <text:p>2770.67279312855</text:p>
          </table:table-cell>
          <table:table-cell table:formula="of:=[.D9]/[.D10]" office:value-type="float" office:value="2764.95640159478" calcext:value-type="float">
            <text:p>2764.95640159478</text:p>
          </table:table-cell>
          <table:table-cell table:formula="of:=[.E9]/[.E10]" office:value-type="float" office:value="2664.87834757552" calcext:value-type="float">
            <text:p>2664.87834757552</text:p>
          </table:table-cell>
          <table:table-cell table:formula="of:=[.F9]/[.F10]" office:value-type="float" office:value="2593.404385392" calcext:value-type="float">
            <text:p>2593.404385392</text:p>
          </table:table-cell>
          <table:table-cell table:formula="of:=[.G9]/[.G10]" office:value-type="float" office:value="2579.82216402175" calcext:value-type="float">
            <text:p>2579.82216402175</text:p>
          </table:table-cell>
          <table:table-cell table:formula="of:=[.H9]/[.H10]" office:value-type="float" office:value="2630.29647210097" calcext:value-type="float">
            <text:p>2630.29647210097</text:p>
          </table:table-cell>
          <table:table-cell table:formula="of:=[.I9]/[.I10]" office:value-type="float" office:value="2672.02967630758" calcext:value-type="float">
            <text:p>2672.02967630758</text:p>
          </table:table-cell>
          <table:table-cell table:formula="of:=[.J9]/[.J10]" office:value-type="float" office:value="2694.49144560425" calcext:value-type="float">
            <text:p>2694.49144560425</text:p>
          </table:table-cell>
          <table:table-cell table:formula="of:=[.K9]/[.K10]" office:value-type="float" office:value="2667.15770200578" calcext:value-type="float">
            <text:p>2667.15770200578</text:p>
          </table:table-cell>
          <table:table-cell table:formula="of:=[.L9]/[.L10]" office:value-type="float" office:value="2690.55584179132" calcext:value-type="float">
            <text:p>2690.55584179132</text:p>
          </table:table-cell>
          <table:table-cell table:formula="of:=[.M9]/[.M10]" office:value-type="float" office:value="2756.60176825067" calcext:value-type="float">
            <text:p>2756.60176825067</text:p>
          </table:table-cell>
          <table:table-cell table:formula="of:=[.N9]/[.N10]" office:value-type="float" office:value="2935.48803863534" calcext:value-type="float">
            <text:p>2935.48803863534</text:p>
          </table:table-cell>
          <table:table-cell table:formula="of:=[.O9]/[.O10]" office:value-type="float" office:value="3014.5385982414" calcext:value-type="float">
            <text:p>3014.5385982414</text:p>
          </table:table-cell>
          <table:table-cell table:formula="of:=[.P9]/[.P10]" office:value-type="float" office:value="3165.09110386671" calcext:value-type="float">
            <text:p>3165.09110386671</text:p>
          </table:table-cell>
          <table:table-cell table:formula="of:=[.Q9]/[.Q10]" office:value-type="float" office:value="3258.73650717416" calcext:value-type="float">
            <text:p>3258.73650717416</text:p>
          </table:table-cell>
          <table:table-cell table:formula="of:=[.R9]/[.R10]" office:value-type="float" office:value="3341.06838840245" calcext:value-type="float">
            <text:p>3341.06838840245</text:p>
          </table:table-cell>
          <table:table-cell table:formula="of:=[.S9]/[.S10]" office:value-type="float" office:value="3426.18453960672" calcext:value-type="float">
            <text:p>3426.18453960672</text:p>
          </table:table-cell>
          <table:table-cell table:formula="of:=[.T9]/[.T10]" office:value-type="float" office:value="3540.9219167269" calcext:value-type="float">
            <text:p>3540.9219167269</text:p>
          </table:table-cell>
          <table:table-cell table:formula="of:=[.U9]/[.U10]" office:value-type="float" office:value="3652.11403219673" calcext:value-type="float">
            <text:p>3652.11403219673</text:p>
          </table:table-cell>
          <table:table-cell table:formula="of:=[.V9]/[.V10]" office:value-type="float" office:value="3794.17949257788" calcext:value-type="float">
            <text:p>3794.17949257788</text:p>
          </table:table-cell>
          <table:table-cell table:formula="of:=[.W9]/[.W10]" office:value-type="float" office:value="3872.80912329008" calcext:value-type="float">
            <text:p>3872.80912329008</text:p>
          </table:table-cell>
          <table:table-cell table:formula="of:=[.X9]/[.X10]" office:value-type="float" office:value="3966.07123601043" calcext:value-type="float">
            <text:p>3966.07123601043</text:p>
          </table:table-cell>
          <table:table-cell table:formula="of:=[.Y9]/[.Y10]" office:value-type="float" office:value="4092.76863204125" calcext:value-type="float">
            <text:p>4092.76863204125</text:p>
          </table:table-cell>
          <table:table-cell table:formula="of:=[.Z9]/[.Z10]" office:value-type="float" office:value="4215.64600180693" calcext:value-type="float">
            <text:p>4215.64600180693</text:p>
          </table:table-cell>
        </table:table-row>
        <table:table-row table:style-name="ro1">
          <table:table-cell office:value-type="string" calcext:value-type="string">
            <text:p>Population, total</text:p>
          </table:table-cell>
          <table:table-cell table:formula="of:=[.B10]" office:value-type="float" office:value="204803865" calcext:value-type="float">
            <text:p>204803865</text:p>
          </table:table-cell>
          <table:table-cell table:formula="of:=[.C10]" office:value-type="float" office:value="210332267" calcext:value-type="float">
            <text:p>210332267</text:p>
          </table:table-cell>
          <table:table-cell table:formula="of:=[.D10]" office:value-type="float" office:value="215976366" calcext:value-type="float">
            <text:p>215976366</text:p>
          </table:table-cell>
          <table:table-cell table:formula="of:=[.E10]" office:value-type="float" office:value="221754806" calcext:value-type="float">
            <text:p>221754806</text:p>
          </table:table-cell>
          <table:table-cell table:formula="of:=[.F10]" office:value-type="float" office:value="227692136" calcext:value-type="float">
            <text:p>227692136</text:p>
          </table:table-cell>
          <table:table-cell table:formula="of:=[.G10]" office:value-type="float" office:value="233807627" calcext:value-type="float">
            <text:p>233807627</text:p>
          </table:table-cell>
          <table:table-cell table:formula="of:=[.H10]" office:value-type="float" office:value="240114179" calcext:value-type="float">
            <text:p>240114179</text:p>
          </table:table-cell>
          <table:table-cell table:formula="of:=[.I10]" office:value-type="float" office:value="246613750" calcext:value-type="float">
            <text:p>246613750</text:p>
          </table:table-cell>
          <table:table-cell table:formula="of:=[.J10]" office:value-type="float" office:value="253302310" calcext:value-type="float">
            <text:p>253302310</text:p>
          </table:table-cell>
          <table:table-cell table:formula="of:=[.K10]" office:value-type="float" office:value="260170348" calcext:value-type="float">
            <text:p>260170348</text:p>
          </table:table-cell>
          <table:table-cell table:formula="of:=[.L10]" office:value-type="float" office:value="267214544" calcext:value-type="float">
            <text:p>267214544</text:p>
          </table:table-cell>
          <table:table-cell table:formula="of:=[.M10]" office:value-type="float" office:value="274433894" calcext:value-type="float">
            <text:p>274433894</text:p>
          </table:table-cell>
          <table:table-cell table:formula="of:=[.N10]" office:value-type="float" office:value="281842480" calcext:value-type="float">
            <text:p>281842480</text:p>
          </table:table-cell>
          <table:table-cell table:formula="of:=[.O10]" office:value-type="float" office:value="289469530" calcext:value-type="float">
            <text:p>289469530</text:p>
          </table:table-cell>
          <table:table-cell table:formula="of:=[.P10]" office:value-type="float" office:value="297353098" calcext:value-type="float">
            <text:p>297353098</text:p>
          </table:table-cell>
          <table:table-cell table:formula="of:=[.Q10]" office:value-type="float" office:value="305520588" calcext:value-type="float">
            <text:p>305520588</text:p>
          </table:table-cell>
          <table:table-cell table:formula="of:=[.R10]" office:value-type="float" office:value="313985474" calcext:value-type="float">
            <text:p>313985474</text:p>
          </table:table-cell>
          <table:table-cell table:formula="of:=[.S10]" office:value-type="float" office:value="322741656" calcext:value-type="float">
            <text:p>322741656</text:p>
          </table:table-cell>
          <table:table-cell table:formula="of:=[.T10]" office:value-type="float" office:value="331772330" calcext:value-type="float">
            <text:p>331772330</text:p>
          </table:table-cell>
          <table:table-cell table:formula="of:=[.U10]" office:value-type="float" office:value="341050537" calcext:value-type="float">
            <text:p>341050537</text:p>
          </table:table-cell>
          <table:table-cell table:formula="of:=[.V10]" office:value-type="float" office:value="350556886" calcext:value-type="float">
            <text:p>350556886</text:p>
          </table:table-cell>
          <table:table-cell table:formula="of:=[.W10]" office:value-type="float" office:value="360285439" calcext:value-type="float">
            <text:p>360285439</text:p>
          </table:table-cell>
          <table:table-cell table:formula="of:=[.X10]" office:value-type="float" office:value="370243017" calcext:value-type="float">
            <text:p>370243017</text:p>
          </table:table-cell>
          <table:table-cell table:formula="of:=[.Y10]" office:value-type="float" office:value="380437896" calcext:value-type="float">
            <text:p>380437896</text:p>
          </table:table-cell>
          <table:table-cell table:formula="of:=[.Z10]" office:value-type="float" office:value="390882979" calcext:value-type="float">
            <text:p>390882979</text:p>
          </table:table-cell>
        </table:table-row>
        <table:table-row table:style-name="ro1" table:number-rows-repeated="30">
          <table:table-cell table:number-columns-repeated="26"/>
        </table:table-row>
        <table:table-row table:style-name="ro1">
          <table:table-cell office:value-type="string" calcext:value-type="string">
            <text:p>Last Updated: 05/25/2022</text:p>
          </table:table-cell>
          <table:table-cell table:number-columns-repeated="25"/>
        </table:table-row>
        <table:table-row table:style-name="ro1" table:number-rows-repeated="1048522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Africa Eastern and Southern" table:style-name="ta2">
        <office:forms form:automatic-focus="false" form:apply-design-mode="false"/>
        <table:table-column table:style-name="co1" table:default-cell-style-name="Default"/>
        <table:table-column table:style-name="co8" table:number-columns-repeated="25" table:default-cell-style-name="Default"/>
        <table:table-row table:style-name="ro1">
          <table:table-cell table:style-name="ce1" office:value-type="string" calcext:value-type="string">
            <text:p>Raw Data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Series Name</text:p>
          </table:table-cell>
          <table:table-cell office:value-type="string" calcext:value-type="string">
            <text:p>1990 [YR1990]</text:p>
          </table:table-cell>
          <table:table-cell office:value-type="string" calcext:value-type="string">
            <text:p>1991 [YR1991]</text:p>
          </table:table-cell>
          <table:table-cell office:value-type="string" calcext:value-type="string">
            <text:p>1992 [YR1992]</text:p>
          </table:table-cell>
          <table:table-cell office:value-type="string" calcext:value-type="string">
            <text:p>1993 [YR1993]</text:p>
          </table:table-cell>
          <table:table-cell office:value-type="string" calcext:value-type="string">
            <text:p>1994 [YR1994]</text:p>
          </table:table-cell>
          <table:table-cell office:value-type="string" calcext:value-type="string">
            <text:p>1995 [YR1995]</text:p>
          </table:table-cell>
          <table:table-cell office:value-type="string" calcext:value-type="string">
            <text:p>1996 [YR1996]</text:p>
          </table:table-cell>
          <table:table-cell office:value-type="string" calcext:value-type="string">
            <text:p>1997 [YR1997]</text:p>
          </table:table-cell>
          <table:table-cell office:value-type="string" calcext:value-type="string">
            <text:p>1998 [YR1998]</text:p>
          </table:table-cell>
          <table:table-cell office:value-type="string" calcext:value-type="string">
            <text:p>1999 [YR1999]</text:p>
          </table:table-cell>
          <table:table-cell office:value-type="string" calcext:value-type="string">
            <text:p>2000 [YR2000]</text:p>
          </table:table-cell>
          <table:table-cell office:value-type="string" calcext:value-type="string">
            <text:p>2001 [YR2001]</text:p>
          </table:table-cell>
          <table:table-cell office:value-type="string" calcext:value-type="string">
            <text:p>2002 [YR2002]</text:p>
          </table:table-cell>
          <table:table-cell office:value-type="string" calcext:value-type="string">
            <text:p>2003 [YR2003]</text:p>
          </table:table-cell>
          <table:table-cell office:value-type="string" calcext:value-type="string">
            <text:p>2004 [YR2004]</text:p>
          </table:table-cell>
          <table:table-cell office:value-type="string" calcext:value-type="string">
            <text:p>2005 [YR2005]</text:p>
          </table:table-cell>
          <table:table-cell office:value-type="string" calcext:value-type="string">
            <text:p>2006 [YR2006]</text:p>
          </table:table-cell>
          <table:table-cell office:value-type="string" calcext:value-type="string">
            <text:p>2007 [YR2007]</text:p>
          </table:table-cell>
          <table:table-cell office:value-type="string" calcext:value-type="string">
            <text:p>2008 [YR2008]</text:p>
          </table:table-cell>
          <table:table-cell office:value-type="string" calcext:value-type="string">
            <text:p>2009 [YR2009]</text:p>
          </table:table-cell>
          <table:table-cell office:value-type="string" calcext:value-type="string">
            <text:p>2010 [YR2010]</text:p>
          </table:table-cell>
          <table:table-cell office:value-type="string" calcext:value-type="string">
            <text:p>2011 [YR2011]</text:p>
          </table:table-cell>
          <table:table-cell office:value-type="string" calcext:value-type="string">
            <text:p>2012 [YR2012]</text:p>
          </table:table-cell>
          <table:table-cell office:value-type="string" calcext:value-type="string">
            <text:p>2013 [YR2013]</text:p>
          </table:table-cell>
          <table:table-cell office:value-type="string" calcext:value-type="string">
            <text:p>2014 [YR2014]</text:p>
          </table:table-cell>
        </table:table-row>
        <table:table-row table:style-name="ro1">
          <table:table-cell office:value-type="string" calcext:value-type="string">
            <text:p>CO2 emissions (kt)</text:p>
          </table:table-cell>
          <table:table-cell office:value-type="float" office:value="306071.602939952" calcext:value-type="float">
            <text:p>306071.602939952</text:p>
          </table:table-cell>
          <table:table-cell office:value-type="float" office:value="300568.784434067" calcext:value-type="float">
            <text:p>300568.784434067</text:p>
          </table:table-cell>
          <table:table-cell office:value-type="float" office:value="296542.457974803" calcext:value-type="float">
            <text:p>296542.457974803</text:p>
          </table:table-cell>
          <table:table-cell office:value-type="float" office:value="302708.31136768" calcext:value-type="float">
            <text:p>302708.31136768</text:p>
          </table:table-cell>
          <table:table-cell office:value-type="float" office:value="308733.803870312" calcext:value-type="float">
            <text:p>308733.803870312</text:p>
          </table:table-cell>
          <table:table-cell office:value-type="float" office:value="326720.049377337" calcext:value-type="float">
            <text:p>326720.049377337</text:p>
          </table:table-cell>
          <table:table-cell office:value-type="float" office:value="337106.755255419" calcext:value-type="float">
            <text:p>337106.755255419</text:p>
          </table:table-cell>
          <table:table-cell office:value-type="float" office:value="353448.773191011" calcext:value-type="float">
            <text:p>353448.773191011</text:p>
          </table:table-cell>
          <table:table-cell office:value-type="float" office:value="362010.787495916" calcext:value-type="float">
            <text:p>362010.787495916</text:p>
          </table:table-cell>
          <table:table-cell office:value-type="float" office:value="347984.724249356" calcext:value-type="float">
            <text:p>347984.724249356</text:p>
          </table:table-cell>
          <table:table-cell office:value-type="float" office:value="353940.036306866" calcext:value-type="float">
            <text:p>353940.036306866</text:p>
          </table:table-cell>
          <table:table-cell office:value-type="float" office:value="392068.069563955" calcext:value-type="float">
            <text:p>392068.069563955</text:p>
          </table:table-cell>
          <table:table-cell office:value-type="float" office:value="403898.487455978" calcext:value-type="float">
            <text:p>403898.487455978</text:p>
          </table:table-cell>
          <table:table-cell office:value-type="float" office:value="429053.16414334" calcext:value-type="float">
            <text:p>429053.16414334</text:p>
          </table:table-cell>
          <table:table-cell office:value-type="float" office:value="460995.292451803" calcext:value-type="float">
            <text:p>460995.292451803</text:p>
          </table:table-cell>
          <table:table-cell office:value-type="float" office:value="462459.056021494" calcext:value-type="float">
            <text:p>462459.056021494</text:p>
          </table:table-cell>
          <table:table-cell office:value-type="float" office:value="470579.936099916" calcext:value-type="float">
            <text:p>470579.936099916</text:p>
          </table:table-cell>
          <table:table-cell office:value-type="float" office:value="493839.740768979" calcext:value-type="float">
            <text:p>493839.740768979</text:p>
          </table:table-cell>
          <table:table-cell office:value-type="float" office:value="526904.756199397" calcext:value-type="float">
            <text:p>526904.756199397</text:p>
          </table:table-cell>
          <table:table-cell office:value-type="float" office:value="509179.180917111" calcext:value-type="float">
            <text:p>509179.180917111</text:p>
          </table:table-cell>
          <table:table-cell office:value-type="float" office:value="536950.585629743" calcext:value-type="float">
            <text:p>536950.585629743</text:p>
          </table:table-cell>
          <table:table-cell office:value-type="float" office:value="528849.757107069" calcext:value-type="float">
            <text:p>528849.757107069</text:p>
          </table:table-cell>
          <table:table-cell office:value-type="float" office:value="552280" calcext:value-type="float">
            <text:p>552280</text:p>
          </table:table-cell>
          <table:table-cell office:value-type="float" office:value="573190" calcext:value-type="float">
            <text:p>573190</text:p>
          </table:table-cell>
          <table:table-cell office:value-type="float" office:value="594270" calcext:value-type="float">
            <text:p>594270</text:p>
          </table:table-cell>
        </table:table-row>
        <table:table-row table:style-name="ro1">
          <table:table-cell office:value-type="string" calcext:value-type="string">
            <text:p>CO2 emissions from gaseous fuel consumption (kt)</text:p>
          </table:table-cell>
          <table:table-cell table:number-columns-repeated="2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CO2 emissions from liquid fuel consumption (kt)</text:p>
          </table:table-cell>
          <table:table-cell office:value-type="float" office:value="74768.0116545895" calcext:value-type="float">
            <text:p>74768.0116545895</text:p>
          </table:table-cell>
          <table:table-cell office:value-type="float" office:value="75042.8379175632" calcext:value-type="float">
            <text:p>75042.8379175632</text:p>
          </table:table-cell>
          <table:table-cell office:value-type="float" office:value="68519.8285324433" calcext:value-type="float">
            <text:p>68519.8285324433</text:p>
          </table:table-cell>
          <table:table-cell office:value-type="float" office:value="58127.4286984466" calcext:value-type="float">
            <text:p>58127.4286984466</text:p>
          </table:table-cell>
          <table:table-cell office:value-type="float" office:value="64913.9179779453" calcext:value-type="float">
            <text:p>64913.9179779453</text:p>
          </table:table-cell>
          <table:table-cell office:value-type="float" office:value="77551.1691892076" calcext:value-type="float">
            <text:p>77551.1691892076</text:p>
          </table:table-cell>
          <table:table-cell office:value-type="float" office:value="76583.0827676023" calcext:value-type="float">
            <text:p>76583.0827676023</text:p>
          </table:table-cell>
          <table:table-cell office:value-type="float" office:value="87217.1397680045" calcext:value-type="float">
            <text:p>87217.1397680045</text:p>
          </table:table-cell>
          <table:table-cell office:value-type="float" office:value="87544.7997876248" calcext:value-type="float">
            <text:p>87544.7997876248</text:p>
          </table:table-cell>
          <table:table-cell office:value-type="float" office:value="75458.6131548147" calcext:value-type="float">
            <text:p>75458.6131548147</text:p>
          </table:table-cell>
          <table:table-cell office:value-type="float" office:value="77867.6589808862" calcext:value-type="float">
            <text:p>77867.6589808862</text:p>
          </table:table-cell>
          <table:table-cell office:value-type="float" office:value="71992.1190836052" calcext:value-type="float">
            <text:p>71992.1190836052</text:p>
          </table:table-cell>
          <table:table-cell office:value-type="float" office:value="69151.1577771252" calcext:value-type="float">
            <text:p>69151.1577771252</text:p>
          </table:table-cell>
          <table:table-cell office:value-type="float" office:value="90005.9733440904" calcext:value-type="float">
            <text:p>90005.9733440904</text:p>
          </table:table-cell>
          <table:table-cell office:value-type="float" office:value="106966.102768751" calcext:value-type="float">
            <text:p>106966.102768751</text:p>
          </table:table-cell>
          <table:table-cell office:value-type="float" office:value="81378.8339638621" calcext:value-type="float">
            <text:p>81378.8339638621</text:p>
          </table:table-cell>
          <table:table-cell office:value-type="float" office:value="113176.74950428" calcext:value-type="float">
            <text:p>113176.74950428</text:p>
          </table:table-cell>
          <table:table-cell office:value-type="float" office:value="123498.040122318" calcext:value-type="float">
            <text:p>123498.040122318</text:p>
          </table:table-cell>
          <table:table-cell office:value-type="float" office:value="131253.901723101" calcext:value-type="float">
            <text:p>131253.901723101</text:p>
          </table:table-cell>
          <table:table-cell office:value-type="float" office:value="149725.735329192" calcext:value-type="float">
            <text:p>149725.735329192</text:p>
          </table:table-cell>
          <table:table-cell office:value-type="float" office:value="122857.613720333" calcext:value-type="float">
            <text:p>122857.613720333</text:p>
          </table:table-cell>
          <table:table-cell office:value-type="float" office:value="141322.000507796" calcext:value-type="float">
            <text:p>141322.000507796</text:p>
          </table:table-cell>
          <table:table-cell office:value-type="float" office:value="133986.884159479" calcext:value-type="float">
            <text:p>133986.884159479</text:p>
          </table:table-cell>
          <table:table-cell office:value-type="float" office:value="140662.636531352" calcext:value-type="float">
            <text:p>140662.636531352</text:p>
          </table:table-cell>
          <table:table-cell office:value-type="float" office:value="164523.567013477" calcext:value-type="float">
            <text:p>164523.567013477</text:p>
          </table:table-cell>
        </table:table-row>
        <table:table-row table:style-name="ro1">
          <table:table-cell office:value-type="string" calcext:value-type="string">
            <text:p>CO2 emissions from solid fuel consumption (kt)</text:p>
          </table:table-cell>
          <table:table-cell office:value-type="float" office:value="418057.336200776" calcext:value-type="float">
            <text:p>418057.336200776</text:p>
          </table:table-cell>
          <table:table-cell office:value-type="float" office:value="435486.515702192" calcext:value-type="float">
            <text:p>435486.515702192</text:p>
          </table:table-cell>
          <table:table-cell office:value-type="float" office:value="410465.816256851" calcext:value-type="float">
            <text:p>410465.816256851</text:p>
          </table:table-cell>
          <table:table-cell office:value-type="float" office:value="453757.997558694" calcext:value-type="float">
            <text:p>453757.997558694</text:p>
          </table:table-cell>
          <table:table-cell office:value-type="float" office:value="469410.782990728" calcext:value-type="float">
            <text:p>469410.782990728</text:p>
          </table:table-cell>
          <table:table-cell office:value-type="float" office:value="494134.516862159" calcext:value-type="float">
            <text:p>494134.516862159</text:p>
          </table:table-cell>
          <table:table-cell office:value-type="float" office:value="499976.639607058" calcext:value-type="float">
            <text:p>499976.639607058</text:p>
          </table:table-cell>
          <table:table-cell office:value-type="float" office:value="512411.398092733" calcext:value-type="float">
            <text:p>512411.398092733</text:p>
          </table:table-cell>
          <table:table-cell office:value-type="float" office:value="502280.250767347" calcext:value-type="float">
            <text:p>502280.250767347</text:p>
          </table:table-cell>
          <table:table-cell office:value-type="float" office:value="519043.087280139" calcext:value-type="float">
            <text:p>519043.087280139</text:p>
          </table:table-cell>
          <table:table-cell office:value-type="float" office:value="521084.437860628" calcext:value-type="float">
            <text:p>521084.437860628</text:p>
          </table:table-cell>
          <table:table-cell office:value-type="float" office:value="519955.754603162" calcext:value-type="float">
            <text:p>519955.754603162</text:p>
          </table:table-cell>
          <table:table-cell office:value-type="float" office:value="501826.617305016" calcext:value-type="float">
            <text:p>501826.617305016</text:p>
          </table:table-cell>
          <table:table-cell office:value-type="float" office:value="546909.142823313" calcext:value-type="float">
            <text:p>546909.142823313</text:p>
          </table:table-cell>
          <table:table-cell office:value-type="float" office:value="585160.164414844" calcext:value-type="float">
            <text:p>585160.164414844</text:p>
          </table:table-cell>
          <table:table-cell office:value-type="float" office:value="576519.527037116" calcext:value-type="float">
            <text:p>576519.527037116</text:p>
          </table:table-cell>
          <table:table-cell office:value-type="float" office:value="584328.503067238" calcext:value-type="float">
            <text:p>584328.503067238</text:p>
          </table:table-cell>
          <table:table-cell office:value-type="float" office:value="599001.385414293" calcext:value-type="float">
            <text:p>599001.385414293</text:p>
          </table:table-cell>
          <table:table-cell office:value-type="float" office:value="636223.982210874" calcext:value-type="float">
            <text:p>636223.982210874</text:p>
          </table:table-cell>
          <table:table-cell office:value-type="float" office:value="623172.043075905" calcext:value-type="float">
            <text:p>623172.043075905</text:p>
          </table:table-cell>
          <table:table-cell office:value-type="float" office:value="618970.798290219" calcext:value-type="float">
            <text:p>618970.798290219</text:p>
          </table:table-cell>
          <table:table-cell office:value-type="float" office:value="573566.393784099" calcext:value-type="float">
            <text:p>573566.393784099</text:p>
          </table:table-cell>
          <table:table-cell office:value-type="float" office:value="569101.815560153" calcext:value-type="float">
            <text:p>569101.815560153</text:p>
          </table:table-cell>
          <table:table-cell office:value-type="float" office:value="568310.367602271" calcext:value-type="float">
            <text:p>568310.367602271</text:p>
          </table:table-cell>
          <table:table-cell office:value-type="float" office:value="600029.16652967" calcext:value-type="float">
            <text:p>600029.16652967</text:p>
          </table:table-cell>
        </table:table-row>
        <table:table-row table:style-name="ro1">
          <table:table-cell office:value-type="string" calcext:value-type="string">
            <text:p>Energy use (kg of oil equivalent) per $1,000 GDP (constant 2017 PPP)</text:p>
          </table:table-cell>
          <table:table-cell office:value-type="float" office:value="213.13439012294" calcext:value-type="float">
            <text:p>213.13439012294</text:p>
          </table:table-cell>
          <table:table-cell office:value-type="float" office:value="219.766205756707" calcext:value-type="float">
            <text:p>219.766205756707</text:p>
          </table:table-cell>
          <table:table-cell office:value-type="float" office:value="219.792957721515" calcext:value-type="float">
            <text:p>219.792957721515</text:p>
          </table:table-cell>
          <table:table-cell office:value-type="float" office:value="230.614462683275" calcext:value-type="float">
            <text:p>230.614462683275</text:p>
          </table:table-cell>
          <table:table-cell office:value-type="float" office:value="232.480773534645" calcext:value-type="float">
            <text:p>232.480773534645</text:p>
          </table:table-cell>
          <table:table-cell office:value-type="float" office:value="232.623121026579" calcext:value-type="float">
            <text:p>232.623121026579</text:p>
          </table:table-cell>
          <table:table-cell office:value-type="float" office:value="225.319814341074" calcext:value-type="float">
            <text:p>225.319814341074</text:p>
          </table:table-cell>
          <table:table-cell office:value-type="float" office:value="222.763594103772" calcext:value-type="float">
            <text:p>222.763594103772</text:p>
          </table:table-cell>
          <table:table-cell office:value-type="float" office:value="221.577633036147" calcext:value-type="float">
            <text:p>221.577633036147</text:p>
          </table:table-cell>
          <table:table-cell office:value-type="float" office:value="221.868869623659" calcext:value-type="float">
            <text:p>221.868869623659</text:p>
          </table:table-cell>
          <table:table-cell office:value-type="float" office:value="216.128158815581" calcext:value-type="float">
            <text:p>216.128158815581</text:p>
          </table:table-cell>
          <table:table-cell office:value-type="float" office:value="215.273444918342" calcext:value-type="float">
            <text:p>215.273444918342</text:p>
          </table:table-cell>
          <table:table-cell office:value-type="float" office:value="208.741813696667" calcext:value-type="float">
            <text:p>208.741813696667</text:p>
          </table:table-cell>
          <table:table-cell office:value-type="float" office:value="212.167601133132" calcext:value-type="float">
            <text:p>212.167601133132</text:p>
          </table:table-cell>
          <table:table-cell office:value-type="float" office:value="211.055277562173" calcext:value-type="float">
            <text:p>211.055277562173</text:p>
          </table:table-cell>
          <table:table-cell office:value-type="float" office:value="201.282978456694" calcext:value-type="float">
            <text:p>201.282978456694</text:p>
          </table:table-cell>
          <table:table-cell office:value-type="float" office:value="192.329867313128" calcext:value-type="float">
            <text:p>192.329867313128</text:p>
          </table:table-cell>
          <table:table-cell office:value-type="float" office:value="188.288073062165" calcext:value-type="float">
            <text:p>188.288073062165</text:p>
          </table:table-cell>
          <table:table-cell office:value-type="float" office:value="191.456632335858" calcext:value-type="float">
            <text:p>191.456632335858</text:p>
          </table:table-cell>
          <table:table-cell office:value-type="float" office:value="191.781511115339" calcext:value-type="float">
            <text:p>191.781511115339</text:p>
          </table:table-cell>
          <table:table-cell office:value-type="float" office:value="184.298478492637" calcext:value-type="float">
            <text:p>184.298478492637</text:p>
          </table:table-cell>
          <table:table-cell office:value-type="float" office:value="180.70114009676" calcext:value-type="float">
            <text:p>180.70114009676</text:p>
          </table:table-cell>
          <table:table-cell office:value-type="float" office:value="180.134896866941" calcext:value-type="float">
            <text:p>180.134896866941</text:p>
          </table:table-cell>
          <table:table-cell office:value-type="float" office:value="176.791322121631" calcext:value-type="float">
            <text:p>176.791322121631</text:p>
          </table:table-cell>
          <table:table-cell office:value-type="float" office:value="176.371706001957" calcext:value-type="float">
            <text:p>176.371706001957</text:p>
          </table:table-cell>
        </table:table-row>
        <table:table-row table:style-name="ro1">
          <table:table-cell office:value-type="string" calcext:value-type="string">
            <text:p>GDP, PPP (constant 2017 international $)</text:p>
          </table:table-cell>
          <table:table-cell office:value-type="float" office:value="961002952128.089" calcext:value-type="float">
            <text:p>961002952128.089</text:p>
          </table:table-cell>
          <table:table-cell office:value-type="float" office:value="962447374883.474" calcext:value-type="float">
            <text:p>962447374883.474</text:p>
          </table:table-cell>
          <table:table-cell office:value-type="float" office:value="942910404400.759" calcext:value-type="float">
            <text:p>942910404400.759</text:p>
          </table:table-cell>
          <table:table-cell office:value-type="float" office:value="938892601085.901" calcext:value-type="float">
            <text:p>938892601085.901</text:p>
          </table:table-cell>
          <table:table-cell office:value-type="float" office:value="956666057657.266" calcext:value-type="float">
            <text:p>956666057657.266</text:p>
          </table:table-cell>
          <table:table-cell office:value-type="float" office:value="998864233780.91" calcext:value-type="float">
            <text:p>998864233780.91</text:p>
          </table:table-cell>
          <table:table-cell office:value-type="float" office:value="1054182619070.98" calcext:value-type="float">
            <text:p>1054182619070.98</text:p>
          </table:table-cell>
          <table:table-cell office:value-type="float" office:value="1091985222982.03" calcext:value-type="float">
            <text:p>1091985222982.03</text:p>
          </table:table-cell>
          <table:table-cell office:value-type="float" office:value="1112530929600.34" calcext:value-type="float">
            <text:p>1112530929600.34</text:p>
          </table:table-cell>
          <table:table-cell office:value-type="float" office:value="1142360108205.31" calcext:value-type="float">
            <text:p>1142360108205.31</text:p>
          </table:table-cell>
          <table:table-cell office:value-type="float" office:value="1180153120122.99" calcext:value-type="float">
            <text:p>1180153120122.99</text:p>
          </table:table-cell>
          <table:table-cell office:value-type="float" office:value="1223291065436.44" calcext:value-type="float">
            <text:p>1223291065436.44</text:p>
          </table:table-cell>
          <table:table-cell office:value-type="float" office:value="1268868565258.47" calcext:value-type="float">
            <text:p>1268868565258.47</text:p>
          </table:table-cell>
          <table:table-cell office:value-type="float" office:value="1307101499988.61" calcext:value-type="float">
            <text:p>1307101499988.61</text:p>
          </table:table-cell>
          <table:table-cell office:value-type="float" office:value="1380317589121.45" calcext:value-type="float">
            <text:p>1380317589121.45</text:p>
          </table:table-cell>
          <table:table-cell office:value-type="float" office:value="1466099932097.96" calcext:value-type="float">
            <text:p>1466099932097.96</text:p>
          </table:table-cell>
          <table:table-cell office:value-type="float" office:value="1563462858375.09" calcext:value-type="float">
            <text:p>1563462858375.09</text:p>
          </table:table-cell>
          <table:table-cell office:value-type="float" office:value="1668940763138.69" calcext:value-type="float">
            <text:p>1668940763138.69</text:p>
          </table:table-cell>
          <table:table-cell office:value-type="float" office:value="1743549573505.9" calcext:value-type="float">
            <text:p>1743549573505.9</text:p>
          </table:table-cell>
          <table:table-cell office:value-type="float" office:value="1758644200255.91" calcext:value-type="float">
            <text:p>1758644200255.91</text:p>
          </table:table-cell>
          <table:table-cell office:value-type="float" office:value="1851377807220.08" calcext:value-type="float">
            <text:p>1851377807220.08</text:p>
          </table:table-cell>
          <table:table-cell office:value-type="float" office:value="1927449692439.14" calcext:value-type="float">
            <text:p>1927449692439.14</text:p>
          </table:table-cell>
          <table:table-cell office:value-type="float" office:value="1975865469591.31" calcext:value-type="float">
            <text:p>1975865469591.31</text:p>
          </table:table-cell>
          <table:table-cell office:value-type="float" office:value="2058558652923.03" calcext:value-type="float">
            <text:p>2058558652923.03</text:p>
          </table:table-cell>
          <table:table-cell office:value-type="float" office:value="2144323395133.73" calcext:value-type="float">
            <text:p>2144323395133.73</text:p>
          </table:table-cell>
        </table:table-row>
        <table:table-row table:style-name="ro1">
          <table:table-cell office:value-type="string" calcext:value-type="string">
            <text:p>Population, total</text:p>
          </table:table-cell>
          <table:table-cell office:value-type="float" office:value="304648010" calcext:value-type="float">
            <text:p>304648010</text:p>
          </table:table-cell>
          <table:table-cell office:value-type="float" office:value="313394693" calcext:value-type="float">
            <text:p>313394693</text:p>
          </table:table-cell>
          <table:table-cell office:value-type="float" office:value="322270073" calcext:value-type="float">
            <text:p>322270073</text:p>
          </table:table-cell>
          <table:table-cell office:value-type="float" office:value="331265579" calcext:value-type="float">
            <text:p>331265579</text:p>
          </table:table-cell>
          <table:table-cell office:value-type="float" office:value="340379934" calcext:value-type="float">
            <text:p>340379934</text:p>
          </table:table-cell>
          <table:table-cell office:value-type="float" office:value="349605660" calcext:value-type="float">
            <text:p>349605660</text:p>
          </table:table-cell>
          <table:table-cell office:value-type="float" office:value="358953595" calcext:value-type="float">
            <text:p>358953595</text:p>
          </table:table-cell>
          <table:table-cell office:value-type="float" office:value="368440591" calcext:value-type="float">
            <text:p>368440591</text:p>
          </table:table-cell>
          <table:table-cell office:value-type="float" office:value="378098393" calcext:value-type="float">
            <text:p>378098393</text:p>
          </table:table-cell>
          <table:table-cell office:value-type="float" office:value="387977990" calcext:value-type="float">
            <text:p>387977990</text:p>
          </table:table-cell>
          <table:table-cell office:value-type="float" office:value="398113044" calcext:value-type="float">
            <text:p>398113044</text:p>
          </table:table-cell>
          <table:table-cell office:value-type="float" office:value="408522129" calcext:value-type="float">
            <text:p>408522129</text:p>
          </table:table-cell>
          <table:table-cell office:value-type="float" office:value="419223717" calcext:value-type="float">
            <text:p>419223717</text:p>
          </table:table-cell>
          <table:table-cell office:value-type="float" office:value="430246635" calcext:value-type="float">
            <text:p>430246635</text:p>
          </table:table-cell>
          <table:table-cell office:value-type="float" office:value="441630149" calcext:value-type="float">
            <text:p>441630149</text:p>
          </table:table-cell>
          <table:table-cell office:value-type="float" office:value="453404076" calcext:value-type="float">
            <text:p>453404076</text:p>
          </table:table-cell>
          <table:table-cell office:value-type="float" office:value="465581372" calcext:value-type="float">
            <text:p>465581372</text:p>
          </table:table-cell>
          <table:table-cell office:value-type="float" office:value="478166911" calcext:value-type="float">
            <text:p>478166911</text:p>
          </table:table-cell>
          <table:table-cell office:value-type="float" office:value="491173160" calcext:value-type="float">
            <text:p>491173160</text:p>
          </table:table-cell>
          <table:table-cell office:value-type="float" office:value="504604672" calcext:value-type="float">
            <text:p>504604672</text:p>
          </table:table-cell>
          <table:table-cell office:value-type="float" office:value="518468229" calcext:value-type="float">
            <text:p>518468229</text:p>
          </table:table-cell>
          <table:table-cell office:value-type="float" office:value="532760424" calcext:value-type="float">
            <text:p>532760424</text:p>
          </table:table-cell>
          <table:table-cell office:value-type="float" office:value="547482863" calcext:value-type="float">
            <text:p>547482863</text:p>
          </table:table-cell>
          <table:table-cell office:value-type="float" office:value="562601578" calcext:value-type="float">
            <text:p>562601578</text:p>
          </table:table-cell>
          <table:table-cell office:value-type="float" office:value="578075373" calcext:value-type="float">
            <text:p>578075373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Energy use (kg of oil equivalent)</text:p>
          </table:table-cell>
          <table:table-cell table:formula="of:= [.B8]*[.B9]/1000" office:value-type="float" office:value="204822778108.165" calcext:value-type="float">
            <text:p>204822778108.165</text:p>
          </table:table-cell>
          <table:table-cell table:formula="of:= [.C8]*[.C9]/1000" office:value-type="float" office:value="211513407818.644" calcext:value-type="float">
            <text:p>211513407818.644</text:p>
          </table:table-cell>
          <table:table-cell table:formula="of:= [.D8]*[.D9]/1000" office:value-type="float" office:value="207245066649.633" calcext:value-type="float">
            <text:p>207245066649.633</text:p>
          </table:table-cell>
          <table:table-cell table:formula="of:= [.E8]*[.E9]/1000" office:value-type="float" office:value="216522212716.728" calcext:value-type="float">
            <text:p>216522212716.728</text:p>
          </table:table-cell>
          <table:table-cell table:formula="of:= [.F8]*[.F9]/1000" office:value-type="float" office:value="222406465098.5" calcext:value-type="float">
            <text:p>222406465098.5</text:p>
          </table:table-cell>
          <table:table-cell table:formula="of:= [.G8]*[.G9]/1000" office:value-type="float" office:value="232358915543.938" calcext:value-type="float">
            <text:p>232358915543.938</text:p>
          </table:table-cell>
          <table:table-cell table:formula="of:= [.H8]*[.H9]/1000" office:value-type="float" office:value="237528232010.66" calcext:value-type="float">
            <text:p>237528232010.66</text:p>
          </table:table-cell>
          <table:table-cell table:formula="of:= [.I8]*[.I9]/1000" office:value-type="float" office:value="243254552979.686" calcext:value-type="float">
            <text:p>243254552979.686</text:p>
          </table:table-cell>
          <table:table-cell table:formula="of:= [.J8]*[.J9]/1000" office:value-type="float" office:value="246511970060.348" calcext:value-type="float">
            <text:p>246511970060.348</text:p>
          </table:table-cell>
          <table:table-cell table:formula="of:= [.K8]*[.K9]/1000" office:value-type="float" office:value="253454145910.673" calcext:value-type="float">
            <text:p>253454145910.673</text:p>
          </table:table-cell>
          <table:table-cell table:formula="of:= [.L8]*[.L9]/1000" office:value-type="float" office:value="255064320972.645" calcext:value-type="float">
            <text:p>255064320972.645</text:p>
          </table:table-cell>
          <table:table-cell table:formula="of:= [.M8]*[.M9]/1000" office:value-type="float" office:value="263342081794.331" calcext:value-type="float">
            <text:p>263342081794.331</text:p>
          </table:table-cell>
          <table:table-cell table:formula="of:= [.N8]*[.N9]/1000" office:value-type="float" office:value="264865925654.741" calcext:value-type="float">
            <text:p>264865925654.741</text:p>
          </table:table-cell>
          <table:table-cell table:formula="of:= [.O8]*[.O9]/1000" office:value-type="float" office:value="277324589690.102" calcext:value-type="float">
            <text:p>277324589690.102</text:p>
          </table:table-cell>
          <table:table-cell table:formula="of:= [.P8]*[.P9]/1000" office:value-type="float" office:value="291323311895.977" calcext:value-type="float">
            <text:p>291323311895.977</text:p>
          </table:table-cell>
          <table:table-cell table:formula="of:= [.Q8]*[.Q9]/1000" office:value-type="float" office:value="295100961047.834" calcext:value-type="float">
            <text:p>295100961047.834</text:p>
          </table:table-cell>
          <table:table-cell table:formula="of:= [.R8]*[.R9]/1000" office:value-type="float" office:value="300700604100.285" calcext:value-type="float">
            <text:p>300700604100.285</text:p>
          </table:table-cell>
          <table:table-cell table:formula="of:= [.S8]*[.S9]/1000" office:value-type="float" office:value="314241640346.283" calcext:value-type="float">
            <text:p>314241640346.283</text:p>
          </table:table-cell>
          <table:table-cell table:formula="of:= [.T8]*[.T9]/1000" office:value-type="float" office:value="333814129654.061" calcext:value-type="float">
            <text:p>333814129654.061</text:p>
          </table:table-cell>
          <table:table-cell table:formula="of:= [.U8]*[.U9]/1000" office:value-type="float" office:value="337275442239.305" calcext:value-type="float">
            <text:p>337275442239.305</text:p>
          </table:table-cell>
          <table:table-cell table:formula="of:= [.V8]*[.V9]/1000" office:value-type="float" office:value="341206112985.695" calcext:value-type="float">
            <text:p>341206112985.695</text:p>
          </table:table-cell>
          <table:table-cell table:formula="of:= [.W8]*[.W9]/1000" office:value-type="float" office:value="348292356902.902" calcext:value-type="float">
            <text:p>348292356902.902</text:p>
          </table:table-cell>
          <table:table-cell table:formula="of:= [.X8]*[.X9]/1000" office:value-type="float" office:value="355922322587.781" calcext:value-type="float">
            <text:p>355922322587.781</text:p>
          </table:table-cell>
          <table:table-cell table:formula="of:= [.Y8]*[.Y9]/1000" office:value-type="float" office:value="363935305915.186" calcext:value-type="float">
            <text:p>363935305915.186</text:p>
          </table:table-cell>
          <table:table-cell table:formula="of:= [.Z8]*[.Z9]/1000" office:value-type="float" office:value="378197975419.644" calcext:value-type="float">
            <text:p>378197975419.644</text:p>
          </table:table-cell>
        </table:table-row>
        <table:table-row table:style-name="ro1">
          <table:table-cell office:value-type="string" calcext:value-type="string">
            <text:p>Fossil carbon emissions (kt)</text:p>
          </table:table-cell>
          <table:table-cell table:formula="of:=[.B5]+[.B6]+[.B7]" office:value-type="string" office:string-value="" calcext:value-type="error">
            <text:p>#VALUE!</text:p>
          </table:table-cell>
          <table:table-cell table:formula="of:=[.C5]+[.C6]+[.C7]" office:value-type="string" office:string-value="" calcext:value-type="error">
            <text:p>#VALUE!</text:p>
          </table:table-cell>
          <table:table-cell table:formula="of:=[.D5]+[.D6]+[.D7]" office:value-type="string" office:string-value="" calcext:value-type="error">
            <text:p>#VALUE!</text:p>
          </table:table-cell>
          <table:table-cell table:formula="of:=[.E5]+[.E6]+[.E7]" office:value-type="string" office:string-value="" calcext:value-type="error">
            <text:p>#VALUE!</text:p>
          </table:table-cell>
          <table:table-cell table:formula="of:=[.F5]+[.F6]+[.F7]" office:value-type="string" office:string-value="" calcext:value-type="error">
            <text:p>#VALUE!</text:p>
          </table:table-cell>
          <table:table-cell table:formula="of:=[.G5]+[.G6]+[.G7]" office:value-type="string" office:string-value="" calcext:value-type="error">
            <text:p>#VALUE!</text:p>
          </table:table-cell>
          <table:table-cell table:formula="of:=[.H5]+[.H6]+[.H7]" office:value-type="string" office:string-value="" calcext:value-type="error">
            <text:p>#VALUE!</text:p>
          </table:table-cell>
          <table:table-cell table:formula="of:=[.I5]+[.I6]+[.I7]" office:value-type="string" office:string-value="" calcext:value-type="error">
            <text:p>#VALUE!</text:p>
          </table:table-cell>
          <table:table-cell table:formula="of:=[.J5]+[.J6]+[.J7]" office:value-type="string" office:string-value="" calcext:value-type="error">
            <text:p>#VALUE!</text:p>
          </table:table-cell>
          <table:table-cell table:formula="of:=[.K5]+[.K6]+[.K7]" office:value-type="string" office:string-value="" calcext:value-type="error">
            <text:p>#VALUE!</text:p>
          </table:table-cell>
          <table:table-cell table:formula="of:=[.L5]+[.L6]+[.L7]" office:value-type="string" office:string-value="" calcext:value-type="error">
            <text:p>#VALUE!</text:p>
          </table:table-cell>
          <table:table-cell table:formula="of:=[.M5]+[.M6]+[.M7]" office:value-type="string" office:string-value="" calcext:value-type="error">
            <text:p>#VALUE!</text:p>
          </table:table-cell>
          <table:table-cell table:formula="of:=[.N5]+[.N6]+[.N7]" office:value-type="string" office:string-value="" calcext:value-type="error">
            <text:p>#VALUE!</text:p>
          </table:table-cell>
          <table:table-cell table:formula="of:=[.O5]+[.O6]+[.O7]" office:value-type="string" office:string-value="" calcext:value-type="error">
            <text:p>#VALUE!</text:p>
          </table:table-cell>
          <table:table-cell table:formula="of:=[.P5]+[.P6]+[.P7]" office:value-type="string" office:string-value="" calcext:value-type="error">
            <text:p>#VALUE!</text:p>
          </table:table-cell>
          <table:table-cell table:formula="of:=[.Q5]+[.Q6]+[.Q7]" office:value-type="string" office:string-value="" calcext:value-type="error">
            <text:p>#VALUE!</text:p>
          </table:table-cell>
          <table:table-cell table:formula="of:=[.R5]+[.R6]+[.R7]" office:value-type="string" office:string-value="" calcext:value-type="error">
            <text:p>#VALUE!</text:p>
          </table:table-cell>
          <table:table-cell table:formula="of:=[.S5]+[.S6]+[.S7]" office:value-type="string" office:string-value="" calcext:value-type="error">
            <text:p>#VALUE!</text:p>
          </table:table-cell>
          <table:table-cell table:formula="of:=[.T5]+[.T6]+[.T7]" office:value-type="string" office:string-value="" calcext:value-type="error">
            <text:p>#VALUE!</text:p>
          </table:table-cell>
          <table:table-cell table:formula="of:=[.U5]+[.U6]+[.U7]" office:value-type="string" office:string-value="" calcext:value-type="error">
            <text:p>#VALUE!</text:p>
          </table:table-cell>
          <table:table-cell table:formula="of:=[.V5]+[.V6]+[.V7]" office:value-type="string" office:string-value="" calcext:value-type="error">
            <text:p>#VALUE!</text:p>
          </table:table-cell>
          <table:table-cell table:formula="of:=[.W5]+[.W6]+[.W7]" office:value-type="string" office:string-value="" calcext:value-type="error">
            <text:p>#VALUE!</text:p>
          </table:table-cell>
          <table:table-cell table:formula="of:=[.X5]+[.X6]+[.X7]" office:value-type="string" office:string-value="" calcext:value-type="error">
            <text:p>#VALUE!</text:p>
          </table:table-cell>
          <table:table-cell table:formula="of:=[.Y5]+[.Y6]+[.Y7]" office:value-type="string" office:string-value="" calcext:value-type="error">
            <text:p>#VALUE!</text:p>
          </table:table-cell>
          <table:table-cell table:formula="of:=[.Z5]+[.Z6]+[.Z7]" office:value-type="string" office:string-value="" calcext:value-type="error">
            <text:p>#VALUE!</text:p>
          </table:table-cell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1" office:value-type="string" calcext:value-type="string">
            <text:p>Kaya Coefficient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Carbon footprint of the energy (kg per kg of oil equivalent)</text:p>
          </table:table-cell>
          <table:table-cell table:formula="of:=1000000*[.B4]/[.B12]" office:value-type="float" office:value="1.49432404816967" calcext:value-type="float">
            <text:p>1.49432404816967</text:p>
          </table:table-cell>
          <table:table-cell table:formula="of:=1000000*[.C4]/[.C12]" office:value-type="float" office:value="1.42103891915817" calcext:value-type="float">
            <text:p>1.42103891915817</text:p>
          </table:table-cell>
          <table:table-cell table:formula="of:=1000000*[.D4]/[.D12]" office:value-type="float" office:value="1.43087824848509" calcext:value-type="float">
            <text:p>1.43087824848509</text:p>
          </table:table-cell>
          <table:table-cell table:formula="of:=1000000*[.E4]/[.E12]" office:value-type="float" office:value="1.398047376154" calcext:value-type="float">
            <text:p>1.398047376154</text:p>
          </table:table-cell>
          <table:table-cell table:formula="of:=1000000*[.F4]/[.F12]" office:value-type="float" office:value="1.38815121104316" calcext:value-type="float">
            <text:p>1.38815121104316</text:p>
          </table:table-cell>
          <table:table-cell table:formula="of:=1000000*[.G4]/[.G12]" office:value-type="float" office:value="1.40610076705043" calcext:value-type="float">
            <text:p>1.40610076705043</text:p>
          </table:table-cell>
          <table:table-cell table:formula="of:=1000000*[.H4]/[.H12]" office:value-type="float" office:value="1.41922815827758" calcext:value-type="float">
            <text:p>1.41922815827758</text:p>
          </table:table-cell>
          <table:table-cell table:formula="of:=1000000*[.I4]/[.I12]" office:value-type="float" office:value="1.45299962060947" calcext:value-type="float">
            <text:p>1.45299962060947</text:p>
          </table:table-cell>
          <table:table-cell table:formula="of:=1000000*[.J4]/[.J12]" office:value-type="float" office:value="1.46853228833997" calcext:value-type="float">
            <text:p>1.46853228833997</text:p>
          </table:table-cell>
          <table:table-cell table:formula="of:=1000000*[.K4]/[.K12]" office:value-type="float" office:value="1.3729691538445" calcext:value-type="float">
            <text:p>1.3729691538445</text:p>
          </table:table-cell>
          <table:table-cell table:formula="of:=1000000*[.L4]/[.L12]" office:value-type="float" office:value="1.38765012275012" calcext:value-type="float">
            <text:p>1.38765012275012</text:p>
          </table:table-cell>
          <table:table-cell table:formula="of:=1000000*[.M4]/[.M12]" office:value-type="float" office:value="1.48881662548015" calcext:value-type="float">
            <text:p>1.48881662548015</text:p>
          </table:table-cell>
          <table:table-cell table:formula="of:=1000000*[.N4]/[.N12]" office:value-type="float" office:value="1.52491675347651" calcext:value-type="float">
            <text:p>1.52491675347651</text:p>
          </table:table-cell>
          <table:table-cell table:formula="of:=1000000*[.O4]/[.O12]" office:value-type="float" office:value="1.54711547440776" calcext:value-type="float">
            <text:p>1.54711547440776</text:p>
          </table:table-cell>
          <table:table-cell table:formula="of:=1000000*[.P4]/[.P12]" office:value-type="float" office:value="1.58241813692002" calcext:value-type="float">
            <text:p>1.58241813692002</text:p>
          </table:table-cell>
          <table:table-cell table:formula="of:=1000000*[.Q4]/[.Q12]" office:value-type="float" office:value="1.56712148404875" calcext:value-type="float">
            <text:p>1.56712148404875</text:p>
          </table:table-cell>
          <table:table-cell table:formula="of:=1000000*[.R4]/[.R12]" office:value-type="float" office:value="1.56494509716042" calcext:value-type="float">
            <text:p>1.56494509716042</text:p>
          </table:table-cell>
          <table:table-cell table:formula="of:=1000000*[.S4]/[.S12]" office:value-type="float" office:value="1.57152864981479" calcext:value-type="float">
            <text:p>1.57152864981479</text:p>
          </table:table-cell>
          <table:table-cell table:formula="of:=1000000*[.T4]/[.T12]" office:value-type="float" office:value="1.57843754770189" calcext:value-type="float">
            <text:p>1.57843754770189</text:p>
          </table:table-cell>
          <table:table-cell table:formula="of:=1000000*[.U4]/[.U12]" office:value-type="float" office:value="1.50968353206053" calcext:value-type="float">
            <text:p>1.50968353206053</text:p>
          </table:table-cell>
          <table:table-cell table:formula="of:=1000000*[.V4]/[.V12]" office:value-type="float" office:value="1.57368395580959" calcext:value-type="float">
            <text:p>1.57368395580959</text:p>
          </table:table-cell>
          <table:table-cell table:formula="of:=1000000*[.W4]/[.W12]" office:value-type="float" office:value="1.51840758668874" calcext:value-type="float">
            <text:p>1.51840758668874</text:p>
          </table:table-cell>
          <table:table-cell table:formula="of:=1000000*[.X4]/[.X12]" office:value-type="float" office:value="1.55168688489268" calcext:value-type="float">
            <text:p>1.55168688489268</text:p>
          </table:table-cell>
          <table:table-cell table:formula="of:=1000000*[.Y4]/[.Y12]" office:value-type="float" office:value="1.57497772456729" calcext:value-type="float">
            <text:p>1.57497772456729</text:p>
          </table:table-cell>
          <table:table-cell table:formula="of:=1000000*[.Z4]/[.Z12]" office:value-type="float" office:value="1.57131988699994" calcext:value-type="float">
            <text:p>1.57131988699994</text:p>
          </table:table-cell>
        </table:table-row>
        <table:table-row table:style-name="ro1">
          <table:table-cell office:value-type="string" calcext:value-type="string">
            <text:p>Energy intensity of the GDP (kg of oil equivalent per $ (constant 2017 PPP)</text:p>
          </table:table-cell>
          <table:table-cell table:formula="of:=[.B12]/[.B9]" office:value-type="float" office:value="0.21313439012294" calcext:value-type="float">
            <text:p>0.21313439012294</text:p>
          </table:table-cell>
          <table:table-cell table:formula="of:=[.C12]/[.C9]" office:value-type="float" office:value="0.219766205756707" calcext:value-type="float">
            <text:p>0.219766205756707</text:p>
          </table:table-cell>
          <table:table-cell table:formula="of:=[.D12]/[.D9]" office:value-type="float" office:value="0.219792957721515" calcext:value-type="float">
            <text:p>0.219792957721515</text:p>
          </table:table-cell>
          <table:table-cell table:formula="of:=[.E12]/[.E9]" office:value-type="float" office:value="0.230614462683275" calcext:value-type="float">
            <text:p>0.230614462683275</text:p>
          </table:table-cell>
          <table:table-cell table:formula="of:=[.F12]/[.F9]" office:value-type="float" office:value="0.232480773534645" calcext:value-type="float">
            <text:p>0.232480773534645</text:p>
          </table:table-cell>
          <table:table-cell table:formula="of:=[.G12]/[.G9]" office:value-type="float" office:value="0.232623121026579" calcext:value-type="float">
            <text:p>0.232623121026579</text:p>
          </table:table-cell>
          <table:table-cell table:formula="of:=[.H12]/[.H9]" office:value-type="float" office:value="0.225319814341074" calcext:value-type="float">
            <text:p>0.225319814341074</text:p>
          </table:table-cell>
          <table:table-cell table:formula="of:=[.I12]/[.I9]" office:value-type="float" office:value="0.222763594103772" calcext:value-type="float">
            <text:p>0.222763594103772</text:p>
          </table:table-cell>
          <table:table-cell table:formula="of:=[.J12]/[.J9]" office:value-type="float" office:value="0.221577633036147" calcext:value-type="float">
            <text:p>0.221577633036147</text:p>
          </table:table-cell>
          <table:table-cell table:formula="of:=[.K12]/[.K9]" office:value-type="float" office:value="0.221868869623659" calcext:value-type="float">
            <text:p>0.221868869623659</text:p>
          </table:table-cell>
          <table:table-cell table:formula="of:=[.L12]/[.L9]" office:value-type="float" office:value="0.216128158815581" calcext:value-type="float">
            <text:p>0.216128158815581</text:p>
          </table:table-cell>
          <table:table-cell table:formula="of:=[.M12]/[.M9]" office:value-type="float" office:value="0.215273444918342" calcext:value-type="float">
            <text:p>0.215273444918342</text:p>
          </table:table-cell>
          <table:table-cell table:formula="of:=[.N12]/[.N9]" office:value-type="float" office:value="0.208741813696667" calcext:value-type="float">
            <text:p>0.208741813696667</text:p>
          </table:table-cell>
          <table:table-cell table:formula="of:=[.O12]/[.O9]" office:value-type="float" office:value="0.212167601133132" calcext:value-type="float">
            <text:p>0.212167601133132</text:p>
          </table:table-cell>
          <table:table-cell table:formula="of:=[.P12]/[.P9]" office:value-type="float" office:value="0.211055277562173" calcext:value-type="float">
            <text:p>0.211055277562173</text:p>
          </table:table-cell>
          <table:table-cell table:formula="of:=[.Q12]/[.Q9]" office:value-type="float" office:value="0.201282978456694" calcext:value-type="float">
            <text:p>0.201282978456694</text:p>
          </table:table-cell>
          <table:table-cell table:formula="of:=[.R12]/[.R9]" office:value-type="float" office:value="0.192329867313128" calcext:value-type="float">
            <text:p>0.192329867313128</text:p>
          </table:table-cell>
          <table:table-cell table:formula="of:=[.S12]/[.S9]" office:value-type="float" office:value="0.188288073062165" calcext:value-type="float">
            <text:p>0.188288073062165</text:p>
          </table:table-cell>
          <table:table-cell table:formula="of:=[.T12]/[.T9]" office:value-type="float" office:value="0.191456632335858" calcext:value-type="float">
            <text:p>0.191456632335858</text:p>
          </table:table-cell>
          <table:table-cell table:formula="of:=[.U12]/[.U9]" office:value-type="float" office:value="0.191781511115339" calcext:value-type="float">
            <text:p>0.191781511115339</text:p>
          </table:table-cell>
          <table:table-cell table:formula="of:=[.V12]/[.V9]" office:value-type="float" office:value="0.184298478492637" calcext:value-type="float">
            <text:p>0.184298478492637</text:p>
          </table:table-cell>
          <table:table-cell table:formula="of:=[.W12]/[.W9]" office:value-type="float" office:value="0.18070114009676" calcext:value-type="float">
            <text:p>0.18070114009676</text:p>
          </table:table-cell>
          <table:table-cell table:formula="of:=[.X12]/[.X9]" office:value-type="float" office:value="0.180134896866941" calcext:value-type="float">
            <text:p>0.180134896866941</text:p>
          </table:table-cell>
          <table:table-cell table:formula="of:=[.Y12]/[.Y9]" office:value-type="float" office:value="0.176791322121631" calcext:value-type="float">
            <text:p>0.176791322121631</text:p>
          </table:table-cell>
          <table:table-cell table:formula="of:=[.Z12]/[.Z9]" office:value-type="float" office:value="0.176371706001957" calcext:value-type="float">
            <text:p>0.176371706001957</text:p>
          </table:table-cell>
        </table:table-row>
        <table:table-row table:style-name="ro1">
          <table:table-cell office:value-type="string" calcext:value-type="string">
            <text:p>GDP per capita ($ (constant 2017 PPP) per capita)</text:p>
          </table:table-cell>
          <table:table-cell table:formula="of:=[.B9]/[.B10]" office:value-type="float" office:value="3154.46981625808" calcext:value-type="float">
            <text:p>3154.46981625808</text:p>
          </table:table-cell>
          <table:table-cell table:formula="of:=[.C9]/[.C10]" office:value-type="float" office:value="3071.03916046043" calcext:value-type="float">
            <text:p>3071.03916046043</text:p>
          </table:table-cell>
          <table:table-cell table:formula="of:=[.D9]/[.D10]" office:value-type="float" office:value="2925.83917465014" calcext:value-type="float">
            <text:p>2925.83917465014</text:p>
          </table:table-cell>
          <table:table-cell table:formula="of:=[.E9]/[.E10]" office:value-type="float" office:value="2834.25946009893" calcext:value-type="float">
            <text:p>2834.25946009893</text:p>
          </table:table-cell>
          <table:table-cell table:formula="of:=[.F9]/[.F10]" office:value-type="float" office:value="2810.58300474688" calcext:value-type="float">
            <text:p>2810.58300474688</text:p>
          </table:table-cell>
          <table:table-cell table:formula="of:=[.G9]/[.G10]" office:value-type="float" office:value="2857.11688357937" calcext:value-type="float">
            <text:p>2857.11688357937</text:p>
          </table:table-cell>
          <table:table-cell table:formula="of:=[.H9]/[.H10]" office:value-type="float" office:value="2936.82145479273" calcext:value-type="float">
            <text:p>2936.82145479273</text:p>
          </table:table-cell>
          <table:table-cell table:formula="of:=[.I9]/[.I10]" office:value-type="float" office:value="2963.80271244878" calcext:value-type="float">
            <text:p>2963.80271244878</text:p>
          </table:table-cell>
          <table:table-cell table:formula="of:=[.J9]/[.J10]" office:value-type="float" office:value="2942.43760406657" calcext:value-type="float">
            <text:p>2942.43760406657</text:p>
          </table:table-cell>
          <table:table-cell table:formula="of:=[.K9]/[.K10]" office:value-type="float" office:value="2944.39410907126" calcext:value-type="float">
            <text:p>2944.39410907126</text:p>
          </table:table-cell>
          <table:table-cell table:formula="of:=[.L9]/[.L10]" office:value-type="float" office:value="2964.36687495974" calcext:value-type="float">
            <text:p>2964.36687495974</text:p>
          </table:table-cell>
          <table:table-cell table:formula="of:=[.M9]/[.M10]" office:value-type="float" office:value="2994.43035908696" calcext:value-type="float">
            <text:p>2994.43035908696</text:p>
          </table:table-cell>
          <table:table-cell table:formula="of:=[.N9]/[.N10]" office:value-type="float" office:value="3026.7098778156" calcext:value-type="float">
            <text:p>3026.7098778156</text:p>
          </table:table-cell>
          <table:table-cell table:formula="of:=[.O9]/[.O10]" office:value-type="float" office:value="3038.02840895806" calcext:value-type="float">
            <text:p>3038.02840895806</text:p>
          </table:table-cell>
          <table:table-cell table:formula="of:=[.P9]/[.P10]" office:value-type="float" office:value="3125.50579313246" calcext:value-type="float">
            <text:p>3125.50579313246</text:p>
          </table:table-cell>
          <table:table-cell table:formula="of:=[.Q9]/[.Q10]" office:value-type="float" office:value="3233.53937404383" calcext:value-type="float">
            <text:p>3233.53937404383</text:p>
          </table:table-cell>
          <table:table-cell table:formula="of:=[.R9]/[.R10]" office:value-type="float" office:value="3358.08722685557" calcext:value-type="float">
            <text:p>3358.08722685557</text:p>
          </table:table-cell>
          <table:table-cell table:formula="of:=[.S9]/[.S10]" office:value-type="float" office:value="3490.28911190948" calcext:value-type="float">
            <text:p>3490.28911190948</text:p>
          </table:table-cell>
          <table:table-cell table:formula="of:=[.T9]/[.T10]" office:value-type="float" office:value="3549.7655725038" calcext:value-type="float">
            <text:p>3549.7655725038</text:p>
          </table:table-cell>
          <table:table-cell table:formula="of:=[.U9]/[.U10]" office:value-type="float" office:value="3485.19206785289" calcext:value-type="float">
            <text:p>3485.19206785289</text:p>
          </table:table-cell>
          <table:table-cell table:formula="of:=[.V9]/[.V10]" office:value-type="float" office:value="3570.86066930454" calcext:value-type="float">
            <text:p>3570.86066930454</text:p>
          </table:table-cell>
          <table:table-cell table:formula="of:=[.W9]/[.W10]" office:value-type="float" office:value="3617.85449070658" calcext:value-type="float">
            <text:p>3617.85449070658</text:p>
          </table:table-cell>
          <table:table-cell table:formula="of:=[.X9]/[.X10]" office:value-type="float" office:value="3608.99966578737" calcext:value-type="float">
            <text:p>3608.99966578737</text:p>
          </table:table-cell>
          <table:table-cell table:formula="of:=[.Y9]/[.Y10]" office:value-type="float" office:value="3658.99907398239" calcext:value-type="float">
            <text:p>3658.99907398239</text:p>
          </table:table-cell>
          <table:table-cell table:formula="of:=[.Z9]/[.Z10]" office:value-type="float" office:value="3709.41834800101" calcext:value-type="float">
            <text:p>3709.41834800101</text:p>
          </table:table-cell>
        </table:table-row>
        <table:table-row table:style-name="ro1">
          <table:table-cell office:value-type="string" calcext:value-type="string">
            <text:p>Population, total</text:p>
          </table:table-cell>
          <table:table-cell table:formula="of:=[.B10]" office:value-type="float" office:value="304648010" calcext:value-type="float">
            <text:p>304648010</text:p>
          </table:table-cell>
          <table:table-cell table:formula="of:=[.C10]" office:value-type="float" office:value="313394693" calcext:value-type="float">
            <text:p>313394693</text:p>
          </table:table-cell>
          <table:table-cell table:formula="of:=[.D10]" office:value-type="float" office:value="322270073" calcext:value-type="float">
            <text:p>322270073</text:p>
          </table:table-cell>
          <table:table-cell table:formula="of:=[.E10]" office:value-type="float" office:value="331265579" calcext:value-type="float">
            <text:p>331265579</text:p>
          </table:table-cell>
          <table:table-cell table:formula="of:=[.F10]" office:value-type="float" office:value="340379934" calcext:value-type="float">
            <text:p>340379934</text:p>
          </table:table-cell>
          <table:table-cell table:formula="of:=[.G10]" office:value-type="float" office:value="349605660" calcext:value-type="float">
            <text:p>349605660</text:p>
          </table:table-cell>
          <table:table-cell table:formula="of:=[.H10]" office:value-type="float" office:value="358953595" calcext:value-type="float">
            <text:p>358953595</text:p>
          </table:table-cell>
          <table:table-cell table:formula="of:=[.I10]" office:value-type="float" office:value="368440591" calcext:value-type="float">
            <text:p>368440591</text:p>
          </table:table-cell>
          <table:table-cell table:formula="of:=[.J10]" office:value-type="float" office:value="378098393" calcext:value-type="float">
            <text:p>378098393</text:p>
          </table:table-cell>
          <table:table-cell table:formula="of:=[.K10]" office:value-type="float" office:value="387977990" calcext:value-type="float">
            <text:p>387977990</text:p>
          </table:table-cell>
          <table:table-cell table:formula="of:=[.L10]" office:value-type="float" office:value="398113044" calcext:value-type="float">
            <text:p>398113044</text:p>
          </table:table-cell>
          <table:table-cell table:formula="of:=[.M10]" office:value-type="float" office:value="408522129" calcext:value-type="float">
            <text:p>408522129</text:p>
          </table:table-cell>
          <table:table-cell table:formula="of:=[.N10]" office:value-type="float" office:value="419223717" calcext:value-type="float">
            <text:p>419223717</text:p>
          </table:table-cell>
          <table:table-cell table:formula="of:=[.O10]" office:value-type="float" office:value="430246635" calcext:value-type="float">
            <text:p>430246635</text:p>
          </table:table-cell>
          <table:table-cell table:formula="of:=[.P10]" office:value-type="float" office:value="441630149" calcext:value-type="float">
            <text:p>441630149</text:p>
          </table:table-cell>
          <table:table-cell table:formula="of:=[.Q10]" office:value-type="float" office:value="453404076" calcext:value-type="float">
            <text:p>453404076</text:p>
          </table:table-cell>
          <table:table-cell table:formula="of:=[.R10]" office:value-type="float" office:value="465581372" calcext:value-type="float">
            <text:p>465581372</text:p>
          </table:table-cell>
          <table:table-cell table:formula="of:=[.S10]" office:value-type="float" office:value="478166911" calcext:value-type="float">
            <text:p>478166911</text:p>
          </table:table-cell>
          <table:table-cell table:formula="of:=[.T10]" office:value-type="float" office:value="491173160" calcext:value-type="float">
            <text:p>491173160</text:p>
          </table:table-cell>
          <table:table-cell table:formula="of:=[.U10]" office:value-type="float" office:value="504604672" calcext:value-type="float">
            <text:p>504604672</text:p>
          </table:table-cell>
          <table:table-cell table:formula="of:=[.V10]" office:value-type="float" office:value="518468229" calcext:value-type="float">
            <text:p>518468229</text:p>
          </table:table-cell>
          <table:table-cell table:formula="of:=[.W10]" office:value-type="float" office:value="532760424" calcext:value-type="float">
            <text:p>532760424</text:p>
          </table:table-cell>
          <table:table-cell table:formula="of:=[.X10]" office:value-type="float" office:value="547482863" calcext:value-type="float">
            <text:p>547482863</text:p>
          </table:table-cell>
          <table:table-cell table:formula="of:=[.Y10]" office:value-type="float" office:value="562601578" calcext:value-type="float">
            <text:p>562601578</text:p>
          </table:table-cell>
          <table:table-cell table:formula="of:=[.Z10]" office:value-type="float" office:value="578075373" calcext:value-type="float">
            <text:p>578075373</text:p>
          </table:table-cell>
        </table:table-row>
        <table:table-row table:style-name="ro1" table:number-rows-repeated="30">
          <table:table-cell table:number-columns-repeated="26"/>
        </table:table-row>
        <table:table-row table:style-name="ro1">
          <table:table-cell office:value-type="string" calcext:value-type="string">
            <text:p>Last Updated: 05/25/2022</text:p>
          </table:table-cell>
          <table:table-cell table:number-columns-repeated="25"/>
        </table:table-row>
        <table:table-row table:style-name="ro1" table:number-rows-repeated="1048522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8">00/00/0000</text:date>, <text:time style:data-style-name="N2" text:time-value="15:52:00.7087560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ries_20_-_20_Metadata" style:display-name="PageStyle_Series - 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28T16:42:30.057063585</dc:date>
    <meta:editing-duration>PT2H24M11S</meta:editing-duration>
    <meta:editing-cycles>6</meta:editing-cycles>
    <meta:generator>LibreOffice/6.4.7.2$Linux_X86_64 LibreOffice_project/40$Build-2</meta:generator>
    <meta:document-statistic meta:table-count="7" meta:cell-count="2779" meta:object-count="0"/>
  </office:meta>
</office:document-meta>
</file>